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675in" text:min-label-width="0.25in" text:list-level-position-and-space-mode="label-alignment">
          <style:list-level-label-alignment text:label-followed-by="listtab" fo:margin-left="0.925in" fo:text-indent="-0.25in"/>
        </style:list-level-properties>
        <style:text-properties style:font-name="Symbol"/>
      </text:list-level-style-bullet>
      <text:list-level-style-bullet text:level="2" text:style-name="WW_CharLFO12LVL2" text:bullet-char="o">
        <style:list-level-properties text:space-before="1.175in" text:min-label-width="0.25in" text:list-level-position-and-space-mode="label-alignment">
          <style:list-level-label-alignment text:label-followed-by="listtab" fo:margin-left="1.425in" fo:text-indent="-0.25in"/>
        </style:list-level-properties>
        <style:text-properties style:font-name="Courier New"/>
      </text:list-level-style-bullet>
      <text:list-level-style-bullet text:level="3" text:style-name="WW_CharLFO12LVL3"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Wingdings"/>
      </text:list-level-style-bullet>
      <text:list-level-style-bullet text:level="4" text:style-name="WW_CharLFO12LVL4" text:bullet-char="">
        <style:list-level-properties text:space-before="2.175in" text:min-label-width="0.25in" text:list-level-position-and-space-mode="label-alignment">
          <style:list-level-label-alignment text:label-followed-by="listtab" fo:margin-left="2.425in" fo:text-indent="-0.25in"/>
        </style:list-level-properties>
        <style:text-properties style:font-name="Symbol"/>
      </text:list-level-style-bullet>
      <text:list-level-style-bullet text:level="5" text:style-name="WW_CharLFO12LVL5" text:bullet-char="o">
        <style:list-level-properties text:space-before="2.675in" text:min-label-width="0.25in" text:list-level-position-and-space-mode="label-alignment">
          <style:list-level-label-alignment text:label-followed-by="listtab" fo:margin-left="2.925in" fo:text-indent="-0.25in"/>
        </style:list-level-properties>
        <style:text-properties style:font-name="Courier New"/>
      </text:list-level-style-bullet>
      <text:list-level-style-bullet text:level="6" text:style-name="WW_CharLFO12LVL6"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Wingdings"/>
      </text:list-level-style-bullet>
      <text:list-level-style-bullet text:level="7" text:style-name="WW_CharLFO12LVL7" text:bullet-char="">
        <style:list-level-properties text:space-before="3.675in" text:min-label-width="0.25in" text:list-level-position-and-space-mode="label-alignment">
          <style:list-level-label-alignment text:label-followed-by="listtab" fo:margin-left="3.925in" fo:text-indent="-0.25in"/>
        </style:list-level-properties>
        <style:text-properties style:font-name="Symbol"/>
      </text:list-level-style-bullet>
      <text:list-level-style-bullet text:level="8" text:style-name="WW_CharLFO12LVL8" text:bullet-char="o">
        <style:list-level-properties text:space-before="4.175in" text:min-label-width="0.25in" text:list-level-position-and-space-mode="label-alignment">
          <style:list-level-label-alignment text:label-followed-by="listtab" fo:margin-left="4.425in" fo:text-indent="-0.25in"/>
        </style:list-level-properties>
        <style:text-properties style:font-name="Courier New"/>
      </text:list-level-style-bullet>
      <text:list-level-style-bullet text:level="9" text:style-name="WW_CharLFO12LVL9" text:bullet-char="">
        <style:list-level-properties text:space-before="4.675in" text:min-label-width="0.25in" text:list-level-position-and-space-mode="label-alignment">
          <style:list-level-label-alignment text:label-followed-by="listtab" fo:margin-left="4.9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fo:margin-left="1.0833in" fo:margin-right="1.1805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6pt" style:font-size-asian="16pt" style:font-size-complex="16pt" fo:language="en" style:language-asian="en" style:country-asian="IN" style:language-complex="ta" style:country-complex="IN"/>
    </style:style>
    <style:style style:name="P2" style:parent-style-name="Normal" style:family="paragraph">
      <style:paragraph-properties fo:text-align="justify" fo:line-height="150%" fo:margin-right="1.1805in" fo:background-color="#FFFFFF"/>
    </style:style>
    <style:style style:name="T3"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6pt" style:font-size-asian="16pt" style:font-size-complex="16pt" fo:language="en" style:language-asian="en" style:country-asian="IN" style:language-complex="ta" style:country-complex="IN"/>
    </style:style>
    <style:style style:name="T4"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5pt" style:font-size-asian="15pt" style:font-size-complex="15pt" fo:language="en" style:language-asian="en" style:country-asian="IN" style:language-complex="ta" style:country-complex="IN"/>
    </style:style>
    <style:style style:name="T5"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5pt" style:font-size-asian="15pt" style:font-size-complex="15pt" fo:language="en" style:language-asian="en" style:country-asian="IN" style:language-complex="ta" style:country-complex="IN"/>
    </style:style>
    <style:style style:name="P6" style:parent-style-name="Normal" style:family="paragraph">
      <style:paragraph-properties fo:text-align="justify" fo:line-height="150%" fo:margin-left="0.1972in" fo:margin-right="0.0979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7" style:parent-style-name="Normal" style:family="paragraph">
      <style:paragraph-properties fo:text-align="justify" fo:line-height="150%" fo:margin-left="0.1972in" fo:margin-right="0.0979in" fo:background-color="#FFFFFF">
        <style:tab-stops/>
      </style:paragraph-properties>
    </style:style>
    <style:style style:name="T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T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T1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11" style:parent-style-name="Normal" style:family="paragraph">
      <style:paragraph-properties fo:text-align="justify" fo:line-height="150%" fo:margin-left="0.2958in" fo:background-color="#FFFFFF">
        <style:tab-stops/>
      </style:paragraph-properties>
    </style:style>
    <style:style style:name="T1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T13"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5pt" style:font-size-asian="15pt" style:font-size-complex="15pt" fo:language="en" style:language-asian="en" style:country-asian="IN" style:language-complex="ta" style:country-complex="IN"/>
    </style:style>
    <style:style style:name="T1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1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16" style:parent-style-name="Normal" style:family="paragraph">
      <style:paragraph-properties fo:text-align="justify" fo:line-height="150%" fo:margin-left="0.2958in" fo:background-color="#FFFFFF">
        <style:tab-stops/>
      </style:paragraph-properties>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19"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6"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9"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2" style:parent-style-name="Normal" style:family="paragraph">
      <style:paragraph-properties fo:text-align="justify" fo:line-height="150%" fo:margin-left="0.2958in" fo:background-color="#FFFFFF">
        <style:tab-stops/>
      </style:paragraph-properties>
    </style:style>
    <style:style style:name="T3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3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3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3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40" style:parent-style-name="Normal" style:family="paragraph">
      <style:paragraph-properties fo:text-align="justify" fo:line-height="150%" fo:margin-left="0.2958in" fo:background-color="#FFFFFF">
        <style:tab-stops/>
      </style:paragraph-properties>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42" style:parent-style-name="Normal" style:family="paragraph">
      <style:paragraph-properties fo:text-align="justify" fo:line-height="150%" fo:margin-left="0.2958in" fo:background-color="#FFFFFF">
        <style:tab-stops/>
      </style:paragraph-properties>
    </style:style>
    <style:style style:name="T4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4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4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4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47"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48" style:parent-style-name="Normal" style:family="paragraph">
      <style:paragraph-properties fo:text-align="justify" fo:line-height="150%" fo:margin-left="0.2958in" fo:background-color="#FFFFFF">
        <style:tab-stops/>
      </style:paragraph-properties>
    </style:style>
    <style:style style:name="T4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5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5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52" style:parent-style-name="Normal" style:family="paragraph">
      <style:paragraph-properties fo:text-align="justify" fo:line-height="150%" fo:margin-left="0.2958in" fo:background-color="#FFFFFF">
        <style:tab-stops/>
      </style:paragraph-properties>
    </style:style>
    <style:style style:name="T5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5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5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56"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57"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59" style:family="table-column">
      <style:table-column-properties style:column-width="2.0909in"/>
    </style:style>
    <style:style style:name="TableColumn60" style:family="table-column">
      <style:table-column-properties style:column-width="1.0965in"/>
    </style:style>
    <style:style style:name="TableColumn61" style:family="table-column">
      <style:table-column-properties style:column-width="1.1236in"/>
    </style:style>
    <style:style style:name="TableColumn62" style:family="table-column">
      <style:table-column-properties style:column-width="0.9937in"/>
    </style:style>
    <style:style style:name="Table58" style:family="table">
      <style:table-properties style:width="5.3048in" fo:margin-left="0in" table:align="left"/>
    </style:style>
    <style:style style:name="TableRow63" style:family="table-row">
      <style:table-row-properties/>
    </style:style>
    <style:style style:name="TableCell64" style:family="table-cell">
      <style:table-cell-properties fo:border="none" style:writing-mode="lr-tb" style:vertical-align="middle" fo:padding-top="0.0333in" fo:padding-left="0.0666in" fo:padding-bottom="0.0333in" fo:padding-right="0.0666in"/>
    </style:style>
    <style:style style:name="P6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66" style:family="table-cell">
      <style:table-cell-properties fo:border="none" style:writing-mode="lr-tb" style:vertical-align="middle" fo:padding-top="0.0333in" fo:padding-left="0.0666in" fo:padding-bottom="0.0333in" fo:padding-right="0.0666in"/>
    </style:style>
    <style:style style:name="P6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68" style:family="table-cell">
      <style:table-cell-properties fo:border="none" style:writing-mode="lr-tb" style:vertical-align="middle" fo:padding-top="0.0333in" fo:padding-left="0.0666in" fo:padding-bottom="0.0333in" fo:padding-right="0.0666in"/>
    </style:style>
    <style:style style:name="P6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70" style:family="table-cell">
      <style:table-cell-properties fo:border="none" style:writing-mode="lr-tb" style:vertical-align="middle" fo:padding-top="0.0333in" fo:padding-left="0.0666in" fo:padding-bottom="0.0333in" fo:padding-right="0.0666in"/>
    </style:style>
    <style:style style:name="P7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72" style:family="table-row">
      <style:table-row-properties/>
    </style:style>
    <style:style style:name="TableCell73" style:family="table-cell">
      <style:table-cell-properties fo:border="none" style:writing-mode="lr-tb" style:vertical-align="middle" fo:padding-top="0.0333in" fo:padding-left="0.0666in" fo:padding-bottom="0.0333in" fo:padding-right="0.0666in"/>
    </style:style>
    <style:style style:name="P7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5" style:family="table-cell">
      <style:table-cell-properties fo:border="none" style:writing-mode="lr-tb" style:vertical-align="middle" fo:padding-top="0.0333in" fo:padding-left="0.0666in" fo:padding-bottom="0.0333in" fo:padding-right="0.0666in"/>
    </style:style>
    <style:style style:name="P7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7" style:family="table-cell">
      <style:table-cell-properties fo:border="none" style:writing-mode="lr-tb" style:vertical-align="middle" fo:padding-top="0.0333in" fo:padding-left="0.0666in" fo:padding-bottom="0.0333in" fo:padding-right="0.0666in"/>
    </style:style>
    <style:style style:name="P7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9" style:family="table-cell">
      <style:table-cell-properties fo:border="none" style:writing-mode="lr-tb" style:vertical-align="middle" fo:padding-top="0.0333in" fo:padding-left="0.0666in" fo:padding-bottom="0.0333in" fo:padding-right="0.0666in"/>
    </style:style>
    <style:style style:name="P8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81" style:family="table-row">
      <style:table-row-properties/>
    </style:style>
    <style:style style:name="TableCell82" style:family="table-cell">
      <style:table-cell-properties fo:border="none" style:writing-mode="lr-tb" style:vertical-align="middle" fo:padding-top="0.0333in" fo:padding-left="0.0666in" fo:padding-bottom="0.0333in" fo:padding-right="0.0666in"/>
    </style:style>
    <style:style style:name="P8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4" style:family="table-cell">
      <style:table-cell-properties fo:border="none" style:writing-mode="lr-tb" style:vertical-align="middle" fo:padding-top="0.0333in" fo:padding-left="0.0666in" fo:padding-bottom="0.0333in" fo:padding-right="0.0666in"/>
    </style:style>
    <style:style style:name="P8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6" style:family="table-cell">
      <style:table-cell-properties fo:border="none" style:writing-mode="lr-tb" style:vertical-align="middle" fo:padding-top="0.0333in" fo:padding-left="0.0666in" fo:padding-bottom="0.0333in" fo:padding-right="0.0666in"/>
    </style:style>
    <style:style style:name="P8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8" style:family="table-cell">
      <style:table-cell-properties fo:border="none" style:writing-mode="lr-tb" style:vertical-align="middle" fo:padding-top="0.0333in" fo:padding-left="0.0666in" fo:padding-bottom="0.0333in" fo:padding-right="0.0666in"/>
    </style:style>
    <style:style style:name="P8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90" style:family="table-row">
      <style:table-row-properties/>
    </style:style>
    <style:style style:name="TableCell91" style:family="table-cell">
      <style:table-cell-properties fo:border="none" style:writing-mode="lr-tb" style:vertical-align="middle" fo:padding-top="0.0333in" fo:padding-left="0.0666in" fo:padding-bottom="0.0333in" fo:padding-right="0.0666in"/>
    </style:style>
    <style:style style:name="P9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93" style:family="table-cell">
      <style:table-cell-properties fo:border="none" style:writing-mode="lr-tb" style:vertical-align="middle" fo:padding-top="0.0333in" fo:padding-left="0.0666in" fo:padding-bottom="0.0333in" fo:padding-right="0.0666in"/>
    </style:style>
    <style:style style:name="P9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95" style:family="table-cell">
      <style:table-cell-properties fo:border="none" style:writing-mode="lr-tb" style:vertical-align="middle" fo:padding-top="0.0333in" fo:padding-left="0.0666in" fo:padding-bottom="0.0333in" fo:padding-right="0.0666in"/>
    </style:style>
    <style:style style:name="P9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97" style:family="table-cell">
      <style:table-cell-properties fo:border="none" style:writing-mode="lr-tb" style:vertical-align="middle" fo:padding-top="0.0333in" fo:padding-left="0.0666in" fo:padding-bottom="0.0333in" fo:padding-right="0.0666in"/>
    </style:style>
    <style:style style:name="P9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99" style:family="table-row">
      <style:table-row-properties/>
    </style:style>
    <style:style style:name="TableCell100" style:family="table-cell">
      <style:table-cell-properties fo:border="none" style:writing-mode="lr-tb" style:vertical-align="middle" fo:padding-top="0.0333in" fo:padding-left="0.0666in" fo:padding-bottom="0.0333in" fo:padding-right="0.0666in"/>
    </style:style>
    <style:style style:name="P10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2" style:family="table-cell">
      <style:table-cell-properties fo:border="none" style:writing-mode="lr-tb" style:vertical-align="middle" fo:padding-top="0.0333in" fo:padding-left="0.0666in" fo:padding-bottom="0.0333in" fo:padding-right="0.0666in"/>
    </style:style>
    <style:style style:name="P10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4" style:family="table-cell">
      <style:table-cell-properties fo:border="none" style:writing-mode="lr-tb" style:vertical-align="middle" fo:padding-top="0.0333in" fo:padding-left="0.0666in" fo:padding-bottom="0.0333in" fo:padding-right="0.0666in"/>
    </style:style>
    <style:style style:name="P10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6" style:family="table-cell">
      <style:table-cell-properties fo:border="none" style:writing-mode="lr-tb" style:vertical-align="middle" fo:padding-top="0.0333in" fo:padding-left="0.0666in" fo:padding-bottom="0.0333in" fo:padding-right="0.0666in"/>
    </style:style>
    <style:style style:name="P10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08" style:family="table-row">
      <style:table-row-properties/>
    </style:style>
    <style:style style:name="TableCell109" style:family="table-cell">
      <style:table-cell-properties fo:border="none" style:writing-mode="lr-tb" style:vertical-align="middle" fo:padding-top="0.0333in" fo:padding-left="0.0666in" fo:padding-bottom="0.0333in" fo:padding-right="0.0666in"/>
    </style:style>
    <style:style style:name="P110" style:parent-style-name="Normal" style:family="paragraph">
      <style:paragraph-properties fo:text-align="justify" fo:line-height="150%" fo:margin-left="0.2958in">
        <style:tab-stops/>
      </style:paragraph-properties>
    </style:style>
    <style:style style:name="T111"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112" style:parent-style-name="DefaultParagraphFont" style:family="text">
      <style:text-properties style:font-name="Times New Roman" style:font-name-asian="Times New Roman" style:font-name-complex="Times New Roman" fo:text-shadow="0.0145in 0.0145in 0.0416in #000000" fo:color="#000000" style:letter-kerning="false" style:text-position="super 66.6%" fo:font-size="9pt" style:font-size-asian="9pt" style:font-size-complex="9pt" style:language-asian="en" style:country-asian="IN" style:language-complex="ta" style:country-complex="IN"/>
    </style:style>
    <style:style style:name="T113"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14" style:family="table-cell">
      <style:table-cell-properties fo:border="none" style:writing-mode="lr-tb" style:vertical-align="middle" fo:padding-top="0.0333in" fo:padding-left="0.0666in" fo:padding-bottom="0.0333in" fo:padding-right="0.0666in"/>
    </style:style>
    <style:style style:name="P11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16" style:family="table-cell">
      <style:table-cell-properties fo:border="none" style:writing-mode="lr-tb" style:vertical-align="middle" fo:padding-top="0.0333in" fo:padding-left="0.0666in" fo:padding-bottom="0.0333in" fo:padding-right="0.0666in"/>
    </style:style>
    <style:style style:name="P11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18" style:family="table-cell">
      <style:table-cell-properties fo:border="none" style:writing-mode="lr-tb" style:vertical-align="middle" fo:padding-top="0.0333in" fo:padding-left="0.0666in" fo:padding-bottom="0.0333in" fo:padding-right="0.0666in"/>
    </style:style>
    <style:style style:name="P11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20" style:family="table-row">
      <style:table-row-properties/>
    </style:style>
    <style:style style:name="TableCell121" style:family="table-cell">
      <style:table-cell-properties fo:border="none" style:writing-mode="lr-tb" style:vertical-align="middle" fo:padding-top="0.0333in" fo:padding-left="0.0666in" fo:padding-bottom="0.0333in" fo:padding-right="0.0666in"/>
    </style:style>
    <style:style style:name="P12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3" style:family="table-cell">
      <style:table-cell-properties fo:border="none" style:writing-mode="lr-tb" style:vertical-align="middle" fo:padding-top="0.0333in" fo:padding-left="0.0666in" fo:padding-bottom="0.0333in" fo:padding-right="0.0666in"/>
    </style:style>
    <style:style style:name="P12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5" style:family="table-cell">
      <style:table-cell-properties fo:border="none" style:writing-mode="lr-tb" style:vertical-align="middle" fo:padding-top="0.0333in" fo:padding-left="0.0666in" fo:padding-bottom="0.0333in" fo:padding-right="0.0666in"/>
    </style:style>
    <style:style style:name="P12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7" style:family="table-cell">
      <style:table-cell-properties fo:border="none" style:writing-mode="lr-tb" style:vertical-align="middle" fo:padding-top="0.0333in" fo:padding-left="0.0666in" fo:padding-bottom="0.0333in" fo:padding-right="0.0666in"/>
    </style:style>
    <style:style style:name="P12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29" style:parent-style-name="Normal" style:family="paragraph">
      <style:paragraph-properties fo:text-align="justify" fo:line-height="150%" fo:background-color="#FFFFFF"/>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13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3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32" style:parent-style-name="Normal" style:family="paragraph">
      <style:paragraph-properties fo:text-align="justify" fo:line-height="150%" fo:margin-left="0.2958in" fo:background-color="#FFFFFF">
        <style:tab-stops/>
      </style:paragraph-properties>
    </style:style>
    <style:style style:name="T13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3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35" style:parent-style-name="Normal" style:family="paragraph">
      <style:paragraph-properties fo:text-align="justify" fo:line-height="150%" fo:margin-left="0.2958in" fo:background-color="#FFFCF0">
        <style:tab-stops/>
      </style:paragraph-properties>
    </style:style>
    <style:style style:name="T136"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5pt" style:font-size-asian="15pt" style:font-size-complex="15pt" style:language-asian="en" style:country-asian="IN" style:language-complex="ta" style:country-complex="IN"/>
    </style:style>
    <style:style style:name="T13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3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3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4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41" style:parent-style-name="Normal" style:family="paragraph">
      <style:paragraph-properties fo:text-align="justify" style:vertical-align="middle" fo:line-height="150%" fo:margin-left="0.2958in" fo:margin-right="0.8854in" fo:background-color="#FFFFFF">
        <style:tab-stops/>
      </style:paragraph-properties>
    </style:style>
    <style:style style:name="T142"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43"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44"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45"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46"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47"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48"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49"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50"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5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52" style:parent-style-name="Normal" style:family="paragraph">
      <style:paragraph-properties fo:text-align="justify" fo:line-height="150%" fo:margin-left="0.2958in" fo:background-color="#FFFFFF">
        <style:tab-stops/>
      </style:paragraph-properties>
    </style:style>
    <style:style style:name="T15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4"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15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56" style:parent-style-name="Normal" style:family="paragraph">
      <style:paragraph-properties fo:text-align="justify" fo:line-height="150%" fo:margin-left="0.2958in" fo:background-color="#FFFFFF">
        <style:tab-stops/>
      </style:paragraph-properties>
    </style:style>
    <style:style style:name="T15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5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6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6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62"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163"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165" style:family="table-column">
      <style:table-column-properties style:column-width="1.6284in"/>
    </style:style>
    <style:style style:name="TableColumn166" style:family="table-column">
      <style:table-column-properties style:column-width="0.8833in"/>
    </style:style>
    <style:style style:name="Table164" style:family="table">
      <style:table-properties style:width="2.5118in" fo:margin-left="0in" table:align="left"/>
    </style:style>
    <style:style style:name="TableRow167" style:family="table-row">
      <style:table-row-properties/>
    </style:style>
    <style:style style:name="TableCell168" style:family="table-cell">
      <style:table-cell-properties fo:border="none" style:writing-mode="lr-tb" style:vertical-align="middle" fo:padding-top="0.0333in" fo:padding-left="0.0666in" fo:padding-bottom="0.0333in" fo:padding-right="0.0666in"/>
    </style:style>
    <style:style style:name="P16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70" style:family="table-cell">
      <style:table-cell-properties fo:border="none" style:writing-mode="lr-tb" style:vertical-align="middle" fo:padding-top="0.0333in" fo:padding-left="0.0666in" fo:padding-bottom="0.0333in" fo:padding-right="0.0666in"/>
    </style:style>
    <style:style style:name="P17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72" style:family="table-row">
      <style:table-row-properties/>
    </style:style>
    <style:style style:name="TableCell173" style:family="table-cell">
      <style:table-cell-properties fo:border="none" style:writing-mode="lr-tb" style:vertical-align="middle" fo:padding-top="0.0333in" fo:padding-left="0.0666in" fo:padding-bottom="0.0333in" fo:padding-right="0.0666in"/>
    </style:style>
    <style:style style:name="P17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5" style:family="table-cell">
      <style:table-cell-properties fo:border="none" style:writing-mode="lr-tb" style:vertical-align="middle" fo:padding-top="0.0333in" fo:padding-left="0.0666in" fo:padding-bottom="0.0333in" fo:padding-right="0.0666in"/>
    </style:style>
    <style:style style:name="P17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77" style:family="table-row">
      <style:table-row-properties/>
    </style:style>
    <style:style style:name="TableCell178" style:family="table-cell">
      <style:table-cell-properties fo:border="none" style:writing-mode="lr-tb" style:vertical-align="middle" fo:padding-top="0.0333in" fo:padding-left="0.0666in" fo:padding-bottom="0.0333in" fo:padding-right="0.0666in"/>
    </style:style>
    <style:style style:name="P17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0" style:family="table-cell">
      <style:table-cell-properties fo:border="none" style:writing-mode="lr-tb" style:vertical-align="middle" fo:padding-top="0.0333in" fo:padding-left="0.0666in" fo:padding-bottom="0.0333in" fo:padding-right="0.0666in"/>
    </style:style>
    <style:style style:name="P18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82" style:family="table-row">
      <style:table-row-properties/>
    </style:style>
    <style:style style:name="TableCell183" style:family="table-cell">
      <style:table-cell-properties fo:border="none" style:writing-mode="lr-tb" style:vertical-align="middle" fo:padding-top="0.0333in" fo:padding-left="0.0666in" fo:padding-bottom="0.0333in" fo:padding-right="0.0666in"/>
    </style:style>
    <style:style style:name="P18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5" style:family="table-cell">
      <style:table-cell-properties fo:border="none" style:writing-mode="lr-tb" style:vertical-align="middle" fo:padding-top="0.0333in" fo:padding-left="0.0666in" fo:padding-bottom="0.0333in" fo:padding-right="0.0666in"/>
    </style:style>
    <style:style style:name="P18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87" style:parent-style-name="Normal" style:family="paragraph">
      <style:paragraph-properties fo:text-align="justify"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8" style:parent-style-name="Normal" style:family="paragraph">
      <style:paragraph-properties fo:text-align="justify" fo:line-height="150%" fo:margin-left="0.2958in" fo:background-color="#FFFFFF">
        <style:tab-stops/>
      </style:paragraph-properties>
    </style:style>
    <style:style style:name="T18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9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9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9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4" style:parent-style-name="Normal" style:family="paragraph">
      <style:paragraph-properties fo:text-align="justify" style:vertical-align="middle" fo:line-height="150%" fo:margin-left="0.2958in" fo:background-color="#FFFFFF">
        <style:tab-stops/>
      </style:paragraph-properties>
    </style:style>
    <style:style style:name="T195"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96"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97"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98"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99"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0"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1"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2"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203" style:parent-style-name="Normal" style:family="paragraph">
      <style:paragraph-properties fo:text-align="justify" style:vertical-align="middle"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4" style:parent-style-name="Normal" style:family="paragraph">
      <style:paragraph-properties fo:text-align="justify" fo:line-height="150%" fo:margin-left="0.2958in" fo:background-color="#FFFFFF">
        <style:tab-stops/>
      </style:paragraph-properties>
    </style:style>
    <style:style style:name="T20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6"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0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8" style:parent-style-name="DefaultParagraphFont" style:family="text">
      <style:text-properties style:font-name="Times New Roman" style:font-name-asian="Times New Roman" style:font-name-complex="Times New Roman" fo:text-shadow="0.0145in 0.0145in 0.0416in #000000" fo:color="#000000" style:letter-kerning="false" style:text-position="sub 65.2%" fo:font-size="11.5pt" style:font-size-asian="11.5pt" style:font-size-complex="11.5pt" style:language-asian="en" style:country-asian="IN" style:language-complex="ta" style:country-complex="IN"/>
    </style:style>
    <style:style style:name="T20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0"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1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2" style:parent-style-name="DefaultParagraphFont" style:family="text">
      <style:text-properties style:font-name="Times New Roman" style:font-name-asian="Times New Roman" style:font-name-complex="Times New Roman" fo:text-shadow="0.0145in 0.0145in 0.0416in #000000" fo:color="#000000" style:letter-kerning="false" style:text-position="sub 65.2%" fo:font-size="11.5pt" style:font-size-asian="11.5pt" style:font-size-complex="11.5pt" style:language-asian="en" style:country-asian="IN" style:language-complex="ta" style:country-complex="IN"/>
    </style:style>
    <style:style style:name="T21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21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6"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7" style:parent-style-name="Normal" style:family="paragraph">
      <style:paragraph-properties fo:text-align="justify" style:vertical-align="middle" fo:line-height="150%" fo:margin-left="0.2958in" fo:background-color="#FFFFFF">
        <style:tab-stops/>
      </style:paragraph-properties>
    </style:style>
    <style:style style:name="T218"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19"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20"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21"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22"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23"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24"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25"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226" style:parent-style-name="Normal" style:family="paragraph">
      <style:paragraph-properties fo:text-align="justify" style:vertical-align="middle"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27" style:parent-style-name="Normal" style:family="paragraph">
      <style:paragraph-properties fo:text-align="justify" style:vertical-align="middle" fo:line-height="150%" fo:margin-left="0.2958in" fo:background-color="#FFFFFF">
        <style:tab-stops/>
      </style:paragraph-properties>
    </style:style>
    <style:style style:name="T228"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29"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30"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31"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32"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33"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34"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35"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236" style:parent-style-name="Normal" style:family="paragraph">
      <style:paragraph-properties fo:text-align="justify" style:vertical-align="middle"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37" style:parent-style-name="Normal" style:family="paragraph">
      <style:paragraph-properties fo:text-align="justify" fo:line-height="150%" fo:margin-left="0.2958in" fo:background-color="#FFFFFF">
        <style:tab-stops/>
      </style:paragraph-properties>
    </style:style>
    <style:style style:name="T23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3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4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4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4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43"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4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45" style:parent-style-name="Normal" style:family="paragraph">
      <style:paragraph-properties fo:text-align="justify" fo:line-height="150%" fo:margin-left="0.2958in" fo:background-color="#FFFFFF">
        <style:tab-stops/>
      </style:paragraph-properties>
    </style:style>
    <style:style style:name="T24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47"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4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4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5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51"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5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53"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5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55" style:parent-style-name="Normal" style:family="paragraph">
      <style:paragraph-properties fo:text-align="justify" fo:line-height="150%" fo:margin-left="0.2958in" fo:background-color="#FFFFFF">
        <style:tab-stops/>
      </style:paragraph-properties>
    </style:style>
    <style:style style:name="T25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5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5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59" style:parent-style-name="Normal" style:family="paragraph">
      <style:paragraph-properties fo:text-align="justify" fo:line-height="150%" fo:margin-left="0.2958in" fo:background-color="#FFFFFF">
        <style:tab-stops/>
      </style:paragraph-properties>
    </style:style>
    <style:style style:name="T26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61"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6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6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6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6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66"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67" style:parent-style-name="Normal" style:family="paragraph">
      <style:paragraph-properties fo:text-align="justify" fo:line-height="150%" fo:margin-left="0.2958in" fo:background-color="#FFFFFF">
        <style:tab-stops/>
      </style:paragraph-properties>
    </style:style>
    <style:style style:name="T26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6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7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1" style:parent-style-name="Normal" style:family="paragraph">
      <style:paragraph-properties fo:text-align="justify" fo:line-height="150%" fo:margin-left="0.2958in" fo:background-color="#FFFFFF">
        <style:tab-stops/>
      </style:paragraph-properties>
    </style:style>
    <style:style style:name="T27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7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7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5" style:parent-style-name="Normal" style:family="paragraph">
      <style:paragraph-properties fo:text-align="justify" fo:line-height="150%" fo:margin-left="0.2958in" fo:background-color="#FFFFFF">
        <style:tab-stops/>
      </style:paragraph-properties>
    </style:style>
    <style:style style:name="T27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7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7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28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1" style:parent-style-name="Normal" style:family="paragraph">
      <style:paragraph-properties fo:text-align="justify" fo:line-height="150%" fo:margin-left="0.2958in" fo:background-color="#FFFFFF">
        <style:tab-stops/>
      </style:paragraph-properties>
    </style:style>
    <style:style style:name="T28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8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8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5" style:parent-style-name="Normal" style:family="paragraph">
      <style:paragraph-properties fo:text-align="justify" fo:line-height="150%" fo:margin-left="0.2958in" fo:background-color="#FFFCF0">
        <style:tab-stops/>
      </style:paragraph-properties>
    </style:style>
    <style:style style:name="T28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8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8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9"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90" style:parent-style-name="Normal" style:family="paragraph">
      <style:paragraph-properties fo:text-align="justify" fo:line-height="150%" fo:margin-left="0.2958in" fo:background-color="#FFFCF0">
        <style:tab-stops/>
      </style:paragraph-properties>
    </style:style>
    <style:style style:name="T291"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29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93" style:parent-style-name="Normal" style:family="paragraph">
      <style:paragraph-properties fo:text-align="justify" style:vertical-align="middle" fo:line-height="150%" fo:margin-left="0.2958in" fo:background-color="#FFFFFF">
        <style:tab-stops/>
      </style:paragraph-properties>
    </style:style>
    <style:style style:name="T294"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9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96" style:parent-style-name="Normal" style:family="paragraph">
      <style:paragraph-properties fo:text-align="justify" style:vertical-align="middle" fo:line-height="150%" fo:margin-left="0.2958in" fo:background-color="#FFFFFF">
        <style:tab-stops/>
      </style:paragraph-properties>
    </style:style>
    <style:style style:name="T297"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9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99" style:parent-style-name="Normal" style:family="paragraph">
      <style:paragraph-properties fo:text-align="justify" style:vertical-align="middle" fo:line-height="150%" fo:margin-left="0.2958in" fo:background-color="#FFFFFF">
        <style:tab-stops/>
      </style:paragraph-properties>
    </style:style>
    <style:style style:name="T300"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P301" style:parent-style-name="Normal" style:family="paragraph">
      <style:paragraph-properties fo:text-align="justify" style:vertical-align="middle"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2" style:parent-style-name="Normal" style:family="paragraph">
      <style:paragraph-properties fo:text-align="justify" fo:line-height="150%" fo:margin-left="0.2958in" fo:background-color="#FFFFFF">
        <style:tab-stops/>
      </style:paragraph-properties>
    </style:style>
    <style:style style:name="T30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0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0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0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0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0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0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1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1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2" style:parent-style-name="Normal" style:family="paragraph">
      <style:paragraph-properties fo:text-align="justify" fo:line-height="150%" fo:margin-left="0.2958in" fo:background-color="#FFFFFF">
        <style:tab-stops/>
      </style:paragraph-properties>
    </style:style>
    <style:style style:name="T31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1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31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317"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319" style:family="table-column">
      <style:table-column-properties style:column-width="1.702in"/>
    </style:style>
    <style:style style:name="TableColumn320" style:family="table-column">
      <style:table-column-properties style:column-width="1.05in"/>
    </style:style>
    <style:style style:name="TableColumn321" style:family="table-column">
      <style:table-column-properties style:column-width="0.8555in"/>
    </style:style>
    <style:style style:name="TableColumn322" style:family="table-column">
      <style:table-column-properties style:column-width="1.0263in"/>
    </style:style>
    <style:style style:name="TableColumn323" style:family="table-column">
      <style:table-column-properties style:column-width="1.068in"/>
    </style:style>
    <style:style style:name="TableColumn324" style:family="table-column">
      <style:table-column-properties style:column-width="0.7812in"/>
    </style:style>
    <style:style style:name="Table318" style:family="table">
      <style:table-properties style:width="6.4833in" fo:margin-left="0in" table:align="left"/>
    </style:style>
    <style:style style:name="TableRow325" style:family="table-row">
      <style:table-row-properties/>
    </style:style>
    <style:style style:name="TableCell326" style:family="table-cell">
      <style:table-cell-properties fo:border="none" style:writing-mode="lr-tb" style:vertical-align="middle" fo:padding-top="0.0333in" fo:padding-left="0.0666in" fo:padding-bottom="0.0333in" fo:padding-right="0.0666in"/>
    </style:style>
    <style:style style:name="P32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328" style:family="table-cell">
      <style:table-cell-properties fo:border="none" style:writing-mode="lr-tb" style:vertical-align="middle" fo:padding-top="0.0333in" fo:padding-left="0.0666in" fo:padding-bottom="0.0333in" fo:padding-right="0.0666in"/>
    </style:style>
    <style:style style:name="P32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330" style:family="table-cell">
      <style:table-cell-properties fo:border="none" style:writing-mode="lr-tb" style:vertical-align="middle" fo:padding-top="0.0333in" fo:padding-left="0.0666in" fo:padding-bottom="0.0333in" fo:padding-right="0.0666in"/>
    </style:style>
    <style:style style:name="P33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332" style:family="table-cell">
      <style:table-cell-properties fo:border="none" style:writing-mode="lr-tb" style:vertical-align="middle" fo:padding-top="0.0333in" fo:padding-left="0.0666in" fo:padding-bottom="0.0333in" fo:padding-right="0.0666in"/>
    </style:style>
    <style:style style:name="P33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334" style:family="table-cell">
      <style:table-cell-properties fo:border="none" style:writing-mode="lr-tb" style:vertical-align="middle" fo:padding-top="0.0333in" fo:padding-left="0.0666in" fo:padding-bottom="0.0333in" fo:padding-right="0.0666in"/>
    </style:style>
    <style:style style:name="P33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336" style:family="table-cell">
      <style:table-cell-properties fo:border="none" style:writing-mode="lr-tb" style:vertical-align="middle" fo:padding-top="0.0333in" fo:padding-left="0.0666in" fo:padding-bottom="0.0333in" fo:padding-right="0.0666in"/>
    </style:style>
    <style:style style:name="P33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338" style:family="table-row">
      <style:table-row-properties/>
    </style:style>
    <style:style style:name="TableCell339" style:family="table-cell">
      <style:table-cell-properties fo:border="none" style:writing-mode="lr-tb" style:vertical-align="middle" fo:padding-top="0.0333in" fo:padding-left="0.0666in" fo:padding-bottom="0.0333in" fo:padding-right="0.0666in"/>
    </style:style>
    <style:style style:name="P34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41" style:family="table-cell">
      <style:table-cell-properties fo:border="none" style:writing-mode="lr-tb" style:vertical-align="middle" fo:padding-top="0.0333in" fo:padding-left="0.0666in" fo:padding-bottom="0.0333in" fo:padding-right="0.0666in"/>
    </style:style>
    <style:style style:name="P34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43" style:family="table-cell">
      <style:table-cell-properties fo:border="none" style:writing-mode="lr-tb" style:vertical-align="middle" fo:padding-top="0.0333in" fo:padding-left="0.0666in" fo:padding-bottom="0.0333in" fo:padding-right="0.0666in"/>
    </style:style>
    <style:style style:name="P34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45" style:family="table-cell">
      <style:table-cell-properties fo:border="none" style:writing-mode="lr-tb" style:vertical-align="middle" fo:padding-top="0.0333in" fo:padding-left="0.0666in" fo:padding-bottom="0.0333in" fo:padding-right="0.0666in"/>
    </style:style>
    <style:style style:name="P34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47" style:family="table-cell">
      <style:table-cell-properties fo:border="none" style:writing-mode="lr-tb" style:vertical-align="middle" fo:padding-top="0.0333in" fo:padding-left="0.0666in" fo:padding-bottom="0.0333in" fo:padding-right="0.0666in"/>
    </style:style>
    <style:style style:name="P34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49" style:family="table-cell">
      <style:table-cell-properties fo:border="none" style:writing-mode="lr-tb" style:vertical-align="middle" fo:padding-top="0.0333in" fo:padding-left="0.0666in" fo:padding-bottom="0.0333in" fo:padding-right="0.0666in"/>
    </style:style>
    <style:style style:name="P35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351" style:family="table-row">
      <style:table-row-properties/>
    </style:style>
    <style:style style:name="TableCell352" style:family="table-cell">
      <style:table-cell-properties fo:border="none" style:writing-mode="lr-tb" style:vertical-align="middle" fo:padding-top="0.0333in" fo:padding-left="0.0666in" fo:padding-bottom="0.0333in" fo:padding-right="0.0666in"/>
    </style:style>
    <style:style style:name="P35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54" style:family="table-cell">
      <style:table-cell-properties fo:border="none" style:writing-mode="lr-tb" style:vertical-align="middle" fo:padding-top="0.0333in" fo:padding-left="0.0666in" fo:padding-bottom="0.0333in" fo:padding-right="0.0666in"/>
    </style:style>
    <style:style style:name="P35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56" style:family="table-cell">
      <style:table-cell-properties fo:border="none" style:writing-mode="lr-tb" style:vertical-align="middle" fo:padding-top="0.0333in" fo:padding-left="0.0666in" fo:padding-bottom="0.0333in" fo:padding-right="0.0666in"/>
    </style:style>
    <style:style style:name="P35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58" style:family="table-cell">
      <style:table-cell-properties fo:border="none" style:writing-mode="lr-tb" style:vertical-align="middle" fo:padding-top="0.0333in" fo:padding-left="0.0666in" fo:padding-bottom="0.0333in" fo:padding-right="0.0666in"/>
    </style:style>
    <style:style style:name="P35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60" style:family="table-cell">
      <style:table-cell-properties fo:border="none" style:writing-mode="lr-tb" style:vertical-align="middle" fo:padding-top="0.0333in" fo:padding-left="0.0666in" fo:padding-bottom="0.0333in" fo:padding-right="0.0666in"/>
    </style:style>
    <style:style style:name="P36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62" style:family="table-cell">
      <style:table-cell-properties fo:border="none" style:writing-mode="lr-tb" style:vertical-align="middle" fo:padding-top="0.0333in" fo:padding-left="0.0666in" fo:padding-bottom="0.0333in" fo:padding-right="0.0666in"/>
    </style:style>
    <style:style style:name="P36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364" style:family="table-row">
      <style:table-row-properties/>
    </style:style>
    <style:style style:name="TableCell365" style:family="table-cell">
      <style:table-cell-properties fo:border="none" style:writing-mode="lr-tb" style:vertical-align="middle" fo:padding-top="0.0333in" fo:padding-left="0.0666in" fo:padding-bottom="0.0333in" fo:padding-right="0.0666in"/>
    </style:style>
    <style:style style:name="P36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67" style:family="table-cell">
      <style:table-cell-properties fo:border="none" style:writing-mode="lr-tb" style:vertical-align="middle" fo:padding-top="0.0333in" fo:padding-left="0.0666in" fo:padding-bottom="0.0333in" fo:padding-right="0.0666in"/>
    </style:style>
    <style:style style:name="P36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69" style:family="table-cell">
      <style:table-cell-properties fo:border="none" style:writing-mode="lr-tb" style:vertical-align="middle" fo:padding-top="0.0333in" fo:padding-left="0.0666in" fo:padding-bottom="0.0333in" fo:padding-right="0.0666in"/>
    </style:style>
    <style:style style:name="P37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71" style:family="table-cell">
      <style:table-cell-properties fo:border="none" style:writing-mode="lr-tb" style:vertical-align="middle" fo:padding-top="0.0333in" fo:padding-left="0.0666in" fo:padding-bottom="0.0333in" fo:padding-right="0.0666in"/>
    </style:style>
    <style:style style:name="P37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73" style:family="table-cell">
      <style:table-cell-properties fo:border="none" style:writing-mode="lr-tb" style:vertical-align="middle" fo:padding-top="0.0333in" fo:padding-left="0.0666in" fo:padding-bottom="0.0333in" fo:padding-right="0.0666in"/>
    </style:style>
    <style:style style:name="P37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75" style:family="table-cell">
      <style:table-cell-properties fo:border="none" style:writing-mode="lr-tb" style:vertical-align="middle" fo:padding-top="0.0333in" fo:padding-left="0.0666in" fo:padding-bottom="0.0333in" fo:padding-right="0.0666in"/>
    </style:style>
    <style:style style:name="P37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377" style:family="table-row">
      <style:table-row-properties/>
    </style:style>
    <style:style style:name="TableCell378" style:family="table-cell">
      <style:table-cell-properties fo:border="none" style:writing-mode="lr-tb" style:vertical-align="middle" fo:padding-top="0.0333in" fo:padding-left="0.0666in" fo:padding-bottom="0.0333in" fo:padding-right="0.0666in"/>
    </style:style>
    <style:style style:name="P37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80" style:family="table-cell">
      <style:table-cell-properties fo:border="none" style:writing-mode="lr-tb" style:vertical-align="middle" fo:padding-top="0.0333in" fo:padding-left="0.0666in" fo:padding-bottom="0.0333in" fo:padding-right="0.0666in"/>
    </style:style>
    <style:style style:name="P38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82" style:family="table-cell">
      <style:table-cell-properties fo:border="none" style:writing-mode="lr-tb" style:vertical-align="middle" fo:padding-top="0.0333in" fo:padding-left="0.0666in" fo:padding-bottom="0.0333in" fo:padding-right="0.0666in"/>
    </style:style>
    <style:style style:name="P38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84" style:family="table-cell">
      <style:table-cell-properties fo:border="none" style:writing-mode="lr-tb" style:vertical-align="middle" fo:padding-top="0.0333in" fo:padding-left="0.0666in" fo:padding-bottom="0.0333in" fo:padding-right="0.0666in"/>
    </style:style>
    <style:style style:name="P38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86" style:family="table-cell">
      <style:table-cell-properties fo:border="none" style:writing-mode="lr-tb" style:vertical-align="middle" fo:padding-top="0.0333in" fo:padding-left="0.0666in" fo:padding-bottom="0.0333in" fo:padding-right="0.0666in"/>
    </style:style>
    <style:style style:name="P38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388" style:family="table-cell">
      <style:table-cell-properties fo:border="none" style:writing-mode="lr-tb" style:vertical-align="middle" fo:padding-top="0.0333in" fo:padding-left="0.0666in" fo:padding-bottom="0.0333in" fo:padding-right="0.0666in"/>
    </style:style>
    <style:style style:name="P38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390" style:family="table-row">
      <style:table-row-properties/>
    </style:style>
    <style:style style:name="TableCell391" style:family="table-cell">
      <style:table-cell-properties fo:border="none" style:writing-mode="lr-tb" style:vertical-align="middle" fo:padding-top="0.0333in" fo:padding-left="0.0666in" fo:padding-bottom="0.0333in" fo:padding-right="0.0666in"/>
    </style:style>
    <style:style style:name="P392" style:parent-style-name="Normal" style:family="paragraph">
      <style:paragraph-properties fo:text-align="justify" fo:line-height="150%" fo:margin-left="0.2958in">
        <style:tab-stops/>
      </style:paragraph-properties>
    </style:style>
    <style:style style:name="T393"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394" style:family="table-cell">
      <style:table-cell-properties fo:border="none" style:writing-mode="lr-tb" style:vertical-align="middle" fo:padding-top="0.0333in" fo:padding-left="0.0666in" fo:padding-bottom="0.0333in" fo:padding-right="0.0666in"/>
    </style:style>
    <style:style style:name="P395" style:parent-style-name="Normal" style:family="paragraph">
      <style:paragraph-properties fo:text-align="justify" fo:line-height="150%" fo:margin-left="0.2958in">
        <style:tab-stops/>
      </style:paragraph-properties>
    </style:style>
    <style:style style:name="T396"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397" style:family="table-cell">
      <style:table-cell-properties fo:border="none" style:writing-mode="lr-tb" style:vertical-align="middle" fo:padding-top="0.0333in" fo:padding-left="0.0666in" fo:padding-bottom="0.0333in" fo:padding-right="0.0666in"/>
    </style:style>
    <style:style style:name="P398" style:parent-style-name="Normal" style:family="paragraph">
      <style:paragraph-properties fo:text-align="justify" fo:line-height="150%" fo:margin-left="0.2958in">
        <style:tab-stops/>
      </style:paragraph-properties>
    </style:style>
    <style:style style:name="T399"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400" style:family="table-cell">
      <style:table-cell-properties fo:border="none" style:writing-mode="lr-tb" style:vertical-align="middle" fo:padding-top="0.0333in" fo:padding-left="0.0666in" fo:padding-bottom="0.0333in" fo:padding-right="0.0666in"/>
    </style:style>
    <style:style style:name="P401" style:parent-style-name="Normal" style:family="paragraph">
      <style:paragraph-properties fo:text-align="justify" fo:line-height="150%" fo:margin-left="0.2958in">
        <style:tab-stops/>
      </style:paragraph-properties>
    </style:style>
    <style:style style:name="T402"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403" style:family="table-cell">
      <style:table-cell-properties fo:border="none" style:writing-mode="lr-tb" style:vertical-align="middle" fo:padding-top="0.0333in" fo:padding-left="0.0666in" fo:padding-bottom="0.0333in" fo:padding-right="0.0666in"/>
    </style:style>
    <style:style style:name="P404" style:parent-style-name="Normal" style:family="paragraph">
      <style:paragraph-properties fo:text-align="justify" fo:line-height="150%" fo:margin-left="0.2958in">
        <style:tab-stops/>
      </style:paragraph-properties>
    </style:style>
    <style:style style:name="T405"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406" style:family="table-cell">
      <style:table-cell-properties fo:border="none" style:writing-mode="lr-tb" style:vertical-align="middle" fo:padding-top="0.0333in" fo:padding-left="0.0666in" fo:padding-bottom="0.0333in" fo:padding-right="0.0666in"/>
    </style:style>
    <style:style style:name="P407" style:parent-style-name="Normal" style:family="paragraph">
      <style:paragraph-properties fo:text-align="justify" fo:line-height="150%" fo:margin-left="0.2958in">
        <style:tab-stops/>
      </style:paragraph-properties>
    </style:style>
    <style:style style:name="T408"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409" style:family="table-row">
      <style:table-row-properties/>
    </style:style>
    <style:style style:name="TableCell410" style:family="table-cell">
      <style:table-cell-properties fo:border="none" style:writing-mode="lr-tb" style:vertical-align="middle" fo:padding-top="0.0333in" fo:padding-left="0.0666in" fo:padding-bottom="0.0333in" fo:padding-right="0.0666in"/>
    </style:style>
    <style:style style:name="P41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12" style:family="table-cell">
      <style:table-cell-properties fo:border="none" style:writing-mode="lr-tb" style:vertical-align="middle" fo:padding-top="0.0333in" fo:padding-left="0.0666in" fo:padding-bottom="0.0333in" fo:padding-right="0.0666in"/>
    </style:style>
    <style:style style:name="P41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14" style:family="table-cell">
      <style:table-cell-properties fo:border="none" style:writing-mode="lr-tb" style:vertical-align="middle" fo:padding-top="0.0333in" fo:padding-left="0.0666in" fo:padding-bottom="0.0333in" fo:padding-right="0.0666in"/>
    </style:style>
    <style:style style:name="P41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16" style:family="table-cell">
      <style:table-cell-properties fo:border="none" style:writing-mode="lr-tb" style:vertical-align="middle" fo:padding-top="0.0333in" fo:padding-left="0.0666in" fo:padding-bottom="0.0333in" fo:padding-right="0.0666in"/>
    </style:style>
    <style:style style:name="P41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18" style:family="table-cell">
      <style:table-cell-properties fo:border="none" style:writing-mode="lr-tb" style:vertical-align="middle" fo:padding-top="0.0333in" fo:padding-left="0.0666in" fo:padding-bottom="0.0333in" fo:padding-right="0.0666in"/>
    </style:style>
    <style:style style:name="P41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20" style:family="table-cell">
      <style:table-cell-properties fo:border="none" style:writing-mode="lr-tb" style:vertical-align="middle" fo:padding-top="0.0333in" fo:padding-left="0.0666in" fo:padding-bottom="0.0333in" fo:padding-right="0.0666in"/>
    </style:style>
    <style:style style:name="P42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422" style:family="table-row">
      <style:table-row-properties/>
    </style:style>
    <style:style style:name="TableCell423" style:family="table-cell">
      <style:table-cell-properties fo:border="none" style:writing-mode="lr-tb" style:vertical-align="middle" fo:padding-top="0.0333in" fo:padding-left="0.0666in" fo:padding-bottom="0.0333in" fo:padding-right="0.0666in"/>
    </style:style>
    <style:style style:name="P42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25" style:family="table-cell">
      <style:table-cell-properties fo:border="none" style:writing-mode="lr-tb" style:vertical-align="middle" fo:padding-top="0.0333in" fo:padding-left="0.0666in" fo:padding-bottom="0.0333in" fo:padding-right="0.0666in"/>
    </style:style>
    <style:style style:name="P42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27" style:family="table-cell">
      <style:table-cell-properties fo:border="none" style:writing-mode="lr-tb" style:vertical-align="middle" fo:padding-top="0.0333in" fo:padding-left="0.0666in" fo:padding-bottom="0.0333in" fo:padding-right="0.0666in"/>
    </style:style>
    <style:style style:name="P42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29" style:family="table-cell">
      <style:table-cell-properties fo:border="none" style:writing-mode="lr-tb" style:vertical-align="middle" fo:padding-top="0.0333in" fo:padding-left="0.0666in" fo:padding-bottom="0.0333in" fo:padding-right="0.0666in"/>
    </style:style>
    <style:style style:name="P43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31" style:family="table-cell">
      <style:table-cell-properties fo:border="none" style:writing-mode="lr-tb" style:vertical-align="middle" fo:padding-top="0.0333in" fo:padding-left="0.0666in" fo:padding-bottom="0.0333in" fo:padding-right="0.0666in"/>
    </style:style>
    <style:style style:name="P43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33" style:family="table-cell">
      <style:table-cell-properties fo:border="none" style:writing-mode="lr-tb" style:vertical-align="middle" fo:padding-top="0.0333in" fo:padding-left="0.0666in" fo:padding-bottom="0.0333in" fo:padding-right="0.0666in"/>
    </style:style>
    <style:style style:name="P43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435" style:family="table-row">
      <style:table-row-properties/>
    </style:style>
    <style:style style:name="TableCell436" style:family="table-cell">
      <style:table-cell-properties fo:border="none" style:writing-mode="lr-tb" style:vertical-align="middle" fo:padding-top="0.0333in" fo:padding-left="0.0666in" fo:padding-bottom="0.0333in" fo:padding-right="0.0666in"/>
    </style:style>
    <style:style style:name="P43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38" style:family="table-cell">
      <style:table-cell-properties fo:border="none" style:writing-mode="lr-tb" style:vertical-align="middle" fo:padding-top="0.0333in" fo:padding-left="0.0666in" fo:padding-bottom="0.0333in" fo:padding-right="0.0666in"/>
    </style:style>
    <style:style style:name="P43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40" style:family="table-cell">
      <style:table-cell-properties fo:border="none" style:writing-mode="lr-tb" style:vertical-align="middle" fo:padding-top="0.0333in" fo:padding-left="0.0666in" fo:padding-bottom="0.0333in" fo:padding-right="0.0666in"/>
    </style:style>
    <style:style style:name="P44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42" style:family="table-cell">
      <style:table-cell-properties fo:border="none" style:writing-mode="lr-tb" style:vertical-align="middle" fo:padding-top="0.0333in" fo:padding-left="0.0666in" fo:padding-bottom="0.0333in" fo:padding-right="0.0666in"/>
    </style:style>
    <style:style style:name="P44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44" style:family="table-cell">
      <style:table-cell-properties fo:border="none" style:writing-mode="lr-tb" style:vertical-align="middle" fo:padding-top="0.0333in" fo:padding-left="0.0666in" fo:padding-bottom="0.0333in" fo:padding-right="0.0666in"/>
    </style:style>
    <style:style style:name="P44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46" style:family="table-cell">
      <style:table-cell-properties fo:border="none" style:writing-mode="lr-tb" style:vertical-align="middle" fo:padding-top="0.0333in" fo:padding-left="0.0666in" fo:padding-bottom="0.0333in" fo:padding-right="0.0666in"/>
    </style:style>
    <style:style style:name="P44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448" style:family="table-row">
      <style:table-row-properties/>
    </style:style>
    <style:style style:name="TableCell449" style:family="table-cell">
      <style:table-cell-properties fo:border="none" style:writing-mode="lr-tb" style:vertical-align="middle" fo:padding-top="0.0333in" fo:padding-left="0.0666in" fo:padding-bottom="0.0333in" fo:padding-right="0.0666in"/>
    </style:style>
    <style:style style:name="P45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51" style:family="table-cell">
      <style:table-cell-properties fo:border="none" style:writing-mode="lr-tb" style:vertical-align="middle" fo:padding-top="0.0333in" fo:padding-left="0.0666in" fo:padding-bottom="0.0333in" fo:padding-right="0.0666in"/>
    </style:style>
    <style:style style:name="P45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53" style:family="table-cell">
      <style:table-cell-properties fo:border="none" style:writing-mode="lr-tb" style:vertical-align="middle" fo:padding-top="0.0333in" fo:padding-left="0.0666in" fo:padding-bottom="0.0333in" fo:padding-right="0.0666in"/>
    </style:style>
    <style:style style:name="P45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55" style:family="table-cell">
      <style:table-cell-properties fo:border="none" style:writing-mode="lr-tb" style:vertical-align="middle" fo:padding-top="0.0333in" fo:padding-left="0.0666in" fo:padding-bottom="0.0333in" fo:padding-right="0.0666in"/>
    </style:style>
    <style:style style:name="P45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57" style:family="table-cell">
      <style:table-cell-properties fo:border="none" style:writing-mode="lr-tb" style:vertical-align="middle" fo:padding-top="0.0333in" fo:padding-left="0.0666in" fo:padding-bottom="0.0333in" fo:padding-right="0.0666in"/>
    </style:style>
    <style:style style:name="P45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59" style:family="table-cell">
      <style:table-cell-properties fo:border="none" style:writing-mode="lr-tb" style:vertical-align="middle" fo:padding-top="0.0333in" fo:padding-left="0.0666in" fo:padding-bottom="0.0333in" fo:padding-right="0.0666in"/>
    </style:style>
    <style:style style:name="P46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461" style:parent-style-name="Normal" style:family="paragraph">
      <style:paragraph-properties fo:text-align="justify" fo:line-height="150%" fo:margin-left="0.2958in" fo:background-color="#FFFFFF">
        <style:tab-stops/>
      </style:paragraph-properties>
    </style:style>
    <style:style style:name="T46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46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46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46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466"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467"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469" style:family="table-column">
      <style:table-column-properties style:column-width="1.702in"/>
    </style:style>
    <style:style style:name="TableColumn470" style:family="table-column">
      <style:table-column-properties style:column-width="1.05in"/>
    </style:style>
    <style:style style:name="TableColumn471" style:family="table-column">
      <style:table-column-properties style:column-width="0.8555in"/>
    </style:style>
    <style:style style:name="TableColumn472" style:family="table-column">
      <style:table-column-properties style:column-width="1.0263in"/>
    </style:style>
    <style:style style:name="TableColumn473" style:family="table-column">
      <style:table-column-properties style:column-width="1.068in"/>
    </style:style>
    <style:style style:name="TableColumn474" style:family="table-column">
      <style:table-column-properties style:column-width="0.7215in"/>
    </style:style>
    <style:style style:name="Table468" style:family="table">
      <style:table-properties style:width="6.4236in" fo:margin-left="0in" table:align="left"/>
    </style:style>
    <style:style style:name="TableRow475" style:family="table-row">
      <style:table-row-properties/>
    </style:style>
    <style:style style:name="TableCell476" style:family="table-cell">
      <style:table-cell-properties fo:border="none" style:writing-mode="lr-tb" style:vertical-align="middle" fo:padding-top="0.0333in" fo:padding-left="0.0666in" fo:padding-bottom="0.0333in" fo:padding-right="0.0666in"/>
    </style:style>
    <style:style style:name="P47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478" style:family="table-cell">
      <style:table-cell-properties fo:border="none" style:writing-mode="lr-tb" style:vertical-align="middle" fo:padding-top="0.0333in" fo:padding-left="0.0666in" fo:padding-bottom="0.0333in" fo:padding-right="0.0666in"/>
    </style:style>
    <style:style style:name="P47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480" style:family="table-cell">
      <style:table-cell-properties fo:border="none" style:writing-mode="lr-tb" style:vertical-align="middle" fo:padding-top="0.0333in" fo:padding-left="0.0666in" fo:padding-bottom="0.0333in" fo:padding-right="0.0666in"/>
    </style:style>
    <style:style style:name="P48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482" style:family="table-cell">
      <style:table-cell-properties fo:border="none" style:writing-mode="lr-tb" style:vertical-align="middle" fo:padding-top="0.0333in" fo:padding-left="0.0666in" fo:padding-bottom="0.0333in" fo:padding-right="0.0666in"/>
    </style:style>
    <style:style style:name="P48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484" style:family="table-cell">
      <style:table-cell-properties fo:border="none" style:writing-mode="lr-tb" style:vertical-align="middle" fo:padding-top="0.0333in" fo:padding-left="0.0666in" fo:padding-bottom="0.0333in" fo:padding-right="0.0666in"/>
    </style:style>
    <style:style style:name="P48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486" style:family="table-cell">
      <style:table-cell-properties fo:border="none" style:writing-mode="lr-tb" style:vertical-align="middle" fo:padding-top="0.0333in" fo:padding-left="0.0666in" fo:padding-bottom="0.0333in" fo:padding-right="0.0666in"/>
    </style:style>
    <style:style style:name="P48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488" style:family="table-row">
      <style:table-row-properties/>
    </style:style>
    <style:style style:name="TableCell489" style:family="table-cell">
      <style:table-cell-properties fo:border="none" style:writing-mode="lr-tb" style:vertical-align="middle" fo:padding-top="0.0333in" fo:padding-left="0.0666in" fo:padding-bottom="0.0333in" fo:padding-right="0.0666in"/>
    </style:style>
    <style:style style:name="P49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91" style:family="table-cell">
      <style:table-cell-properties fo:border="none" style:writing-mode="lr-tb" style:vertical-align="middle" fo:padding-top="0.0333in" fo:padding-left="0.0666in" fo:padding-bottom="0.0333in" fo:padding-right="0.0666in"/>
    </style:style>
    <style:style style:name="P49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93" style:family="table-cell">
      <style:table-cell-properties fo:border="none" style:writing-mode="lr-tb" style:vertical-align="middle" fo:padding-top="0.0333in" fo:padding-left="0.0666in" fo:padding-bottom="0.0333in" fo:padding-right="0.0666in"/>
    </style:style>
    <style:style style:name="P49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95" style:family="table-cell">
      <style:table-cell-properties fo:border="none" style:writing-mode="lr-tb" style:vertical-align="middle" fo:padding-top="0.0333in" fo:padding-left="0.0666in" fo:padding-bottom="0.0333in" fo:padding-right="0.0666in"/>
    </style:style>
    <style:style style:name="P49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97" style:family="table-cell">
      <style:table-cell-properties fo:border="none" style:writing-mode="lr-tb" style:vertical-align="middle" fo:padding-top="0.0333in" fo:padding-left="0.0666in" fo:padding-bottom="0.0333in" fo:padding-right="0.0666in"/>
    </style:style>
    <style:style style:name="P49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499" style:family="table-cell">
      <style:table-cell-properties fo:border="none" style:writing-mode="lr-tb" style:vertical-align="middle" fo:padding-top="0.0333in" fo:padding-left="0.0666in" fo:padding-bottom="0.0333in" fo:padding-right="0.0666in"/>
    </style:style>
    <style:style style:name="P50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501" style:family="table-row">
      <style:table-row-properties/>
    </style:style>
    <style:style style:name="TableCell502" style:family="table-cell">
      <style:table-cell-properties fo:border="none" style:writing-mode="lr-tb" style:vertical-align="middle" fo:padding-top="0.0333in" fo:padding-left="0.0666in" fo:padding-bottom="0.0333in" fo:padding-right="0.0666in"/>
    </style:style>
    <style:style style:name="P50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04" style:family="table-cell">
      <style:table-cell-properties fo:border="none" style:writing-mode="lr-tb" style:vertical-align="middle" fo:padding-top="0.0333in" fo:padding-left="0.0666in" fo:padding-bottom="0.0333in" fo:padding-right="0.0666in"/>
    </style:style>
    <style:style style:name="P50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06" style:family="table-cell">
      <style:table-cell-properties fo:border="none" style:writing-mode="lr-tb" style:vertical-align="middle" fo:padding-top="0.0333in" fo:padding-left="0.0666in" fo:padding-bottom="0.0333in" fo:padding-right="0.0666in"/>
    </style:style>
    <style:style style:name="P50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08" style:family="table-cell">
      <style:table-cell-properties fo:border="none" style:writing-mode="lr-tb" style:vertical-align="middle" fo:padding-top="0.0333in" fo:padding-left="0.0666in" fo:padding-bottom="0.0333in" fo:padding-right="0.0666in"/>
    </style:style>
    <style:style style:name="P50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10" style:family="table-cell">
      <style:table-cell-properties fo:border="none" style:writing-mode="lr-tb" style:vertical-align="middle" fo:padding-top="0.0333in" fo:padding-left="0.0666in" fo:padding-bottom="0.0333in" fo:padding-right="0.0666in"/>
    </style:style>
    <style:style style:name="P51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12" style:family="table-cell">
      <style:table-cell-properties fo:border="none" style:writing-mode="lr-tb" style:vertical-align="middle" fo:padding-top="0.0333in" fo:padding-left="0.0666in" fo:padding-bottom="0.0333in" fo:padding-right="0.0666in"/>
    </style:style>
    <style:style style:name="P51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514" style:family="table-row">
      <style:table-row-properties/>
    </style:style>
    <style:style style:name="TableCell515" style:family="table-cell">
      <style:table-cell-properties fo:border="none" style:writing-mode="lr-tb" style:vertical-align="middle" fo:padding-top="0.0333in" fo:padding-left="0.0666in" fo:padding-bottom="0.0333in" fo:padding-right="0.0666in"/>
    </style:style>
    <style:style style:name="P51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17" style:family="table-cell">
      <style:table-cell-properties fo:border="none" style:writing-mode="lr-tb" style:vertical-align="middle" fo:padding-top="0.0333in" fo:padding-left="0.0666in" fo:padding-bottom="0.0333in" fo:padding-right="0.0666in"/>
    </style:style>
    <style:style style:name="P51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19" style:family="table-cell">
      <style:table-cell-properties fo:border="none" style:writing-mode="lr-tb" style:vertical-align="middle" fo:padding-top="0.0333in" fo:padding-left="0.0666in" fo:padding-bottom="0.0333in" fo:padding-right="0.0666in"/>
    </style:style>
    <style:style style:name="P52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21" style:family="table-cell">
      <style:table-cell-properties fo:border="none" style:writing-mode="lr-tb" style:vertical-align="middle" fo:padding-top="0.0333in" fo:padding-left="0.0666in" fo:padding-bottom="0.0333in" fo:padding-right="0.0666in"/>
    </style:style>
    <style:style style:name="P52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23" style:family="table-cell">
      <style:table-cell-properties fo:border="none" style:writing-mode="lr-tb" style:vertical-align="middle" fo:padding-top="0.0333in" fo:padding-left="0.0666in" fo:padding-bottom="0.0333in" fo:padding-right="0.0666in"/>
    </style:style>
    <style:style style:name="P52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25" style:family="table-cell">
      <style:table-cell-properties fo:border="none" style:writing-mode="lr-tb" style:vertical-align="middle" fo:padding-top="0.0333in" fo:padding-left="0.0666in" fo:padding-bottom="0.0333in" fo:padding-right="0.0666in"/>
    </style:style>
    <style:style style:name="P52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527" style:family="table-row">
      <style:table-row-properties/>
    </style:style>
    <style:style style:name="TableCell528" style:family="table-cell">
      <style:table-cell-properties fo:border="none" style:writing-mode="lr-tb" style:vertical-align="middle" fo:padding-top="0.0333in" fo:padding-left="0.0666in" fo:padding-bottom="0.0333in" fo:padding-right="0.0666in"/>
    </style:style>
    <style:style style:name="P52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30" style:family="table-cell">
      <style:table-cell-properties fo:border="none" style:writing-mode="lr-tb" style:vertical-align="middle" fo:padding-top="0.0333in" fo:padding-left="0.0666in" fo:padding-bottom="0.0333in" fo:padding-right="0.0666in"/>
    </style:style>
    <style:style style:name="P53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32" style:family="table-cell">
      <style:table-cell-properties fo:border="none" style:writing-mode="lr-tb" style:vertical-align="middle" fo:padding-top="0.0333in" fo:padding-left="0.0666in" fo:padding-bottom="0.0333in" fo:padding-right="0.0666in"/>
    </style:style>
    <style:style style:name="P53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34" style:family="table-cell">
      <style:table-cell-properties fo:border="none" style:writing-mode="lr-tb" style:vertical-align="middle" fo:padding-top="0.0333in" fo:padding-left="0.0666in" fo:padding-bottom="0.0333in" fo:padding-right="0.0666in"/>
    </style:style>
    <style:style style:name="P53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36" style:family="table-cell">
      <style:table-cell-properties fo:border="none" style:writing-mode="lr-tb" style:vertical-align="middle" fo:padding-top="0.0333in" fo:padding-left="0.0666in" fo:padding-bottom="0.0333in" fo:padding-right="0.0666in"/>
    </style:style>
    <style:style style:name="P53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38" style:family="table-cell">
      <style:table-cell-properties fo:border="none" style:writing-mode="lr-tb" style:vertical-align="middle" fo:padding-top="0.0333in" fo:padding-left="0.0666in" fo:padding-bottom="0.0333in" fo:padding-right="0.0666in"/>
    </style:style>
    <style:style style:name="P53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540" style:family="table-row">
      <style:table-row-properties/>
    </style:style>
    <style:style style:name="TableCell541" style:family="table-cell">
      <style:table-cell-properties fo:border="none" style:writing-mode="lr-tb" style:vertical-align="middle" fo:padding-top="0.0333in" fo:padding-left="0.0666in" fo:padding-bottom="0.0333in" fo:padding-right="0.0666in"/>
    </style:style>
    <style:style style:name="P54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43" style:family="table-cell">
      <style:table-cell-properties fo:border="none" style:writing-mode="lr-tb" style:vertical-align="middle" fo:padding-top="0.0333in" fo:padding-left="0.0666in" fo:padding-bottom="0.0333in" fo:padding-right="0.0666in"/>
    </style:style>
    <style:style style:name="P54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45" style:family="table-cell">
      <style:table-cell-properties fo:border="none" style:writing-mode="lr-tb" style:vertical-align="middle" fo:padding-top="0.0333in" fo:padding-left="0.0666in" fo:padding-bottom="0.0333in" fo:padding-right="0.0666in"/>
    </style:style>
    <style:style style:name="P54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47" style:family="table-cell">
      <style:table-cell-properties fo:border="none" style:writing-mode="lr-tb" style:vertical-align="middle" fo:padding-top="0.0333in" fo:padding-left="0.0666in" fo:padding-bottom="0.0333in" fo:padding-right="0.0666in"/>
    </style:style>
    <style:style style:name="P54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49" style:family="table-cell">
      <style:table-cell-properties fo:border="none" style:writing-mode="lr-tb" style:vertical-align="middle" fo:padding-top="0.0333in" fo:padding-left="0.0666in" fo:padding-bottom="0.0333in" fo:padding-right="0.0666in"/>
    </style:style>
    <style:style style:name="P55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51" style:family="table-cell">
      <style:table-cell-properties fo:border="none" style:writing-mode="lr-tb" style:vertical-align="middle" fo:padding-top="0.0333in" fo:padding-left="0.0666in" fo:padding-bottom="0.0333in" fo:padding-right="0.0666in"/>
    </style:style>
    <style:style style:name="P55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553" style:family="table-row">
      <style:table-row-properties/>
    </style:style>
    <style:style style:name="TableCell554" style:family="table-cell">
      <style:table-cell-properties fo:border="none" style:writing-mode="lr-tb" style:vertical-align="middle" fo:padding-top="0.0333in" fo:padding-left="0.0666in" fo:padding-bottom="0.0333in" fo:padding-right="0.0666in"/>
    </style:style>
    <style:style style:name="P55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56" style:family="table-cell">
      <style:table-cell-properties fo:border="none" style:writing-mode="lr-tb" style:vertical-align="middle" fo:padding-top="0.0333in" fo:padding-left="0.0666in" fo:padding-bottom="0.0333in" fo:padding-right="0.0666in"/>
    </style:style>
    <style:style style:name="P55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58" style:family="table-cell">
      <style:table-cell-properties fo:border="none" style:writing-mode="lr-tb" style:vertical-align="middle" fo:padding-top="0.0333in" fo:padding-left="0.0666in" fo:padding-bottom="0.0333in" fo:padding-right="0.0666in"/>
    </style:style>
    <style:style style:name="P55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60" style:family="table-cell">
      <style:table-cell-properties fo:border="none" style:writing-mode="lr-tb" style:vertical-align="middle" fo:padding-top="0.0333in" fo:padding-left="0.0666in" fo:padding-bottom="0.0333in" fo:padding-right="0.0666in"/>
    </style:style>
    <style:style style:name="P56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62" style:family="table-cell">
      <style:table-cell-properties fo:border="none" style:writing-mode="lr-tb" style:vertical-align="middle" fo:padding-top="0.0333in" fo:padding-left="0.0666in" fo:padding-bottom="0.0333in" fo:padding-right="0.0666in"/>
    </style:style>
    <style:style style:name="P56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64" style:family="table-cell">
      <style:table-cell-properties fo:border="none" style:writing-mode="lr-tb" style:vertical-align="middle" fo:padding-top="0.0333in" fo:padding-left="0.0666in" fo:padding-bottom="0.0333in" fo:padding-right="0.0666in"/>
    </style:style>
    <style:style style:name="P56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566" style:family="table-row">
      <style:table-row-properties/>
    </style:style>
    <style:style style:name="TableCell567" style:family="table-cell">
      <style:table-cell-properties fo:border="none" style:writing-mode="lr-tb" style:vertical-align="middle" fo:padding-top="0.0333in" fo:padding-left="0.0666in" fo:padding-bottom="0.0333in" fo:padding-right="0.0666in"/>
    </style:style>
    <style:style style:name="P568" style:parent-style-name="Normal" style:family="paragraph">
      <style:paragraph-properties fo:text-align="justify" fo:line-height="150%" fo:margin-left="0.2958in">
        <style:tab-stops/>
      </style:paragraph-properties>
    </style:style>
    <style:style style:name="T569"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570" style:family="table-cell">
      <style:table-cell-properties fo:border="none" style:writing-mode="lr-tb" style:vertical-align="middle" fo:padding-top="0.0333in" fo:padding-left="0.0666in" fo:padding-bottom="0.0333in" fo:padding-right="0.0666in"/>
    </style:style>
    <style:style style:name="P571" style:parent-style-name="Normal" style:family="paragraph">
      <style:paragraph-properties fo:text-align="justify" fo:line-height="150%" fo:margin-left="0.2958in">
        <style:tab-stops/>
      </style:paragraph-properties>
    </style:style>
    <style:style style:name="T572"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573" style:family="table-cell">
      <style:table-cell-properties fo:border="none" style:writing-mode="lr-tb" style:vertical-align="middle" fo:padding-top="0.0333in" fo:padding-left="0.0666in" fo:padding-bottom="0.0333in" fo:padding-right="0.0666in"/>
    </style:style>
    <style:style style:name="P574" style:parent-style-name="Normal" style:family="paragraph">
      <style:paragraph-properties fo:text-align="justify" fo:line-height="150%" fo:margin-left="0.2958in">
        <style:tab-stops/>
      </style:paragraph-properties>
    </style:style>
    <style:style style:name="T575"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576" style:family="table-cell">
      <style:table-cell-properties fo:border="none" style:writing-mode="lr-tb" style:vertical-align="middle" fo:padding-top="0.0333in" fo:padding-left="0.0666in" fo:padding-bottom="0.0333in" fo:padding-right="0.0666in"/>
    </style:style>
    <style:style style:name="P577" style:parent-style-name="Normal" style:family="paragraph">
      <style:paragraph-properties fo:text-align="justify" fo:line-height="150%" fo:margin-left="0.2958in">
        <style:tab-stops/>
      </style:paragraph-properties>
    </style:style>
    <style:style style:name="T578"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579" style:family="table-cell">
      <style:table-cell-properties fo:border="none" style:writing-mode="lr-tb" style:vertical-align="middle" fo:padding-top="0.0333in" fo:padding-left="0.0666in" fo:padding-bottom="0.0333in" fo:padding-right="0.0666in"/>
    </style:style>
    <style:style style:name="P580" style:parent-style-name="Normal" style:family="paragraph">
      <style:paragraph-properties fo:text-align="justify" fo:line-height="150%" fo:margin-left="0.2958in">
        <style:tab-stops/>
      </style:paragraph-properties>
    </style:style>
    <style:style style:name="T581"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582" style:family="table-cell">
      <style:table-cell-properties fo:border="none" style:writing-mode="lr-tb" style:vertical-align="middle" fo:padding-top="0.0333in" fo:padding-left="0.0666in" fo:padding-bottom="0.0333in" fo:padding-right="0.0666in"/>
    </style:style>
    <style:style style:name="P583" style:parent-style-name="Normal" style:family="paragraph">
      <style:paragraph-properties fo:text-align="justify" fo:line-height="150%" fo:margin-left="0.2958in">
        <style:tab-stops/>
      </style:paragraph-properties>
    </style:style>
    <style:style style:name="T584"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585" style:family="table-row">
      <style:table-row-properties/>
    </style:style>
    <style:style style:name="TableCell586" style:family="table-cell">
      <style:table-cell-properties fo:border="none" style:writing-mode="lr-tb" style:vertical-align="middle" fo:padding-top="0.0333in" fo:padding-left="0.0666in" fo:padding-bottom="0.0333in" fo:padding-right="0.0666in"/>
    </style:style>
    <style:style style:name="P58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88" style:family="table-cell">
      <style:table-cell-properties fo:border="none" style:writing-mode="lr-tb" style:vertical-align="middle" fo:padding-top="0.0333in" fo:padding-left="0.0666in" fo:padding-bottom="0.0333in" fo:padding-right="0.0666in"/>
    </style:style>
    <style:style style:name="P58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90" style:family="table-cell">
      <style:table-cell-properties fo:border="none" style:writing-mode="lr-tb" style:vertical-align="middle" fo:padding-top="0.0333in" fo:padding-left="0.0666in" fo:padding-bottom="0.0333in" fo:padding-right="0.0666in"/>
    </style:style>
    <style:style style:name="P59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92" style:family="table-cell">
      <style:table-cell-properties fo:border="none" style:writing-mode="lr-tb" style:vertical-align="middle" fo:padding-top="0.0333in" fo:padding-left="0.0666in" fo:padding-bottom="0.0333in" fo:padding-right="0.0666in"/>
    </style:style>
    <style:style style:name="P59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94" style:family="table-cell">
      <style:table-cell-properties fo:border="none" style:writing-mode="lr-tb" style:vertical-align="middle" fo:padding-top="0.0333in" fo:padding-left="0.0666in" fo:padding-bottom="0.0333in" fo:padding-right="0.0666in"/>
    </style:style>
    <style:style style:name="P59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596" style:family="table-cell">
      <style:table-cell-properties fo:border="none" style:writing-mode="lr-tb" style:vertical-align="middle" fo:padding-top="0.0333in" fo:padding-left="0.0666in" fo:padding-bottom="0.0333in" fo:padding-right="0.0666in"/>
    </style:style>
    <style:style style:name="P59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598" style:family="table-row">
      <style:table-row-properties/>
    </style:style>
    <style:style style:name="TableCell599" style:family="table-cell">
      <style:table-cell-properties fo:border="none" style:writing-mode="lr-tb" style:vertical-align="middle" fo:padding-top="0.0333in" fo:padding-left="0.0666in" fo:padding-bottom="0.0333in" fo:padding-right="0.0666in"/>
    </style:style>
    <style:style style:name="P60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01" style:family="table-cell">
      <style:table-cell-properties fo:border="none" style:writing-mode="lr-tb" style:vertical-align="middle" fo:padding-top="0.0333in" fo:padding-left="0.0666in" fo:padding-bottom="0.0333in" fo:padding-right="0.0666in"/>
    </style:style>
    <style:style style:name="P60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03" style:family="table-cell">
      <style:table-cell-properties fo:border="none" style:writing-mode="lr-tb" style:vertical-align="middle" fo:padding-top="0.0333in" fo:padding-left="0.0666in" fo:padding-bottom="0.0333in" fo:padding-right="0.0666in"/>
    </style:style>
    <style:style style:name="P60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05" style:family="table-cell">
      <style:table-cell-properties fo:border="none" style:writing-mode="lr-tb" style:vertical-align="middle" fo:padding-top="0.0333in" fo:padding-left="0.0666in" fo:padding-bottom="0.0333in" fo:padding-right="0.0666in"/>
    </style:style>
    <style:style style:name="P60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07" style:family="table-cell">
      <style:table-cell-properties fo:border="none" style:writing-mode="lr-tb" style:vertical-align="middle" fo:padding-top="0.0333in" fo:padding-left="0.0666in" fo:padding-bottom="0.0333in" fo:padding-right="0.0666in"/>
    </style:style>
    <style:style style:name="P60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09" style:family="table-cell">
      <style:table-cell-properties fo:border="none" style:writing-mode="lr-tb" style:vertical-align="middle" fo:padding-top="0.0333in" fo:padding-left="0.0666in" fo:padding-bottom="0.0333in" fo:padding-right="0.0666in"/>
    </style:style>
    <style:style style:name="P61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611"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612" style:parent-style-name="Normal" style:family="paragraph">
      <style:paragraph-properties fo:text-align="justify" fo:line-height="150%" fo:margin-left="0.2958in" fo:background-color="#FFFFFF">
        <style:tab-stops/>
      </style:paragraph-properties>
    </style:style>
    <style:style style:name="T61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1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61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1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1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1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1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620" style:parent-style-name="Normal" style:family="paragraph">
      <style:paragraph-properties fo:text-align="justify" fo:line-height="150%" fo:margin-left="0.2958in" fo:background-color="#FFFCF0">
        <style:tab-stops/>
      </style:paragraph-properties>
    </style:style>
    <style:style style:name="T62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2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62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624" style:parent-style-name="Normal" style:family="paragraph">
      <style:paragraph-properties fo:text-align="justify" fo:line-height="150%" fo:margin-left="0.2958in" fo:background-color="#FFFCF0">
        <style:tab-stops/>
      </style:paragraph-properties>
    </style:style>
    <style:style style:name="T62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2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2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628" style:parent-style-name="Normal" style:family="paragraph">
      <style:paragraph-properties fo:text-align="justify" fo:line-height="150%" fo:margin-left="0.2958in" fo:background-color="#FFFCF0">
        <style:tab-stops/>
      </style:paragraph-properties>
    </style:style>
    <style:style style:name="T62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3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63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3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633"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634" style:parent-style-name="Normal" style:family="paragraph">
      <style:paragraph-properties fo:text-align="justify" fo:line-height="150%" fo:margin-left="0.2958in" fo:background-color="#FFFCF0">
        <style:tab-stops/>
      </style:paragraph-properties>
    </style:style>
    <style:style style:name="T63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3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63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63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63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640"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641"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643" style:family="table-column">
      <style:table-column-properties style:column-width="1.4527in"/>
    </style:style>
    <style:style style:name="TableColumn644" style:family="table-column">
      <style:table-column-properties style:column-width="1.05in"/>
    </style:style>
    <style:style style:name="TableColumn645" style:family="table-column">
      <style:table-column-properties style:column-width="0.8555in"/>
    </style:style>
    <style:style style:name="TableColumn646" style:family="table-column">
      <style:table-column-properties style:column-width="1.0263in"/>
    </style:style>
    <style:style style:name="TableColumn647" style:family="table-column">
      <style:table-column-properties style:column-width="1.068in"/>
    </style:style>
    <style:style style:name="Table642" style:family="table">
      <style:table-properties style:width="5.4527in" fo:margin-left="0in" table:align="left"/>
    </style:style>
    <style:style style:name="TableRow648" style:family="table-row">
      <style:table-row-properties/>
    </style:style>
    <style:style style:name="TableCell649" style:family="table-cell">
      <style:table-cell-properties fo:border="none" style:writing-mode="lr-tb" style:vertical-align="middle" fo:padding-top="0.0333in" fo:padding-left="0.0666in" fo:padding-bottom="0.0333in" fo:padding-right="0.0666in"/>
    </style:style>
    <style:style style:name="P65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651" style:family="table-cell">
      <style:table-cell-properties fo:border="none" style:writing-mode="lr-tb" style:vertical-align="middle" fo:padding-top="0.0333in" fo:padding-left="0.0666in" fo:padding-bottom="0.0333in" fo:padding-right="0.0666in"/>
    </style:style>
    <style:style style:name="P65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653" style:family="table-cell">
      <style:table-cell-properties fo:border="none" style:writing-mode="lr-tb" style:vertical-align="middle" fo:padding-top="0.0333in" fo:padding-left="0.0666in" fo:padding-bottom="0.0333in" fo:padding-right="0.0666in"/>
    </style:style>
    <style:style style:name="P65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655" style:family="table-cell">
      <style:table-cell-properties fo:border="none" style:writing-mode="lr-tb" style:vertical-align="middle" fo:padding-top="0.0333in" fo:padding-left="0.0666in" fo:padding-bottom="0.0333in" fo:padding-right="0.0666in"/>
    </style:style>
    <style:style style:name="P65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657" style:family="table-cell">
      <style:table-cell-properties fo:border="none" style:writing-mode="lr-tb" style:vertical-align="middle" fo:padding-top="0.0333in" fo:padding-left="0.0666in" fo:padding-bottom="0.0333in" fo:padding-right="0.0666in"/>
    </style:style>
    <style:style style:name="P65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659" style:family="table-row">
      <style:table-row-properties/>
    </style:style>
    <style:style style:name="TableCell660" style:family="table-cell">
      <style:table-cell-properties fo:border="none" style:writing-mode="lr-tb" style:vertical-align="middle" fo:padding-top="0.0333in" fo:padding-left="0.0666in" fo:padding-bottom="0.0333in" fo:padding-right="0.0666in"/>
    </style:style>
    <style:style style:name="P66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62" style:family="table-cell">
      <style:table-cell-properties fo:border="none" style:writing-mode="lr-tb" style:vertical-align="middle" fo:padding-top="0.0333in" fo:padding-left="0.0666in" fo:padding-bottom="0.0333in" fo:padding-right="0.0666in"/>
    </style:style>
    <style:style style:name="P66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64" style:family="table-cell">
      <style:table-cell-properties fo:border="none" style:writing-mode="lr-tb" style:vertical-align="middle" fo:padding-top="0.0333in" fo:padding-left="0.0666in" fo:padding-bottom="0.0333in" fo:padding-right="0.0666in"/>
    </style:style>
    <style:style style:name="P66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66" style:family="table-cell">
      <style:table-cell-properties fo:border="none" style:writing-mode="lr-tb" style:vertical-align="middle" fo:padding-top="0.0333in" fo:padding-left="0.0666in" fo:padding-bottom="0.0333in" fo:padding-right="0.0666in"/>
    </style:style>
    <style:style style:name="P66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68" style:family="table-cell">
      <style:table-cell-properties fo:border="none" style:writing-mode="lr-tb" style:vertical-align="middle" fo:padding-top="0.0333in" fo:padding-left="0.0666in" fo:padding-bottom="0.0333in" fo:padding-right="0.0666in"/>
    </style:style>
    <style:style style:name="P66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670" style:family="table-row">
      <style:table-row-properties/>
    </style:style>
    <style:style style:name="TableCell671" style:family="table-cell">
      <style:table-cell-properties fo:border="none" style:writing-mode="lr-tb" style:vertical-align="middle" fo:padding-top="0.0333in" fo:padding-left="0.0666in" fo:padding-bottom="0.0333in" fo:padding-right="0.0666in"/>
    </style:style>
    <style:style style:name="P67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73" style:family="table-cell">
      <style:table-cell-properties fo:border="none" style:writing-mode="lr-tb" style:vertical-align="middle" fo:padding-top="0.0333in" fo:padding-left="0.0666in" fo:padding-bottom="0.0333in" fo:padding-right="0.0666in"/>
    </style:style>
    <style:style style:name="P67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75" style:family="table-cell">
      <style:table-cell-properties fo:border="none" style:writing-mode="lr-tb" style:vertical-align="middle" fo:padding-top="0.0333in" fo:padding-left="0.0666in" fo:padding-bottom="0.0333in" fo:padding-right="0.0666in"/>
    </style:style>
    <style:style style:name="P67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77" style:family="table-cell">
      <style:table-cell-properties fo:border="none" style:writing-mode="lr-tb" style:vertical-align="middle" fo:padding-top="0.0333in" fo:padding-left="0.0666in" fo:padding-bottom="0.0333in" fo:padding-right="0.0666in"/>
    </style:style>
    <style:style style:name="P67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79" style:family="table-cell">
      <style:table-cell-properties fo:border="none" style:writing-mode="lr-tb" style:vertical-align="middle" fo:padding-top="0.0333in" fo:padding-left="0.0666in" fo:padding-bottom="0.0333in" fo:padding-right="0.0666in"/>
    </style:style>
    <style:style style:name="P68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681" style:family="table-row">
      <style:table-row-properties/>
    </style:style>
    <style:style style:name="TableCell682" style:family="table-cell">
      <style:table-cell-properties fo:border="none" style:writing-mode="lr-tb" style:vertical-align="middle" fo:padding-top="0.0333in" fo:padding-left="0.0666in" fo:padding-bottom="0.0333in" fo:padding-right="0.0666in"/>
    </style:style>
    <style:style style:name="P68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84" style:family="table-cell">
      <style:table-cell-properties fo:border="none" style:writing-mode="lr-tb" style:vertical-align="middle" fo:padding-top="0.0333in" fo:padding-left="0.0666in" fo:padding-bottom="0.0333in" fo:padding-right="0.0666in"/>
    </style:style>
    <style:style style:name="P68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86" style:family="table-cell">
      <style:table-cell-properties fo:border="none" style:writing-mode="lr-tb" style:vertical-align="middle" fo:padding-top="0.0333in" fo:padding-left="0.0666in" fo:padding-bottom="0.0333in" fo:padding-right="0.0666in"/>
    </style:style>
    <style:style style:name="P68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88" style:family="table-cell">
      <style:table-cell-properties fo:border="none" style:writing-mode="lr-tb" style:vertical-align="middle" fo:padding-top="0.0333in" fo:padding-left="0.0666in" fo:padding-bottom="0.0333in" fo:padding-right="0.0666in"/>
    </style:style>
    <style:style style:name="P68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690" style:family="table-cell">
      <style:table-cell-properties fo:border="none" style:writing-mode="lr-tb" style:vertical-align="middle" fo:padding-top="0.0333in" fo:padding-left="0.0666in" fo:padding-bottom="0.0333in" fo:padding-right="0.0666in"/>
    </style:style>
    <style:style style:name="P69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692"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693"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694"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696" style:family="table-column">
      <style:table-column-properties style:column-width="1.4527in"/>
    </style:style>
    <style:style style:name="TableColumn697" style:family="table-column">
      <style:table-column-properties style:column-width="1.05in"/>
    </style:style>
    <style:style style:name="TableColumn698" style:family="table-column">
      <style:table-column-properties style:column-width="0.8555in"/>
    </style:style>
    <style:style style:name="TableColumn699" style:family="table-column">
      <style:table-column-properties style:column-width="1.0263in"/>
    </style:style>
    <style:style style:name="TableColumn700" style:family="table-column">
      <style:table-column-properties style:column-width="1.068in"/>
    </style:style>
    <style:style style:name="Table695" style:family="table">
      <style:table-properties style:width="5.4527in" fo:margin-left="0in" table:align="left"/>
    </style:style>
    <style:style style:name="TableRow701" style:family="table-row">
      <style:table-row-properties/>
    </style:style>
    <style:style style:name="TableCell702" style:family="table-cell">
      <style:table-cell-properties fo:border="none" style:writing-mode="lr-tb" style:vertical-align="middle" fo:padding-top="0.0333in" fo:padding-left="0.0666in" fo:padding-bottom="0.0333in" fo:padding-right="0.0666in"/>
    </style:style>
    <style:style style:name="P70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704" style:family="table-cell">
      <style:table-cell-properties fo:border="none" style:writing-mode="lr-tb" style:vertical-align="middle" fo:padding-top="0.0333in" fo:padding-left="0.0666in" fo:padding-bottom="0.0333in" fo:padding-right="0.0666in"/>
    </style:style>
    <style:style style:name="P70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706" style:family="table-cell">
      <style:table-cell-properties fo:border="none" style:writing-mode="lr-tb" style:vertical-align="middle" fo:padding-top="0.0333in" fo:padding-left="0.0666in" fo:padding-bottom="0.0333in" fo:padding-right="0.0666in"/>
    </style:style>
    <style:style style:name="P70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708" style:family="table-cell">
      <style:table-cell-properties fo:border="none" style:writing-mode="lr-tb" style:vertical-align="middle" fo:padding-top="0.0333in" fo:padding-left="0.0666in" fo:padding-bottom="0.0333in" fo:padding-right="0.0666in"/>
    </style:style>
    <style:style style:name="P70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710" style:family="table-cell">
      <style:table-cell-properties fo:border="none" style:writing-mode="lr-tb" style:vertical-align="middle" fo:padding-top="0.0333in" fo:padding-left="0.0666in" fo:padding-bottom="0.0333in" fo:padding-right="0.0666in"/>
    </style:style>
    <style:style style:name="P71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712" style:family="table-row">
      <style:table-row-properties/>
    </style:style>
    <style:style style:name="TableCell713" style:family="table-cell">
      <style:table-cell-properties fo:border="none" style:writing-mode="lr-tb" style:vertical-align="middle" fo:padding-top="0.0333in" fo:padding-left="0.0666in" fo:padding-bottom="0.0333in" fo:padding-right="0.0666in"/>
    </style:style>
    <style:style style:name="P71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15" style:family="table-cell">
      <style:table-cell-properties fo:border="none" style:writing-mode="lr-tb" style:vertical-align="middle" fo:padding-top="0.0333in" fo:padding-left="0.0666in" fo:padding-bottom="0.0333in" fo:padding-right="0.0666in"/>
    </style:style>
    <style:style style:name="P71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17" style:family="table-cell">
      <style:table-cell-properties fo:border="none" style:writing-mode="lr-tb" style:vertical-align="middle" fo:padding-top="0.0333in" fo:padding-left="0.0666in" fo:padding-bottom="0.0333in" fo:padding-right="0.0666in"/>
    </style:style>
    <style:style style:name="P71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19" style:family="table-cell">
      <style:table-cell-properties fo:border="none" style:writing-mode="lr-tb" style:vertical-align="middle" fo:padding-top="0.0333in" fo:padding-left="0.0666in" fo:padding-bottom="0.0333in" fo:padding-right="0.0666in"/>
    </style:style>
    <style:style style:name="P72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21" style:family="table-cell">
      <style:table-cell-properties fo:border="none" style:writing-mode="lr-tb" style:vertical-align="middle" fo:padding-top="0.0333in" fo:padding-left="0.0666in" fo:padding-bottom="0.0333in" fo:padding-right="0.0666in"/>
    </style:style>
    <style:style style:name="P72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723" style:family="table-row">
      <style:table-row-properties/>
    </style:style>
    <style:style style:name="TableCell724" style:family="table-cell">
      <style:table-cell-properties fo:border="none" style:writing-mode="lr-tb" style:vertical-align="middle" fo:padding-top="0.0333in" fo:padding-left="0.0666in" fo:padding-bottom="0.0333in" fo:padding-right="0.0666in"/>
    </style:style>
    <style:style style:name="P72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26" style:family="table-cell">
      <style:table-cell-properties fo:border="none" style:writing-mode="lr-tb" style:vertical-align="middle" fo:padding-top="0.0333in" fo:padding-left="0.0666in" fo:padding-bottom="0.0333in" fo:padding-right="0.0666in"/>
    </style:style>
    <style:style style:name="P72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28" style:family="table-cell">
      <style:table-cell-properties fo:border="none" style:writing-mode="lr-tb" style:vertical-align="middle" fo:padding-top="0.0333in" fo:padding-left="0.0666in" fo:padding-bottom="0.0333in" fo:padding-right="0.0666in"/>
    </style:style>
    <style:style style:name="P72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30" style:family="table-cell">
      <style:table-cell-properties fo:border="none" style:writing-mode="lr-tb" style:vertical-align="middle" fo:padding-top="0.0333in" fo:padding-left="0.0666in" fo:padding-bottom="0.0333in" fo:padding-right="0.0666in"/>
    </style:style>
    <style:style style:name="P73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32" style:family="table-cell">
      <style:table-cell-properties fo:border="none" style:writing-mode="lr-tb" style:vertical-align="middle" fo:padding-top="0.0333in" fo:padding-left="0.0666in" fo:padding-bottom="0.0333in" fo:padding-right="0.0666in"/>
    </style:style>
    <style:style style:name="P73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734" style:family="table-row">
      <style:table-row-properties/>
    </style:style>
    <style:style style:name="TableCell735" style:family="table-cell">
      <style:table-cell-properties fo:border="none" style:writing-mode="lr-tb" style:vertical-align="middle" fo:padding-top="0.0333in" fo:padding-left="0.0666in" fo:padding-bottom="0.0333in" fo:padding-right="0.0666in"/>
    </style:style>
    <style:style style:name="P73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37" style:family="table-cell">
      <style:table-cell-properties fo:border="none" style:writing-mode="lr-tb" style:vertical-align="middle" fo:padding-top="0.0333in" fo:padding-left="0.0666in" fo:padding-bottom="0.0333in" fo:padding-right="0.0666in"/>
    </style:style>
    <style:style style:name="P73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39" style:family="table-cell">
      <style:table-cell-properties fo:border="none" style:writing-mode="lr-tb" style:vertical-align="middle" fo:padding-top="0.0333in" fo:padding-left="0.0666in" fo:padding-bottom="0.0333in" fo:padding-right="0.0666in"/>
    </style:style>
    <style:style style:name="P74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41" style:family="table-cell">
      <style:table-cell-properties fo:border="none" style:writing-mode="lr-tb" style:vertical-align="middle" fo:padding-top="0.0333in" fo:padding-left="0.0666in" fo:padding-bottom="0.0333in" fo:padding-right="0.0666in"/>
    </style:style>
    <style:style style:name="P74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43" style:family="table-cell">
      <style:table-cell-properties fo:border="none" style:writing-mode="lr-tb" style:vertical-align="middle" fo:padding-top="0.0333in" fo:padding-left="0.0666in" fo:padding-bottom="0.0333in" fo:padding-right="0.0666in"/>
    </style:style>
    <style:style style:name="P74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745"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746" style:parent-style-name="Normal" style:family="paragraph">
      <style:paragraph-properties fo:text-align="justify" fo:line-height="150%" fo:margin-left="0.2958in" fo:background-color="#FFFFFF">
        <style:tab-stops/>
      </style:paragraph-properties>
    </style:style>
    <style:style style:name="T74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74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74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750"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751"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753" style:family="table-column">
      <style:table-column-properties style:column-width="1.4527in"/>
    </style:style>
    <style:style style:name="TableColumn754" style:family="table-column">
      <style:table-column-properties style:column-width="1.05in"/>
    </style:style>
    <style:style style:name="TableColumn755" style:family="table-column">
      <style:table-column-properties style:column-width="0.8555in"/>
    </style:style>
    <style:style style:name="TableColumn756" style:family="table-column">
      <style:table-column-properties style:column-width="1.0263in"/>
    </style:style>
    <style:style style:name="TableColumn757" style:family="table-column">
      <style:table-column-properties style:column-width="1.068in"/>
    </style:style>
    <style:style style:name="Table752" style:family="table">
      <style:table-properties style:width="5.4527in" fo:margin-left="0in" table:align="left"/>
    </style:style>
    <style:style style:name="TableRow758" style:family="table-row">
      <style:table-row-properties/>
    </style:style>
    <style:style style:name="TableCell759" style:family="table-cell">
      <style:table-cell-properties fo:border="none" style:writing-mode="lr-tb" style:vertical-align="middle" fo:padding-top="0.0333in" fo:padding-left="0.0666in" fo:padding-bottom="0.0333in" fo:padding-right="0.0666in"/>
    </style:style>
    <style:style style:name="P76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761" style:family="table-cell">
      <style:table-cell-properties fo:border="none" style:writing-mode="lr-tb" style:vertical-align="middle" fo:padding-top="0.0333in" fo:padding-left="0.0666in" fo:padding-bottom="0.0333in" fo:padding-right="0.0666in"/>
    </style:style>
    <style:style style:name="P76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763" style:family="table-cell">
      <style:table-cell-properties fo:border="none" style:writing-mode="lr-tb" style:vertical-align="middle" fo:padding-top="0.0333in" fo:padding-left="0.0666in" fo:padding-bottom="0.0333in" fo:padding-right="0.0666in"/>
    </style:style>
    <style:style style:name="P76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765" style:family="table-cell">
      <style:table-cell-properties fo:border="none" style:writing-mode="lr-tb" style:vertical-align="middle" fo:padding-top="0.0333in" fo:padding-left="0.0666in" fo:padding-bottom="0.0333in" fo:padding-right="0.0666in"/>
    </style:style>
    <style:style style:name="P76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767" style:family="table-cell">
      <style:table-cell-properties fo:border="none" style:writing-mode="lr-tb" style:vertical-align="middle" fo:padding-top="0.0333in" fo:padding-left="0.0666in" fo:padding-bottom="0.0333in" fo:padding-right="0.0666in"/>
    </style:style>
    <style:style style:name="P76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769" style:family="table-row">
      <style:table-row-properties/>
    </style:style>
    <style:style style:name="TableCell770" style:family="table-cell">
      <style:table-cell-properties fo:border="none" style:writing-mode="lr-tb" style:vertical-align="middle" fo:padding-top="0.0333in" fo:padding-left="0.0666in" fo:padding-bottom="0.0333in" fo:padding-right="0.0666in"/>
    </style:style>
    <style:style style:name="P77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72" style:family="table-cell">
      <style:table-cell-properties fo:border="none" style:writing-mode="lr-tb" style:vertical-align="middle" fo:padding-top="0.0333in" fo:padding-left="0.0666in" fo:padding-bottom="0.0333in" fo:padding-right="0.0666in"/>
    </style:style>
    <style:style style:name="P77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74" style:family="table-cell">
      <style:table-cell-properties fo:border="none" style:writing-mode="lr-tb" style:vertical-align="middle" fo:padding-top="0.0333in" fo:padding-left="0.0666in" fo:padding-bottom="0.0333in" fo:padding-right="0.0666in"/>
    </style:style>
    <style:style style:name="P77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76" style:family="table-cell">
      <style:table-cell-properties fo:border="none" style:writing-mode="lr-tb" style:vertical-align="middle" fo:padding-top="0.0333in" fo:padding-left="0.0666in" fo:padding-bottom="0.0333in" fo:padding-right="0.0666in"/>
    </style:style>
    <style:style style:name="P77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78" style:family="table-cell">
      <style:table-cell-properties fo:border="none" style:writing-mode="lr-tb" style:vertical-align="middle" fo:padding-top="0.0333in" fo:padding-left="0.0666in" fo:padding-bottom="0.0333in" fo:padding-right="0.0666in"/>
    </style:style>
    <style:style style:name="P77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780" style:family="table-row">
      <style:table-row-properties/>
    </style:style>
    <style:style style:name="TableCell781" style:family="table-cell">
      <style:table-cell-properties fo:border="none" style:writing-mode="lr-tb" style:vertical-align="middle" fo:padding-top="0.0333in" fo:padding-left="0.0666in" fo:padding-bottom="0.0333in" fo:padding-right="0.0666in"/>
    </style:style>
    <style:style style:name="P78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83" style:family="table-cell">
      <style:table-cell-properties fo:border="none" style:writing-mode="lr-tb" style:vertical-align="middle" fo:padding-top="0.0333in" fo:padding-left="0.0666in" fo:padding-bottom="0.0333in" fo:padding-right="0.0666in"/>
    </style:style>
    <style:style style:name="P78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85" style:family="table-cell">
      <style:table-cell-properties fo:border="none" style:writing-mode="lr-tb" style:vertical-align="middle" fo:padding-top="0.0333in" fo:padding-left="0.0666in" fo:padding-bottom="0.0333in" fo:padding-right="0.0666in"/>
    </style:style>
    <style:style style:name="P78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87" style:family="table-cell">
      <style:table-cell-properties fo:border="none" style:writing-mode="lr-tb" style:vertical-align="middle" fo:padding-top="0.0333in" fo:padding-left="0.0666in" fo:padding-bottom="0.0333in" fo:padding-right="0.0666in"/>
    </style:style>
    <style:style style:name="P78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89" style:family="table-cell">
      <style:table-cell-properties fo:border="none" style:writing-mode="lr-tb" style:vertical-align="middle" fo:padding-top="0.0333in" fo:padding-left="0.0666in" fo:padding-bottom="0.0333in" fo:padding-right="0.0666in"/>
    </style:style>
    <style:style style:name="P79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791" style:family="table-row">
      <style:table-row-properties/>
    </style:style>
    <style:style style:name="TableCell792" style:family="table-cell">
      <style:table-cell-properties fo:border="none" style:writing-mode="lr-tb" style:vertical-align="middle" fo:padding-top="0.0333in" fo:padding-left="0.0666in" fo:padding-bottom="0.0333in" fo:padding-right="0.0666in"/>
    </style:style>
    <style:style style:name="P79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94" style:family="table-cell">
      <style:table-cell-properties fo:border="none" style:writing-mode="lr-tb" style:vertical-align="middle" fo:padding-top="0.0333in" fo:padding-left="0.0666in" fo:padding-bottom="0.0333in" fo:padding-right="0.0666in"/>
    </style:style>
    <style:style style:name="P79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96" style:family="table-cell">
      <style:table-cell-properties fo:border="none" style:writing-mode="lr-tb" style:vertical-align="middle" fo:padding-top="0.0333in" fo:padding-left="0.0666in" fo:padding-bottom="0.0333in" fo:padding-right="0.0666in"/>
    </style:style>
    <style:style style:name="P79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798" style:family="table-cell">
      <style:table-cell-properties fo:border="none" style:writing-mode="lr-tb" style:vertical-align="middle" fo:padding-top="0.0333in" fo:padding-left="0.0666in" fo:padding-bottom="0.0333in" fo:padding-right="0.0666in"/>
    </style:style>
    <style:style style:name="P79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00" style:family="table-cell">
      <style:table-cell-properties fo:border="none" style:writing-mode="lr-tb" style:vertical-align="middle" fo:padding-top="0.0333in" fo:padding-left="0.0666in" fo:padding-bottom="0.0333in" fo:padding-right="0.0666in"/>
    </style:style>
    <style:style style:name="P80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802"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803" style:parent-style-name="Normal" style:family="paragraph">
      <style:paragraph-properties fo:text-align="justify" fo:line-height="150%" fo:margin-left="0.2958in" fo:background-color="#FFFFFF">
        <style:tab-stops/>
      </style:paragraph-properties>
    </style:style>
    <style:style style:name="T80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80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80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807"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808"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810" style:family="table-column">
      <style:table-column-properties style:column-width="1.1097in"/>
    </style:style>
    <style:style style:name="TableColumn811" style:family="table-column">
      <style:table-column-properties style:column-width="2.2486in"/>
    </style:style>
    <style:style style:name="TableColumn812" style:family="table-column">
      <style:table-column-properties style:column-width="0.9986in"/>
    </style:style>
    <style:style style:name="TableColumn813" style:family="table-column">
      <style:table-column-properties style:column-width="1.068in"/>
    </style:style>
    <style:style style:name="TableColumn814" style:family="table-column">
      <style:table-column-properties style:column-width="1.4291in"/>
    </style:style>
    <style:style style:name="Table809" style:family="table">
      <style:table-properties style:width="6.8541in" fo:margin-left="0in" table:align="left"/>
    </style:style>
    <style:style style:name="TableRow815" style:family="table-row">
      <style:table-row-properties/>
    </style:style>
    <style:style style:name="TableCell816" style:family="table-cell">
      <style:table-cell-properties fo:border="none" style:writing-mode="lr-tb" style:vertical-align="middle" fo:padding-top="0.0333in" fo:padding-left="0.0666in" fo:padding-bottom="0.0333in" fo:padding-right="0.0666in"/>
    </style:style>
    <style:style style:name="P81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818" style:family="table-cell">
      <style:table-cell-properties fo:border="none" style:writing-mode="lr-tb" style:vertical-align="middle" fo:padding-top="0.0333in" fo:padding-left="0.0666in" fo:padding-bottom="0.0333in" fo:padding-right="0.0666in"/>
    </style:style>
    <style:style style:name="P81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820" style:family="table-cell">
      <style:table-cell-properties fo:border="none" style:writing-mode="lr-tb" style:vertical-align="middle" fo:padding-top="0.0333in" fo:padding-left="0.0666in" fo:padding-bottom="0.0333in" fo:padding-right="0.0666in"/>
    </style:style>
    <style:style style:name="P82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822" style:family="table-cell">
      <style:table-cell-properties fo:border="none" style:writing-mode="lr-tb" style:vertical-align="middle" fo:padding-top="0.0333in" fo:padding-left="0.0666in" fo:padding-bottom="0.0333in" fo:padding-right="0.0666in"/>
    </style:style>
    <style:style style:name="P82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824" style:family="table-cell">
      <style:table-cell-properties fo:border="none" style:writing-mode="lr-tb" style:vertical-align="middle" fo:padding-top="0.0333in" fo:padding-left="0.0666in" fo:padding-bottom="0.0333in" fo:padding-right="0.0666in"/>
    </style:style>
    <style:style style:name="P82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826" style:family="table-row">
      <style:table-row-properties/>
    </style:style>
    <style:style style:name="TableCell827" style:family="table-cell">
      <style:table-cell-properties fo:border="none" style:writing-mode="lr-tb" style:vertical-align="middle" fo:padding-top="0.0333in" fo:padding-left="0.0666in" fo:padding-bottom="0.0333in" fo:padding-right="0.0666in"/>
    </style:style>
    <style:style style:name="P828" style:parent-style-name="Normal" style:family="paragraph">
      <style:paragraph-properties fo:text-align="justify" fo:line-height="150%" fo:margin-left="0.2958in">
        <style:tab-stops/>
      </style:paragraph-properties>
    </style:style>
    <style:style style:name="T829"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830"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831"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32" style:family="table-cell">
      <style:table-cell-properties fo:border="none" style:writing-mode="lr-tb" style:vertical-align="middle" fo:padding-top="0.0333in" fo:padding-left="0.0666in" fo:padding-bottom="0.0333in" fo:padding-right="0.0666in"/>
    </style:style>
    <style:style style:name="P83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34" style:family="table-cell">
      <style:table-cell-properties fo:border="none" style:writing-mode="lr-tb" style:vertical-align="middle" fo:padding-top="0.0333in" fo:padding-left="0.0666in" fo:padding-bottom="0.0333in" fo:padding-right="0.0666in"/>
    </style:style>
    <style:style style:name="P83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36" style:family="table-cell">
      <style:table-cell-properties fo:border="none" style:writing-mode="lr-tb" style:vertical-align="middle" fo:padding-top="0.0333in" fo:padding-left="0.0666in" fo:padding-bottom="0.0333in" fo:padding-right="0.0666in"/>
    </style:style>
    <style:style style:name="P83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38" style:family="table-cell">
      <style:table-cell-properties fo:border="none" style:writing-mode="lr-tb" style:vertical-align="middle" fo:padding-top="0.0333in" fo:padding-left="0.0666in" fo:padding-bottom="0.0333in" fo:padding-right="0.0666in"/>
    </style:style>
    <style:style style:name="P83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84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841" style:family="table-row">
      <style:table-row-properties/>
    </style:style>
    <style:style style:name="TableCell842" style:family="table-cell">
      <style:table-cell-properties fo:border="none" style:writing-mode="lr-tb" style:vertical-align="middle" fo:padding-top="0.0333in" fo:padding-left="0.0666in" fo:padding-bottom="0.0333in" fo:padding-right="0.0666in"/>
    </style:style>
    <style:style style:name="P843" style:parent-style-name="Normal" style:family="paragraph">
      <style:paragraph-properties fo:text-align="justify" fo:line-height="150%" fo:margin-left="0.2958in">
        <style:tab-stops/>
      </style:paragraph-properties>
    </style:style>
    <style:style style:name="T844"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845"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846"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47" style:family="table-cell">
      <style:table-cell-properties fo:border="none" style:writing-mode="lr-tb" style:vertical-align="middle" fo:padding-top="0.0333in" fo:padding-left="0.0666in" fo:padding-bottom="0.0333in" fo:padding-right="0.0666in"/>
    </style:style>
    <style:style style:name="P84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49" style:family="table-cell">
      <style:table-cell-properties fo:border="none" style:writing-mode="lr-tb" style:vertical-align="middle" fo:padding-top="0.0333in" fo:padding-left="0.0666in" fo:padding-bottom="0.0333in" fo:padding-right="0.0666in"/>
    </style:style>
    <style:style style:name="P85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51" style:family="table-cell">
      <style:table-cell-properties fo:border="none" style:writing-mode="lr-tb" style:vertical-align="middle" fo:padding-top="0.0333in" fo:padding-left="0.0666in" fo:padding-bottom="0.0333in" fo:padding-right="0.0666in"/>
    </style:style>
    <style:style style:name="P85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53" style:family="table-cell">
      <style:table-cell-properties fo:border="none" style:writing-mode="lr-tb" style:vertical-align="middle" fo:padding-top="0.0333in" fo:padding-left="0.0666in" fo:padding-bottom="0.0333in" fo:padding-right="0.0666in"/>
    </style:style>
    <style:style style:name="P85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855" style:family="table-row">
      <style:table-row-properties/>
    </style:style>
    <style:style style:name="TableCell856" style:family="table-cell">
      <style:table-cell-properties fo:border="none" style:writing-mode="lr-tb" style:vertical-align="middle" fo:padding-top="0.0333in" fo:padding-left="0.0666in" fo:padding-bottom="0.0333in" fo:padding-right="0.0666in"/>
    </style:style>
    <style:style style:name="P857" style:parent-style-name="Normal" style:family="paragraph">
      <style:paragraph-properties fo:text-align="justify" fo:line-height="150%" fo:margin-left="0.2958in">
        <style:tab-stops/>
      </style:paragraph-properties>
    </style:style>
    <style:style style:name="T858"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859"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860"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61" style:family="table-cell">
      <style:table-cell-properties fo:border="none" style:writing-mode="lr-tb" style:vertical-align="middle" fo:padding-top="0.0333in" fo:padding-left="0.0666in" fo:padding-bottom="0.0333in" fo:padding-right="0.0666in"/>
    </style:style>
    <style:style style:name="P86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63" style:family="table-cell">
      <style:table-cell-properties fo:border="none" style:writing-mode="lr-tb" style:vertical-align="middle" fo:padding-top="0.0333in" fo:padding-left="0.0666in" fo:padding-bottom="0.0333in" fo:padding-right="0.0666in"/>
    </style:style>
    <style:style style:name="P86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65" style:family="table-cell">
      <style:table-cell-properties fo:border="none" style:writing-mode="lr-tb" style:vertical-align="middle" fo:padding-top="0.0333in" fo:padding-left="0.0666in" fo:padding-bottom="0.0333in" fo:padding-right="0.0666in"/>
    </style:style>
    <style:style style:name="P86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67" style:family="table-cell">
      <style:table-cell-properties fo:border="none" style:writing-mode="lr-tb" style:vertical-align="middle" fo:padding-top="0.0333in" fo:padding-left="0.0666in" fo:padding-bottom="0.0333in" fo:padding-right="0.0666in"/>
    </style:style>
    <style:style style:name="P86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86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870" style:family="table-row">
      <style:table-row-properties/>
    </style:style>
    <style:style style:name="TableCell871" style:family="table-cell">
      <style:table-cell-properties fo:border="none" style:writing-mode="lr-tb" style:vertical-align="middle" fo:padding-top="0.0333in" fo:padding-left="0.0666in" fo:padding-bottom="0.0333in" fo:padding-right="0.0666in"/>
    </style:style>
    <style:style style:name="P872" style:parent-style-name="Normal" style:family="paragraph">
      <style:paragraph-properties fo:text-align="justify" fo:line-height="150%" fo:margin-left="0.2958in">
        <style:tab-stops/>
      </style:paragraph-properties>
    </style:style>
    <style:style style:name="T873"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874"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875"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76" style:family="table-cell">
      <style:table-cell-properties fo:border="none" style:writing-mode="lr-tb" style:vertical-align="middle" fo:padding-top="0.0333in" fo:padding-left="0.0666in" fo:padding-bottom="0.0333in" fo:padding-right="0.0666in"/>
    </style:style>
    <style:style style:name="P87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78" style:family="table-cell">
      <style:table-cell-properties fo:border="none" style:writing-mode="lr-tb" style:vertical-align="middle" fo:padding-top="0.0333in" fo:padding-left="0.0666in" fo:padding-bottom="0.0333in" fo:padding-right="0.0666in"/>
    </style:style>
    <style:style style:name="P87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80" style:family="table-cell">
      <style:table-cell-properties fo:border="none" style:writing-mode="lr-tb" style:vertical-align="middle" fo:padding-top="0.0333in" fo:padding-left="0.0666in" fo:padding-bottom="0.0333in" fo:padding-right="0.0666in"/>
    </style:style>
    <style:style style:name="P88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82" style:family="table-cell">
      <style:table-cell-properties fo:border="none" style:writing-mode="lr-tb" style:vertical-align="middle" fo:padding-top="0.0333in" fo:padding-left="0.0666in" fo:padding-bottom="0.0333in" fo:padding-right="0.0666in"/>
    </style:style>
    <style:style style:name="P88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88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885" style:family="table-row">
      <style:table-row-properties/>
    </style:style>
    <style:style style:name="TableCell886" style:family="table-cell">
      <style:table-cell-properties fo:border="none" style:writing-mode="lr-tb" style:vertical-align="middle" fo:padding-top="0.0333in" fo:padding-left="0.0666in" fo:padding-bottom="0.0333in" fo:padding-right="0.0666in"/>
    </style:style>
    <style:style style:name="P887" style:parent-style-name="Normal" style:family="paragraph">
      <style:paragraph-properties fo:text-align="justify" fo:line-height="150%" fo:margin-left="0.2958in">
        <style:tab-stops/>
      </style:paragraph-properties>
    </style:style>
    <style:style style:name="T888"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889"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890"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91" style:family="table-cell">
      <style:table-cell-properties fo:border="none" style:writing-mode="lr-tb" style:vertical-align="middle" fo:padding-top="0.0333in" fo:padding-left="0.0666in" fo:padding-bottom="0.0333in" fo:padding-right="0.0666in"/>
    </style:style>
    <style:style style:name="P89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93" style:family="table-cell">
      <style:table-cell-properties fo:border="none" style:writing-mode="lr-tb" style:vertical-align="middle" fo:padding-top="0.0333in" fo:padding-left="0.0666in" fo:padding-bottom="0.0333in" fo:padding-right="0.0666in"/>
    </style:style>
    <style:style style:name="P89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95" style:family="table-cell">
      <style:table-cell-properties fo:border="none" style:writing-mode="lr-tb" style:vertical-align="middle" fo:padding-top="0.0333in" fo:padding-left="0.0666in" fo:padding-bottom="0.0333in" fo:padding-right="0.0666in"/>
    </style:style>
    <style:style style:name="P89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897" style:family="table-cell">
      <style:table-cell-properties fo:border="none" style:writing-mode="lr-tb" style:vertical-align="middle" fo:padding-top="0.0333in" fo:padding-left="0.0666in" fo:padding-bottom="0.0333in" fo:padding-right="0.0666in"/>
    </style:style>
    <style:style style:name="P89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89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900" style:family="table-row">
      <style:table-row-properties/>
    </style:style>
    <style:style style:name="TableCell901" style:family="table-cell">
      <style:table-cell-properties fo:border="none" style:writing-mode="lr-tb" style:vertical-align="middle" fo:padding-top="0.0333in" fo:padding-left="0.0666in" fo:padding-bottom="0.0333in" fo:padding-right="0.0666in"/>
    </style:style>
    <style:style style:name="P90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903" style:family="table-cell">
      <style:table-cell-properties fo:border="none" style:writing-mode="lr-tb" style:vertical-align="middle" fo:padding-top="0.0333in" fo:padding-left="0.0666in" fo:padding-bottom="0.0333in" fo:padding-right="0.0666in"/>
    </style:style>
    <style:style style:name="P90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905" style:family="table-cell">
      <style:table-cell-properties fo:border="none" style:writing-mode="lr-tb" style:vertical-align="middle" fo:padding-top="0.0333in" fo:padding-left="0.0666in" fo:padding-bottom="0.0333in" fo:padding-right="0.0666in"/>
    </style:style>
    <style:style style:name="P90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907" style:family="table-cell">
      <style:table-cell-properties fo:border="none" style:writing-mode="lr-tb" style:vertical-align="middle" fo:padding-top="0.0333in" fo:padding-left="0.0666in" fo:padding-bottom="0.0333in" fo:padding-right="0.0666in"/>
    </style:style>
    <style:style style:name="P90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909" style:family="table-cell">
      <style:table-cell-properties fo:border="none" style:writing-mode="lr-tb" style:vertical-align="middle" fo:padding-top="0.0333in" fo:padding-left="0.0666in" fo:padding-bottom="0.0333in" fo:padding-right="0.0666in"/>
    </style:style>
    <style:style style:name="P91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91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912"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91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1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91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16"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17"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18"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19"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6"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7"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8"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29"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3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3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3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3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3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3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36" style:parent-style-name="Normal" style:family="paragraph">
      <style:paragraph-properties fo:text-align="justify" fo:line-height="150%" fo:margin-left="0.2958in" fo:background-color="#FFFFFF">
        <style:tab-stops/>
      </style:paragraph-properties>
    </style:style>
    <style:style style:name="T937"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T938"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939"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4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5pt" style:font-size-asian="15pt" style:font-size-complex="15pt" fo:language="en" style:language-asian="en" style:country-asian="IN" style:language-complex="ta" style:country-complex="IN"/>
    </style:style>
    <style:style style:name="P94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942" style:parent-style-name="Normal" style:family="paragraph">
      <style:paragraph-properties fo:text-align="justify" fo:line-height="150%" fo:margin-left="0.2958in" fo:background-color="#FFFFFF">
        <style:tab-stops/>
      </style:paragraph-properties>
    </style:style>
    <style:style style:name="T94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T944"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5pt" style:font-size-asian="15pt" style:font-size-complex="15pt" fo:language="en" style:language-asian="en" style:country-asian="IN" style:language-complex="ta" style:country-complex="IN"/>
    </style:style>
    <style:style style:name="T94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946"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947" style:parent-style-name="Normal" style:family="paragraph">
      <style:paragraph-properties fo:text-align="justify" fo:line-height="150%" fo:margin-left="0.2958in" fo:background-color="#FFFFFF">
        <style:tab-stops/>
      </style:paragraph-properties>
    </style:style>
    <style:style style:name="T948"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T949"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95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5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5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5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5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5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56"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57"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58"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59"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60"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61" style:parent-style-name="Normal" style:list-style-name="LFO1" style:family="paragraph">
      <style:paragraph-properties fo:text-align="justify" fo:line-height="150%" fo:margin-left="0.2958in" fo:text-indent="0in" fo:background-color="#FFFFFF">
        <style:tab-stops>
          <style:tab-stop style:type="left" style:position="0.2041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6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63" style:parent-style-name="Normal" style:family="paragraph">
      <style:paragraph-properties fo:text-align="justify" fo:line-height="150%" fo:margin-left="0.2958in" fo:background-color="#FFFFFF">
        <style:tab-stops/>
      </style:paragraph-properties>
    </style:style>
    <style:style style:name="T96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96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96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96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96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96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97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71" style:parent-style-name="Normal" style:family="paragraph">
      <style:paragraph-properties fo:text-align="justify" fo:line-height="150%" fo:margin-left="0.2958in" fo:background-color="#FFFFFF">
        <style:tab-stops/>
      </style:paragraph-properties>
    </style:style>
    <style:style style:name="T972"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973" style:parent-style-name="Normal" style:family="paragraph">
      <style:paragraph-properties fo:text-align="justify" fo:line-height="150%" fo:margin-left="0.2958in" fo:background-color="#FFFFFF">
        <style:tab-stops/>
      </style:paragraph-properties>
    </style:style>
    <style:style style:name="T97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97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97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77"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978" style:parent-style-name="Normal" style:family="paragraph">
      <style:paragraph-properties fo:text-align="justify" fo:line-height="150%" fo:margin-left="0.2958in" fo:background-color="#FFFFFF">
        <style:tab-stops/>
      </style:paragraph-properties>
    </style:style>
    <style:style style:name="T97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98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98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82" style:parent-style-name="Normal" style:family="paragraph">
      <style:paragraph-properties fo:text-align="justify" fo:line-height="150%" fo:margin-left="0.2958in" fo:background-color="#FFFFFF">
        <style:tab-stops/>
      </style:paragraph-properties>
    </style:style>
    <style:style style:name="T98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98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98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98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987"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988"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990" style:family="table-column">
      <style:table-column-properties style:column-width="2.0909in"/>
    </style:style>
    <style:style style:name="TableColumn991" style:family="table-column">
      <style:table-column-properties style:column-width="1.0965in"/>
    </style:style>
    <style:style style:name="TableColumn992" style:family="table-column">
      <style:table-column-properties style:column-width="1.1236in"/>
    </style:style>
    <style:style style:name="TableColumn993" style:family="table-column">
      <style:table-column-properties style:column-width="0.9937in"/>
    </style:style>
    <style:style style:name="Table989" style:family="table">
      <style:table-properties style:width="5.3048in" fo:margin-left="0in" table:align="left"/>
    </style:style>
    <style:style style:name="TableRow994" style:family="table-row">
      <style:table-row-properties/>
    </style:style>
    <style:style style:name="TableCell995" style:family="table-cell">
      <style:table-cell-properties fo:border="none" style:writing-mode="lr-tb" style:vertical-align="middle" fo:padding-top="0.0333in" fo:padding-left="0.0666in" fo:padding-bottom="0.0333in" fo:padding-right="0.0666in"/>
    </style:style>
    <style:style style:name="P99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997" style:family="table-cell">
      <style:table-cell-properties fo:border="none" style:writing-mode="lr-tb" style:vertical-align="middle" fo:padding-top="0.0333in" fo:padding-left="0.0666in" fo:padding-bottom="0.0333in" fo:padding-right="0.0666in"/>
    </style:style>
    <style:style style:name="P99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999" style:family="table-cell">
      <style:table-cell-properties fo:border="none" style:writing-mode="lr-tb" style:vertical-align="middle" fo:padding-top="0.0333in" fo:padding-left="0.0666in" fo:padding-bottom="0.0333in" fo:padding-right="0.0666in"/>
    </style:style>
    <style:style style:name="P100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001" style:family="table-cell">
      <style:table-cell-properties fo:border="none" style:writing-mode="lr-tb" style:vertical-align="middle" fo:padding-top="0.0333in" fo:padding-left="0.0666in" fo:padding-bottom="0.0333in" fo:padding-right="0.0666in"/>
    </style:style>
    <style:style style:name="P100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003" style:family="table-row">
      <style:table-row-properties/>
    </style:style>
    <style:style style:name="TableCell1004" style:family="table-cell">
      <style:table-cell-properties fo:border="none" style:writing-mode="lr-tb" style:vertical-align="middle" fo:padding-top="0.0333in" fo:padding-left="0.0666in" fo:padding-bottom="0.0333in" fo:padding-right="0.0666in"/>
    </style:style>
    <style:style style:name="P100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06" style:family="table-cell">
      <style:table-cell-properties fo:border="none" style:writing-mode="lr-tb" style:vertical-align="middle" fo:padding-top="0.0333in" fo:padding-left="0.0666in" fo:padding-bottom="0.0333in" fo:padding-right="0.0666in"/>
    </style:style>
    <style:style style:name="P100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08" style:family="table-cell">
      <style:table-cell-properties fo:border="none" style:writing-mode="lr-tb" style:vertical-align="middle" fo:padding-top="0.0333in" fo:padding-left="0.0666in" fo:padding-bottom="0.0333in" fo:padding-right="0.0666in"/>
    </style:style>
    <style:style style:name="P100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10" style:family="table-cell">
      <style:table-cell-properties fo:border="none" style:writing-mode="lr-tb" style:vertical-align="middle" fo:padding-top="0.0333in" fo:padding-left="0.0666in" fo:padding-bottom="0.0333in" fo:padding-right="0.0666in"/>
    </style:style>
    <style:style style:name="P101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012" style:family="table-row">
      <style:table-row-properties/>
    </style:style>
    <style:style style:name="TableCell1013" style:family="table-cell">
      <style:table-cell-properties fo:border="none" style:writing-mode="lr-tb" style:vertical-align="middle" fo:padding-top="0.0333in" fo:padding-left="0.0666in" fo:padding-bottom="0.0333in" fo:padding-right="0.0666in"/>
    </style:style>
    <style:style style:name="P101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15" style:family="table-cell">
      <style:table-cell-properties fo:border="none" style:writing-mode="lr-tb" style:vertical-align="middle" fo:padding-top="0.0333in" fo:padding-left="0.0666in" fo:padding-bottom="0.0333in" fo:padding-right="0.0666in"/>
    </style:style>
    <style:style style:name="P101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17" style:family="table-cell">
      <style:table-cell-properties fo:border="none" style:writing-mode="lr-tb" style:vertical-align="middle" fo:padding-top="0.0333in" fo:padding-left="0.0666in" fo:padding-bottom="0.0333in" fo:padding-right="0.0666in"/>
    </style:style>
    <style:style style:name="P101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19" style:family="table-cell">
      <style:table-cell-properties fo:border="none" style:writing-mode="lr-tb" style:vertical-align="middle" fo:padding-top="0.0333in" fo:padding-left="0.0666in" fo:padding-bottom="0.0333in" fo:padding-right="0.0666in"/>
    </style:style>
    <style:style style:name="P102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021" style:family="table-row">
      <style:table-row-properties/>
    </style:style>
    <style:style style:name="TableCell1022" style:family="table-cell">
      <style:table-cell-properties fo:border="none" style:writing-mode="lr-tb" style:vertical-align="middle" fo:padding-top="0.0333in" fo:padding-left="0.0666in" fo:padding-bottom="0.0333in" fo:padding-right="0.0666in"/>
    </style:style>
    <style:style style:name="P102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24" style:family="table-cell">
      <style:table-cell-properties fo:border="none" style:writing-mode="lr-tb" style:vertical-align="middle" fo:padding-top="0.0333in" fo:padding-left="0.0666in" fo:padding-bottom="0.0333in" fo:padding-right="0.0666in"/>
    </style:style>
    <style:style style:name="P102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26" style:family="table-cell">
      <style:table-cell-properties fo:border="none" style:writing-mode="lr-tb" style:vertical-align="middle" fo:padding-top="0.0333in" fo:padding-left="0.0666in" fo:padding-bottom="0.0333in" fo:padding-right="0.0666in"/>
    </style:style>
    <style:style style:name="P102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28" style:family="table-cell">
      <style:table-cell-properties fo:border="none" style:writing-mode="lr-tb" style:vertical-align="middle" fo:padding-top="0.0333in" fo:padding-left="0.0666in" fo:padding-bottom="0.0333in" fo:padding-right="0.0666in"/>
    </style:style>
    <style:style style:name="P102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030" style:family="table-row">
      <style:table-row-properties/>
    </style:style>
    <style:style style:name="TableCell1031" style:family="table-cell">
      <style:table-cell-properties fo:border="none" style:writing-mode="lr-tb" style:vertical-align="middle" fo:padding-top="0.0333in" fo:padding-left="0.0666in" fo:padding-bottom="0.0333in" fo:padding-right="0.0666in"/>
    </style:style>
    <style:style style:name="P103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33" style:family="table-cell">
      <style:table-cell-properties fo:border="none" style:writing-mode="lr-tb" style:vertical-align="middle" fo:padding-top="0.0333in" fo:padding-left="0.0666in" fo:padding-bottom="0.0333in" fo:padding-right="0.0666in"/>
    </style:style>
    <style:style style:name="P103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35" style:family="table-cell">
      <style:table-cell-properties fo:border="none" style:writing-mode="lr-tb" style:vertical-align="middle" fo:padding-top="0.0333in" fo:padding-left="0.0666in" fo:padding-bottom="0.0333in" fo:padding-right="0.0666in"/>
    </style:style>
    <style:style style:name="P103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37" style:family="table-cell">
      <style:table-cell-properties fo:border="none" style:writing-mode="lr-tb" style:vertical-align="middle" fo:padding-top="0.0333in" fo:padding-left="0.0666in" fo:padding-bottom="0.0333in" fo:padding-right="0.0666in"/>
    </style:style>
    <style:style style:name="P103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039" style:family="table-row">
      <style:table-row-properties/>
    </style:style>
    <style:style style:name="TableCell1040" style:family="table-cell">
      <style:table-cell-properties fo:border="none" style:writing-mode="lr-tb" style:vertical-align="middle" fo:padding-top="0.0333in" fo:padding-left="0.0666in" fo:padding-bottom="0.0333in" fo:padding-right="0.0666in"/>
    </style:style>
    <style:style style:name="P1041" style:parent-style-name="Normal" style:family="paragraph">
      <style:paragraph-properties fo:text-align="justify" fo:line-height="150%" fo:margin-left="0.2958in">
        <style:tab-stops/>
      </style:paragraph-properties>
    </style:style>
    <style:style style:name="T1042"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1043" style:parent-style-name="DefaultParagraphFont" style:family="text">
      <style:text-properties style:font-name="Times New Roman" style:font-name-asian="Times New Roman" style:font-name-complex="Times New Roman" fo:text-shadow="0.0145in 0.0145in 0.0416in #000000" fo:color="#000000" style:letter-kerning="false" style:text-position="super 66.6%" fo:font-size="9pt" style:font-size-asian="9pt" style:font-size-complex="9pt" style:language-asian="en" style:country-asian="IN" style:language-complex="ta" style:country-complex="IN"/>
    </style:style>
    <style:style style:name="T1044"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45" style:family="table-cell">
      <style:table-cell-properties fo:border="none" style:writing-mode="lr-tb" style:vertical-align="middle" fo:padding-top="0.0333in" fo:padding-left="0.0666in" fo:padding-bottom="0.0333in" fo:padding-right="0.0666in"/>
    </style:style>
    <style:style style:name="P104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47" style:family="table-cell">
      <style:table-cell-properties fo:border="none" style:writing-mode="lr-tb" style:vertical-align="middle" fo:padding-top="0.0333in" fo:padding-left="0.0666in" fo:padding-bottom="0.0333in" fo:padding-right="0.0666in"/>
    </style:style>
    <style:style style:name="P104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49" style:family="table-cell">
      <style:table-cell-properties fo:border="none" style:writing-mode="lr-tb" style:vertical-align="middle" fo:padding-top="0.0333in" fo:padding-left="0.0666in" fo:padding-bottom="0.0333in" fo:padding-right="0.0666in"/>
    </style:style>
    <style:style style:name="P105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051" style:family="table-row">
      <style:table-row-properties/>
    </style:style>
    <style:style style:name="TableCell1052" style:family="table-cell">
      <style:table-cell-properties fo:border="none" style:writing-mode="lr-tb" style:vertical-align="middle" fo:padding-top="0.0333in" fo:padding-left="0.0666in" fo:padding-bottom="0.0333in" fo:padding-right="0.0666in"/>
    </style:style>
    <style:style style:name="P105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54" style:family="table-cell">
      <style:table-cell-properties fo:border="none" style:writing-mode="lr-tb" style:vertical-align="middle" fo:padding-top="0.0333in" fo:padding-left="0.0666in" fo:padding-bottom="0.0333in" fo:padding-right="0.0666in"/>
    </style:style>
    <style:style style:name="P105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56" style:family="table-cell">
      <style:table-cell-properties fo:border="none" style:writing-mode="lr-tb" style:vertical-align="middle" fo:padding-top="0.0333in" fo:padding-left="0.0666in" fo:padding-bottom="0.0333in" fo:padding-right="0.0666in"/>
    </style:style>
    <style:style style:name="P105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058" style:family="table-cell">
      <style:table-cell-properties fo:border="none" style:writing-mode="lr-tb" style:vertical-align="middle" fo:padding-top="0.0333in" fo:padding-left="0.0666in" fo:padding-bottom="0.0333in" fo:padding-right="0.0666in"/>
    </style:style>
    <style:style style:name="P105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060"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06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106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06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064" style:parent-style-name="Normal" style:family="paragraph">
      <style:paragraph-properties fo:text-align="justify" fo:line-height="150%" fo:margin-left="0.2958in" fo:background-color="#FFFFFF">
        <style:tab-stops/>
      </style:paragraph-properties>
    </style:style>
    <style:style style:name="T106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06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067" style:parent-style-name="Normal" style:family="paragraph">
      <style:paragraph-properties fo:text-align="justify" fo:line-height="150%" fo:margin-left="0.2958in" fo:background-color="#FFFCF0">
        <style:tab-stops/>
      </style:paragraph-properties>
    </style:style>
    <style:style style:name="T1068"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5pt" style:font-size-asian="15pt" style:font-size-complex="15pt" style:language-asian="en" style:country-asian="IN" style:language-complex="ta" style:country-complex="IN"/>
    </style:style>
    <style:style style:name="T106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07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07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072" style:parent-style-name="Normal" style:family="paragraph">
      <style:paragraph-properties fo:text-align="justify" style:vertical-align="middle" fo:line-height="150%" fo:margin-left="0.2958in" fo:background-color="#FFFFFF">
        <style:tab-stops/>
      </style:paragraph-properties>
    </style:style>
    <style:style style:name="T1073"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074"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075"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076"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077"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078"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079"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080"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081"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P1082" style:parent-style-name="Normal" style:family="paragraph">
      <style:paragraph-properties fo:text-align="justify" style:vertical-align="middle"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083" style:parent-style-name="Normal" style:family="paragraph">
      <style:paragraph-properties fo:text-align="justify" fo:line-height="150%" fo:margin-left="0.2958in" fo:background-color="#FFFFFF">
        <style:tab-stops/>
      </style:paragraph-properties>
    </style:style>
    <style:style style:name="T108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085"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108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087" style:parent-style-name="Normal" style:family="paragraph">
      <style:paragraph-properties fo:text-align="justify" fo:line-height="150%" fo:margin-left="0.2958in" fo:background-color="#FFFFFF">
        <style:tab-stops/>
      </style:paragraph-properties>
    </style:style>
    <style:style style:name="T108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08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09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09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09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09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094"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1095"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1097" style:family="table-column">
      <style:table-column-properties style:column-width="1.6284in"/>
    </style:style>
    <style:style style:name="TableColumn1098" style:family="table-column">
      <style:table-column-properties style:column-width="0.8833in"/>
    </style:style>
    <style:style style:name="Table1096" style:family="table">
      <style:table-properties style:width="2.5118in" fo:margin-left="0in" table:align="left"/>
    </style:style>
    <style:style style:name="TableRow1099" style:family="table-row">
      <style:table-row-properties/>
    </style:style>
    <style:style style:name="TableCell1100" style:family="table-cell">
      <style:table-cell-properties fo:border="none" style:writing-mode="lr-tb" style:vertical-align="middle" fo:padding-top="0.0333in" fo:padding-left="0.0666in" fo:padding-bottom="0.0333in" fo:padding-right="0.0666in"/>
    </style:style>
    <style:style style:name="P110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102" style:family="table-cell">
      <style:table-cell-properties fo:border="none" style:writing-mode="lr-tb" style:vertical-align="middle" fo:padding-top="0.0333in" fo:padding-left="0.0666in" fo:padding-bottom="0.0333in" fo:padding-right="0.0666in"/>
    </style:style>
    <style:style style:name="P110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104" style:family="table-row">
      <style:table-row-properties/>
    </style:style>
    <style:style style:name="TableCell1105" style:family="table-cell">
      <style:table-cell-properties fo:border="none" style:writing-mode="lr-tb" style:vertical-align="middle" fo:padding-top="0.0333in" fo:padding-left="0.0666in" fo:padding-bottom="0.0333in" fo:padding-right="0.0666in"/>
    </style:style>
    <style:style style:name="P110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107" style:family="table-cell">
      <style:table-cell-properties fo:border="none" style:writing-mode="lr-tb" style:vertical-align="middle" fo:padding-top="0.0333in" fo:padding-left="0.0666in" fo:padding-bottom="0.0333in" fo:padding-right="0.0666in"/>
    </style:style>
    <style:style style:name="P110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109" style:family="table-row">
      <style:table-row-properties/>
    </style:style>
    <style:style style:name="TableCell1110" style:family="table-cell">
      <style:table-cell-properties fo:border="none" style:writing-mode="lr-tb" style:vertical-align="middle" fo:padding-top="0.0333in" fo:padding-left="0.0666in" fo:padding-bottom="0.0333in" fo:padding-right="0.0666in"/>
    </style:style>
    <style:style style:name="P111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112" style:family="table-cell">
      <style:table-cell-properties fo:border="none" style:writing-mode="lr-tb" style:vertical-align="middle" fo:padding-top="0.0333in" fo:padding-left="0.0666in" fo:padding-bottom="0.0333in" fo:padding-right="0.0666in"/>
    </style:style>
    <style:style style:name="P111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114" style:family="table-row">
      <style:table-row-properties/>
    </style:style>
    <style:style style:name="TableCell1115" style:family="table-cell">
      <style:table-cell-properties fo:border="none" style:writing-mode="lr-tb" style:vertical-align="middle" fo:padding-top="0.0333in" fo:padding-left="0.0666in" fo:padding-bottom="0.0333in" fo:padding-right="0.0666in"/>
    </style:style>
    <style:style style:name="P111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117" style:family="table-cell">
      <style:table-cell-properties fo:border="none" style:writing-mode="lr-tb" style:vertical-align="middle" fo:padding-top="0.0333in" fo:padding-left="0.0666in" fo:padding-bottom="0.0333in" fo:padding-right="0.0666in"/>
    </style:style>
    <style:style style:name="P111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119" style:parent-style-name="Normal" style:family="paragraph">
      <style:paragraph-properties fo:text-align="justify" fo:line-height="150%" fo:margin-left="0.2958in" fo:background-color="#FFFCF0">
        <style:tab-stops/>
      </style:paragraph-properties>
    </style:style>
    <style:style style:name="P1120"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121" style:parent-style-name="Normal" style:family="paragraph">
      <style:paragraph-properties fo:text-align="justify" fo:line-height="150%" fo:margin-left="0.2958in" fo:background-color="#FFFCF0">
        <style:tab-stops/>
      </style:paragraph-properties>
    </style:style>
    <style:style style:name="P112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23" style:parent-style-name="Normal" style:family="paragraph">
      <style:paragraph-properties fo:text-align="justify" fo:line-height="150%" fo:margin-left="0.2958in" fo:background-color="#FFFFFF">
        <style:tab-stops/>
      </style:paragraph-properties>
    </style:style>
    <style:style style:name="T112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2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12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27"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28" style:parent-style-name="Normal" style:family="paragraph">
      <style:paragraph-properties fo:text-align="justify" style:vertical-align="middle" fo:line-height="150%" fo:margin-left="0.2958in" fo:background-color="#FFFFFF">
        <style:tab-stops/>
      </style:paragraph-properties>
    </style:style>
    <style:style style:name="T1129"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30"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131"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32"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133"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34"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135"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36"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1137" style:parent-style-name="Normal" style:family="paragraph">
      <style:paragraph-properties fo:text-align="justify" style:vertical-align="middle"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38" style:parent-style-name="Normal" style:family="paragraph">
      <style:paragraph-properties fo:text-align="justify" fo:line-height="150%" fo:margin-left="0.2958in" fo:background-color="#FFFFFF">
        <style:tab-stops/>
      </style:paragraph-properties>
    </style:style>
    <style:style style:name="T113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40"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114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42" style:parent-style-name="DefaultParagraphFont" style:family="text">
      <style:text-properties style:font-name="Times New Roman" style:font-name-asian="Times New Roman" style:font-name-complex="Times New Roman" fo:text-shadow="0.0145in 0.0145in 0.0416in #000000" fo:color="#000000" style:letter-kerning="false" style:text-position="sub 65.2%" fo:font-size="11.5pt" style:font-size-asian="11.5pt" style:font-size-complex="11.5pt" style:language-asian="en" style:country-asian="IN" style:language-complex="ta" style:country-complex="IN"/>
    </style:style>
    <style:style style:name="T114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44"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114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46" style:parent-style-name="DefaultParagraphFont" style:family="text">
      <style:text-properties style:font-name="Times New Roman" style:font-name-asian="Times New Roman" style:font-name-complex="Times New Roman" fo:text-shadow="0.0145in 0.0145in 0.0416in #000000" fo:color="#000000" style:letter-kerning="false" style:text-position="sub 65.2%" fo:font-size="11.5pt" style:font-size-asian="11.5pt" style:font-size-complex="11.5pt" style:language-asian="en" style:country-asian="IN" style:language-complex="ta" style:country-complex="IN"/>
    </style:style>
    <style:style style:name="T114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48"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1149"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5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51" style:parent-style-name="Normal" style:family="paragraph">
      <style:paragraph-properties fo:text-align="justify" style:vertical-align="middle" fo:line-height="150%" fo:margin-left="0.2958in" fo:background-color="#FFFFFF">
        <style:tab-stops/>
      </style:paragraph-properties>
    </style:style>
    <style:style style:name="T1152"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53"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154"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55"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156"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57"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158"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59"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1160" style:parent-style-name="Normal" style:family="paragraph">
      <style:paragraph-properties fo:text-align="justify" style:vertical-align="middle"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61" style:parent-style-name="Normal" style:family="paragraph">
      <style:paragraph-properties fo:text-align="justify" style:vertical-align="middle" fo:line-height="150%" fo:margin-left="0.2958in" fo:background-color="#FFFFFF">
        <style:tab-stops/>
      </style:paragraph-properties>
    </style:style>
    <style:style style:name="T1162"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63"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164"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65"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166"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67"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1168"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169"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1170" style:parent-style-name="Normal" style:family="paragraph">
      <style:paragraph-properties fo:text-align="justify" style:vertical-align="middle"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71" style:parent-style-name="Normal" style:family="paragraph">
      <style:paragraph-properties fo:text-align="justify" fo:line-height="150%" fo:margin-left="0.2958in" fo:background-color="#FFFFFF">
        <style:tab-stops/>
      </style:paragraph-properties>
    </style:style>
    <style:style style:name="T117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7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17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7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17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77"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117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79" style:parent-style-name="Normal" style:family="paragraph">
      <style:paragraph-properties fo:text-align="justify" fo:line-height="150%" fo:margin-left="0.2958in" fo:background-color="#FFFFFF">
        <style:tab-stops/>
      </style:paragraph-properties>
    </style:style>
    <style:style style:name="T118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81"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118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8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18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85"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118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8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88"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118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90" style:parent-style-name="Normal" style:family="paragraph">
      <style:paragraph-properties fo:text-align="justify" fo:line-height="150%" fo:margin-left="0.2958in" fo:background-color="#FFFFFF">
        <style:tab-stops/>
      </style:paragraph-properties>
    </style:style>
    <style:style style:name="T119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9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19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194" style:parent-style-name="Normal" style:family="paragraph">
      <style:paragraph-properties fo:text-align="justify" fo:line-height="150%" fo:margin-left="0.2958in" fo:background-color="#FFFFFF">
        <style:tab-stops/>
      </style:paragraph-properties>
    </style:style>
    <style:style style:name="T119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96"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119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9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19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0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0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02" style:parent-style-name="Normal" style:family="paragraph">
      <style:paragraph-properties fo:text-align="justify" fo:line-height="150%" fo:margin-left="0.2958in" fo:background-color="#FFFFFF">
        <style:tab-stops/>
      </style:paragraph-properties>
    </style:style>
    <style:style style:name="T120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0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20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06" style:parent-style-name="Normal" style:family="paragraph">
      <style:paragraph-properties fo:text-align="justify" fo:line-height="150%" fo:margin-left="0.2958in" fo:background-color="#FFFFFF">
        <style:tab-stops/>
      </style:paragraph-properties>
    </style:style>
    <style:style style:name="T120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0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20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10" style:parent-style-name="Normal" style:family="paragraph">
      <style:paragraph-properties fo:text-align="justify" fo:line-height="150%" fo:margin-left="0.2958in" fo:background-color="#FFFFFF">
        <style:tab-stops/>
      </style:paragraph-properties>
    </style:style>
    <style:style style:name="T121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1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21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1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121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16" style:parent-style-name="Normal" style:family="paragraph">
      <style:paragraph-properties fo:text-align="justify" fo:line-height="150%" fo:margin-left="0.2958in" fo:background-color="#FFFFFF">
        <style:tab-stops/>
      </style:paragraph-properties>
    </style:style>
    <style:style style:name="T121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1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21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20" style:parent-style-name="Normal" style:family="paragraph">
      <style:paragraph-properties fo:text-align="justify" fo:line-height="150%" fo:margin-left="0.2958in" fo:background-color="#FFFCF0">
        <style:tab-stops/>
      </style:paragraph-properties>
    </style:style>
    <style:style style:name="T122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2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22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24"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25" style:parent-style-name="Normal" style:family="paragraph">
      <style:paragraph-properties fo:text-align="justify" fo:line-height="150%" fo:margin-left="0.2958in" fo:background-color="#FFFCF0">
        <style:tab-stops/>
      </style:paragraph-properties>
    </style:style>
    <style:style style:name="T1226"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1227"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28" style:parent-style-name="Normal" style:family="paragraph">
      <style:paragraph-properties fo:text-align="justify" style:vertical-align="middle" fo:line-height="150%" fo:margin-left="0.2958in" fo:background-color="#FFFFFF">
        <style:tab-stops/>
      </style:paragraph-properties>
    </style:style>
    <style:style style:name="T1229"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230"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23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32" style:parent-style-name="Normal" style:family="paragraph">
      <style:paragraph-properties fo:text-align="justify" style:vertical-align="middle" fo:line-height="150%" fo:margin-left="0.2958in" fo:background-color="#FFFFFF">
        <style:tab-stops/>
      </style:paragraph-properties>
    </style:style>
    <style:style style:name="T1233"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234"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23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36" style:parent-style-name="Normal" style:family="paragraph">
      <style:paragraph-properties fo:text-align="justify" style:vertical-align="middle" fo:line-height="150%" fo:margin-left="0.2958in" fo:background-color="#FFFFFF">
        <style:tab-stops/>
      </style:paragraph-properties>
    </style:style>
    <style:style style:name="T1237"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123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3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40" style:parent-style-name="Normal" style:family="paragraph">
      <style:paragraph-properties fo:text-align="justify" fo:line-height="150%" fo:margin-left="0.2958in" fo:background-color="#FFFFFF">
        <style:tab-stops/>
      </style:paragraph-properties>
    </style:style>
    <style:style style:name="T124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4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4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4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4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4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4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4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4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50" style:parent-style-name="Normal" style:family="paragraph">
      <style:paragraph-properties fo:text-align="justify" fo:line-height="150%" fo:margin-left="0.2958in" fo:background-color="#FFFFFF">
        <style:tab-stops/>
      </style:paragraph-properties>
    </style:style>
    <style:style style:name="T125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25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25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254"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1255"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1257" style:family="table-column">
      <style:table-column-properties style:column-width="1.702in"/>
    </style:style>
    <style:style style:name="TableColumn1258" style:family="table-column">
      <style:table-column-properties style:column-width="1.05in"/>
    </style:style>
    <style:style style:name="TableColumn1259" style:family="table-column">
      <style:table-column-properties style:column-width="0.8555in"/>
    </style:style>
    <style:style style:name="TableColumn1260" style:family="table-column">
      <style:table-column-properties style:column-width="1.0263in"/>
    </style:style>
    <style:style style:name="TableColumn1261" style:family="table-column">
      <style:table-column-properties style:column-width="1.068in"/>
    </style:style>
    <style:style style:name="TableColumn1262" style:family="table-column">
      <style:table-column-properties style:column-width="0.7812in"/>
    </style:style>
    <style:style style:name="Table1256" style:family="table">
      <style:table-properties style:width="6.4833in" fo:margin-left="0in" table:align="left"/>
    </style:style>
    <style:style style:name="TableRow1263" style:family="table-row">
      <style:table-row-properties/>
    </style:style>
    <style:style style:name="TableCell1264" style:family="table-cell">
      <style:table-cell-properties fo:border="none" style:writing-mode="lr-tb" style:vertical-align="middle" fo:padding-top="0.0333in" fo:padding-left="0.0666in" fo:padding-bottom="0.0333in" fo:padding-right="0.0666in"/>
    </style:style>
    <style:style style:name="P126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266" style:family="table-cell">
      <style:table-cell-properties fo:border="none" style:writing-mode="lr-tb" style:vertical-align="middle" fo:padding-top="0.0333in" fo:padding-left="0.0666in" fo:padding-bottom="0.0333in" fo:padding-right="0.0666in"/>
    </style:style>
    <style:style style:name="P126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268" style:family="table-cell">
      <style:table-cell-properties fo:border="none" style:writing-mode="lr-tb" style:vertical-align="middle" fo:padding-top="0.0333in" fo:padding-left="0.0666in" fo:padding-bottom="0.0333in" fo:padding-right="0.0666in"/>
    </style:style>
    <style:style style:name="P126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270" style:family="table-cell">
      <style:table-cell-properties fo:border="none" style:writing-mode="lr-tb" style:vertical-align="middle" fo:padding-top="0.0333in" fo:padding-left="0.0666in" fo:padding-bottom="0.0333in" fo:padding-right="0.0666in"/>
    </style:style>
    <style:style style:name="P127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272" style:family="table-cell">
      <style:table-cell-properties fo:border="none" style:writing-mode="lr-tb" style:vertical-align="middle" fo:padding-top="0.0333in" fo:padding-left="0.0666in" fo:padding-bottom="0.0333in" fo:padding-right="0.0666in"/>
    </style:style>
    <style:style style:name="P127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274" style:family="table-cell">
      <style:table-cell-properties fo:border="none" style:writing-mode="lr-tb" style:vertical-align="middle" fo:padding-top="0.0333in" fo:padding-left="0.0666in" fo:padding-bottom="0.0333in" fo:padding-right="0.0666in"/>
    </style:style>
    <style:style style:name="P127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276" style:family="table-row">
      <style:table-row-properties/>
    </style:style>
    <style:style style:name="TableCell1277" style:family="table-cell">
      <style:table-cell-properties fo:border="none" style:writing-mode="lr-tb" style:vertical-align="middle" fo:padding-top="0.0333in" fo:padding-left="0.0666in" fo:padding-bottom="0.0333in" fo:padding-right="0.0666in"/>
    </style:style>
    <style:style style:name="P127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79" style:family="table-cell">
      <style:table-cell-properties fo:border="none" style:writing-mode="lr-tb" style:vertical-align="middle" fo:padding-top="0.0333in" fo:padding-left="0.0666in" fo:padding-bottom="0.0333in" fo:padding-right="0.0666in"/>
    </style:style>
    <style:style style:name="P128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81" style:family="table-cell">
      <style:table-cell-properties fo:border="none" style:writing-mode="lr-tb" style:vertical-align="middle" fo:padding-top="0.0333in" fo:padding-left="0.0666in" fo:padding-bottom="0.0333in" fo:padding-right="0.0666in"/>
    </style:style>
    <style:style style:name="P128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83" style:family="table-cell">
      <style:table-cell-properties fo:border="none" style:writing-mode="lr-tb" style:vertical-align="middle" fo:padding-top="0.0333in" fo:padding-left="0.0666in" fo:padding-bottom="0.0333in" fo:padding-right="0.0666in"/>
    </style:style>
    <style:style style:name="P128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85" style:family="table-cell">
      <style:table-cell-properties fo:border="none" style:writing-mode="lr-tb" style:vertical-align="middle" fo:padding-top="0.0333in" fo:padding-left="0.0666in" fo:padding-bottom="0.0333in" fo:padding-right="0.0666in"/>
    </style:style>
    <style:style style:name="P128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87" style:family="table-cell">
      <style:table-cell-properties fo:border="none" style:writing-mode="lr-tb" style:vertical-align="middle" fo:padding-top="0.0333in" fo:padding-left="0.0666in" fo:padding-bottom="0.0333in" fo:padding-right="0.0666in"/>
    </style:style>
    <style:style style:name="P128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289" style:family="table-row">
      <style:table-row-properties/>
    </style:style>
    <style:style style:name="TableCell1290" style:family="table-cell">
      <style:table-cell-properties fo:border="none" style:writing-mode="lr-tb" style:vertical-align="middle" fo:padding-top="0.0333in" fo:padding-left="0.0666in" fo:padding-bottom="0.0333in" fo:padding-right="0.0666in"/>
    </style:style>
    <style:style style:name="P129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92" style:family="table-cell">
      <style:table-cell-properties fo:border="none" style:writing-mode="lr-tb" style:vertical-align="middle" fo:padding-top="0.0333in" fo:padding-left="0.0666in" fo:padding-bottom="0.0333in" fo:padding-right="0.0666in"/>
    </style:style>
    <style:style style:name="P129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94" style:family="table-cell">
      <style:table-cell-properties fo:border="none" style:writing-mode="lr-tb" style:vertical-align="middle" fo:padding-top="0.0333in" fo:padding-left="0.0666in" fo:padding-bottom="0.0333in" fo:padding-right="0.0666in"/>
    </style:style>
    <style:style style:name="P129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96" style:family="table-cell">
      <style:table-cell-properties fo:border="none" style:writing-mode="lr-tb" style:vertical-align="middle" fo:padding-top="0.0333in" fo:padding-left="0.0666in" fo:padding-bottom="0.0333in" fo:padding-right="0.0666in"/>
    </style:style>
    <style:style style:name="P129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298" style:family="table-cell">
      <style:table-cell-properties fo:border="none" style:writing-mode="lr-tb" style:vertical-align="middle" fo:padding-top="0.0333in" fo:padding-left="0.0666in" fo:padding-bottom="0.0333in" fo:padding-right="0.0666in"/>
    </style:style>
    <style:style style:name="P129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00" style:family="table-cell">
      <style:table-cell-properties fo:border="none" style:writing-mode="lr-tb" style:vertical-align="middle" fo:padding-top="0.0333in" fo:padding-left="0.0666in" fo:padding-bottom="0.0333in" fo:padding-right="0.0666in"/>
    </style:style>
    <style:style style:name="P130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302" style:family="table-row">
      <style:table-row-properties/>
    </style:style>
    <style:style style:name="TableCell1303" style:family="table-cell">
      <style:table-cell-properties fo:border="none" style:writing-mode="lr-tb" style:vertical-align="middle" fo:padding-top="0.0333in" fo:padding-left="0.0666in" fo:padding-bottom="0.0333in" fo:padding-right="0.0666in"/>
    </style:style>
    <style:style style:name="P130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05" style:family="table-cell">
      <style:table-cell-properties fo:border="none" style:writing-mode="lr-tb" style:vertical-align="middle" fo:padding-top="0.0333in" fo:padding-left="0.0666in" fo:padding-bottom="0.0333in" fo:padding-right="0.0666in"/>
    </style:style>
    <style:style style:name="P130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07" style:family="table-cell">
      <style:table-cell-properties fo:border="none" style:writing-mode="lr-tb" style:vertical-align="middle" fo:padding-top="0.0333in" fo:padding-left="0.0666in" fo:padding-bottom="0.0333in" fo:padding-right="0.0666in"/>
    </style:style>
    <style:style style:name="P130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09" style:family="table-cell">
      <style:table-cell-properties fo:border="none" style:writing-mode="lr-tb" style:vertical-align="middle" fo:padding-top="0.0333in" fo:padding-left="0.0666in" fo:padding-bottom="0.0333in" fo:padding-right="0.0666in"/>
    </style:style>
    <style:style style:name="P131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11" style:family="table-cell">
      <style:table-cell-properties fo:border="none" style:writing-mode="lr-tb" style:vertical-align="middle" fo:padding-top="0.0333in" fo:padding-left="0.0666in" fo:padding-bottom="0.0333in" fo:padding-right="0.0666in"/>
    </style:style>
    <style:style style:name="P131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13" style:family="table-cell">
      <style:table-cell-properties fo:border="none" style:writing-mode="lr-tb" style:vertical-align="middle" fo:padding-top="0.0333in" fo:padding-left="0.0666in" fo:padding-bottom="0.0333in" fo:padding-right="0.0666in"/>
    </style:style>
    <style:style style:name="P131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315" style:family="table-row">
      <style:table-row-properties/>
    </style:style>
    <style:style style:name="TableCell1316" style:family="table-cell">
      <style:table-cell-properties fo:border="none" style:writing-mode="lr-tb" style:vertical-align="middle" fo:padding-top="0.0333in" fo:padding-left="0.0666in" fo:padding-bottom="0.0333in" fo:padding-right="0.0666in"/>
    </style:style>
    <style:style style:name="P131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18" style:family="table-cell">
      <style:table-cell-properties fo:border="none" style:writing-mode="lr-tb" style:vertical-align="middle" fo:padding-top="0.0333in" fo:padding-left="0.0666in" fo:padding-bottom="0.0333in" fo:padding-right="0.0666in"/>
    </style:style>
    <style:style style:name="P131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20" style:family="table-cell">
      <style:table-cell-properties fo:border="none" style:writing-mode="lr-tb" style:vertical-align="middle" fo:padding-top="0.0333in" fo:padding-left="0.0666in" fo:padding-bottom="0.0333in" fo:padding-right="0.0666in"/>
    </style:style>
    <style:style style:name="P132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22" style:family="table-cell">
      <style:table-cell-properties fo:border="none" style:writing-mode="lr-tb" style:vertical-align="middle" fo:padding-top="0.0333in" fo:padding-left="0.0666in" fo:padding-bottom="0.0333in" fo:padding-right="0.0666in"/>
    </style:style>
    <style:style style:name="P132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24" style:family="table-cell">
      <style:table-cell-properties fo:border="none" style:writing-mode="lr-tb" style:vertical-align="middle" fo:padding-top="0.0333in" fo:padding-left="0.0666in" fo:padding-bottom="0.0333in" fo:padding-right="0.0666in"/>
    </style:style>
    <style:style style:name="P132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26" style:family="table-cell">
      <style:table-cell-properties fo:border="none" style:writing-mode="lr-tb" style:vertical-align="middle" fo:padding-top="0.0333in" fo:padding-left="0.0666in" fo:padding-bottom="0.0333in" fo:padding-right="0.0666in"/>
    </style:style>
    <style:style style:name="P132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328" style:family="table-row">
      <style:table-row-properties/>
    </style:style>
    <style:style style:name="TableCell1329" style:family="table-cell">
      <style:table-cell-properties fo:border="none" style:writing-mode="lr-tb" style:vertical-align="middle" fo:padding-top="0.0333in" fo:padding-left="0.0666in" fo:padding-bottom="0.0333in" fo:padding-right="0.0666in"/>
    </style:style>
    <style:style style:name="P1330" style:parent-style-name="Normal" style:family="paragraph">
      <style:paragraph-properties fo:text-align="justify" fo:line-height="150%" fo:margin-left="0.2958in">
        <style:tab-stops/>
      </style:paragraph-properties>
    </style:style>
    <style:style style:name="T1331"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332" style:family="table-cell">
      <style:table-cell-properties fo:border="none" style:writing-mode="lr-tb" style:vertical-align="middle" fo:padding-top="0.0333in" fo:padding-left="0.0666in" fo:padding-bottom="0.0333in" fo:padding-right="0.0666in"/>
    </style:style>
    <style:style style:name="P1333" style:parent-style-name="Normal" style:family="paragraph">
      <style:paragraph-properties fo:text-align="justify" fo:line-height="150%" fo:margin-left="0.2958in">
        <style:tab-stops/>
      </style:paragraph-properties>
    </style:style>
    <style:style style:name="T1334"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335" style:family="table-cell">
      <style:table-cell-properties fo:border="none" style:writing-mode="lr-tb" style:vertical-align="middle" fo:padding-top="0.0333in" fo:padding-left="0.0666in" fo:padding-bottom="0.0333in" fo:padding-right="0.0666in"/>
    </style:style>
    <style:style style:name="P1336" style:parent-style-name="Normal" style:family="paragraph">
      <style:paragraph-properties fo:text-align="justify" fo:line-height="150%" fo:margin-left="0.2958in">
        <style:tab-stops/>
      </style:paragraph-properties>
    </style:style>
    <style:style style:name="T1337"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338" style:family="table-cell">
      <style:table-cell-properties fo:border="none" style:writing-mode="lr-tb" style:vertical-align="middle" fo:padding-top="0.0333in" fo:padding-left="0.0666in" fo:padding-bottom="0.0333in" fo:padding-right="0.0666in"/>
    </style:style>
    <style:style style:name="P1339" style:parent-style-name="Normal" style:family="paragraph">
      <style:paragraph-properties fo:text-align="justify" fo:line-height="150%" fo:margin-left="0.2958in">
        <style:tab-stops/>
      </style:paragraph-properties>
    </style:style>
    <style:style style:name="T1340"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341" style:family="table-cell">
      <style:table-cell-properties fo:border="none" style:writing-mode="lr-tb" style:vertical-align="middle" fo:padding-top="0.0333in" fo:padding-left="0.0666in" fo:padding-bottom="0.0333in" fo:padding-right="0.0666in"/>
    </style:style>
    <style:style style:name="P1342" style:parent-style-name="Normal" style:family="paragraph">
      <style:paragraph-properties fo:text-align="justify" fo:line-height="150%" fo:margin-left="0.2958in">
        <style:tab-stops/>
      </style:paragraph-properties>
    </style:style>
    <style:style style:name="T1343"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344" style:family="table-cell">
      <style:table-cell-properties fo:border="none" style:writing-mode="lr-tb" style:vertical-align="middle" fo:padding-top="0.0333in" fo:padding-left="0.0666in" fo:padding-bottom="0.0333in" fo:padding-right="0.0666in"/>
    </style:style>
    <style:style style:name="P1345" style:parent-style-name="Normal" style:family="paragraph">
      <style:paragraph-properties fo:text-align="justify" fo:line-height="150%" fo:margin-left="0.2958in">
        <style:tab-stops/>
      </style:paragraph-properties>
    </style:style>
    <style:style style:name="T1346"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347" style:family="table-row">
      <style:table-row-properties/>
    </style:style>
    <style:style style:name="TableCell1348" style:family="table-cell">
      <style:table-cell-properties fo:border="none" style:writing-mode="lr-tb" style:vertical-align="middle" fo:padding-top="0.0333in" fo:padding-left="0.0666in" fo:padding-bottom="0.0333in" fo:padding-right="0.0666in"/>
    </style:style>
    <style:style style:name="P134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50" style:family="table-cell">
      <style:table-cell-properties fo:border="none" style:writing-mode="lr-tb" style:vertical-align="middle" fo:padding-top="0.0333in" fo:padding-left="0.0666in" fo:padding-bottom="0.0333in" fo:padding-right="0.0666in"/>
    </style:style>
    <style:style style:name="P135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52" style:family="table-cell">
      <style:table-cell-properties fo:border="none" style:writing-mode="lr-tb" style:vertical-align="middle" fo:padding-top="0.0333in" fo:padding-left="0.0666in" fo:padding-bottom="0.0333in" fo:padding-right="0.0666in"/>
    </style:style>
    <style:style style:name="P135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54" style:family="table-cell">
      <style:table-cell-properties fo:border="none" style:writing-mode="lr-tb" style:vertical-align="middle" fo:padding-top="0.0333in" fo:padding-left="0.0666in" fo:padding-bottom="0.0333in" fo:padding-right="0.0666in"/>
    </style:style>
    <style:style style:name="P135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56" style:family="table-cell">
      <style:table-cell-properties fo:border="none" style:writing-mode="lr-tb" style:vertical-align="middle" fo:padding-top="0.0333in" fo:padding-left="0.0666in" fo:padding-bottom="0.0333in" fo:padding-right="0.0666in"/>
    </style:style>
    <style:style style:name="P135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58" style:family="table-cell">
      <style:table-cell-properties fo:border="none" style:writing-mode="lr-tb" style:vertical-align="middle" fo:padding-top="0.0333in" fo:padding-left="0.0666in" fo:padding-bottom="0.0333in" fo:padding-right="0.0666in"/>
    </style:style>
    <style:style style:name="P135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360" style:family="table-row">
      <style:table-row-properties/>
    </style:style>
    <style:style style:name="TableCell1361" style:family="table-cell">
      <style:table-cell-properties fo:border="none" style:writing-mode="lr-tb" style:vertical-align="middle" fo:padding-top="0.0333in" fo:padding-left="0.0666in" fo:padding-bottom="0.0333in" fo:padding-right="0.0666in"/>
    </style:style>
    <style:style style:name="P136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63" style:family="table-cell">
      <style:table-cell-properties fo:border="none" style:writing-mode="lr-tb" style:vertical-align="middle" fo:padding-top="0.0333in" fo:padding-left="0.0666in" fo:padding-bottom="0.0333in" fo:padding-right="0.0666in"/>
    </style:style>
    <style:style style:name="P136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65" style:family="table-cell">
      <style:table-cell-properties fo:border="none" style:writing-mode="lr-tb" style:vertical-align="middle" fo:padding-top="0.0333in" fo:padding-left="0.0666in" fo:padding-bottom="0.0333in" fo:padding-right="0.0666in"/>
    </style:style>
    <style:style style:name="P136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67" style:family="table-cell">
      <style:table-cell-properties fo:border="none" style:writing-mode="lr-tb" style:vertical-align="middle" fo:padding-top="0.0333in" fo:padding-left="0.0666in" fo:padding-bottom="0.0333in" fo:padding-right="0.0666in"/>
    </style:style>
    <style:style style:name="P136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69" style:family="table-cell">
      <style:table-cell-properties fo:border="none" style:writing-mode="lr-tb" style:vertical-align="middle" fo:padding-top="0.0333in" fo:padding-left="0.0666in" fo:padding-bottom="0.0333in" fo:padding-right="0.0666in"/>
    </style:style>
    <style:style style:name="P137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71" style:family="table-cell">
      <style:table-cell-properties fo:border="none" style:writing-mode="lr-tb" style:vertical-align="middle" fo:padding-top="0.0333in" fo:padding-left="0.0666in" fo:padding-bottom="0.0333in" fo:padding-right="0.0666in"/>
    </style:style>
    <style:style style:name="P137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373" style:family="table-row">
      <style:table-row-properties/>
    </style:style>
    <style:style style:name="TableCell1374" style:family="table-cell">
      <style:table-cell-properties fo:border="none" style:writing-mode="lr-tb" style:vertical-align="middle" fo:padding-top="0.0333in" fo:padding-left="0.0666in" fo:padding-bottom="0.0333in" fo:padding-right="0.0666in"/>
    </style:style>
    <style:style style:name="P137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76" style:family="table-cell">
      <style:table-cell-properties fo:border="none" style:writing-mode="lr-tb" style:vertical-align="middle" fo:padding-top="0.0333in" fo:padding-left="0.0666in" fo:padding-bottom="0.0333in" fo:padding-right="0.0666in"/>
    </style:style>
    <style:style style:name="P137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78" style:family="table-cell">
      <style:table-cell-properties fo:border="none" style:writing-mode="lr-tb" style:vertical-align="middle" fo:padding-top="0.0333in" fo:padding-left="0.0666in" fo:padding-bottom="0.0333in" fo:padding-right="0.0666in"/>
    </style:style>
    <style:style style:name="P137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80" style:family="table-cell">
      <style:table-cell-properties fo:border="none" style:writing-mode="lr-tb" style:vertical-align="middle" fo:padding-top="0.0333in" fo:padding-left="0.0666in" fo:padding-bottom="0.0333in" fo:padding-right="0.0666in"/>
    </style:style>
    <style:style style:name="P138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82" style:family="table-cell">
      <style:table-cell-properties fo:border="none" style:writing-mode="lr-tb" style:vertical-align="middle" fo:padding-top="0.0333in" fo:padding-left="0.0666in" fo:padding-bottom="0.0333in" fo:padding-right="0.0666in"/>
    </style:style>
    <style:style style:name="P138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84" style:family="table-cell">
      <style:table-cell-properties fo:border="none" style:writing-mode="lr-tb" style:vertical-align="middle" fo:padding-top="0.0333in" fo:padding-left="0.0666in" fo:padding-bottom="0.0333in" fo:padding-right="0.0666in"/>
    </style:style>
    <style:style style:name="P138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386" style:family="table-row">
      <style:table-row-properties/>
    </style:style>
    <style:style style:name="TableCell1387" style:family="table-cell">
      <style:table-cell-properties fo:border="none" style:writing-mode="lr-tb" style:vertical-align="middle" fo:padding-top="0.0333in" fo:padding-left="0.0666in" fo:padding-bottom="0.0333in" fo:padding-right="0.0666in"/>
    </style:style>
    <style:style style:name="P138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89" style:family="table-cell">
      <style:table-cell-properties fo:border="none" style:writing-mode="lr-tb" style:vertical-align="middle" fo:padding-top="0.0333in" fo:padding-left="0.0666in" fo:padding-bottom="0.0333in" fo:padding-right="0.0666in"/>
    </style:style>
    <style:style style:name="P139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91" style:family="table-cell">
      <style:table-cell-properties fo:border="none" style:writing-mode="lr-tb" style:vertical-align="middle" fo:padding-top="0.0333in" fo:padding-left="0.0666in" fo:padding-bottom="0.0333in" fo:padding-right="0.0666in"/>
    </style:style>
    <style:style style:name="P139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93" style:family="table-cell">
      <style:table-cell-properties fo:border="none" style:writing-mode="lr-tb" style:vertical-align="middle" fo:padding-top="0.0333in" fo:padding-left="0.0666in" fo:padding-bottom="0.0333in" fo:padding-right="0.0666in"/>
    </style:style>
    <style:style style:name="P139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95" style:family="table-cell">
      <style:table-cell-properties fo:border="none" style:writing-mode="lr-tb" style:vertical-align="middle" fo:padding-top="0.0333in" fo:padding-left="0.0666in" fo:padding-bottom="0.0333in" fo:padding-right="0.0666in"/>
    </style:style>
    <style:style style:name="P139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397" style:family="table-cell">
      <style:table-cell-properties fo:border="none" style:writing-mode="lr-tb" style:vertical-align="middle" fo:padding-top="0.0333in" fo:padding-left="0.0666in" fo:padding-bottom="0.0333in" fo:padding-right="0.0666in"/>
    </style:style>
    <style:style style:name="P139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399" style:parent-style-name="Normal" style:family="paragraph">
      <style:paragraph-properties fo:text-align="justify" fo:line-height="150%" fo:margin-left="0.2958in" fo:background-color="#FFFFFF">
        <style:tab-stops/>
      </style:paragraph-properties>
    </style:style>
    <style:style style:name="T140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40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40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40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404"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1405"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1407" style:family="table-column">
      <style:table-column-properties style:column-width="1.702in"/>
    </style:style>
    <style:style style:name="TableColumn1408" style:family="table-column">
      <style:table-column-properties style:column-width="1.05in"/>
    </style:style>
    <style:style style:name="TableColumn1409" style:family="table-column">
      <style:table-column-properties style:column-width="0.8555in"/>
    </style:style>
    <style:style style:name="TableColumn1410" style:family="table-column">
      <style:table-column-properties style:column-width="1.0263in"/>
    </style:style>
    <style:style style:name="TableColumn1411" style:family="table-column">
      <style:table-column-properties style:column-width="1.068in"/>
    </style:style>
    <style:style style:name="TableColumn1412" style:family="table-column">
      <style:table-column-properties style:column-width="0.7215in"/>
    </style:style>
    <style:style style:name="Table1406" style:family="table">
      <style:table-properties style:width="6.4236in" fo:margin-left="0in" table:align="left"/>
    </style:style>
    <style:style style:name="TableRow1413" style:family="table-row">
      <style:table-row-properties/>
    </style:style>
    <style:style style:name="TableCell1414" style:family="table-cell">
      <style:table-cell-properties fo:border="none" style:writing-mode="lr-tb" style:vertical-align="middle" fo:padding-top="0.0333in" fo:padding-left="0.0666in" fo:padding-bottom="0.0333in" fo:padding-right="0.0666in"/>
    </style:style>
    <style:style style:name="P141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416" style:family="table-cell">
      <style:table-cell-properties fo:border="none" style:writing-mode="lr-tb" style:vertical-align="middle" fo:padding-top="0.0333in" fo:padding-left="0.0666in" fo:padding-bottom="0.0333in" fo:padding-right="0.0666in"/>
    </style:style>
    <style:style style:name="P141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418" style:family="table-cell">
      <style:table-cell-properties fo:border="none" style:writing-mode="lr-tb" style:vertical-align="middle" fo:padding-top="0.0333in" fo:padding-left="0.0666in" fo:padding-bottom="0.0333in" fo:padding-right="0.0666in"/>
    </style:style>
    <style:style style:name="P141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420" style:family="table-cell">
      <style:table-cell-properties fo:border="none" style:writing-mode="lr-tb" style:vertical-align="middle" fo:padding-top="0.0333in" fo:padding-left="0.0666in" fo:padding-bottom="0.0333in" fo:padding-right="0.0666in"/>
    </style:style>
    <style:style style:name="P142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422" style:family="table-cell">
      <style:table-cell-properties fo:border="none" style:writing-mode="lr-tb" style:vertical-align="middle" fo:padding-top="0.0333in" fo:padding-left="0.0666in" fo:padding-bottom="0.0333in" fo:padding-right="0.0666in"/>
    </style:style>
    <style:style style:name="P142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424" style:family="table-cell">
      <style:table-cell-properties fo:border="none" style:writing-mode="lr-tb" style:vertical-align="middle" fo:padding-top="0.0333in" fo:padding-left="0.0666in" fo:padding-bottom="0.0333in" fo:padding-right="0.0666in"/>
    </style:style>
    <style:style style:name="P142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426" style:family="table-row">
      <style:table-row-properties/>
    </style:style>
    <style:style style:name="TableCell1427" style:family="table-cell">
      <style:table-cell-properties fo:border="none" style:writing-mode="lr-tb" style:vertical-align="middle" fo:padding-top="0.0333in" fo:padding-left="0.0666in" fo:padding-bottom="0.0333in" fo:padding-right="0.0666in"/>
    </style:style>
    <style:style style:name="P142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29" style:family="table-cell">
      <style:table-cell-properties fo:border="none" style:writing-mode="lr-tb" style:vertical-align="middle" fo:padding-top="0.0333in" fo:padding-left="0.0666in" fo:padding-bottom="0.0333in" fo:padding-right="0.0666in"/>
    </style:style>
    <style:style style:name="P143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31" style:family="table-cell">
      <style:table-cell-properties fo:border="none" style:writing-mode="lr-tb" style:vertical-align="middle" fo:padding-top="0.0333in" fo:padding-left="0.0666in" fo:padding-bottom="0.0333in" fo:padding-right="0.0666in"/>
    </style:style>
    <style:style style:name="P143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33" style:family="table-cell">
      <style:table-cell-properties fo:border="none" style:writing-mode="lr-tb" style:vertical-align="middle" fo:padding-top="0.0333in" fo:padding-left="0.0666in" fo:padding-bottom="0.0333in" fo:padding-right="0.0666in"/>
    </style:style>
    <style:style style:name="P143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35" style:family="table-cell">
      <style:table-cell-properties fo:border="none" style:writing-mode="lr-tb" style:vertical-align="middle" fo:padding-top="0.0333in" fo:padding-left="0.0666in" fo:padding-bottom="0.0333in" fo:padding-right="0.0666in"/>
    </style:style>
    <style:style style:name="P143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37" style:family="table-cell">
      <style:table-cell-properties fo:border="none" style:writing-mode="lr-tb" style:vertical-align="middle" fo:padding-top="0.0333in" fo:padding-left="0.0666in" fo:padding-bottom="0.0333in" fo:padding-right="0.0666in"/>
    </style:style>
    <style:style style:name="P143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439" style:family="table-row">
      <style:table-row-properties/>
    </style:style>
    <style:style style:name="TableCell1440" style:family="table-cell">
      <style:table-cell-properties fo:border="none" style:writing-mode="lr-tb" style:vertical-align="middle" fo:padding-top="0.0333in" fo:padding-left="0.0666in" fo:padding-bottom="0.0333in" fo:padding-right="0.0666in"/>
    </style:style>
    <style:style style:name="P144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42" style:family="table-cell">
      <style:table-cell-properties fo:border="none" style:writing-mode="lr-tb" style:vertical-align="middle" fo:padding-top="0.0333in" fo:padding-left="0.0666in" fo:padding-bottom="0.0333in" fo:padding-right="0.0666in"/>
    </style:style>
    <style:style style:name="P144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44" style:family="table-cell">
      <style:table-cell-properties fo:border="none" style:writing-mode="lr-tb" style:vertical-align="middle" fo:padding-top="0.0333in" fo:padding-left="0.0666in" fo:padding-bottom="0.0333in" fo:padding-right="0.0666in"/>
    </style:style>
    <style:style style:name="P144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46" style:family="table-cell">
      <style:table-cell-properties fo:border="none" style:writing-mode="lr-tb" style:vertical-align="middle" fo:padding-top="0.0333in" fo:padding-left="0.0666in" fo:padding-bottom="0.0333in" fo:padding-right="0.0666in"/>
    </style:style>
    <style:style style:name="P144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48" style:family="table-cell">
      <style:table-cell-properties fo:border="none" style:writing-mode="lr-tb" style:vertical-align="middle" fo:padding-top="0.0333in" fo:padding-left="0.0666in" fo:padding-bottom="0.0333in" fo:padding-right="0.0666in"/>
    </style:style>
    <style:style style:name="P144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50" style:family="table-cell">
      <style:table-cell-properties fo:border="none" style:writing-mode="lr-tb" style:vertical-align="middle" fo:padding-top="0.0333in" fo:padding-left="0.0666in" fo:padding-bottom="0.0333in" fo:padding-right="0.0666in"/>
    </style:style>
    <style:style style:name="P145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452" style:family="table-row">
      <style:table-row-properties/>
    </style:style>
    <style:style style:name="TableCell1453" style:family="table-cell">
      <style:table-cell-properties fo:border="none" style:writing-mode="lr-tb" style:vertical-align="middle" fo:padding-top="0.0333in" fo:padding-left="0.0666in" fo:padding-bottom="0.0333in" fo:padding-right="0.0666in"/>
    </style:style>
    <style:style style:name="P145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55" style:family="table-cell">
      <style:table-cell-properties fo:border="none" style:writing-mode="lr-tb" style:vertical-align="middle" fo:padding-top="0.0333in" fo:padding-left="0.0666in" fo:padding-bottom="0.0333in" fo:padding-right="0.0666in"/>
    </style:style>
    <style:style style:name="P145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57" style:family="table-cell">
      <style:table-cell-properties fo:border="none" style:writing-mode="lr-tb" style:vertical-align="middle" fo:padding-top="0.0333in" fo:padding-left="0.0666in" fo:padding-bottom="0.0333in" fo:padding-right="0.0666in"/>
    </style:style>
    <style:style style:name="P145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59" style:family="table-cell">
      <style:table-cell-properties fo:border="none" style:writing-mode="lr-tb" style:vertical-align="middle" fo:padding-top="0.0333in" fo:padding-left="0.0666in" fo:padding-bottom="0.0333in" fo:padding-right="0.0666in"/>
    </style:style>
    <style:style style:name="P146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61" style:family="table-cell">
      <style:table-cell-properties fo:border="none" style:writing-mode="lr-tb" style:vertical-align="middle" fo:padding-top="0.0333in" fo:padding-left="0.0666in" fo:padding-bottom="0.0333in" fo:padding-right="0.0666in"/>
    </style:style>
    <style:style style:name="P146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63" style:family="table-cell">
      <style:table-cell-properties fo:border="none" style:writing-mode="lr-tb" style:vertical-align="middle" fo:padding-top="0.0333in" fo:padding-left="0.0666in" fo:padding-bottom="0.0333in" fo:padding-right="0.0666in"/>
    </style:style>
    <style:style style:name="P146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465" style:family="table-row">
      <style:table-row-properties/>
    </style:style>
    <style:style style:name="TableCell1466" style:family="table-cell">
      <style:table-cell-properties fo:border="none" style:writing-mode="lr-tb" style:vertical-align="middle" fo:padding-top="0.0333in" fo:padding-left="0.0666in" fo:padding-bottom="0.0333in" fo:padding-right="0.0666in"/>
    </style:style>
    <style:style style:name="P146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68" style:family="table-cell">
      <style:table-cell-properties fo:border="none" style:writing-mode="lr-tb" style:vertical-align="middle" fo:padding-top="0.0333in" fo:padding-left="0.0666in" fo:padding-bottom="0.0333in" fo:padding-right="0.0666in"/>
    </style:style>
    <style:style style:name="P146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70" style:family="table-cell">
      <style:table-cell-properties fo:border="none" style:writing-mode="lr-tb" style:vertical-align="middle" fo:padding-top="0.0333in" fo:padding-left="0.0666in" fo:padding-bottom="0.0333in" fo:padding-right="0.0666in"/>
    </style:style>
    <style:style style:name="P147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72" style:family="table-cell">
      <style:table-cell-properties fo:border="none" style:writing-mode="lr-tb" style:vertical-align="middle" fo:padding-top="0.0333in" fo:padding-left="0.0666in" fo:padding-bottom="0.0333in" fo:padding-right="0.0666in"/>
    </style:style>
    <style:style style:name="P147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74" style:family="table-cell">
      <style:table-cell-properties fo:border="none" style:writing-mode="lr-tb" style:vertical-align="middle" fo:padding-top="0.0333in" fo:padding-left="0.0666in" fo:padding-bottom="0.0333in" fo:padding-right="0.0666in"/>
    </style:style>
    <style:style style:name="P147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76" style:family="table-cell">
      <style:table-cell-properties fo:border="none" style:writing-mode="lr-tb" style:vertical-align="middle" fo:padding-top="0.0333in" fo:padding-left="0.0666in" fo:padding-bottom="0.0333in" fo:padding-right="0.0666in"/>
    </style:style>
    <style:style style:name="P147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478" style:family="table-row">
      <style:table-row-properties/>
    </style:style>
    <style:style style:name="TableCell1479" style:family="table-cell">
      <style:table-cell-properties fo:border="none" style:writing-mode="lr-tb" style:vertical-align="middle" fo:padding-top="0.0333in" fo:padding-left="0.0666in" fo:padding-bottom="0.0333in" fo:padding-right="0.0666in"/>
    </style:style>
    <style:style style:name="P148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81" style:family="table-cell">
      <style:table-cell-properties fo:border="none" style:writing-mode="lr-tb" style:vertical-align="middle" fo:padding-top="0.0333in" fo:padding-left="0.0666in" fo:padding-bottom="0.0333in" fo:padding-right="0.0666in"/>
    </style:style>
    <style:style style:name="P148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83" style:family="table-cell">
      <style:table-cell-properties fo:border="none" style:writing-mode="lr-tb" style:vertical-align="middle" fo:padding-top="0.0333in" fo:padding-left="0.0666in" fo:padding-bottom="0.0333in" fo:padding-right="0.0666in"/>
    </style:style>
    <style:style style:name="P148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85" style:family="table-cell">
      <style:table-cell-properties fo:border="none" style:writing-mode="lr-tb" style:vertical-align="middle" fo:padding-top="0.0333in" fo:padding-left="0.0666in" fo:padding-bottom="0.0333in" fo:padding-right="0.0666in"/>
    </style:style>
    <style:style style:name="P148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87" style:family="table-cell">
      <style:table-cell-properties fo:border="none" style:writing-mode="lr-tb" style:vertical-align="middle" fo:padding-top="0.0333in" fo:padding-left="0.0666in" fo:padding-bottom="0.0333in" fo:padding-right="0.0666in"/>
    </style:style>
    <style:style style:name="P148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89" style:family="table-cell">
      <style:table-cell-properties fo:border="none" style:writing-mode="lr-tb" style:vertical-align="middle" fo:padding-top="0.0333in" fo:padding-left="0.0666in" fo:padding-bottom="0.0333in" fo:padding-right="0.0666in"/>
    </style:style>
    <style:style style:name="P149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491" style:family="table-row">
      <style:table-row-properties/>
    </style:style>
    <style:style style:name="TableCell1492" style:family="table-cell">
      <style:table-cell-properties fo:border="none" style:writing-mode="lr-tb" style:vertical-align="middle" fo:padding-top="0.0333in" fo:padding-left="0.0666in" fo:padding-bottom="0.0333in" fo:padding-right="0.0666in"/>
    </style:style>
    <style:style style:name="P149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94" style:family="table-cell">
      <style:table-cell-properties fo:border="none" style:writing-mode="lr-tb" style:vertical-align="middle" fo:padding-top="0.0333in" fo:padding-left="0.0666in" fo:padding-bottom="0.0333in" fo:padding-right="0.0666in"/>
    </style:style>
    <style:style style:name="P149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96" style:family="table-cell">
      <style:table-cell-properties fo:border="none" style:writing-mode="lr-tb" style:vertical-align="middle" fo:padding-top="0.0333in" fo:padding-left="0.0666in" fo:padding-bottom="0.0333in" fo:padding-right="0.0666in"/>
    </style:style>
    <style:style style:name="P149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498" style:family="table-cell">
      <style:table-cell-properties fo:border="none" style:writing-mode="lr-tb" style:vertical-align="middle" fo:padding-top="0.0333in" fo:padding-left="0.0666in" fo:padding-bottom="0.0333in" fo:padding-right="0.0666in"/>
    </style:style>
    <style:style style:name="P149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00" style:family="table-cell">
      <style:table-cell-properties fo:border="none" style:writing-mode="lr-tb" style:vertical-align="middle" fo:padding-top="0.0333in" fo:padding-left="0.0666in" fo:padding-bottom="0.0333in" fo:padding-right="0.0666in"/>
    </style:style>
    <style:style style:name="P150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02" style:family="table-cell">
      <style:table-cell-properties fo:border="none" style:writing-mode="lr-tb" style:vertical-align="middle" fo:padding-top="0.0333in" fo:padding-left="0.0666in" fo:padding-bottom="0.0333in" fo:padding-right="0.0666in"/>
    </style:style>
    <style:style style:name="P150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504" style:family="table-row">
      <style:table-row-properties/>
    </style:style>
    <style:style style:name="TableCell1505" style:family="table-cell">
      <style:table-cell-properties fo:border="none" style:writing-mode="lr-tb" style:vertical-align="middle" fo:padding-top="0.0333in" fo:padding-left="0.0666in" fo:padding-bottom="0.0333in" fo:padding-right="0.0666in"/>
    </style:style>
    <style:style style:name="P1506" style:parent-style-name="Normal" style:family="paragraph">
      <style:paragraph-properties fo:text-align="justify" fo:line-height="150%" fo:margin-left="0.2958in">
        <style:tab-stops/>
      </style:paragraph-properties>
    </style:style>
    <style:style style:name="T1507"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508" style:family="table-cell">
      <style:table-cell-properties fo:border="none" style:writing-mode="lr-tb" style:vertical-align="middle" fo:padding-top="0.0333in" fo:padding-left="0.0666in" fo:padding-bottom="0.0333in" fo:padding-right="0.0666in"/>
    </style:style>
    <style:style style:name="P1509" style:parent-style-name="Normal" style:family="paragraph">
      <style:paragraph-properties fo:text-align="justify" fo:line-height="150%" fo:margin-left="0.2958in">
        <style:tab-stops/>
      </style:paragraph-properties>
    </style:style>
    <style:style style:name="T1510"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511" style:family="table-cell">
      <style:table-cell-properties fo:border="none" style:writing-mode="lr-tb" style:vertical-align="middle" fo:padding-top="0.0333in" fo:padding-left="0.0666in" fo:padding-bottom="0.0333in" fo:padding-right="0.0666in"/>
    </style:style>
    <style:style style:name="P1512" style:parent-style-name="Normal" style:family="paragraph">
      <style:paragraph-properties fo:text-align="justify" fo:line-height="150%" fo:margin-left="0.2958in">
        <style:tab-stops/>
      </style:paragraph-properties>
    </style:style>
    <style:style style:name="T1513"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514" style:family="table-cell">
      <style:table-cell-properties fo:border="none" style:writing-mode="lr-tb" style:vertical-align="middle" fo:padding-top="0.0333in" fo:padding-left="0.0666in" fo:padding-bottom="0.0333in" fo:padding-right="0.0666in"/>
    </style:style>
    <style:style style:name="P1515" style:parent-style-name="Normal" style:family="paragraph">
      <style:paragraph-properties fo:text-align="justify" fo:line-height="150%" fo:margin-left="0.2958in">
        <style:tab-stops/>
      </style:paragraph-properties>
    </style:style>
    <style:style style:name="T1516"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517" style:family="table-cell">
      <style:table-cell-properties fo:border="none" style:writing-mode="lr-tb" style:vertical-align="middle" fo:padding-top="0.0333in" fo:padding-left="0.0666in" fo:padding-bottom="0.0333in" fo:padding-right="0.0666in"/>
    </style:style>
    <style:style style:name="P1518" style:parent-style-name="Normal" style:family="paragraph">
      <style:paragraph-properties fo:text-align="justify" fo:line-height="150%" fo:margin-left="0.2958in">
        <style:tab-stops/>
      </style:paragraph-properties>
    </style:style>
    <style:style style:name="T1519"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520" style:family="table-cell">
      <style:table-cell-properties fo:border="none" style:writing-mode="lr-tb" style:vertical-align="middle" fo:padding-top="0.0333in" fo:padding-left="0.0666in" fo:padding-bottom="0.0333in" fo:padding-right="0.0666in"/>
    </style:style>
    <style:style style:name="P1521" style:parent-style-name="Normal" style:family="paragraph">
      <style:paragraph-properties fo:text-align="justify" fo:line-height="150%" fo:margin-left="0.2958in">
        <style:tab-stops/>
      </style:paragraph-properties>
    </style:style>
    <style:style style:name="T1522"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523" style:family="table-row">
      <style:table-row-properties/>
    </style:style>
    <style:style style:name="TableCell1524" style:family="table-cell">
      <style:table-cell-properties fo:border="none" style:writing-mode="lr-tb" style:vertical-align="middle" fo:padding-top="0.0333in" fo:padding-left="0.0666in" fo:padding-bottom="0.0333in" fo:padding-right="0.0666in"/>
    </style:style>
    <style:style style:name="P152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26" style:family="table-cell">
      <style:table-cell-properties fo:border="none" style:writing-mode="lr-tb" style:vertical-align="middle" fo:padding-top="0.0333in" fo:padding-left="0.0666in" fo:padding-bottom="0.0333in" fo:padding-right="0.0666in"/>
    </style:style>
    <style:style style:name="P152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28" style:family="table-cell">
      <style:table-cell-properties fo:border="none" style:writing-mode="lr-tb" style:vertical-align="middle" fo:padding-top="0.0333in" fo:padding-left="0.0666in" fo:padding-bottom="0.0333in" fo:padding-right="0.0666in"/>
    </style:style>
    <style:style style:name="P152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30" style:family="table-cell">
      <style:table-cell-properties fo:border="none" style:writing-mode="lr-tb" style:vertical-align="middle" fo:padding-top="0.0333in" fo:padding-left="0.0666in" fo:padding-bottom="0.0333in" fo:padding-right="0.0666in"/>
    </style:style>
    <style:style style:name="P153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32" style:family="table-cell">
      <style:table-cell-properties fo:border="none" style:writing-mode="lr-tb" style:vertical-align="middle" fo:padding-top="0.0333in" fo:padding-left="0.0666in" fo:padding-bottom="0.0333in" fo:padding-right="0.0666in"/>
    </style:style>
    <style:style style:name="P153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34" style:family="table-cell">
      <style:table-cell-properties fo:border="none" style:writing-mode="lr-tb" style:vertical-align="middle" fo:padding-top="0.0333in" fo:padding-left="0.0666in" fo:padding-bottom="0.0333in" fo:padding-right="0.0666in"/>
    </style:style>
    <style:style style:name="P153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536" style:family="table-row">
      <style:table-row-properties/>
    </style:style>
    <style:style style:name="TableCell1537" style:family="table-cell">
      <style:table-cell-properties fo:border="none" style:writing-mode="lr-tb" style:vertical-align="middle" fo:padding-top="0.0333in" fo:padding-left="0.0666in" fo:padding-bottom="0.0333in" fo:padding-right="0.0666in"/>
    </style:style>
    <style:style style:name="P153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39" style:family="table-cell">
      <style:table-cell-properties fo:border="none" style:writing-mode="lr-tb" style:vertical-align="middle" fo:padding-top="0.0333in" fo:padding-left="0.0666in" fo:padding-bottom="0.0333in" fo:padding-right="0.0666in"/>
    </style:style>
    <style:style style:name="P154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41" style:family="table-cell">
      <style:table-cell-properties fo:border="none" style:writing-mode="lr-tb" style:vertical-align="middle" fo:padding-top="0.0333in" fo:padding-left="0.0666in" fo:padding-bottom="0.0333in" fo:padding-right="0.0666in"/>
    </style:style>
    <style:style style:name="P154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43" style:family="table-cell">
      <style:table-cell-properties fo:border="none" style:writing-mode="lr-tb" style:vertical-align="middle" fo:padding-top="0.0333in" fo:padding-left="0.0666in" fo:padding-bottom="0.0333in" fo:padding-right="0.0666in"/>
    </style:style>
    <style:style style:name="P154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45" style:family="table-cell">
      <style:table-cell-properties fo:border="none" style:writing-mode="lr-tb" style:vertical-align="middle" fo:padding-top="0.0333in" fo:padding-left="0.0666in" fo:padding-bottom="0.0333in" fo:padding-right="0.0666in"/>
    </style:style>
    <style:style style:name="P154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547" style:family="table-cell">
      <style:table-cell-properties fo:border="none" style:writing-mode="lr-tb" style:vertical-align="middle" fo:padding-top="0.0333in" fo:padding-left="0.0666in" fo:padding-bottom="0.0333in" fo:padding-right="0.0666in"/>
    </style:style>
    <style:style style:name="P154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549"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550" style:parent-style-name="Normal" style:family="paragraph">
      <style:paragraph-properties fo:text-align="justify" fo:line-height="150%" fo:margin-left="0.2958in" fo:background-color="#FFFFFF">
        <style:tab-stops/>
      </style:paragraph-properties>
    </style:style>
    <style:style style:name="T155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5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5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55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5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5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5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5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559" style:parent-style-name="Normal" style:family="paragraph">
      <style:paragraph-properties fo:text-align="justify" fo:line-height="150%" fo:margin-left="0.2958in" fo:background-color="#FFFCF0">
        <style:tab-stops/>
      </style:paragraph-properties>
    </style:style>
    <style:style style:name="T156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6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56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563" style:parent-style-name="Normal" style:family="paragraph">
      <style:paragraph-properties fo:text-align="justify" fo:line-height="150%" fo:margin-left="0.2958in" fo:background-color="#FFFCF0">
        <style:tab-stops/>
      </style:paragraph-properties>
    </style:style>
    <style:style style:name="T156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6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6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567" style:parent-style-name="Normal" style:family="paragraph">
      <style:paragraph-properties fo:text-align="justify" fo:line-height="150%" fo:margin-left="0.2958in" fo:background-color="#FFFCF0">
        <style:tab-stops/>
      </style:paragraph-properties>
    </style:style>
    <style:style style:name="T156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6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57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571"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572" style:parent-style-name="Normal" style:family="paragraph">
      <style:paragraph-properties fo:text-align="justify" fo:line-height="150%" fo:margin-left="0.2958in" fo:background-color="#FFFCF0">
        <style:tab-stops/>
      </style:paragraph-properties>
    </style:style>
    <style:style style:name="T157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7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57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57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57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578"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1579"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1581" style:family="table-column">
      <style:table-column-properties style:column-width="1.4527in"/>
    </style:style>
    <style:style style:name="TableColumn1582" style:family="table-column">
      <style:table-column-properties style:column-width="1.05in"/>
    </style:style>
    <style:style style:name="TableColumn1583" style:family="table-column">
      <style:table-column-properties style:column-width="0.8555in"/>
    </style:style>
    <style:style style:name="TableColumn1584" style:family="table-column">
      <style:table-column-properties style:column-width="1.0263in"/>
    </style:style>
    <style:style style:name="TableColumn1585" style:family="table-column">
      <style:table-column-properties style:column-width="1.068in"/>
    </style:style>
    <style:style style:name="Table1580" style:family="table">
      <style:table-properties style:width="5.4527in" fo:margin-left="0in" table:align="left"/>
    </style:style>
    <style:style style:name="TableRow1586" style:family="table-row">
      <style:table-row-properties/>
    </style:style>
    <style:style style:name="TableCell1587" style:family="table-cell">
      <style:table-cell-properties fo:border="none" style:writing-mode="lr-tb" style:vertical-align="middle" fo:padding-top="0.0333in" fo:padding-left="0.0666in" fo:padding-bottom="0.0333in" fo:padding-right="0.0666in"/>
    </style:style>
    <style:style style:name="P158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589" style:family="table-cell">
      <style:table-cell-properties fo:border="none" style:writing-mode="lr-tb" style:vertical-align="middle" fo:padding-top="0.0333in" fo:padding-left="0.0666in" fo:padding-bottom="0.0333in" fo:padding-right="0.0666in"/>
    </style:style>
    <style:style style:name="P159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591" style:family="table-cell">
      <style:table-cell-properties fo:border="none" style:writing-mode="lr-tb" style:vertical-align="middle" fo:padding-top="0.0333in" fo:padding-left="0.0666in" fo:padding-bottom="0.0333in" fo:padding-right="0.0666in"/>
    </style:style>
    <style:style style:name="P159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593" style:family="table-cell">
      <style:table-cell-properties fo:border="none" style:writing-mode="lr-tb" style:vertical-align="middle" fo:padding-top="0.0333in" fo:padding-left="0.0666in" fo:padding-bottom="0.0333in" fo:padding-right="0.0666in"/>
    </style:style>
    <style:style style:name="P159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595" style:family="table-cell">
      <style:table-cell-properties fo:border="none" style:writing-mode="lr-tb" style:vertical-align="middle" fo:padding-top="0.0333in" fo:padding-left="0.0666in" fo:padding-bottom="0.0333in" fo:padding-right="0.0666in"/>
    </style:style>
    <style:style style:name="P159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597" style:family="table-row">
      <style:table-row-properties/>
    </style:style>
    <style:style style:name="TableCell1598" style:family="table-cell">
      <style:table-cell-properties fo:border="none" style:writing-mode="lr-tb" style:vertical-align="middle" fo:padding-top="0.0333in" fo:padding-left="0.0666in" fo:padding-bottom="0.0333in" fo:padding-right="0.0666in"/>
    </style:style>
    <style:style style:name="P159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00" style:family="table-cell">
      <style:table-cell-properties fo:border="none" style:writing-mode="lr-tb" style:vertical-align="middle" fo:padding-top="0.0333in" fo:padding-left="0.0666in" fo:padding-bottom="0.0333in" fo:padding-right="0.0666in"/>
    </style:style>
    <style:style style:name="P160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02" style:family="table-cell">
      <style:table-cell-properties fo:border="none" style:writing-mode="lr-tb" style:vertical-align="middle" fo:padding-top="0.0333in" fo:padding-left="0.0666in" fo:padding-bottom="0.0333in" fo:padding-right="0.0666in"/>
    </style:style>
    <style:style style:name="P160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04" style:family="table-cell">
      <style:table-cell-properties fo:border="none" style:writing-mode="lr-tb" style:vertical-align="middle" fo:padding-top="0.0333in" fo:padding-left="0.0666in" fo:padding-bottom="0.0333in" fo:padding-right="0.0666in"/>
    </style:style>
    <style:style style:name="P160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06" style:family="table-cell">
      <style:table-cell-properties fo:border="none" style:writing-mode="lr-tb" style:vertical-align="middle" fo:padding-top="0.0333in" fo:padding-left="0.0666in" fo:padding-bottom="0.0333in" fo:padding-right="0.0666in"/>
    </style:style>
    <style:style style:name="P160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608" style:family="table-row">
      <style:table-row-properties/>
    </style:style>
    <style:style style:name="TableCell1609" style:family="table-cell">
      <style:table-cell-properties fo:border="none" style:writing-mode="lr-tb" style:vertical-align="middle" fo:padding-top="0.0333in" fo:padding-left="0.0666in" fo:padding-bottom="0.0333in" fo:padding-right="0.0666in"/>
    </style:style>
    <style:style style:name="P161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11" style:family="table-cell">
      <style:table-cell-properties fo:border="none" style:writing-mode="lr-tb" style:vertical-align="middle" fo:padding-top="0.0333in" fo:padding-left="0.0666in" fo:padding-bottom="0.0333in" fo:padding-right="0.0666in"/>
    </style:style>
    <style:style style:name="P161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13" style:family="table-cell">
      <style:table-cell-properties fo:border="none" style:writing-mode="lr-tb" style:vertical-align="middle" fo:padding-top="0.0333in" fo:padding-left="0.0666in" fo:padding-bottom="0.0333in" fo:padding-right="0.0666in"/>
    </style:style>
    <style:style style:name="P161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15" style:family="table-cell">
      <style:table-cell-properties fo:border="none" style:writing-mode="lr-tb" style:vertical-align="middle" fo:padding-top="0.0333in" fo:padding-left="0.0666in" fo:padding-bottom="0.0333in" fo:padding-right="0.0666in"/>
    </style:style>
    <style:style style:name="P161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17" style:family="table-cell">
      <style:table-cell-properties fo:border="none" style:writing-mode="lr-tb" style:vertical-align="middle" fo:padding-top="0.0333in" fo:padding-left="0.0666in" fo:padding-bottom="0.0333in" fo:padding-right="0.0666in"/>
    </style:style>
    <style:style style:name="P161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619" style:family="table-row">
      <style:table-row-properties/>
    </style:style>
    <style:style style:name="TableCell1620" style:family="table-cell">
      <style:table-cell-properties fo:border="none" style:writing-mode="lr-tb" style:vertical-align="middle" fo:padding-top="0.0333in" fo:padding-left="0.0666in" fo:padding-bottom="0.0333in" fo:padding-right="0.0666in"/>
    </style:style>
    <style:style style:name="P162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22" style:family="table-cell">
      <style:table-cell-properties fo:border="none" style:writing-mode="lr-tb" style:vertical-align="middle" fo:padding-top="0.0333in" fo:padding-left="0.0666in" fo:padding-bottom="0.0333in" fo:padding-right="0.0666in"/>
    </style:style>
    <style:style style:name="P162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24" style:family="table-cell">
      <style:table-cell-properties fo:border="none" style:writing-mode="lr-tb" style:vertical-align="middle" fo:padding-top="0.0333in" fo:padding-left="0.0666in" fo:padding-bottom="0.0333in" fo:padding-right="0.0666in"/>
    </style:style>
    <style:style style:name="P162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26" style:family="table-cell">
      <style:table-cell-properties fo:border="none" style:writing-mode="lr-tb" style:vertical-align="middle" fo:padding-top="0.0333in" fo:padding-left="0.0666in" fo:padding-bottom="0.0333in" fo:padding-right="0.0666in"/>
    </style:style>
    <style:style style:name="P162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28" style:family="table-cell">
      <style:table-cell-properties fo:border="none" style:writing-mode="lr-tb" style:vertical-align="middle" fo:padding-top="0.0333in" fo:padding-left="0.0666in" fo:padding-bottom="0.0333in" fo:padding-right="0.0666in"/>
    </style:style>
    <style:style style:name="P162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630"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631"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1632"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1634" style:family="table-column">
      <style:table-column-properties style:column-width="1.4527in"/>
    </style:style>
    <style:style style:name="TableColumn1635" style:family="table-column">
      <style:table-column-properties style:column-width="1.05in"/>
    </style:style>
    <style:style style:name="TableColumn1636" style:family="table-column">
      <style:table-column-properties style:column-width="0.8555in"/>
    </style:style>
    <style:style style:name="TableColumn1637" style:family="table-column">
      <style:table-column-properties style:column-width="1.0263in"/>
    </style:style>
    <style:style style:name="TableColumn1638" style:family="table-column">
      <style:table-column-properties style:column-width="1.068in"/>
    </style:style>
    <style:style style:name="Table1633" style:family="table">
      <style:table-properties style:width="5.4527in" fo:margin-left="0in" table:align="left"/>
    </style:style>
    <style:style style:name="TableRow1639" style:family="table-row">
      <style:table-row-properties/>
    </style:style>
    <style:style style:name="TableCell1640" style:family="table-cell">
      <style:table-cell-properties fo:border="none" style:writing-mode="lr-tb" style:vertical-align="middle" fo:padding-top="0.0333in" fo:padding-left="0.0666in" fo:padding-bottom="0.0333in" fo:padding-right="0.0666in"/>
    </style:style>
    <style:style style:name="P164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642" style:family="table-cell">
      <style:table-cell-properties fo:border="none" style:writing-mode="lr-tb" style:vertical-align="middle" fo:padding-top="0.0333in" fo:padding-left="0.0666in" fo:padding-bottom="0.0333in" fo:padding-right="0.0666in"/>
    </style:style>
    <style:style style:name="P164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644" style:family="table-cell">
      <style:table-cell-properties fo:border="none" style:writing-mode="lr-tb" style:vertical-align="middle" fo:padding-top="0.0333in" fo:padding-left="0.0666in" fo:padding-bottom="0.0333in" fo:padding-right="0.0666in"/>
    </style:style>
    <style:style style:name="P164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646" style:family="table-cell">
      <style:table-cell-properties fo:border="none" style:writing-mode="lr-tb" style:vertical-align="middle" fo:padding-top="0.0333in" fo:padding-left="0.0666in" fo:padding-bottom="0.0333in" fo:padding-right="0.0666in"/>
    </style:style>
    <style:style style:name="P164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648" style:family="table-cell">
      <style:table-cell-properties fo:border="none" style:writing-mode="lr-tb" style:vertical-align="middle" fo:padding-top="0.0333in" fo:padding-left="0.0666in" fo:padding-bottom="0.0333in" fo:padding-right="0.0666in"/>
    </style:style>
    <style:style style:name="P164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650" style:family="table-row">
      <style:table-row-properties/>
    </style:style>
    <style:style style:name="TableCell1651" style:family="table-cell">
      <style:table-cell-properties fo:border="none" style:writing-mode="lr-tb" style:vertical-align="middle" fo:padding-top="0.0333in" fo:padding-left="0.0666in" fo:padding-bottom="0.0333in" fo:padding-right="0.0666in"/>
    </style:style>
    <style:style style:name="P165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53" style:family="table-cell">
      <style:table-cell-properties fo:border="none" style:writing-mode="lr-tb" style:vertical-align="middle" fo:padding-top="0.0333in" fo:padding-left="0.0666in" fo:padding-bottom="0.0333in" fo:padding-right="0.0666in"/>
    </style:style>
    <style:style style:name="P165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55" style:family="table-cell">
      <style:table-cell-properties fo:border="none" style:writing-mode="lr-tb" style:vertical-align="middle" fo:padding-top="0.0333in" fo:padding-left="0.0666in" fo:padding-bottom="0.0333in" fo:padding-right="0.0666in"/>
    </style:style>
    <style:style style:name="P165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57" style:family="table-cell">
      <style:table-cell-properties fo:border="none" style:writing-mode="lr-tb" style:vertical-align="middle" fo:padding-top="0.0333in" fo:padding-left="0.0666in" fo:padding-bottom="0.0333in" fo:padding-right="0.0666in"/>
    </style:style>
    <style:style style:name="P165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59" style:family="table-cell">
      <style:table-cell-properties fo:border="none" style:writing-mode="lr-tb" style:vertical-align="middle" fo:padding-top="0.0333in" fo:padding-left="0.0666in" fo:padding-bottom="0.0333in" fo:padding-right="0.0666in"/>
    </style:style>
    <style:style style:name="P166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661" style:family="table-row">
      <style:table-row-properties/>
    </style:style>
    <style:style style:name="TableCell1662" style:family="table-cell">
      <style:table-cell-properties fo:border="none" style:writing-mode="lr-tb" style:vertical-align="middle" fo:padding-top="0.0333in" fo:padding-left="0.0666in" fo:padding-bottom="0.0333in" fo:padding-right="0.0666in"/>
    </style:style>
    <style:style style:name="P166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64" style:family="table-cell">
      <style:table-cell-properties fo:border="none" style:writing-mode="lr-tb" style:vertical-align="middle" fo:padding-top="0.0333in" fo:padding-left="0.0666in" fo:padding-bottom="0.0333in" fo:padding-right="0.0666in"/>
    </style:style>
    <style:style style:name="P166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66" style:family="table-cell">
      <style:table-cell-properties fo:border="none" style:writing-mode="lr-tb" style:vertical-align="middle" fo:padding-top="0.0333in" fo:padding-left="0.0666in" fo:padding-bottom="0.0333in" fo:padding-right="0.0666in"/>
    </style:style>
    <style:style style:name="P166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68" style:family="table-cell">
      <style:table-cell-properties fo:border="none" style:writing-mode="lr-tb" style:vertical-align="middle" fo:padding-top="0.0333in" fo:padding-left="0.0666in" fo:padding-bottom="0.0333in" fo:padding-right="0.0666in"/>
    </style:style>
    <style:style style:name="P166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70" style:family="table-cell">
      <style:table-cell-properties fo:border="none" style:writing-mode="lr-tb" style:vertical-align="middle" fo:padding-top="0.0333in" fo:padding-left="0.0666in" fo:padding-bottom="0.0333in" fo:padding-right="0.0666in"/>
    </style:style>
    <style:style style:name="P167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672" style:family="table-row">
      <style:table-row-properties/>
    </style:style>
    <style:style style:name="TableCell1673" style:family="table-cell">
      <style:table-cell-properties fo:border="none" style:writing-mode="lr-tb" style:vertical-align="middle" fo:padding-top="0.0333in" fo:padding-left="0.0666in" fo:padding-bottom="0.0333in" fo:padding-right="0.0666in"/>
    </style:style>
    <style:style style:name="P167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75" style:family="table-cell">
      <style:table-cell-properties fo:border="none" style:writing-mode="lr-tb" style:vertical-align="middle" fo:padding-top="0.0333in" fo:padding-left="0.0666in" fo:padding-bottom="0.0333in" fo:padding-right="0.0666in"/>
    </style:style>
    <style:style style:name="P167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77" style:family="table-cell">
      <style:table-cell-properties fo:border="none" style:writing-mode="lr-tb" style:vertical-align="middle" fo:padding-top="0.0333in" fo:padding-left="0.0666in" fo:padding-bottom="0.0333in" fo:padding-right="0.0666in"/>
    </style:style>
    <style:style style:name="P167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79" style:family="table-cell">
      <style:table-cell-properties fo:border="none" style:writing-mode="lr-tb" style:vertical-align="middle" fo:padding-top="0.0333in" fo:padding-left="0.0666in" fo:padding-bottom="0.0333in" fo:padding-right="0.0666in"/>
    </style:style>
    <style:style style:name="P168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681" style:family="table-cell">
      <style:table-cell-properties fo:border="none" style:writing-mode="lr-tb" style:vertical-align="middle" fo:padding-top="0.0333in" fo:padding-left="0.0666in" fo:padding-bottom="0.0333in" fo:padding-right="0.0666in"/>
    </style:style>
    <style:style style:name="P168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683"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684" style:parent-style-name="Normal" style:family="paragraph">
      <style:paragraph-properties fo:text-align="justify" fo:line-height="150%" fo:margin-left="0.2958in" fo:background-color="#FFFFFF">
        <style:tab-stops/>
      </style:paragraph-properties>
    </style:style>
    <style:style style:name="T168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68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68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68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689"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1690"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1692" style:family="table-column">
      <style:table-column-properties style:column-width="1.4527in"/>
    </style:style>
    <style:style style:name="TableColumn1693" style:family="table-column">
      <style:table-column-properties style:column-width="1.05in"/>
    </style:style>
    <style:style style:name="TableColumn1694" style:family="table-column">
      <style:table-column-properties style:column-width="0.8555in"/>
    </style:style>
    <style:style style:name="TableColumn1695" style:family="table-column">
      <style:table-column-properties style:column-width="1.0263in"/>
    </style:style>
    <style:style style:name="TableColumn1696" style:family="table-column">
      <style:table-column-properties style:column-width="1.068in"/>
    </style:style>
    <style:style style:name="Table1691" style:family="table">
      <style:table-properties style:width="5.4527in" fo:margin-left="0in" table:align="left"/>
    </style:style>
    <style:style style:name="TableRow1697" style:family="table-row">
      <style:table-row-properties/>
    </style:style>
    <style:style style:name="TableCell1698" style:family="table-cell">
      <style:table-cell-properties fo:border="none" style:writing-mode="lr-tb" style:vertical-align="middle" fo:padding-top="0.0333in" fo:padding-left="0.0666in" fo:padding-bottom="0.0333in" fo:padding-right="0.0666in"/>
    </style:style>
    <style:style style:name="P169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700" style:family="table-cell">
      <style:table-cell-properties fo:border="none" style:writing-mode="lr-tb" style:vertical-align="middle" fo:padding-top="0.0333in" fo:padding-left="0.0666in" fo:padding-bottom="0.0333in" fo:padding-right="0.0666in"/>
    </style:style>
    <style:style style:name="P170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702" style:family="table-cell">
      <style:table-cell-properties fo:border="none" style:writing-mode="lr-tb" style:vertical-align="middle" fo:padding-top="0.0333in" fo:padding-left="0.0666in" fo:padding-bottom="0.0333in" fo:padding-right="0.0666in"/>
    </style:style>
    <style:style style:name="P170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704" style:family="table-cell">
      <style:table-cell-properties fo:border="none" style:writing-mode="lr-tb" style:vertical-align="middle" fo:padding-top="0.0333in" fo:padding-left="0.0666in" fo:padding-bottom="0.0333in" fo:padding-right="0.0666in"/>
    </style:style>
    <style:style style:name="P170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706" style:family="table-cell">
      <style:table-cell-properties fo:border="none" style:writing-mode="lr-tb" style:vertical-align="middle" fo:padding-top="0.0333in" fo:padding-left="0.0666in" fo:padding-bottom="0.0333in" fo:padding-right="0.0666in"/>
    </style:style>
    <style:style style:name="P170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708" style:family="table-row">
      <style:table-row-properties/>
    </style:style>
    <style:style style:name="TableCell1709" style:family="table-cell">
      <style:table-cell-properties fo:border="none" style:writing-mode="lr-tb" style:vertical-align="middle" fo:padding-top="0.0333in" fo:padding-left="0.0666in" fo:padding-bottom="0.0333in" fo:padding-right="0.0666in"/>
    </style:style>
    <style:style style:name="P171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11" style:family="table-cell">
      <style:table-cell-properties fo:border="none" style:writing-mode="lr-tb" style:vertical-align="middle" fo:padding-top="0.0333in" fo:padding-left="0.0666in" fo:padding-bottom="0.0333in" fo:padding-right="0.0666in"/>
    </style:style>
    <style:style style:name="P171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13" style:family="table-cell">
      <style:table-cell-properties fo:border="none" style:writing-mode="lr-tb" style:vertical-align="middle" fo:padding-top="0.0333in" fo:padding-left="0.0666in" fo:padding-bottom="0.0333in" fo:padding-right="0.0666in"/>
    </style:style>
    <style:style style:name="P171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15" style:family="table-cell">
      <style:table-cell-properties fo:border="none" style:writing-mode="lr-tb" style:vertical-align="middle" fo:padding-top="0.0333in" fo:padding-left="0.0666in" fo:padding-bottom="0.0333in" fo:padding-right="0.0666in"/>
    </style:style>
    <style:style style:name="P171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17" style:family="table-cell">
      <style:table-cell-properties fo:border="none" style:writing-mode="lr-tb" style:vertical-align="middle" fo:padding-top="0.0333in" fo:padding-left="0.0666in" fo:padding-bottom="0.0333in" fo:padding-right="0.0666in"/>
    </style:style>
    <style:style style:name="P171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719" style:family="table-row">
      <style:table-row-properties/>
    </style:style>
    <style:style style:name="TableCell1720" style:family="table-cell">
      <style:table-cell-properties fo:border="none" style:writing-mode="lr-tb" style:vertical-align="middle" fo:padding-top="0.0333in" fo:padding-left="0.0666in" fo:padding-bottom="0.0333in" fo:padding-right="0.0666in"/>
    </style:style>
    <style:style style:name="P172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22" style:family="table-cell">
      <style:table-cell-properties fo:border="none" style:writing-mode="lr-tb" style:vertical-align="middle" fo:padding-top="0.0333in" fo:padding-left="0.0666in" fo:padding-bottom="0.0333in" fo:padding-right="0.0666in"/>
    </style:style>
    <style:style style:name="P172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24" style:family="table-cell">
      <style:table-cell-properties fo:border="none" style:writing-mode="lr-tb" style:vertical-align="middle" fo:padding-top="0.0333in" fo:padding-left="0.0666in" fo:padding-bottom="0.0333in" fo:padding-right="0.0666in"/>
    </style:style>
    <style:style style:name="P172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26" style:family="table-cell">
      <style:table-cell-properties fo:border="none" style:writing-mode="lr-tb" style:vertical-align="middle" fo:padding-top="0.0333in" fo:padding-left="0.0666in" fo:padding-bottom="0.0333in" fo:padding-right="0.0666in"/>
    </style:style>
    <style:style style:name="P172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28" style:family="table-cell">
      <style:table-cell-properties fo:border="none" style:writing-mode="lr-tb" style:vertical-align="middle" fo:padding-top="0.0333in" fo:padding-left="0.0666in" fo:padding-bottom="0.0333in" fo:padding-right="0.0666in"/>
    </style:style>
    <style:style style:name="P172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730" style:family="table-row">
      <style:table-row-properties/>
    </style:style>
    <style:style style:name="TableCell1731" style:family="table-cell">
      <style:table-cell-properties fo:border="none" style:writing-mode="lr-tb" style:vertical-align="middle" fo:padding-top="0.0333in" fo:padding-left="0.0666in" fo:padding-bottom="0.0333in" fo:padding-right="0.0666in"/>
    </style:style>
    <style:style style:name="P173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33" style:family="table-cell">
      <style:table-cell-properties fo:border="none" style:writing-mode="lr-tb" style:vertical-align="middle" fo:padding-top="0.0333in" fo:padding-left="0.0666in" fo:padding-bottom="0.0333in" fo:padding-right="0.0666in"/>
    </style:style>
    <style:style style:name="P173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35" style:family="table-cell">
      <style:table-cell-properties fo:border="none" style:writing-mode="lr-tb" style:vertical-align="middle" fo:padding-top="0.0333in" fo:padding-left="0.0666in" fo:padding-bottom="0.0333in" fo:padding-right="0.0666in"/>
    </style:style>
    <style:style style:name="P173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37" style:family="table-cell">
      <style:table-cell-properties fo:border="none" style:writing-mode="lr-tb" style:vertical-align="middle" fo:padding-top="0.0333in" fo:padding-left="0.0666in" fo:padding-bottom="0.0333in" fo:padding-right="0.0666in"/>
    </style:style>
    <style:style style:name="P173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39" style:family="table-cell">
      <style:table-cell-properties fo:border="none" style:writing-mode="lr-tb" style:vertical-align="middle" fo:padding-top="0.0333in" fo:padding-left="0.0666in" fo:padding-bottom="0.0333in" fo:padding-right="0.0666in"/>
    </style:style>
    <style:style style:name="P174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741"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742" style:parent-style-name="Normal" style:family="paragraph">
      <style:paragraph-properties fo:text-align="justify" fo:line-height="150%" fo:margin-left="0.2958in" fo:background-color="#FFFFFF">
        <style:tab-stops/>
      </style:paragraph-properties>
    </style:style>
    <style:style style:name="T174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74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74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746"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1747"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1749" style:family="table-column">
      <style:table-column-properties style:column-width="1.1097in"/>
    </style:style>
    <style:style style:name="TableColumn1750" style:family="table-column">
      <style:table-column-properties style:column-width="2.2486in"/>
    </style:style>
    <style:style style:name="TableColumn1751" style:family="table-column">
      <style:table-column-properties style:column-width="0.9986in"/>
    </style:style>
    <style:style style:name="TableColumn1752" style:family="table-column">
      <style:table-column-properties style:column-width="1.068in"/>
    </style:style>
    <style:style style:name="TableColumn1753" style:family="table-column">
      <style:table-column-properties style:column-width="1.4291in"/>
    </style:style>
    <style:style style:name="Table1748" style:family="table">
      <style:table-properties style:width="6.8541in" fo:margin-left="0in" table:align="left"/>
    </style:style>
    <style:style style:name="TableRow1754" style:family="table-row">
      <style:table-row-properties/>
    </style:style>
    <style:style style:name="TableCell1755" style:family="table-cell">
      <style:table-cell-properties fo:border="none" style:writing-mode="lr-tb" style:vertical-align="middle" fo:padding-top="0.0333in" fo:padding-left="0.0666in" fo:padding-bottom="0.0333in" fo:padding-right="0.0666in"/>
    </style:style>
    <style:style style:name="P175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757" style:family="table-cell">
      <style:table-cell-properties fo:border="none" style:writing-mode="lr-tb" style:vertical-align="middle" fo:padding-top="0.0333in" fo:padding-left="0.0666in" fo:padding-bottom="0.0333in" fo:padding-right="0.0666in"/>
    </style:style>
    <style:style style:name="P175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759" style:family="table-cell">
      <style:table-cell-properties fo:border="none" style:writing-mode="lr-tb" style:vertical-align="middle" fo:padding-top="0.0333in" fo:padding-left="0.0666in" fo:padding-bottom="0.0333in" fo:padding-right="0.0666in"/>
    </style:style>
    <style:style style:name="P176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761" style:family="table-cell">
      <style:table-cell-properties fo:border="none" style:writing-mode="lr-tb" style:vertical-align="middle" fo:padding-top="0.0333in" fo:padding-left="0.0666in" fo:padding-bottom="0.0333in" fo:padding-right="0.0666in"/>
    </style:style>
    <style:style style:name="P176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763" style:family="table-cell">
      <style:table-cell-properties fo:border="none" style:writing-mode="lr-tb" style:vertical-align="middle" fo:padding-top="0.0333in" fo:padding-left="0.0666in" fo:padding-bottom="0.0333in" fo:padding-right="0.0666in"/>
    </style:style>
    <style:style style:name="P176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765" style:family="table-row">
      <style:table-row-properties/>
    </style:style>
    <style:style style:name="TableCell1766" style:family="table-cell">
      <style:table-cell-properties fo:border="none" style:writing-mode="lr-tb" style:vertical-align="middle" fo:padding-top="0.0333in" fo:padding-left="0.0666in" fo:padding-bottom="0.0333in" fo:padding-right="0.0666in"/>
    </style:style>
    <style:style style:name="P1767" style:parent-style-name="Normal" style:family="paragraph">
      <style:paragraph-properties fo:text-align="justify" fo:line-height="150%" fo:margin-left="0.2958in">
        <style:tab-stops/>
      </style:paragraph-properties>
    </style:style>
    <style:style style:name="T1768"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1769"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1770"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71" style:family="table-cell">
      <style:table-cell-properties fo:border="none" style:writing-mode="lr-tb" style:vertical-align="middle" fo:padding-top="0.0333in" fo:padding-left="0.0666in" fo:padding-bottom="0.0333in" fo:padding-right="0.0666in"/>
    </style:style>
    <style:style style:name="P177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73" style:family="table-cell">
      <style:table-cell-properties fo:border="none" style:writing-mode="lr-tb" style:vertical-align="middle" fo:padding-top="0.0333in" fo:padding-left="0.0666in" fo:padding-bottom="0.0333in" fo:padding-right="0.0666in"/>
    </style:style>
    <style:style style:name="P1774"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75" style:family="table-cell">
      <style:table-cell-properties fo:border="none" style:writing-mode="lr-tb" style:vertical-align="middle" fo:padding-top="0.0333in" fo:padding-left="0.0666in" fo:padding-bottom="0.0333in" fo:padding-right="0.0666in"/>
    </style:style>
    <style:style style:name="P177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77" style:family="table-cell">
      <style:table-cell-properties fo:border="none" style:writing-mode="lr-tb" style:vertical-align="middle" fo:padding-top="0.0333in" fo:padding-left="0.0666in" fo:padding-bottom="0.0333in" fo:padding-right="0.0666in"/>
    </style:style>
    <style:style style:name="P177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77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780" style:family="table-row">
      <style:table-row-properties/>
    </style:style>
    <style:style style:name="TableCell1781" style:family="table-cell">
      <style:table-cell-properties fo:border="none" style:writing-mode="lr-tb" style:vertical-align="middle" fo:padding-top="0.0333in" fo:padding-left="0.0666in" fo:padding-bottom="0.0333in" fo:padding-right="0.0666in"/>
    </style:style>
    <style:style style:name="P1782" style:parent-style-name="Normal" style:family="paragraph">
      <style:paragraph-properties fo:text-align="justify" fo:line-height="150%" fo:margin-left="0.2958in">
        <style:tab-stops/>
      </style:paragraph-properties>
    </style:style>
    <style:style style:name="T1783"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1784"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1785"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86" style:family="table-cell">
      <style:table-cell-properties fo:border="none" style:writing-mode="lr-tb" style:vertical-align="middle" fo:padding-top="0.0333in" fo:padding-left="0.0666in" fo:padding-bottom="0.0333in" fo:padding-right="0.0666in"/>
    </style:style>
    <style:style style:name="P178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88" style:family="table-cell">
      <style:table-cell-properties fo:border="none" style:writing-mode="lr-tb" style:vertical-align="middle" fo:padding-top="0.0333in" fo:padding-left="0.0666in" fo:padding-bottom="0.0333in" fo:padding-right="0.0666in"/>
    </style:style>
    <style:style style:name="P178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90" style:family="table-cell">
      <style:table-cell-properties fo:border="none" style:writing-mode="lr-tb" style:vertical-align="middle" fo:padding-top="0.0333in" fo:padding-left="0.0666in" fo:padding-bottom="0.0333in" fo:padding-right="0.0666in"/>
    </style:style>
    <style:style style:name="P179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792" style:family="table-cell">
      <style:table-cell-properties fo:border="none" style:writing-mode="lr-tb" style:vertical-align="middle" fo:padding-top="0.0333in" fo:padding-left="0.0666in" fo:padding-bottom="0.0333in" fo:padding-right="0.0666in"/>
    </style:style>
    <style:style style:name="P179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794" style:family="table-row">
      <style:table-row-properties/>
    </style:style>
    <style:style style:name="TableCell1795" style:family="table-cell">
      <style:table-cell-properties fo:border="none" style:writing-mode="lr-tb" style:vertical-align="middle" fo:padding-top="0.0333in" fo:padding-left="0.0666in" fo:padding-bottom="0.0333in" fo:padding-right="0.0666in"/>
    </style:style>
    <style:style style:name="P1796" style:parent-style-name="Normal" style:family="paragraph">
      <style:paragraph-properties fo:text-align="justify" fo:line-height="150%" fo:margin-left="0.2958in">
        <style:tab-stops/>
      </style:paragraph-properties>
    </style:style>
    <style:style style:name="T1797"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1798"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1799"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00" style:family="table-cell">
      <style:table-cell-properties fo:border="none" style:writing-mode="lr-tb" style:vertical-align="middle" fo:padding-top="0.0333in" fo:padding-left="0.0666in" fo:padding-bottom="0.0333in" fo:padding-right="0.0666in"/>
    </style:style>
    <style:style style:name="P180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02" style:family="table-cell">
      <style:table-cell-properties fo:border="none" style:writing-mode="lr-tb" style:vertical-align="middle" fo:padding-top="0.0333in" fo:padding-left="0.0666in" fo:padding-bottom="0.0333in" fo:padding-right="0.0666in"/>
    </style:style>
    <style:style style:name="P180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04" style:family="table-cell">
      <style:table-cell-properties fo:border="none" style:writing-mode="lr-tb" style:vertical-align="middle" fo:padding-top="0.0333in" fo:padding-left="0.0666in" fo:padding-bottom="0.0333in" fo:padding-right="0.0666in"/>
    </style:style>
    <style:style style:name="P180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06" style:family="table-cell">
      <style:table-cell-properties fo:border="none" style:writing-mode="lr-tb" style:vertical-align="middle" fo:padding-top="0.0333in" fo:padding-left="0.0666in" fo:padding-bottom="0.0333in" fo:padding-right="0.0666in"/>
    </style:style>
    <style:style style:name="P180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80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809" style:family="table-row">
      <style:table-row-properties/>
    </style:style>
    <style:style style:name="TableCell1810" style:family="table-cell">
      <style:table-cell-properties fo:border="none" style:writing-mode="lr-tb" style:vertical-align="middle" fo:padding-top="0.0333in" fo:padding-left="0.0666in" fo:padding-bottom="0.0333in" fo:padding-right="0.0666in"/>
    </style:style>
    <style:style style:name="P1811" style:parent-style-name="Normal" style:family="paragraph">
      <style:paragraph-properties fo:text-align="justify" fo:line-height="150%" fo:margin-left="0.2958in">
        <style:tab-stops/>
      </style:paragraph-properties>
    </style:style>
    <style:style style:name="T1812"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1813"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1814"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15" style:family="table-cell">
      <style:table-cell-properties fo:border="none" style:writing-mode="lr-tb" style:vertical-align="middle" fo:padding-top="0.0333in" fo:padding-left="0.0666in" fo:padding-bottom="0.0333in" fo:padding-right="0.0666in"/>
    </style:style>
    <style:style style:name="P1816"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17" style:family="table-cell">
      <style:table-cell-properties fo:border="none" style:writing-mode="lr-tb" style:vertical-align="middle" fo:padding-top="0.0333in" fo:padding-left="0.0666in" fo:padding-bottom="0.0333in" fo:padding-right="0.0666in"/>
    </style:style>
    <style:style style:name="P181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19" style:family="table-cell">
      <style:table-cell-properties fo:border="none" style:writing-mode="lr-tb" style:vertical-align="middle" fo:padding-top="0.0333in" fo:padding-left="0.0666in" fo:padding-bottom="0.0333in" fo:padding-right="0.0666in"/>
    </style:style>
    <style:style style:name="P182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21" style:family="table-cell">
      <style:table-cell-properties fo:border="none" style:writing-mode="lr-tb" style:vertical-align="middle" fo:padding-top="0.0333in" fo:padding-left="0.0666in" fo:padding-bottom="0.0333in" fo:padding-right="0.0666in"/>
    </style:style>
    <style:style style:name="P1822"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82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824" style:family="table-row">
      <style:table-row-properties/>
    </style:style>
    <style:style style:name="TableCell1825" style:family="table-cell">
      <style:table-cell-properties fo:border="none" style:writing-mode="lr-tb" style:vertical-align="middle" fo:padding-top="0.0333in" fo:padding-left="0.0666in" fo:padding-bottom="0.0333in" fo:padding-right="0.0666in"/>
    </style:style>
    <style:style style:name="P1826" style:parent-style-name="Normal" style:family="paragraph">
      <style:paragraph-properties fo:text-align="justify" fo:line-height="150%" fo:margin-left="0.2958in">
        <style:tab-stops/>
      </style:paragraph-properties>
    </style:style>
    <style:style style:name="T1827"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1828"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1829"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30" style:family="table-cell">
      <style:table-cell-properties fo:border="none" style:writing-mode="lr-tb" style:vertical-align="middle" fo:padding-top="0.0333in" fo:padding-left="0.0666in" fo:padding-bottom="0.0333in" fo:padding-right="0.0666in"/>
    </style:style>
    <style:style style:name="P183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32" style:family="table-cell">
      <style:table-cell-properties fo:border="none" style:writing-mode="lr-tb" style:vertical-align="middle" fo:padding-top="0.0333in" fo:padding-left="0.0666in" fo:padding-bottom="0.0333in" fo:padding-right="0.0666in"/>
    </style:style>
    <style:style style:name="P183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34" style:family="table-cell">
      <style:table-cell-properties fo:border="none" style:writing-mode="lr-tb" style:vertical-align="middle" fo:padding-top="0.0333in" fo:padding-left="0.0666in" fo:padding-bottom="0.0333in" fo:padding-right="0.0666in"/>
    </style:style>
    <style:style style:name="P183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36" style:family="table-cell">
      <style:table-cell-properties fo:border="none" style:writing-mode="lr-tb" style:vertical-align="middle" fo:padding-top="0.0333in" fo:padding-left="0.0666in" fo:padding-bottom="0.0333in" fo:padding-right="0.0666in"/>
    </style:style>
    <style:style style:name="P183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838"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839" style:family="table-row">
      <style:table-row-properties/>
    </style:style>
    <style:style style:name="TableCell1840" style:family="table-cell">
      <style:table-cell-properties fo:border="none" style:writing-mode="lr-tb" style:vertical-align="middle" fo:padding-top="0.0333in" fo:padding-left="0.0666in" fo:padding-bottom="0.0333in" fo:padding-right="0.0666in"/>
    </style:style>
    <style:style style:name="P1841"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42" style:family="table-cell">
      <style:table-cell-properties fo:border="none" style:writing-mode="lr-tb" style:vertical-align="middle" fo:padding-top="0.0333in" fo:padding-left="0.0666in" fo:padding-bottom="0.0333in" fo:padding-right="0.0666in"/>
    </style:style>
    <style:style style:name="P1843"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44" style:family="table-cell">
      <style:table-cell-properties fo:border="none" style:writing-mode="lr-tb" style:vertical-align="middle" fo:padding-top="0.0333in" fo:padding-left="0.0666in" fo:padding-bottom="0.0333in" fo:padding-right="0.0666in"/>
    </style:style>
    <style:style style:name="P1845"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46" style:family="table-cell">
      <style:table-cell-properties fo:border="none" style:writing-mode="lr-tb" style:vertical-align="middle" fo:padding-top="0.0333in" fo:padding-left="0.0666in" fo:padding-bottom="0.0333in" fo:padding-right="0.0666in"/>
    </style:style>
    <style:style style:name="P1847"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848" style:family="table-cell">
      <style:table-cell-properties fo:border="none" style:writing-mode="lr-tb" style:vertical-align="middle" fo:padding-top="0.0333in" fo:padding-left="0.0666in" fo:padding-bottom="0.0333in" fo:padding-right="0.0666in"/>
    </style:style>
    <style:style style:name="P1849"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850" style:parent-style-name="Normal" style:family="paragraph">
      <style:paragraph-properties fo:text-align="justify" fo:line-height="150%" fo:margin-left="0.2958in">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851" style:parent-style-name="Normal" style:family="paragraph">
      <style:paragraph-properties fo:text-align="justify" fo:line-height="150%" fo:margin-left="0.2958in" fo:background-color="#FFFCF0">
        <style:tab-stops/>
      </style:paragraph-properties>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185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5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185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5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56"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57"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58"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59"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5"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6"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7"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8"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69"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70"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71"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72"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73"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74"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75" style:parent-style-name="Normal" style:family="paragraph">
      <style:paragraph-properties fo:text-align="justify" fo:line-height="150%" fo:margin-left="0.2958in" fo:background-color="#FFFFFF">
        <style:tab-stops/>
      </style:paragraph-properties>
    </style:style>
    <style:style style:name="T1876"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T1877"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1878" style:parent-style-name="Normal" style:family="paragraph">
      <style:paragraph-properties fo:text-align="justify" fo:line-height="150%" fo:margin-left="0.2958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79" style:parent-style-name="Normal" style:family="paragraph">
      <style:paragraph-properties fo:text-align="center" fo:margin-bottom="0.2777in" fo:line-height="150%" fo:background-color="#FFFFFF"/>
      <style:text-properties style:font-name="Times New Roman" style:font-name-asian="Times New Roman" style:font-name-complex="Times New Roman" fo:font-weight="bold" style:font-weight-asian="bold" fo:text-shadow="0.0145in 0.0145in 0.0416in #000000" fo:color="#000000" style:letter-kerning="false" fo:font-size="16pt" style:font-size-asian="16pt" style:font-size-complex="16pt" fo:language="en" style:language-asian="en" style:country-asian="IN" style:language-complex="ta" style:country-complex="IN"/>
    </style:style>
    <style:style style:name="P1880" style:parent-style-name="Normal" style:family="paragraph">
      <style:paragraph-properties fo:margin-bottom="0.2777in" fo:line-height="150%" fo:background-color="#FFFFFF"/>
      <style:text-properties style:font-name="Times New Roman" style:font-name-asian="Times New Roman" style:font-name-complex="Times New Roman" fo:font-weight="bold" style:font-weight-asian="bold" fo:text-shadow="0.0145in 0.0145in 0.0416in #000000" fo:color="#000000" style:letter-kerning="false" fo:font-size="15pt" style:font-size-asian="15pt" style:font-size-complex="15pt" fo:language="en" style:language-asian="en" style:country-asian="IN" style:language-complex="ta" style:country-complex="IN"/>
    </style:style>
    <style:style style:name="P1881"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1882" style:parent-style-name="Normal" style:family="paragraph">
      <style:paragraph-properties fo:line-height="150%" fo:background-color="#FFFFFF"/>
    </style:style>
    <style:style style:name="T188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T1884"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5pt" style:font-size-asian="15pt" style:font-size-complex="15pt" fo:language="en" style:language-asian="en" style:country-asian="IN" style:language-complex="ta" style:country-complex="IN"/>
    </style:style>
    <style:style style:name="T188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1886"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fo:language="en" style:language-asian="en" style:country-asian="IN" style:language-complex="ta" style:country-complex="IN"/>
    </style:style>
    <style:style style:name="P1887" style:parent-style-name="Normal" style:family="paragraph">
      <style:paragraph-properties fo:margin-bottom="0.2777in" fo:line-height="150%" fo:background-color="#FFFFFF"/>
    </style:style>
    <style:style style:name="T1888"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T1889"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1890"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91" style:parent-style-name="Normal" style:family="paragraph">
      <style:paragraph-properties fo:margin-bottom="0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92"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93"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94"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95"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96"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97" style:parent-style-name="Normal" style:list-style-name="LFO1" style:family="paragraph">
      <style:paragraph-properties fo:margin-bottom="0.0694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98" style:parent-style-name="Normal" style:list-style-name="LFO1" style:family="paragraph">
      <style:paragraph-properties fo:margin-bottom="0.0694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899" style:parent-style-name="Normal" style:list-style-name="LFO1" style:family="paragraph">
      <style:paragraph-properties fo:margin-bottom="0.0694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00" style:parent-style-name="Normal" style:list-style-name="LFO1" style:family="paragraph">
      <style:paragraph-properties fo:margin-bottom="0.0694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01" style:parent-style-name="Normal" style:list-style-name="LFO1" style:family="paragraph">
      <style:paragraph-properties fo:margin-bottom="0.0694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02"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03" style:parent-style-name="Normal" style:family="paragraph">
      <style:paragraph-properties fo:line-height="150%" fo:background-color="#FFFFFF"/>
    </style:style>
    <style:style style:name="T190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90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90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90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90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90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91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11" style:parent-style-name="Normal" style:family="paragraph">
      <style:paragraph-properties fo:line-height="150%" fo:background-color="#FFFFFF"/>
    </style:style>
    <style:style style:name="T1912"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1913" style:parent-style-name="Normal" style:family="paragraph">
      <style:paragraph-properties fo:margin-bottom="0.2777in" fo:line-height="150%" fo:background-color="#FFFFFF"/>
    </style:style>
    <style:style style:name="T191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91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91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17" style:parent-style-name="Normal" style:family="paragraph">
      <style:paragraph-properties fo:margin-bottom="0.1388in" fo:line-height="150%" fo:background-color="#FFFFFF"/>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1918" style:parent-style-name="Normal" style:family="paragraph">
      <style:paragraph-properties fo:margin-bottom="0.2777in" fo:line-height="150%" fo:background-color="#FFFFFF"/>
    </style:style>
    <style:style style:name="T191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92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92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22" style:parent-style-name="Normal" style:family="paragraph">
      <style:paragraph-properties fo:margin-bottom="0.2777in" fo:line-height="150%" fo:background-color="#FFFFFF"/>
    </style:style>
    <style:style style:name="T192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92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192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192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1927" style:parent-style-name="Normal" style:family="paragraph">
      <style:paragraph-properties fo:margin-bottom="0.1388in" fo:line-height="150%" fo:background-color="#FFFCF0"/>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1928"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1930" style:family="table-column">
      <style:table-column-properties style:column-width="3.0847in"/>
    </style:style>
    <style:style style:name="TableColumn1931" style:family="table-column">
      <style:table-column-properties style:column-width="1.3756in"/>
    </style:style>
    <style:style style:name="TableColumn1932" style:family="table-column">
      <style:table-column-properties style:column-width="1.4222in"/>
    </style:style>
    <style:style style:name="TableColumn1933" style:family="table-column">
      <style:table-column-properties style:column-width="1.1993in"/>
    </style:style>
    <style:style style:name="Table1929" style:family="table">
      <style:table-properties style:width="7.0819in" fo:margin-left="0in" table:align="left"/>
    </style:style>
    <style:style style:name="TableRow1934" style:family="table-row">
      <style:table-row-properties style:min-row-height="0.3229in"/>
    </style:style>
    <style:style style:name="TableCell1935" style:family="table-cell">
      <style:table-cell-properties fo:border="none" style:writing-mode="lr-tb" style:vertical-align="middle" fo:padding-top="0.0333in" fo:padding-left="0.0666in" fo:padding-bottom="0.0333in" fo:padding-right="0.0666in"/>
    </style:style>
    <style:style style:name="P1936"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937" style:family="table-cell">
      <style:table-cell-properties fo:border="none" style:writing-mode="lr-tb" style:vertical-align="middle" fo:padding-top="0.0333in" fo:padding-left="0.0666in" fo:padding-bottom="0.0333in" fo:padding-right="0.0666in"/>
    </style:style>
    <style:style style:name="P1938"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939" style:family="table-cell">
      <style:table-cell-properties fo:border="none" style:writing-mode="lr-tb" style:vertical-align="middle" fo:padding-top="0.0333in" fo:padding-left="0.0666in" fo:padding-bottom="0.0333in" fo:padding-right="0.0666in"/>
    </style:style>
    <style:style style:name="P1940"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1941" style:family="table-cell">
      <style:table-cell-properties fo:border="none" style:writing-mode="lr-tb" style:vertical-align="middle" fo:padding-top="0.0333in" fo:padding-left="0.0666in" fo:padding-bottom="0.0333in" fo:padding-right="0.0666in"/>
    </style:style>
    <style:style style:name="P1942"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1943" style:family="table-row">
      <style:table-row-properties style:min-row-height="0.3229in"/>
    </style:style>
    <style:style style:name="TableCell1944" style:family="table-cell">
      <style:table-cell-properties fo:border="none" style:writing-mode="lr-tb" style:vertical-align="middle" fo:padding-top="0.0333in" fo:padding-left="0.0666in" fo:padding-bottom="0.0333in" fo:padding-right="0.0666in"/>
    </style:style>
    <style:style style:name="P194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46" style:family="table-cell">
      <style:table-cell-properties fo:border="none" style:writing-mode="lr-tb" style:vertical-align="middle" fo:padding-top="0.0333in" fo:padding-left="0.0666in" fo:padding-bottom="0.0333in" fo:padding-right="0.0666in"/>
    </style:style>
    <style:style style:name="P1947"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48" style:family="table-cell">
      <style:table-cell-properties fo:border="none" style:writing-mode="lr-tb" style:vertical-align="middle" fo:padding-top="0.0333in" fo:padding-left="0.0666in" fo:padding-bottom="0.0333in" fo:padding-right="0.0666in"/>
    </style:style>
    <style:style style:name="P1949"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50" style:family="table-cell">
      <style:table-cell-properties fo:border="none" style:writing-mode="lr-tb" style:vertical-align="middle" fo:padding-top="0.0333in" fo:padding-left="0.0666in" fo:padding-bottom="0.0333in" fo:padding-right="0.0666in"/>
    </style:style>
    <style:style style:name="P1951"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952" style:family="table-row">
      <style:table-row-properties style:min-row-height="0.3145in"/>
    </style:style>
    <style:style style:name="TableCell1953" style:family="table-cell">
      <style:table-cell-properties fo:border="none" style:writing-mode="lr-tb" style:vertical-align="middle" fo:padding-top="0.0333in" fo:padding-left="0.0666in" fo:padding-bottom="0.0333in" fo:padding-right="0.0666in"/>
    </style:style>
    <style:style style:name="P195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55" style:family="table-cell">
      <style:table-cell-properties fo:border="none" style:writing-mode="lr-tb" style:vertical-align="middle" fo:padding-top="0.0333in" fo:padding-left="0.0666in" fo:padding-bottom="0.0333in" fo:padding-right="0.0666in"/>
    </style:style>
    <style:style style:name="P1956"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57" style:family="table-cell">
      <style:table-cell-properties fo:border="none" style:writing-mode="lr-tb" style:vertical-align="middle" fo:padding-top="0.0333in" fo:padding-left="0.0666in" fo:padding-bottom="0.0333in" fo:padding-right="0.0666in"/>
    </style:style>
    <style:style style:name="P1958"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59" style:family="table-cell">
      <style:table-cell-properties fo:border="none" style:writing-mode="lr-tb" style:vertical-align="middle" fo:padding-top="0.0333in" fo:padding-left="0.0666in" fo:padding-bottom="0.0333in" fo:padding-right="0.0666in"/>
    </style:style>
    <style:style style:name="P1960"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961" style:family="table-row">
      <style:table-row-properties style:min-row-height="0.3229in"/>
    </style:style>
    <style:style style:name="TableCell1962" style:family="table-cell">
      <style:table-cell-properties fo:border="none" style:writing-mode="lr-tb" style:vertical-align="middle" fo:padding-top="0.0333in" fo:padding-left="0.0666in" fo:padding-bottom="0.0333in" fo:padding-right="0.0666in"/>
    </style:style>
    <style:style style:name="P196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64" style:family="table-cell">
      <style:table-cell-properties fo:border="none" style:writing-mode="lr-tb" style:vertical-align="middle" fo:padding-top="0.0333in" fo:padding-left="0.0666in" fo:padding-bottom="0.0333in" fo:padding-right="0.0666in"/>
    </style:style>
    <style:style style:name="P1965"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66" style:family="table-cell">
      <style:table-cell-properties fo:border="none" style:writing-mode="lr-tb" style:vertical-align="middle" fo:padding-top="0.0333in" fo:padding-left="0.0666in" fo:padding-bottom="0.0333in" fo:padding-right="0.0666in"/>
    </style:style>
    <style:style style:name="P1967"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68" style:family="table-cell">
      <style:table-cell-properties fo:border="none" style:writing-mode="lr-tb" style:vertical-align="middle" fo:padding-top="0.0333in" fo:padding-left="0.0666in" fo:padding-bottom="0.0333in" fo:padding-right="0.0666in"/>
    </style:style>
    <style:style style:name="P1969"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970" style:family="table-row">
      <style:table-row-properties style:min-row-height="0.3229in"/>
    </style:style>
    <style:style style:name="TableCell1971" style:family="table-cell">
      <style:table-cell-properties fo:border="none" style:writing-mode="lr-tb" style:vertical-align="middle" fo:padding-top="0.0333in" fo:padding-left="0.0666in" fo:padding-bottom="0.0333in" fo:padding-right="0.0666in"/>
    </style:style>
    <style:style style:name="P197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73" style:family="table-cell">
      <style:table-cell-properties fo:border="none" style:writing-mode="lr-tb" style:vertical-align="middle" fo:padding-top="0.0333in" fo:padding-left="0.0666in" fo:padding-bottom="0.0333in" fo:padding-right="0.0666in"/>
    </style:style>
    <style:style style:name="P1974"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75" style:family="table-cell">
      <style:table-cell-properties fo:border="none" style:writing-mode="lr-tb" style:vertical-align="middle" fo:padding-top="0.0333in" fo:padding-left="0.0666in" fo:padding-bottom="0.0333in" fo:padding-right="0.0666in"/>
    </style:style>
    <style:style style:name="P1976"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77" style:family="table-cell">
      <style:table-cell-properties fo:border="none" style:writing-mode="lr-tb" style:vertical-align="middle" fo:padding-top="0.0333in" fo:padding-left="0.0666in" fo:padding-bottom="0.0333in" fo:padding-right="0.0666in"/>
    </style:style>
    <style:style style:name="P1978"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979" style:family="table-row">
      <style:table-row-properties style:min-row-height="0.3229in"/>
    </style:style>
    <style:style style:name="TableCell1980" style:family="table-cell">
      <style:table-cell-properties fo:border="none" style:writing-mode="lr-tb" style:vertical-align="middle" fo:padding-top="0.0333in" fo:padding-left="0.0666in" fo:padding-bottom="0.0333in" fo:padding-right="0.0666in"/>
    </style:style>
    <style:style style:name="P1981" style:parent-style-name="Normal" style:family="paragraph">
      <style:paragraph-properties fo:margin-bottom="0in" fo:line-height="150%"/>
    </style:style>
    <style:style style:name="T1982"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1983" style:parent-style-name="DefaultParagraphFont" style:family="text">
      <style:text-properties style:font-name="Times New Roman" style:font-name-asian="Times New Roman" style:font-name-complex="Times New Roman" fo:text-shadow="0.0145in 0.0145in 0.0416in #000000" fo:color="#000000" style:letter-kerning="false" style:text-position="super 66.6%" fo:font-size="9pt" style:font-size-asian="9pt" style:font-size-complex="9pt" style:language-asian="en" style:country-asian="IN" style:language-complex="ta" style:country-complex="IN"/>
    </style:style>
    <style:style style:name="T1984"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85" style:family="table-cell">
      <style:table-cell-properties fo:border="none" style:writing-mode="lr-tb" style:vertical-align="middle" fo:padding-top="0.0333in" fo:padding-left="0.0666in" fo:padding-bottom="0.0333in" fo:padding-right="0.0666in"/>
    </style:style>
    <style:style style:name="P1986"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87" style:family="table-cell">
      <style:table-cell-properties fo:border="none" style:writing-mode="lr-tb" style:vertical-align="middle" fo:padding-top="0.0333in" fo:padding-left="0.0666in" fo:padding-bottom="0.0333in" fo:padding-right="0.0666in"/>
    </style:style>
    <style:style style:name="P1988"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89" style:family="table-cell">
      <style:table-cell-properties fo:border="none" style:writing-mode="lr-tb" style:vertical-align="middle" fo:padding-top="0.0333in" fo:padding-left="0.0666in" fo:padding-bottom="0.0333in" fo:padding-right="0.0666in"/>
    </style:style>
    <style:style style:name="P1990"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1991" style:family="table-row">
      <style:table-row-properties style:min-row-height="0.3145in"/>
    </style:style>
    <style:style style:name="TableCell1992" style:family="table-cell">
      <style:table-cell-properties fo:border="none" style:writing-mode="lr-tb" style:vertical-align="middle" fo:padding-top="0.0333in" fo:padding-left="0.0666in" fo:padding-bottom="0.0333in" fo:padding-right="0.0666in"/>
    </style:style>
    <style:style style:name="P199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94" style:family="table-cell">
      <style:table-cell-properties fo:border="none" style:writing-mode="lr-tb" style:vertical-align="middle" fo:padding-top="0.0333in" fo:padding-left="0.0666in" fo:padding-bottom="0.0333in" fo:padding-right="0.0666in"/>
    </style:style>
    <style:style style:name="P1995"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96" style:family="table-cell">
      <style:table-cell-properties fo:border="none" style:writing-mode="lr-tb" style:vertical-align="middle" fo:padding-top="0.0333in" fo:padding-left="0.0666in" fo:padding-bottom="0.0333in" fo:padding-right="0.0666in"/>
    </style:style>
    <style:style style:name="P1997"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1998" style:family="table-cell">
      <style:table-cell-properties fo:border="none" style:writing-mode="lr-tb" style:vertical-align="middle" fo:padding-top="0.0333in" fo:padding-left="0.0666in" fo:padding-bottom="0.0333in" fo:padding-right="0.0666in"/>
    </style:style>
    <style:style style:name="P1999" style:parent-style-name="Normal" style:family="paragraph">
      <style:paragraph-properties fo:text-align="center"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000"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001" style:parent-style-name="Normal" style:family="paragraph">
      <style:paragraph-properties fo:margin-bottom="0.1388in" fo:line-height="150%" fo:background-color="#FFFFFF"/>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2002"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03"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04" style:parent-style-name="Normal" style:family="paragraph">
      <style:paragraph-properties fo:margin-bottom="0.2777in" fo:line-height="150%" fo:background-color="#FFFFFF"/>
    </style:style>
    <style:style style:name="T200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0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07" style:parent-style-name="Normal" style:family="paragraph">
      <style:paragraph-properties fo:margin-bottom="0in" fo:line-height="150%" fo:background-color="#FFFCF0"/>
    </style:style>
    <style:style style:name="T2008"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5pt" style:font-size-asian="15pt" style:font-size-complex="15pt" style:language-asian="en" style:country-asian="IN" style:language-complex="ta" style:country-complex="IN"/>
    </style:style>
    <style:style style:name="T200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1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01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1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13" style:parent-style-name="Normal" style:family="paragraph">
      <style:paragraph-properties fo:text-align="center" style:vertical-align="middle" fo:line-height="150%" fo:background-color="#FFFFFF"/>
    </style:style>
    <style:style style:name="T2014"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15"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16"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17"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18"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19"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20"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21"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22"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2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24" style:parent-style-name="Normal" style:family="paragraph">
      <style:paragraph-properties fo:margin-bottom="0.2777in" fo:line-height="150%" fo:background-color="#FFFFFF"/>
    </style:style>
    <style:style style:name="T202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26"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02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28" style:parent-style-name="Normal" style:family="paragraph">
      <style:paragraph-properties fo:margin-bottom="0.2777in" fo:line-height="150%" fo:background-color="#FFFFFF"/>
    </style:style>
    <style:style style:name="T202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3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03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3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03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34" style:parent-style-name="Normal" style:family="paragraph">
      <style:paragraph-properties fo:margin-bottom="0.1388in" fo:line-height="150%" fo:background-color="#FFFCF0"/>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035"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2037" style:family="table-column">
      <style:table-column-properties style:column-width="1.3326in"/>
    </style:style>
    <style:style style:name="TableColumn2038" style:family="table-column">
      <style:table-column-properties style:column-width="0.5875in"/>
    </style:style>
    <style:style style:name="Table2036" style:family="table">
      <style:table-properties style:width="1.9201in" fo:margin-left="0in" table:align="left"/>
    </style:style>
    <style:style style:name="TableRow2039" style:family="table-row">
      <style:table-row-properties/>
    </style:style>
    <style:style style:name="TableCell2040" style:family="table-cell">
      <style:table-cell-properties fo:border="none" style:writing-mode="lr-tb" style:vertical-align="middle" fo:padding-top="0.0333in" fo:padding-left="0.0666in" fo:padding-bottom="0.0333in" fo:padding-right="0.0666in"/>
    </style:style>
    <style:style style:name="P2041"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042" style:family="table-cell">
      <style:table-cell-properties fo:border="none" style:writing-mode="lr-tb" style:vertical-align="middle" fo:padding-top="0.0333in" fo:padding-left="0.0666in" fo:padding-bottom="0.0333in" fo:padding-right="0.0666in"/>
    </style:style>
    <style:style style:name="P2043"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2044" style:family="table-row">
      <style:table-row-properties/>
    </style:style>
    <style:style style:name="TableCell2045" style:family="table-cell">
      <style:table-cell-properties fo:border="none" style:writing-mode="lr-tb" style:vertical-align="middle" fo:padding-top="0.0333in" fo:padding-left="0.0666in" fo:padding-bottom="0.0333in" fo:padding-right="0.0666in"/>
    </style:style>
    <style:style style:name="P204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047" style:family="table-cell">
      <style:table-cell-properties fo:border="none" style:writing-mode="lr-tb" style:vertical-align="middle" fo:padding-top="0.0333in" fo:padding-left="0.0666in" fo:padding-bottom="0.0333in" fo:padding-right="0.0666in"/>
    </style:style>
    <style:style style:name="P204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049" style:family="table-row">
      <style:table-row-properties/>
    </style:style>
    <style:style style:name="TableCell2050" style:family="table-cell">
      <style:table-cell-properties fo:border="none" style:writing-mode="lr-tb" style:vertical-align="middle" fo:padding-top="0.0333in" fo:padding-left="0.0666in" fo:padding-bottom="0.0333in" fo:padding-right="0.0666in"/>
    </style:style>
    <style:style style:name="P205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052" style:family="table-cell">
      <style:table-cell-properties fo:border="none" style:writing-mode="lr-tb" style:vertical-align="middle" fo:padding-top="0.0333in" fo:padding-left="0.0666in" fo:padding-bottom="0.0333in" fo:padding-right="0.0666in"/>
    </style:style>
    <style:style style:name="P205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054" style:family="table-row">
      <style:table-row-properties/>
    </style:style>
    <style:style style:name="TableCell2055" style:family="table-cell">
      <style:table-cell-properties fo:border="none" style:writing-mode="lr-tb" style:vertical-align="middle" fo:padding-top="0.0333in" fo:padding-left="0.0666in" fo:padding-bottom="0.0333in" fo:padding-right="0.0666in"/>
    </style:style>
    <style:style style:name="P205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057" style:family="table-cell">
      <style:table-cell-properties fo:border="none" style:writing-mode="lr-tb" style:vertical-align="middle" fo:padding-top="0.0333in" fo:padding-left="0.0666in" fo:padding-bottom="0.0333in" fo:padding-right="0.0666in"/>
    </style:style>
    <style:style style:name="P205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059"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60" style:parent-style-name="Normal" style:family="paragraph">
      <style:paragraph-properties fo:margin-bottom="0.2777in" fo:line-height="150%" fo:background-color="#FFFFFF"/>
    </style:style>
    <style:style style:name="T206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6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06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64"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65" style:parent-style-name="Normal" style:family="paragraph">
      <style:paragraph-properties fo:text-align="center" style:vertical-align="middle" fo:line-height="150%" fo:background-color="#FFFFFF"/>
    </style:style>
    <style:style style:name="T2066"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67"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68"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69"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70"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71"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72"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73"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7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7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76" style:parent-style-name="Normal" style:family="paragraph">
      <style:paragraph-properties fo:line-height="150%" fo:background-color="#FFFFFF"/>
    </style:style>
    <style:style style:name="T207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78"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07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80" style:parent-style-name="DefaultParagraphFont" style:family="text">
      <style:text-properties style:font-name="Times New Roman" style:font-name-asian="Times New Roman" style:font-name-complex="Times New Roman" fo:text-shadow="0.0145in 0.0145in 0.0416in #000000" fo:color="#000000" style:letter-kerning="false" style:text-position="sub 65.2%" fo:font-size="11.5pt" style:font-size-asian="11.5pt" style:font-size-complex="11.5pt" style:language-asian="en" style:country-asian="IN" style:language-complex="ta" style:country-complex="IN"/>
    </style:style>
    <style:style style:name="T208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82"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08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84" style:parent-style-name="DefaultParagraphFont" style:family="text">
      <style:text-properties style:font-name="Times New Roman" style:font-name-asian="Times New Roman" style:font-name-complex="Times New Roman" fo:text-shadow="0.0145in 0.0145in 0.0416in #000000" fo:color="#000000" style:letter-kerning="false" style:text-position="sub 65.2%" fo:font-size="11.5pt" style:font-size-asian="11.5pt" style:font-size-complex="11.5pt" style:language-asian="en" style:country-asian="IN" style:language-complex="ta" style:country-complex="IN"/>
    </style:style>
    <style:style style:name="T208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86" style:parent-style-name="Normal" style:family="paragraph">
      <style:paragraph-properties fo:margin-bottom="0.1388in" fo:line-height="150%" fo:background-color="#FFFFFF"/>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2087"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88"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089" style:parent-style-name="Normal" style:family="paragraph">
      <style:paragraph-properties fo:text-align="center" style:vertical-align="middle" fo:line-height="150%" fo:background-color="#FFFFFF"/>
    </style:style>
    <style:style style:name="T2090"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91"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92"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93"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94"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95"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96"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097"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09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09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00" style:parent-style-name="Normal" style:family="paragraph">
      <style:paragraph-properties fo:text-align="center" style:vertical-align="middle" fo:line-height="150%" fo:background-color="#FFFFFF"/>
    </style:style>
    <style:style style:name="T2101"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102"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103"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104"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105"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106"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107"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108"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210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1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11" style:parent-style-name="Normal" style:family="paragraph">
      <style:paragraph-properties fo:margin-bottom="0.2777in" fo:line-height="150%" fo:background-color="#FFFFFF"/>
    </style:style>
    <style:style style:name="T211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1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1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1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1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17"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11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19" style:parent-style-name="Normal" style:family="paragraph">
      <style:paragraph-properties fo:margin-bottom="0.2777in" fo:line-height="150%" fo:background-color="#FFFFFF"/>
    </style:style>
    <style:style style:name="T212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21"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12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2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2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25"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12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27"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12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29" style:parent-style-name="Normal" style:family="paragraph">
      <style:paragraph-properties fo:margin-bottom="0.2777in" fo:line-height="150%" fo:background-color="#FFFFFF"/>
    </style:style>
    <style:style style:name="T213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3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3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33" style:parent-style-name="Normal" style:family="paragraph">
      <style:paragraph-properties fo:margin-bottom="0in" fo:line-height="150%" fo:background-color="#FFFFFF"/>
    </style:style>
    <style:style style:name="T213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35" style:parent-style-name="DefaultParagraphFont" style:family="text">
      <style:text-properties style:font-name="Times New Roman" style:font-name-asian="Times New Roman" style:font-name-complex="Times New Roman" fo:font-style="italic" style:font-style-asian="italic" style:font-style-complex="italic" fo:text-shadow="0.0145in 0.0145in 0.0416in #000000" fo:color="#000000" style:letter-kerning="false" fo:font-size="15pt" style:font-size-asian="15pt" style:font-size-complex="15pt" style:language-asian="en" style:country-asian="IN" style:language-complex="ta" style:country-complex="IN"/>
    </style:style>
    <style:style style:name="T213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3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3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39"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40"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41" style:parent-style-name="Normal" style:family="paragraph">
      <style:paragraph-properties fo:margin-bottom="0.2777in" fo:line-height="150%" fo:background-color="#FFFFFF"/>
    </style:style>
    <style:style style:name="T214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4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4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45" style:parent-style-name="Normal" style:family="paragraph">
      <style:paragraph-properties fo:margin-bottom="0.2777in" fo:line-height="150%" fo:background-color="#FFFFFF"/>
    </style:style>
    <style:style style:name="T214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4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4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49" style:parent-style-name="Normal" style:family="paragraph">
      <style:paragraph-properties fo:line-height="150%" fo:background-color="#FFFFFF"/>
    </style:style>
    <style:style style:name="T215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5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5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53" style:parent-style-name="Normal" style:family="paragraph">
      <style:paragraph-properties fo:margin-bottom="0.1388in" fo:line-height="150%" fo:background-color="#FFFFFF"/>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2154"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55" style:parent-style-name="Normal" style:family="paragraph">
      <style:paragraph-properties fo:margin-bottom="0.2777in" fo:line-height="150%" fo:background-color="#FFFFFF"/>
    </style:style>
    <style:style style:name="T215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5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5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59" style:parent-style-name="Normal" style:family="paragraph">
      <style:paragraph-properties fo:margin-bottom="0in" fo:line-height="150%" fo:background-color="#FFFCF0"/>
    </style:style>
    <style:style style:name="T216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6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6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63" style:parent-style-name="Normal" style:family="paragraph">
      <style:paragraph-properties fo:margin-bottom="0in" fo:line-height="150%" fo:background-color="#FFFCF0"/>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64" style:parent-style-name="Normal" style:family="paragraph">
      <style:paragraph-properties fo:margin-bottom="0in" fo:line-height="150%" fo:background-color="#FFFCF0"/>
    </style:style>
    <style:style style:name="T2165"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2166" style:parent-style-name="Normal" style:family="paragraph">
      <style:paragraph-properties fo:margin-bottom="0.2777in"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67" style:parent-style-name="Normal" style:family="paragraph">
      <style:paragraph-properties fo:text-align="center" style:vertical-align="middle" fo:line-height="150%" fo:background-color="#FFFFFF"/>
    </style:style>
    <style:style style:name="T2168"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16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7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71" style:parent-style-name="Normal" style:family="paragraph">
      <style:paragraph-properties fo:text-align="center" style:vertical-align="middle" fo:line-height="150%" fo:background-color="#FFFFFF"/>
    </style:style>
    <style:style style:name="T2172"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17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7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75" style:parent-style-name="Normal" style:family="paragraph">
      <style:paragraph-properties fo:text-align="center" style:vertical-align="middle" fo:line-height="150%" fo:background-color="#FFFFFF"/>
    </style:style>
    <style:style style:name="T2176" style:parent-style-name="DefaultParagraphFont" style:family="text">
      <style:text-properties style:font-name="Times New Roman" style:font-name-asian="Times New Roman" style:font-name-complex="Times New Roman" fo:text-shadow="0.0145in 0.0145in 0.0416in #000000" fo:color="#000000" style:letter-kerning="false" fo:font-size="19.5pt" style:font-size-asian="19.5pt" style:font-size-complex="19.5pt" style:language-asian="en" style:country-asian="IN" style:language-complex="ta" style:country-complex="IN"/>
    </style:style>
    <style:style style:name="T217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7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79" style:parent-style-name="Normal" style:family="paragraph">
      <style:paragraph-properties fo:margin-bottom="0in" fo:line-height="150%" fo:background-color="#FFFFFF"/>
    </style:style>
    <style:style style:name="T218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8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8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8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8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8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8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8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8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89" style:parent-style-name="Normal" style:family="paragraph">
      <style:paragraph-properties fo:margin-bottom="0.2777in" fo:line-height="150%" fo:background-color="#FFFFFF"/>
    </style:style>
    <style:style style:name="T219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9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19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19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194" style:parent-style-name="Normal" style:family="paragraph">
      <style:paragraph-properties fo:margin-bottom="0.1388in" fo:line-height="150%" fo:background-color="#FFFCF0"/>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195"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2197" style:family="table-column">
      <style:table-column-properties style:column-width="1.4062in"/>
    </style:style>
    <style:style style:name="TableColumn2198" style:family="table-column">
      <style:table-column-properties style:column-width="0.7541in"/>
    </style:style>
    <style:style style:name="TableColumn2199" style:family="table-column">
      <style:table-column-properties style:column-width="0.5597in"/>
    </style:style>
    <style:style style:name="TableColumn2200" style:family="table-column">
      <style:table-column-properties style:column-width="0.7305in"/>
    </style:style>
    <style:style style:name="TableColumn2201" style:family="table-column">
      <style:table-column-properties style:column-width="0.7722in"/>
    </style:style>
    <style:style style:name="TableColumn2202" style:family="table-column">
      <style:table-column-properties style:column-width="0.4854in"/>
    </style:style>
    <style:style style:name="Table2196" style:family="table">
      <style:table-properties style:width="4.7083in" fo:margin-left="0in" table:align="left"/>
    </style:style>
    <style:style style:name="TableRow2203" style:family="table-row">
      <style:table-row-properties/>
    </style:style>
    <style:style style:name="TableCell2204" style:family="table-cell">
      <style:table-cell-properties fo:border="none" style:writing-mode="lr-tb" style:vertical-align="middle" fo:padding-top="0.0333in" fo:padding-left="0.0666in" fo:padding-bottom="0.0333in" fo:padding-right="0.0666in"/>
    </style:style>
    <style:style style:name="P2205"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06" style:family="table-cell">
      <style:table-cell-properties fo:border="none" style:writing-mode="lr-tb" style:vertical-align="middle" fo:padding-top="0.0333in" fo:padding-left="0.0666in" fo:padding-bottom="0.0333in" fo:padding-right="0.0666in"/>
    </style:style>
    <style:style style:name="P2207"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08" style:family="table-cell">
      <style:table-cell-properties fo:border="none" style:writing-mode="lr-tb" style:vertical-align="middle" fo:padding-top="0.0333in" fo:padding-left="0.0666in" fo:padding-bottom="0.0333in" fo:padding-right="0.0666in"/>
    </style:style>
    <style:style style:name="P2209"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10" style:family="table-cell">
      <style:table-cell-properties fo:border="none" style:writing-mode="lr-tb" style:vertical-align="middle" fo:padding-top="0.0333in" fo:padding-left="0.0666in" fo:padding-bottom="0.0333in" fo:padding-right="0.0666in"/>
    </style:style>
    <style:style style:name="P2211"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12" style:family="table-cell">
      <style:table-cell-properties fo:border="none" style:writing-mode="lr-tb" style:vertical-align="middle" fo:padding-top="0.0333in" fo:padding-left="0.0666in" fo:padding-bottom="0.0333in" fo:padding-right="0.0666in"/>
    </style:style>
    <style:style style:name="P2213"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14" style:family="table-cell">
      <style:table-cell-properties fo:border="none" style:writing-mode="lr-tb" style:vertical-align="middle" fo:padding-top="0.0333in" fo:padding-left="0.0666in" fo:padding-bottom="0.0333in" fo:padding-right="0.0666in"/>
    </style:style>
    <style:style style:name="P2215"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2216" style:family="table-row">
      <style:table-row-properties/>
    </style:style>
    <style:style style:name="TableCell2217" style:family="table-cell">
      <style:table-cell-properties fo:border="none" style:writing-mode="lr-tb" style:vertical-align="middle" fo:padding-top="0.0333in" fo:padding-left="0.0666in" fo:padding-bottom="0.0333in" fo:padding-right="0.0666in"/>
    </style:style>
    <style:style style:name="P221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19" style:family="table-cell">
      <style:table-cell-properties fo:border="none" style:writing-mode="lr-tb" style:vertical-align="middle" fo:padding-top="0.0333in" fo:padding-left="0.0666in" fo:padding-bottom="0.0333in" fo:padding-right="0.0666in"/>
    </style:style>
    <style:style style:name="P222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21" style:family="table-cell">
      <style:table-cell-properties fo:border="none" style:writing-mode="lr-tb" style:vertical-align="middle" fo:padding-top="0.0333in" fo:padding-left="0.0666in" fo:padding-bottom="0.0333in" fo:padding-right="0.0666in"/>
    </style:style>
    <style:style style:name="P222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23" style:family="table-cell">
      <style:table-cell-properties fo:border="none" style:writing-mode="lr-tb" style:vertical-align="middle" fo:padding-top="0.0333in" fo:padding-left="0.0666in" fo:padding-bottom="0.0333in" fo:padding-right="0.0666in"/>
    </style:style>
    <style:style style:name="P222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25" style:family="table-cell">
      <style:table-cell-properties fo:border="none" style:writing-mode="lr-tb" style:vertical-align="middle" fo:padding-top="0.0333in" fo:padding-left="0.0666in" fo:padding-bottom="0.0333in" fo:padding-right="0.0666in"/>
    </style:style>
    <style:style style:name="P222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27" style:family="table-cell">
      <style:table-cell-properties fo:border="none" style:writing-mode="lr-tb" style:vertical-align="middle" fo:padding-top="0.0333in" fo:padding-left="0.0666in" fo:padding-bottom="0.0333in" fo:padding-right="0.0666in"/>
    </style:style>
    <style:style style:name="P222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229" style:family="table-row">
      <style:table-row-properties/>
    </style:style>
    <style:style style:name="TableCell2230" style:family="table-cell">
      <style:table-cell-properties fo:border="none" style:writing-mode="lr-tb" style:vertical-align="middle" fo:padding-top="0.0333in" fo:padding-left="0.0666in" fo:padding-bottom="0.0333in" fo:padding-right="0.0666in"/>
    </style:style>
    <style:style style:name="P223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32" style:family="table-cell">
      <style:table-cell-properties fo:border="none" style:writing-mode="lr-tb" style:vertical-align="middle" fo:padding-top="0.0333in" fo:padding-left="0.0666in" fo:padding-bottom="0.0333in" fo:padding-right="0.0666in"/>
    </style:style>
    <style:style style:name="P223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34" style:family="table-cell">
      <style:table-cell-properties fo:border="none" style:writing-mode="lr-tb" style:vertical-align="middle" fo:padding-top="0.0333in" fo:padding-left="0.0666in" fo:padding-bottom="0.0333in" fo:padding-right="0.0666in"/>
    </style:style>
    <style:style style:name="P223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36" style:family="table-cell">
      <style:table-cell-properties fo:border="none" style:writing-mode="lr-tb" style:vertical-align="middle" fo:padding-top="0.0333in" fo:padding-left="0.0666in" fo:padding-bottom="0.0333in" fo:padding-right="0.0666in"/>
    </style:style>
    <style:style style:name="P223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38" style:family="table-cell">
      <style:table-cell-properties fo:border="none" style:writing-mode="lr-tb" style:vertical-align="middle" fo:padding-top="0.0333in" fo:padding-left="0.0666in" fo:padding-bottom="0.0333in" fo:padding-right="0.0666in"/>
    </style:style>
    <style:style style:name="P223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40" style:family="table-cell">
      <style:table-cell-properties fo:border="none" style:writing-mode="lr-tb" style:vertical-align="middle" fo:padding-top="0.0333in" fo:padding-left="0.0666in" fo:padding-bottom="0.0333in" fo:padding-right="0.0666in"/>
    </style:style>
    <style:style style:name="P224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242" style:family="table-row">
      <style:table-row-properties/>
    </style:style>
    <style:style style:name="TableCell2243" style:family="table-cell">
      <style:table-cell-properties fo:border="none" style:writing-mode="lr-tb" style:vertical-align="middle" fo:padding-top="0.0333in" fo:padding-left="0.0666in" fo:padding-bottom="0.0333in" fo:padding-right="0.0666in"/>
    </style:style>
    <style:style style:name="P224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45" style:family="table-cell">
      <style:table-cell-properties fo:border="none" style:writing-mode="lr-tb" style:vertical-align="middle" fo:padding-top="0.0333in" fo:padding-left="0.0666in" fo:padding-bottom="0.0333in" fo:padding-right="0.0666in"/>
    </style:style>
    <style:style style:name="P224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47" style:family="table-cell">
      <style:table-cell-properties fo:border="none" style:writing-mode="lr-tb" style:vertical-align="middle" fo:padding-top="0.0333in" fo:padding-left="0.0666in" fo:padding-bottom="0.0333in" fo:padding-right="0.0666in"/>
    </style:style>
    <style:style style:name="P224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49" style:family="table-cell">
      <style:table-cell-properties fo:border="none" style:writing-mode="lr-tb" style:vertical-align="middle" fo:padding-top="0.0333in" fo:padding-left="0.0666in" fo:padding-bottom="0.0333in" fo:padding-right="0.0666in"/>
    </style:style>
    <style:style style:name="P225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51" style:family="table-cell">
      <style:table-cell-properties fo:border="none" style:writing-mode="lr-tb" style:vertical-align="middle" fo:padding-top="0.0333in" fo:padding-left="0.0666in" fo:padding-bottom="0.0333in" fo:padding-right="0.0666in"/>
    </style:style>
    <style:style style:name="P225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53" style:family="table-cell">
      <style:table-cell-properties fo:border="none" style:writing-mode="lr-tb" style:vertical-align="middle" fo:padding-top="0.0333in" fo:padding-left="0.0666in" fo:padding-bottom="0.0333in" fo:padding-right="0.0666in"/>
    </style:style>
    <style:style style:name="P225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255" style:family="table-row">
      <style:table-row-properties/>
    </style:style>
    <style:style style:name="TableCell2256" style:family="table-cell">
      <style:table-cell-properties fo:border="none" style:writing-mode="lr-tb" style:vertical-align="middle" fo:padding-top="0.0333in" fo:padding-left="0.0666in" fo:padding-bottom="0.0333in" fo:padding-right="0.0666in"/>
    </style:style>
    <style:style style:name="P225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58" style:family="table-cell">
      <style:table-cell-properties fo:border="none" style:writing-mode="lr-tb" style:vertical-align="middle" fo:padding-top="0.0333in" fo:padding-left="0.0666in" fo:padding-bottom="0.0333in" fo:padding-right="0.0666in"/>
    </style:style>
    <style:style style:name="P225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60" style:family="table-cell">
      <style:table-cell-properties fo:border="none" style:writing-mode="lr-tb" style:vertical-align="middle" fo:padding-top="0.0333in" fo:padding-left="0.0666in" fo:padding-bottom="0.0333in" fo:padding-right="0.0666in"/>
    </style:style>
    <style:style style:name="P226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62" style:family="table-cell">
      <style:table-cell-properties fo:border="none" style:writing-mode="lr-tb" style:vertical-align="middle" fo:padding-top="0.0333in" fo:padding-left="0.0666in" fo:padding-bottom="0.0333in" fo:padding-right="0.0666in"/>
    </style:style>
    <style:style style:name="P226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64" style:family="table-cell">
      <style:table-cell-properties fo:border="none" style:writing-mode="lr-tb" style:vertical-align="middle" fo:padding-top="0.0333in" fo:padding-left="0.0666in" fo:padding-bottom="0.0333in" fo:padding-right="0.0666in"/>
    </style:style>
    <style:style style:name="P226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66" style:family="table-cell">
      <style:table-cell-properties fo:border="none" style:writing-mode="lr-tb" style:vertical-align="middle" fo:padding-top="0.0333in" fo:padding-left="0.0666in" fo:padding-bottom="0.0333in" fo:padding-right="0.0666in"/>
    </style:style>
    <style:style style:name="P226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268" style:family="table-row">
      <style:table-row-properties/>
    </style:style>
    <style:style style:name="TableCell2269" style:family="table-cell">
      <style:table-cell-properties fo:border="none" style:writing-mode="lr-tb" style:vertical-align="middle" fo:padding-top="0.0333in" fo:padding-left="0.0666in" fo:padding-bottom="0.0333in" fo:padding-right="0.0666in"/>
    </style:style>
    <style:style style:name="P2270" style:parent-style-name="Normal" style:family="paragraph">
      <style:paragraph-properties fo:margin-bottom="0in" fo:line-height="150%"/>
    </style:style>
    <style:style style:name="T2271"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72" style:family="table-cell">
      <style:table-cell-properties fo:border="none" style:writing-mode="lr-tb" style:vertical-align="middle" fo:padding-top="0.0333in" fo:padding-left="0.0666in" fo:padding-bottom="0.0333in" fo:padding-right="0.0666in"/>
    </style:style>
    <style:style style:name="P2273" style:parent-style-name="Normal" style:family="paragraph">
      <style:paragraph-properties fo:margin-bottom="0in" fo:line-height="150%"/>
    </style:style>
    <style:style style:name="T2274"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75" style:family="table-cell">
      <style:table-cell-properties fo:border="none" style:writing-mode="lr-tb" style:vertical-align="middle" fo:padding-top="0.0333in" fo:padding-left="0.0666in" fo:padding-bottom="0.0333in" fo:padding-right="0.0666in"/>
    </style:style>
    <style:style style:name="P2276" style:parent-style-name="Normal" style:family="paragraph">
      <style:paragraph-properties fo:margin-bottom="0in" fo:line-height="150%"/>
    </style:style>
    <style:style style:name="T2277"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78" style:family="table-cell">
      <style:table-cell-properties fo:border="none" style:writing-mode="lr-tb" style:vertical-align="middle" fo:padding-top="0.0333in" fo:padding-left="0.0666in" fo:padding-bottom="0.0333in" fo:padding-right="0.0666in"/>
    </style:style>
    <style:style style:name="P2279" style:parent-style-name="Normal" style:family="paragraph">
      <style:paragraph-properties fo:margin-bottom="0in" fo:line-height="150%"/>
    </style:style>
    <style:style style:name="T2280"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81" style:family="table-cell">
      <style:table-cell-properties fo:border="none" style:writing-mode="lr-tb" style:vertical-align="middle" fo:padding-top="0.0333in" fo:padding-left="0.0666in" fo:padding-bottom="0.0333in" fo:padding-right="0.0666in"/>
    </style:style>
    <style:style style:name="P2282" style:parent-style-name="Normal" style:family="paragraph">
      <style:paragraph-properties fo:margin-bottom="0in" fo:line-height="150%"/>
    </style:style>
    <style:style style:name="T2283"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284" style:family="table-cell">
      <style:table-cell-properties fo:border="none" style:writing-mode="lr-tb" style:vertical-align="middle" fo:padding-top="0.0333in" fo:padding-left="0.0666in" fo:padding-bottom="0.0333in" fo:padding-right="0.0666in"/>
    </style:style>
    <style:style style:name="P2285" style:parent-style-name="Normal" style:family="paragraph">
      <style:paragraph-properties fo:margin-bottom="0in" fo:line-height="150%"/>
    </style:style>
    <style:style style:name="T2286"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2287" style:family="table-row">
      <style:table-row-properties/>
    </style:style>
    <style:style style:name="TableCell2288" style:family="table-cell">
      <style:table-cell-properties fo:border="none" style:writing-mode="lr-tb" style:vertical-align="middle" fo:padding-top="0.0333in" fo:padding-left="0.0666in" fo:padding-bottom="0.0333in" fo:padding-right="0.0666in"/>
    </style:style>
    <style:style style:name="P228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90" style:family="table-cell">
      <style:table-cell-properties fo:border="none" style:writing-mode="lr-tb" style:vertical-align="middle" fo:padding-top="0.0333in" fo:padding-left="0.0666in" fo:padding-bottom="0.0333in" fo:padding-right="0.0666in"/>
    </style:style>
    <style:style style:name="P229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92" style:family="table-cell">
      <style:table-cell-properties fo:border="none" style:writing-mode="lr-tb" style:vertical-align="middle" fo:padding-top="0.0333in" fo:padding-left="0.0666in" fo:padding-bottom="0.0333in" fo:padding-right="0.0666in"/>
    </style:style>
    <style:style style:name="P229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94" style:family="table-cell">
      <style:table-cell-properties fo:border="none" style:writing-mode="lr-tb" style:vertical-align="middle" fo:padding-top="0.0333in" fo:padding-left="0.0666in" fo:padding-bottom="0.0333in" fo:padding-right="0.0666in"/>
    </style:style>
    <style:style style:name="P229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96" style:family="table-cell">
      <style:table-cell-properties fo:border="none" style:writing-mode="lr-tb" style:vertical-align="middle" fo:padding-top="0.0333in" fo:padding-left="0.0666in" fo:padding-bottom="0.0333in" fo:padding-right="0.0666in"/>
    </style:style>
    <style:style style:name="P229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298" style:family="table-cell">
      <style:table-cell-properties fo:border="none" style:writing-mode="lr-tb" style:vertical-align="middle" fo:padding-top="0.0333in" fo:padding-left="0.0666in" fo:padding-bottom="0.0333in" fo:padding-right="0.0666in"/>
    </style:style>
    <style:style style:name="P229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300" style:family="table-row">
      <style:table-row-properties/>
    </style:style>
    <style:style style:name="TableCell2301" style:family="table-cell">
      <style:table-cell-properties fo:border="none" style:writing-mode="lr-tb" style:vertical-align="middle" fo:padding-top="0.0333in" fo:padding-left="0.0666in" fo:padding-bottom="0.0333in" fo:padding-right="0.0666in"/>
    </style:style>
    <style:style style:name="P230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03" style:family="table-cell">
      <style:table-cell-properties fo:border="none" style:writing-mode="lr-tb" style:vertical-align="middle" fo:padding-top="0.0333in" fo:padding-left="0.0666in" fo:padding-bottom="0.0333in" fo:padding-right="0.0666in"/>
    </style:style>
    <style:style style:name="P230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05" style:family="table-cell">
      <style:table-cell-properties fo:border="none" style:writing-mode="lr-tb" style:vertical-align="middle" fo:padding-top="0.0333in" fo:padding-left="0.0666in" fo:padding-bottom="0.0333in" fo:padding-right="0.0666in"/>
    </style:style>
    <style:style style:name="P230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07" style:family="table-cell">
      <style:table-cell-properties fo:border="none" style:writing-mode="lr-tb" style:vertical-align="middle" fo:padding-top="0.0333in" fo:padding-left="0.0666in" fo:padding-bottom="0.0333in" fo:padding-right="0.0666in"/>
    </style:style>
    <style:style style:name="P230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09" style:family="table-cell">
      <style:table-cell-properties fo:border="none" style:writing-mode="lr-tb" style:vertical-align="middle" fo:padding-top="0.0333in" fo:padding-left="0.0666in" fo:padding-bottom="0.0333in" fo:padding-right="0.0666in"/>
    </style:style>
    <style:style style:name="P231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11" style:family="table-cell">
      <style:table-cell-properties fo:border="none" style:writing-mode="lr-tb" style:vertical-align="middle" fo:padding-top="0.0333in" fo:padding-left="0.0666in" fo:padding-bottom="0.0333in" fo:padding-right="0.0666in"/>
    </style:style>
    <style:style style:name="P231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313" style:family="table-row">
      <style:table-row-properties/>
    </style:style>
    <style:style style:name="TableCell2314" style:family="table-cell">
      <style:table-cell-properties fo:border="none" style:writing-mode="lr-tb" style:vertical-align="middle" fo:padding-top="0.0333in" fo:padding-left="0.0666in" fo:padding-bottom="0.0333in" fo:padding-right="0.0666in"/>
    </style:style>
    <style:style style:name="P231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16" style:family="table-cell">
      <style:table-cell-properties fo:border="none" style:writing-mode="lr-tb" style:vertical-align="middle" fo:padding-top="0.0333in" fo:padding-left="0.0666in" fo:padding-bottom="0.0333in" fo:padding-right="0.0666in"/>
    </style:style>
    <style:style style:name="P231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18" style:family="table-cell">
      <style:table-cell-properties fo:border="none" style:writing-mode="lr-tb" style:vertical-align="middle" fo:padding-top="0.0333in" fo:padding-left="0.0666in" fo:padding-bottom="0.0333in" fo:padding-right="0.0666in"/>
    </style:style>
    <style:style style:name="P231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20" style:family="table-cell">
      <style:table-cell-properties fo:border="none" style:writing-mode="lr-tb" style:vertical-align="middle" fo:padding-top="0.0333in" fo:padding-left="0.0666in" fo:padding-bottom="0.0333in" fo:padding-right="0.0666in"/>
    </style:style>
    <style:style style:name="P232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22" style:family="table-cell">
      <style:table-cell-properties fo:border="none" style:writing-mode="lr-tb" style:vertical-align="middle" fo:padding-top="0.0333in" fo:padding-left="0.0666in" fo:padding-bottom="0.0333in" fo:padding-right="0.0666in"/>
    </style:style>
    <style:style style:name="P232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24" style:family="table-cell">
      <style:table-cell-properties fo:border="none" style:writing-mode="lr-tb" style:vertical-align="middle" fo:padding-top="0.0333in" fo:padding-left="0.0666in" fo:padding-bottom="0.0333in" fo:padding-right="0.0666in"/>
    </style:style>
    <style:style style:name="P232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326" style:family="table-row">
      <style:table-row-properties/>
    </style:style>
    <style:style style:name="TableCell2327" style:family="table-cell">
      <style:table-cell-properties fo:border="none" style:writing-mode="lr-tb" style:vertical-align="middle" fo:padding-top="0.0333in" fo:padding-left="0.0666in" fo:padding-bottom="0.0333in" fo:padding-right="0.0666in"/>
    </style:style>
    <style:style style:name="P232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29" style:family="table-cell">
      <style:table-cell-properties fo:border="none" style:writing-mode="lr-tb" style:vertical-align="middle" fo:padding-top="0.0333in" fo:padding-left="0.0666in" fo:padding-bottom="0.0333in" fo:padding-right="0.0666in"/>
    </style:style>
    <style:style style:name="P233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31" style:family="table-cell">
      <style:table-cell-properties fo:border="none" style:writing-mode="lr-tb" style:vertical-align="middle" fo:padding-top="0.0333in" fo:padding-left="0.0666in" fo:padding-bottom="0.0333in" fo:padding-right="0.0666in"/>
    </style:style>
    <style:style style:name="P233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33" style:family="table-cell">
      <style:table-cell-properties fo:border="none" style:writing-mode="lr-tb" style:vertical-align="middle" fo:padding-top="0.0333in" fo:padding-left="0.0666in" fo:padding-bottom="0.0333in" fo:padding-right="0.0666in"/>
    </style:style>
    <style:style style:name="P233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35" style:family="table-cell">
      <style:table-cell-properties fo:border="none" style:writing-mode="lr-tb" style:vertical-align="middle" fo:padding-top="0.0333in" fo:padding-left="0.0666in" fo:padding-bottom="0.0333in" fo:padding-right="0.0666in"/>
    </style:style>
    <style:style style:name="P233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37" style:family="table-cell">
      <style:table-cell-properties fo:border="none" style:writing-mode="lr-tb" style:vertical-align="middle" fo:padding-top="0.0333in" fo:padding-left="0.0666in" fo:padding-bottom="0.0333in" fo:padding-right="0.0666in"/>
    </style:style>
    <style:style style:name="P233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339" style:parent-style-name="Normal" style:family="paragraph">
      <style:paragraph-properties fo:margin-bottom="0.2777in" fo:line-height="150%" fo:background-color="#FFFFFF"/>
    </style:style>
    <style:style style:name="T234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34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34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34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344" style:parent-style-name="Normal" style:family="paragraph">
      <style:paragraph-properties fo:margin-bottom="0.1388in" fo:line-height="150%" fo:background-color="#FFFCF0"/>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345"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2347" style:family="table-column">
      <style:table-column-properties style:column-width="1.4062in"/>
    </style:style>
    <style:style style:name="TableColumn2348" style:family="table-column">
      <style:table-column-properties style:column-width="0.7541in"/>
    </style:style>
    <style:style style:name="TableColumn2349" style:family="table-column">
      <style:table-column-properties style:column-width="0.5597in"/>
    </style:style>
    <style:style style:name="TableColumn2350" style:family="table-column">
      <style:table-column-properties style:column-width="0.7305in"/>
    </style:style>
    <style:style style:name="TableColumn2351" style:family="table-column">
      <style:table-column-properties style:column-width="0.7722in"/>
    </style:style>
    <style:style style:name="TableColumn2352" style:family="table-column">
      <style:table-column-properties style:column-width="0.425in"/>
    </style:style>
    <style:style style:name="Table2346" style:family="table">
      <style:table-properties style:width="4.6479in" fo:margin-left="0in" table:align="left"/>
    </style:style>
    <style:style style:name="TableRow2353" style:family="table-row">
      <style:table-row-properties/>
    </style:style>
    <style:style style:name="TableCell2354" style:family="table-cell">
      <style:table-cell-properties fo:border="none" style:writing-mode="lr-tb" style:vertical-align="middle" fo:padding-top="0.0333in" fo:padding-left="0.0666in" fo:padding-bottom="0.0333in" fo:padding-right="0.0666in"/>
    </style:style>
    <style:style style:name="P2355"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356" style:family="table-cell">
      <style:table-cell-properties fo:border="none" style:writing-mode="lr-tb" style:vertical-align="middle" fo:padding-top="0.0333in" fo:padding-left="0.0666in" fo:padding-bottom="0.0333in" fo:padding-right="0.0666in"/>
    </style:style>
    <style:style style:name="P2357"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358" style:family="table-cell">
      <style:table-cell-properties fo:border="none" style:writing-mode="lr-tb" style:vertical-align="middle" fo:padding-top="0.0333in" fo:padding-left="0.0666in" fo:padding-bottom="0.0333in" fo:padding-right="0.0666in"/>
    </style:style>
    <style:style style:name="P2359"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360" style:family="table-cell">
      <style:table-cell-properties fo:border="none" style:writing-mode="lr-tb" style:vertical-align="middle" fo:padding-top="0.0333in" fo:padding-left="0.0666in" fo:padding-bottom="0.0333in" fo:padding-right="0.0666in"/>
    </style:style>
    <style:style style:name="P2361"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362" style:family="table-cell">
      <style:table-cell-properties fo:border="none" style:writing-mode="lr-tb" style:vertical-align="middle" fo:padding-top="0.0333in" fo:padding-left="0.0666in" fo:padding-bottom="0.0333in" fo:padding-right="0.0666in"/>
    </style:style>
    <style:style style:name="P2363"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364" style:family="table-cell">
      <style:table-cell-properties fo:border="none" style:writing-mode="lr-tb" style:vertical-align="middle" fo:padding-top="0.0333in" fo:padding-left="0.0666in" fo:padding-bottom="0.0333in" fo:padding-right="0.0666in"/>
    </style:style>
    <style:style style:name="P2365"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2366" style:family="table-row">
      <style:table-row-properties/>
    </style:style>
    <style:style style:name="TableCell2367" style:family="table-cell">
      <style:table-cell-properties fo:border="none" style:writing-mode="lr-tb" style:vertical-align="middle" fo:padding-top="0.0333in" fo:padding-left="0.0666in" fo:padding-bottom="0.0333in" fo:padding-right="0.0666in"/>
    </style:style>
    <style:style style:name="P236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69" style:family="table-cell">
      <style:table-cell-properties fo:border="none" style:writing-mode="lr-tb" style:vertical-align="middle" fo:padding-top="0.0333in" fo:padding-left="0.0666in" fo:padding-bottom="0.0333in" fo:padding-right="0.0666in"/>
    </style:style>
    <style:style style:name="P237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71" style:family="table-cell">
      <style:table-cell-properties fo:border="none" style:writing-mode="lr-tb" style:vertical-align="middle" fo:padding-top="0.0333in" fo:padding-left="0.0666in" fo:padding-bottom="0.0333in" fo:padding-right="0.0666in"/>
    </style:style>
    <style:style style:name="P237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73" style:family="table-cell">
      <style:table-cell-properties fo:border="none" style:writing-mode="lr-tb" style:vertical-align="middle" fo:padding-top="0.0333in" fo:padding-left="0.0666in" fo:padding-bottom="0.0333in" fo:padding-right="0.0666in"/>
    </style:style>
    <style:style style:name="P237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75" style:family="table-cell">
      <style:table-cell-properties fo:border="none" style:writing-mode="lr-tb" style:vertical-align="middle" fo:padding-top="0.0333in" fo:padding-left="0.0666in" fo:padding-bottom="0.0333in" fo:padding-right="0.0666in"/>
    </style:style>
    <style:style style:name="P237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77" style:family="table-cell">
      <style:table-cell-properties fo:border="none" style:writing-mode="lr-tb" style:vertical-align="middle" fo:padding-top="0.0333in" fo:padding-left="0.0666in" fo:padding-bottom="0.0333in" fo:padding-right="0.0666in"/>
    </style:style>
    <style:style style:name="P237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379" style:family="table-row">
      <style:table-row-properties/>
    </style:style>
    <style:style style:name="TableCell2380" style:family="table-cell">
      <style:table-cell-properties fo:border="none" style:writing-mode="lr-tb" style:vertical-align="middle" fo:padding-top="0.0333in" fo:padding-left="0.0666in" fo:padding-bottom="0.0333in" fo:padding-right="0.0666in"/>
    </style:style>
    <style:style style:name="P238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82" style:family="table-cell">
      <style:table-cell-properties fo:border="none" style:writing-mode="lr-tb" style:vertical-align="middle" fo:padding-top="0.0333in" fo:padding-left="0.0666in" fo:padding-bottom="0.0333in" fo:padding-right="0.0666in"/>
    </style:style>
    <style:style style:name="P238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84" style:family="table-cell">
      <style:table-cell-properties fo:border="none" style:writing-mode="lr-tb" style:vertical-align="middle" fo:padding-top="0.0333in" fo:padding-left="0.0666in" fo:padding-bottom="0.0333in" fo:padding-right="0.0666in"/>
    </style:style>
    <style:style style:name="P238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86" style:family="table-cell">
      <style:table-cell-properties fo:border="none" style:writing-mode="lr-tb" style:vertical-align="middle" fo:padding-top="0.0333in" fo:padding-left="0.0666in" fo:padding-bottom="0.0333in" fo:padding-right="0.0666in"/>
    </style:style>
    <style:style style:name="P238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88" style:family="table-cell">
      <style:table-cell-properties fo:border="none" style:writing-mode="lr-tb" style:vertical-align="middle" fo:padding-top="0.0333in" fo:padding-left="0.0666in" fo:padding-bottom="0.0333in" fo:padding-right="0.0666in"/>
    </style:style>
    <style:style style:name="P238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90" style:family="table-cell">
      <style:table-cell-properties fo:border="none" style:writing-mode="lr-tb" style:vertical-align="middle" fo:padding-top="0.0333in" fo:padding-left="0.0666in" fo:padding-bottom="0.0333in" fo:padding-right="0.0666in"/>
    </style:style>
    <style:style style:name="P239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392" style:family="table-row">
      <style:table-row-properties/>
    </style:style>
    <style:style style:name="TableCell2393" style:family="table-cell">
      <style:table-cell-properties fo:border="none" style:writing-mode="lr-tb" style:vertical-align="middle" fo:padding-top="0.0333in" fo:padding-left="0.0666in" fo:padding-bottom="0.0333in" fo:padding-right="0.0666in"/>
    </style:style>
    <style:style style:name="P239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95" style:family="table-cell">
      <style:table-cell-properties fo:border="none" style:writing-mode="lr-tb" style:vertical-align="middle" fo:padding-top="0.0333in" fo:padding-left="0.0666in" fo:padding-bottom="0.0333in" fo:padding-right="0.0666in"/>
    </style:style>
    <style:style style:name="P239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97" style:family="table-cell">
      <style:table-cell-properties fo:border="none" style:writing-mode="lr-tb" style:vertical-align="middle" fo:padding-top="0.0333in" fo:padding-left="0.0666in" fo:padding-bottom="0.0333in" fo:padding-right="0.0666in"/>
    </style:style>
    <style:style style:name="P239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399" style:family="table-cell">
      <style:table-cell-properties fo:border="none" style:writing-mode="lr-tb" style:vertical-align="middle" fo:padding-top="0.0333in" fo:padding-left="0.0666in" fo:padding-bottom="0.0333in" fo:padding-right="0.0666in"/>
    </style:style>
    <style:style style:name="P240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01" style:family="table-cell">
      <style:table-cell-properties fo:border="none" style:writing-mode="lr-tb" style:vertical-align="middle" fo:padding-top="0.0333in" fo:padding-left="0.0666in" fo:padding-bottom="0.0333in" fo:padding-right="0.0666in"/>
    </style:style>
    <style:style style:name="P240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03" style:family="table-cell">
      <style:table-cell-properties fo:border="none" style:writing-mode="lr-tb" style:vertical-align="middle" fo:padding-top="0.0333in" fo:padding-left="0.0666in" fo:padding-bottom="0.0333in" fo:padding-right="0.0666in"/>
    </style:style>
    <style:style style:name="P240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405" style:family="table-row">
      <style:table-row-properties/>
    </style:style>
    <style:style style:name="TableCell2406" style:family="table-cell">
      <style:table-cell-properties fo:border="none" style:writing-mode="lr-tb" style:vertical-align="middle" fo:padding-top="0.0333in" fo:padding-left="0.0666in" fo:padding-bottom="0.0333in" fo:padding-right="0.0666in"/>
    </style:style>
    <style:style style:name="P240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08" style:family="table-cell">
      <style:table-cell-properties fo:border="none" style:writing-mode="lr-tb" style:vertical-align="middle" fo:padding-top="0.0333in" fo:padding-left="0.0666in" fo:padding-bottom="0.0333in" fo:padding-right="0.0666in"/>
    </style:style>
    <style:style style:name="P240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10" style:family="table-cell">
      <style:table-cell-properties fo:border="none" style:writing-mode="lr-tb" style:vertical-align="middle" fo:padding-top="0.0333in" fo:padding-left="0.0666in" fo:padding-bottom="0.0333in" fo:padding-right="0.0666in"/>
    </style:style>
    <style:style style:name="P241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12" style:family="table-cell">
      <style:table-cell-properties fo:border="none" style:writing-mode="lr-tb" style:vertical-align="middle" fo:padding-top="0.0333in" fo:padding-left="0.0666in" fo:padding-bottom="0.0333in" fo:padding-right="0.0666in"/>
    </style:style>
    <style:style style:name="P241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14" style:family="table-cell">
      <style:table-cell-properties fo:border="none" style:writing-mode="lr-tb" style:vertical-align="middle" fo:padding-top="0.0333in" fo:padding-left="0.0666in" fo:padding-bottom="0.0333in" fo:padding-right="0.0666in"/>
    </style:style>
    <style:style style:name="P241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16" style:family="table-cell">
      <style:table-cell-properties fo:border="none" style:writing-mode="lr-tb" style:vertical-align="middle" fo:padding-top="0.0333in" fo:padding-left="0.0666in" fo:padding-bottom="0.0333in" fo:padding-right="0.0666in"/>
    </style:style>
    <style:style style:name="P241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418" style:family="table-row">
      <style:table-row-properties/>
    </style:style>
    <style:style style:name="TableCell2419" style:family="table-cell">
      <style:table-cell-properties fo:border="none" style:writing-mode="lr-tb" style:vertical-align="middle" fo:padding-top="0.0333in" fo:padding-left="0.0666in" fo:padding-bottom="0.0333in" fo:padding-right="0.0666in"/>
    </style:style>
    <style:style style:name="P242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21" style:family="table-cell">
      <style:table-cell-properties fo:border="none" style:writing-mode="lr-tb" style:vertical-align="middle" fo:padding-top="0.0333in" fo:padding-left="0.0666in" fo:padding-bottom="0.0333in" fo:padding-right="0.0666in"/>
    </style:style>
    <style:style style:name="P242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23" style:family="table-cell">
      <style:table-cell-properties fo:border="none" style:writing-mode="lr-tb" style:vertical-align="middle" fo:padding-top="0.0333in" fo:padding-left="0.0666in" fo:padding-bottom="0.0333in" fo:padding-right="0.0666in"/>
    </style:style>
    <style:style style:name="P242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25" style:family="table-cell">
      <style:table-cell-properties fo:border="none" style:writing-mode="lr-tb" style:vertical-align="middle" fo:padding-top="0.0333in" fo:padding-left="0.0666in" fo:padding-bottom="0.0333in" fo:padding-right="0.0666in"/>
    </style:style>
    <style:style style:name="P242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27" style:family="table-cell">
      <style:table-cell-properties fo:border="none" style:writing-mode="lr-tb" style:vertical-align="middle" fo:padding-top="0.0333in" fo:padding-left="0.0666in" fo:padding-bottom="0.0333in" fo:padding-right="0.0666in"/>
    </style:style>
    <style:style style:name="P242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29" style:family="table-cell">
      <style:table-cell-properties fo:border="none" style:writing-mode="lr-tb" style:vertical-align="middle" fo:padding-top="0.0333in" fo:padding-left="0.0666in" fo:padding-bottom="0.0333in" fo:padding-right="0.0666in"/>
    </style:style>
    <style:style style:name="P243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431" style:family="table-row">
      <style:table-row-properties/>
    </style:style>
    <style:style style:name="TableCell2432" style:family="table-cell">
      <style:table-cell-properties fo:border="none" style:writing-mode="lr-tb" style:vertical-align="middle" fo:padding-top="0.0333in" fo:padding-left="0.0666in" fo:padding-bottom="0.0333in" fo:padding-right="0.0666in"/>
    </style:style>
    <style:style style:name="P243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34" style:family="table-cell">
      <style:table-cell-properties fo:border="none" style:writing-mode="lr-tb" style:vertical-align="middle" fo:padding-top="0.0333in" fo:padding-left="0.0666in" fo:padding-bottom="0.0333in" fo:padding-right="0.0666in"/>
    </style:style>
    <style:style style:name="P243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36" style:family="table-cell">
      <style:table-cell-properties fo:border="none" style:writing-mode="lr-tb" style:vertical-align="middle" fo:padding-top="0.0333in" fo:padding-left="0.0666in" fo:padding-bottom="0.0333in" fo:padding-right="0.0666in"/>
    </style:style>
    <style:style style:name="P243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38" style:family="table-cell">
      <style:table-cell-properties fo:border="none" style:writing-mode="lr-tb" style:vertical-align="middle" fo:padding-top="0.0333in" fo:padding-left="0.0666in" fo:padding-bottom="0.0333in" fo:padding-right="0.0666in"/>
    </style:style>
    <style:style style:name="P243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40" style:family="table-cell">
      <style:table-cell-properties fo:border="none" style:writing-mode="lr-tb" style:vertical-align="middle" fo:padding-top="0.0333in" fo:padding-left="0.0666in" fo:padding-bottom="0.0333in" fo:padding-right="0.0666in"/>
    </style:style>
    <style:style style:name="P244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42" style:family="table-cell">
      <style:table-cell-properties fo:border="none" style:writing-mode="lr-tb" style:vertical-align="middle" fo:padding-top="0.0333in" fo:padding-left="0.0666in" fo:padding-bottom="0.0333in" fo:padding-right="0.0666in"/>
    </style:style>
    <style:style style:name="P244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444" style:family="table-row">
      <style:table-row-properties/>
    </style:style>
    <style:style style:name="TableCell2445" style:family="table-cell">
      <style:table-cell-properties fo:border="none" style:writing-mode="lr-tb" style:vertical-align="middle" fo:padding-top="0.0333in" fo:padding-left="0.0666in" fo:padding-bottom="0.0333in" fo:padding-right="0.0666in"/>
    </style:style>
    <style:style style:name="P2446" style:parent-style-name="Normal" style:family="paragraph">
      <style:paragraph-properties fo:margin-bottom="0in" fo:line-height="150%"/>
    </style:style>
    <style:style style:name="T2447"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448" style:family="table-cell">
      <style:table-cell-properties fo:border="none" style:writing-mode="lr-tb" style:vertical-align="middle" fo:padding-top="0.0333in" fo:padding-left="0.0666in" fo:padding-bottom="0.0333in" fo:padding-right="0.0666in"/>
    </style:style>
    <style:style style:name="P2449" style:parent-style-name="Normal" style:family="paragraph">
      <style:paragraph-properties fo:margin-bottom="0in" fo:line-height="150%"/>
    </style:style>
    <style:style style:name="T2450"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451" style:family="table-cell">
      <style:table-cell-properties fo:border="none" style:writing-mode="lr-tb" style:vertical-align="middle" fo:padding-top="0.0333in" fo:padding-left="0.0666in" fo:padding-bottom="0.0333in" fo:padding-right="0.0666in"/>
    </style:style>
    <style:style style:name="P2452" style:parent-style-name="Normal" style:family="paragraph">
      <style:paragraph-properties fo:margin-bottom="0in" fo:line-height="150%"/>
    </style:style>
    <style:style style:name="T2453"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454" style:family="table-cell">
      <style:table-cell-properties fo:border="none" style:writing-mode="lr-tb" style:vertical-align="middle" fo:padding-top="0.0333in" fo:padding-left="0.0666in" fo:padding-bottom="0.0333in" fo:padding-right="0.0666in"/>
    </style:style>
    <style:style style:name="P2455" style:parent-style-name="Normal" style:family="paragraph">
      <style:paragraph-properties fo:margin-bottom="0in" fo:line-height="150%"/>
    </style:style>
    <style:style style:name="T2456"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457" style:family="table-cell">
      <style:table-cell-properties fo:border="none" style:writing-mode="lr-tb" style:vertical-align="middle" fo:padding-top="0.0333in" fo:padding-left="0.0666in" fo:padding-bottom="0.0333in" fo:padding-right="0.0666in"/>
    </style:style>
    <style:style style:name="P2458" style:parent-style-name="Normal" style:family="paragraph">
      <style:paragraph-properties fo:margin-bottom="0in" fo:line-height="150%"/>
    </style:style>
    <style:style style:name="T2459"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460" style:family="table-cell">
      <style:table-cell-properties fo:border="none" style:writing-mode="lr-tb" style:vertical-align="middle" fo:padding-top="0.0333in" fo:padding-left="0.0666in" fo:padding-bottom="0.0333in" fo:padding-right="0.0666in"/>
    </style:style>
    <style:style style:name="P2461" style:parent-style-name="Normal" style:family="paragraph">
      <style:paragraph-properties fo:margin-bottom="0in" fo:line-height="150%"/>
    </style:style>
    <style:style style:name="T2462"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2463" style:family="table-row">
      <style:table-row-properties/>
    </style:style>
    <style:style style:name="TableCell2464" style:family="table-cell">
      <style:table-cell-properties fo:border="none" style:writing-mode="lr-tb" style:vertical-align="middle" fo:padding-top="0.0333in" fo:padding-left="0.0666in" fo:padding-bottom="0.0333in" fo:padding-right="0.0666in"/>
    </style:style>
    <style:style style:name="P246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66" style:family="table-cell">
      <style:table-cell-properties fo:border="none" style:writing-mode="lr-tb" style:vertical-align="middle" fo:padding-top="0.0333in" fo:padding-left="0.0666in" fo:padding-bottom="0.0333in" fo:padding-right="0.0666in"/>
    </style:style>
    <style:style style:name="P246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68" style:family="table-cell">
      <style:table-cell-properties fo:border="none" style:writing-mode="lr-tb" style:vertical-align="middle" fo:padding-top="0.0333in" fo:padding-left="0.0666in" fo:padding-bottom="0.0333in" fo:padding-right="0.0666in"/>
    </style:style>
    <style:style style:name="P246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70" style:family="table-cell">
      <style:table-cell-properties fo:border="none" style:writing-mode="lr-tb" style:vertical-align="middle" fo:padding-top="0.0333in" fo:padding-left="0.0666in" fo:padding-bottom="0.0333in" fo:padding-right="0.0666in"/>
    </style:style>
    <style:style style:name="P247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72" style:family="table-cell">
      <style:table-cell-properties fo:border="none" style:writing-mode="lr-tb" style:vertical-align="middle" fo:padding-top="0.0333in" fo:padding-left="0.0666in" fo:padding-bottom="0.0333in" fo:padding-right="0.0666in"/>
    </style:style>
    <style:style style:name="P247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74" style:family="table-cell">
      <style:table-cell-properties fo:border="none" style:writing-mode="lr-tb" style:vertical-align="middle" fo:padding-top="0.0333in" fo:padding-left="0.0666in" fo:padding-bottom="0.0333in" fo:padding-right="0.0666in"/>
    </style:style>
    <style:style style:name="P247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476" style:family="table-row">
      <style:table-row-properties/>
    </style:style>
    <style:style style:name="TableCell2477" style:family="table-cell">
      <style:table-cell-properties fo:border="none" style:writing-mode="lr-tb" style:vertical-align="middle" fo:padding-top="0.0333in" fo:padding-left="0.0666in" fo:padding-bottom="0.0333in" fo:padding-right="0.0666in"/>
    </style:style>
    <style:style style:name="P247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79" style:family="table-cell">
      <style:table-cell-properties fo:border="none" style:writing-mode="lr-tb" style:vertical-align="middle" fo:padding-top="0.0333in" fo:padding-left="0.0666in" fo:padding-bottom="0.0333in" fo:padding-right="0.0666in"/>
    </style:style>
    <style:style style:name="P248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81" style:family="table-cell">
      <style:table-cell-properties fo:border="none" style:writing-mode="lr-tb" style:vertical-align="middle" fo:padding-top="0.0333in" fo:padding-left="0.0666in" fo:padding-bottom="0.0333in" fo:padding-right="0.0666in"/>
    </style:style>
    <style:style style:name="P248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83" style:family="table-cell">
      <style:table-cell-properties fo:border="none" style:writing-mode="lr-tb" style:vertical-align="middle" fo:padding-top="0.0333in" fo:padding-left="0.0666in" fo:padding-bottom="0.0333in" fo:padding-right="0.0666in"/>
    </style:style>
    <style:style style:name="P248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85" style:family="table-cell">
      <style:table-cell-properties fo:border="none" style:writing-mode="lr-tb" style:vertical-align="middle" fo:padding-top="0.0333in" fo:padding-left="0.0666in" fo:padding-bottom="0.0333in" fo:padding-right="0.0666in"/>
    </style:style>
    <style:style style:name="P248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487" style:family="table-cell">
      <style:table-cell-properties fo:border="none" style:writing-mode="lr-tb" style:vertical-align="middle" fo:padding-top="0.0333in" fo:padding-left="0.0666in" fo:padding-bottom="0.0333in" fo:padding-right="0.0666in"/>
    </style:style>
    <style:style style:name="P248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489" style:parent-style-name="Normal" style:family="paragraph">
      <style:paragraph-properties fo:text-align="center"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490" style:parent-style-name="Normal" style:family="paragraph">
      <style:paragraph-properties fo:margin-bottom="0.2777in" fo:line-height="150%" fo:background-color="#FFFFFF"/>
    </style:style>
    <style:style style:name="T249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49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49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49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49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49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49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498" style:parent-style-name="Normal" style:family="paragraph">
      <style:paragraph-properties fo:margin-bottom="0in" fo:line-height="150%" fo:background-color="#FFFCF0"/>
    </style:style>
    <style:style style:name="T249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50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50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502" style:parent-style-name="Normal" style:family="paragraph">
      <style:paragraph-properties fo:margin-bottom="0in" fo:line-height="150%" fo:background-color="#FFFCF0"/>
    </style:style>
    <style:style style:name="T250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50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50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506" style:parent-style-name="Normal" style:family="paragraph">
      <style:paragraph-properties fo:margin-bottom="0in" fo:line-height="150%" fo:background-color="#FFFCF0"/>
    </style:style>
    <style:style style:name="T250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50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50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510" style:parent-style-name="Normal" style:family="paragraph">
      <style:paragraph-properties fo:text-align="center" fo:margin-bottom="0in"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511" style:parent-style-name="Normal" style:family="paragraph">
      <style:paragraph-properties fo:margin-bottom="0in" fo:line-height="150%" fo:background-color="#FFFCF0"/>
    </style:style>
    <style:style style:name="T2512"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51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51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51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51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517" style:parent-style-name="Normal" style:family="paragraph">
      <style:paragraph-properties fo:margin-bottom="0.1388in" fo:line-height="150%" fo:background-color="#FFFCF0"/>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518"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2520" style:family="table-column">
      <style:table-column-properties style:column-width="1.1569in"/>
    </style:style>
    <style:style style:name="TableColumn2521" style:family="table-column">
      <style:table-column-properties style:column-width="0.7541in"/>
    </style:style>
    <style:style style:name="TableColumn2522" style:family="table-column">
      <style:table-column-properties style:column-width="0.5597in"/>
    </style:style>
    <style:style style:name="TableColumn2523" style:family="table-column">
      <style:table-column-properties style:column-width="0.7305in"/>
    </style:style>
    <style:style style:name="TableColumn2524" style:family="table-column">
      <style:table-column-properties style:column-width="0.7722in"/>
    </style:style>
    <style:style style:name="Table2519" style:family="table">
      <style:table-properties style:width="3.9736in" fo:margin-left="0in" table:align="left"/>
    </style:style>
    <style:style style:name="TableRow2525" style:family="table-row">
      <style:table-row-properties/>
    </style:style>
    <style:style style:name="TableCell2526" style:family="table-cell">
      <style:table-cell-properties fo:border="none" style:writing-mode="lr-tb" style:vertical-align="middle" fo:padding-top="0.0333in" fo:padding-left="0.0666in" fo:padding-bottom="0.0333in" fo:padding-right="0.0666in"/>
    </style:style>
    <style:style style:name="P2527"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528" style:family="table-cell">
      <style:table-cell-properties fo:border="none" style:writing-mode="lr-tb" style:vertical-align="middle" fo:padding-top="0.0333in" fo:padding-left="0.0666in" fo:padding-bottom="0.0333in" fo:padding-right="0.0666in"/>
    </style:style>
    <style:style style:name="P2529"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530" style:family="table-cell">
      <style:table-cell-properties fo:border="none" style:writing-mode="lr-tb" style:vertical-align="middle" fo:padding-top="0.0333in" fo:padding-left="0.0666in" fo:padding-bottom="0.0333in" fo:padding-right="0.0666in"/>
    </style:style>
    <style:style style:name="P2531"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532" style:family="table-cell">
      <style:table-cell-properties fo:border="none" style:writing-mode="lr-tb" style:vertical-align="middle" fo:padding-top="0.0333in" fo:padding-left="0.0666in" fo:padding-bottom="0.0333in" fo:padding-right="0.0666in"/>
    </style:style>
    <style:style style:name="P2533"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534" style:family="table-cell">
      <style:table-cell-properties fo:border="none" style:writing-mode="lr-tb" style:vertical-align="middle" fo:padding-top="0.0333in" fo:padding-left="0.0666in" fo:padding-bottom="0.0333in" fo:padding-right="0.0666in"/>
    </style:style>
    <style:style style:name="P2535"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2536" style:family="table-row">
      <style:table-row-properties/>
    </style:style>
    <style:style style:name="TableCell2537" style:family="table-cell">
      <style:table-cell-properties fo:border="none" style:writing-mode="lr-tb" style:vertical-align="middle" fo:padding-top="0.0333in" fo:padding-left="0.0666in" fo:padding-bottom="0.0333in" fo:padding-right="0.0666in"/>
    </style:style>
    <style:style style:name="P253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39" style:family="table-cell">
      <style:table-cell-properties fo:border="none" style:writing-mode="lr-tb" style:vertical-align="middle" fo:padding-top="0.0333in" fo:padding-left="0.0666in" fo:padding-bottom="0.0333in" fo:padding-right="0.0666in"/>
    </style:style>
    <style:style style:name="P254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41" style:family="table-cell">
      <style:table-cell-properties fo:border="none" style:writing-mode="lr-tb" style:vertical-align="middle" fo:padding-top="0.0333in" fo:padding-left="0.0666in" fo:padding-bottom="0.0333in" fo:padding-right="0.0666in"/>
    </style:style>
    <style:style style:name="P254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43" style:family="table-cell">
      <style:table-cell-properties fo:border="none" style:writing-mode="lr-tb" style:vertical-align="middle" fo:padding-top="0.0333in" fo:padding-left="0.0666in" fo:padding-bottom="0.0333in" fo:padding-right="0.0666in"/>
    </style:style>
    <style:style style:name="P254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45" style:family="table-cell">
      <style:table-cell-properties fo:border="none" style:writing-mode="lr-tb" style:vertical-align="middle" fo:padding-top="0.0333in" fo:padding-left="0.0666in" fo:padding-bottom="0.0333in" fo:padding-right="0.0666in"/>
    </style:style>
    <style:style style:name="P254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547" style:family="table-row">
      <style:table-row-properties/>
    </style:style>
    <style:style style:name="TableCell2548" style:family="table-cell">
      <style:table-cell-properties fo:border="none" style:writing-mode="lr-tb" style:vertical-align="middle" fo:padding-top="0.0333in" fo:padding-left="0.0666in" fo:padding-bottom="0.0333in" fo:padding-right="0.0666in"/>
    </style:style>
    <style:style style:name="P254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50" style:family="table-cell">
      <style:table-cell-properties fo:border="none" style:writing-mode="lr-tb" style:vertical-align="middle" fo:padding-top="0.0333in" fo:padding-left="0.0666in" fo:padding-bottom="0.0333in" fo:padding-right="0.0666in"/>
    </style:style>
    <style:style style:name="P255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52" style:family="table-cell">
      <style:table-cell-properties fo:border="none" style:writing-mode="lr-tb" style:vertical-align="middle" fo:padding-top="0.0333in" fo:padding-left="0.0666in" fo:padding-bottom="0.0333in" fo:padding-right="0.0666in"/>
    </style:style>
    <style:style style:name="P255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54" style:family="table-cell">
      <style:table-cell-properties fo:border="none" style:writing-mode="lr-tb" style:vertical-align="middle" fo:padding-top="0.0333in" fo:padding-left="0.0666in" fo:padding-bottom="0.0333in" fo:padding-right="0.0666in"/>
    </style:style>
    <style:style style:name="P255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56" style:family="table-cell">
      <style:table-cell-properties fo:border="none" style:writing-mode="lr-tb" style:vertical-align="middle" fo:padding-top="0.0333in" fo:padding-left="0.0666in" fo:padding-bottom="0.0333in" fo:padding-right="0.0666in"/>
    </style:style>
    <style:style style:name="P255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558" style:family="table-row">
      <style:table-row-properties/>
    </style:style>
    <style:style style:name="TableCell2559" style:family="table-cell">
      <style:table-cell-properties fo:border="none" style:writing-mode="lr-tb" style:vertical-align="middle" fo:padding-top="0.0333in" fo:padding-left="0.0666in" fo:padding-bottom="0.0333in" fo:padding-right="0.0666in"/>
    </style:style>
    <style:style style:name="P256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61" style:family="table-cell">
      <style:table-cell-properties fo:border="none" style:writing-mode="lr-tb" style:vertical-align="middle" fo:padding-top="0.0333in" fo:padding-left="0.0666in" fo:padding-bottom="0.0333in" fo:padding-right="0.0666in"/>
    </style:style>
    <style:style style:name="P256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63" style:family="table-cell">
      <style:table-cell-properties fo:border="none" style:writing-mode="lr-tb" style:vertical-align="middle" fo:padding-top="0.0333in" fo:padding-left="0.0666in" fo:padding-bottom="0.0333in" fo:padding-right="0.0666in"/>
    </style:style>
    <style:style style:name="P256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65" style:family="table-cell">
      <style:table-cell-properties fo:border="none" style:writing-mode="lr-tb" style:vertical-align="middle" fo:padding-top="0.0333in" fo:padding-left="0.0666in" fo:padding-bottom="0.0333in" fo:padding-right="0.0666in"/>
    </style:style>
    <style:style style:name="P256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67" style:family="table-cell">
      <style:table-cell-properties fo:border="none" style:writing-mode="lr-tb" style:vertical-align="middle" fo:padding-top="0.0333in" fo:padding-left="0.0666in" fo:padding-bottom="0.0333in" fo:padding-right="0.0666in"/>
    </style:style>
    <style:style style:name="P256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569"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570" style:parent-style-name="Normal" style:family="paragraph">
      <style:paragraph-properties fo:margin-bottom="0.1388in" fo:line-height="150%" fo:background-color="#FFFCF0"/>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571"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2573" style:family="table-column">
      <style:table-column-properties style:column-width="1.9909in"/>
    </style:style>
    <style:style style:name="TableColumn2574" style:family="table-column">
      <style:table-column-properties style:column-width="1.2979in"/>
    </style:style>
    <style:style style:name="TableColumn2575" style:family="table-column">
      <style:table-column-properties style:column-width="0.9631in"/>
    </style:style>
    <style:style style:name="TableColumn2576" style:family="table-column">
      <style:table-column-properties style:column-width="1.2569in"/>
    </style:style>
    <style:style style:name="TableColumn2577" style:family="table-column">
      <style:table-column-properties style:column-width="1.3284in"/>
    </style:style>
    <style:style style:name="Table2572" style:family="table">
      <style:table-properties style:width="6.8375in" fo:margin-left="0in" table:align="left"/>
    </style:style>
    <style:style style:name="TableRow2578" style:family="table-row">
      <style:table-row-properties style:min-row-height="0.3138in"/>
    </style:style>
    <style:style style:name="TableCell2579" style:family="table-cell">
      <style:table-cell-properties fo:border="none" style:writing-mode="lr-tb" style:vertical-align="middle" fo:padding-top="0.0333in" fo:padding-left="0.0666in" fo:padding-bottom="0.0333in" fo:padding-right="0.0666in"/>
    </style:style>
    <style:style style:name="P2580"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581" style:family="table-cell">
      <style:table-cell-properties fo:border="none" style:writing-mode="lr-tb" style:vertical-align="middle" fo:padding-top="0.0333in" fo:padding-left="0.0666in" fo:padding-bottom="0.0333in" fo:padding-right="0.0666in"/>
    </style:style>
    <style:style style:name="P2582"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583" style:family="table-cell">
      <style:table-cell-properties fo:border="none" style:writing-mode="lr-tb" style:vertical-align="middle" fo:padding-top="0.0333in" fo:padding-left="0.0666in" fo:padding-bottom="0.0333in" fo:padding-right="0.0666in"/>
    </style:style>
    <style:style style:name="P2584"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585" style:family="table-cell">
      <style:table-cell-properties fo:border="none" style:writing-mode="lr-tb" style:vertical-align="middle" fo:padding-top="0.0333in" fo:padding-left="0.0666in" fo:padding-bottom="0.0333in" fo:padding-right="0.0666in"/>
    </style:style>
    <style:style style:name="P2586"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587" style:family="table-cell">
      <style:table-cell-properties fo:border="none" style:writing-mode="lr-tb" style:vertical-align="middle" fo:padding-top="0.0333in" fo:padding-left="0.0666in" fo:padding-bottom="0.0333in" fo:padding-right="0.0666in"/>
    </style:style>
    <style:style style:name="P2588"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2589" style:family="table-row">
      <style:table-row-properties style:min-row-height="0.3138in"/>
    </style:style>
    <style:style style:name="TableCell2590" style:family="table-cell">
      <style:table-cell-properties fo:border="none" style:writing-mode="lr-tb" style:vertical-align="middle" fo:padding-top="0.0333in" fo:padding-left="0.0666in" fo:padding-bottom="0.0333in" fo:padding-right="0.0666in"/>
    </style:style>
    <style:style style:name="P259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92" style:family="table-cell">
      <style:table-cell-properties fo:border="none" style:writing-mode="lr-tb" style:vertical-align="middle" fo:padding-top="0.0333in" fo:padding-left="0.0666in" fo:padding-bottom="0.0333in" fo:padding-right="0.0666in"/>
    </style:style>
    <style:style style:name="P259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94" style:family="table-cell">
      <style:table-cell-properties fo:border="none" style:writing-mode="lr-tb" style:vertical-align="middle" fo:padding-top="0.0333in" fo:padding-left="0.0666in" fo:padding-bottom="0.0333in" fo:padding-right="0.0666in"/>
    </style:style>
    <style:style style:name="P259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96" style:family="table-cell">
      <style:table-cell-properties fo:border="none" style:writing-mode="lr-tb" style:vertical-align="middle" fo:padding-top="0.0333in" fo:padding-left="0.0666in" fo:padding-bottom="0.0333in" fo:padding-right="0.0666in"/>
    </style:style>
    <style:style style:name="P259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598" style:family="table-cell">
      <style:table-cell-properties fo:border="none" style:writing-mode="lr-tb" style:vertical-align="middle" fo:padding-top="0.0333in" fo:padding-left="0.0666in" fo:padding-bottom="0.0333in" fo:padding-right="0.0666in"/>
    </style:style>
    <style:style style:name="P259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600" style:family="table-row">
      <style:table-row-properties style:min-row-height="0.3062in"/>
    </style:style>
    <style:style style:name="TableCell2601" style:family="table-cell">
      <style:table-cell-properties fo:border="none" style:writing-mode="lr-tb" style:vertical-align="middle" fo:padding-top="0.0333in" fo:padding-left="0.0666in" fo:padding-bottom="0.0333in" fo:padding-right="0.0666in"/>
    </style:style>
    <style:style style:name="P260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03" style:family="table-cell">
      <style:table-cell-properties fo:border="none" style:writing-mode="lr-tb" style:vertical-align="middle" fo:padding-top="0.0333in" fo:padding-left="0.0666in" fo:padding-bottom="0.0333in" fo:padding-right="0.0666in"/>
    </style:style>
    <style:style style:name="P260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05" style:family="table-cell">
      <style:table-cell-properties fo:border="none" style:writing-mode="lr-tb" style:vertical-align="middle" fo:padding-top="0.0333in" fo:padding-left="0.0666in" fo:padding-bottom="0.0333in" fo:padding-right="0.0666in"/>
    </style:style>
    <style:style style:name="P260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07" style:family="table-cell">
      <style:table-cell-properties fo:border="none" style:writing-mode="lr-tb" style:vertical-align="middle" fo:padding-top="0.0333in" fo:padding-left="0.0666in" fo:padding-bottom="0.0333in" fo:padding-right="0.0666in"/>
    </style:style>
    <style:style style:name="P260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09" style:family="table-cell">
      <style:table-cell-properties fo:border="none" style:writing-mode="lr-tb" style:vertical-align="middle" fo:padding-top="0.0333in" fo:padding-left="0.0666in" fo:padding-bottom="0.0333in" fo:padding-right="0.0666in"/>
    </style:style>
    <style:style style:name="P261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611" style:family="table-row">
      <style:table-row-properties style:min-row-height="0.3138in"/>
    </style:style>
    <style:style style:name="TableCell2612" style:family="table-cell">
      <style:table-cell-properties fo:border="none" style:writing-mode="lr-tb" style:vertical-align="middle" fo:padding-top="0.0333in" fo:padding-left="0.0666in" fo:padding-bottom="0.0333in" fo:padding-right="0.0666in"/>
    </style:style>
    <style:style style:name="P261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14" style:family="table-cell">
      <style:table-cell-properties fo:border="none" style:writing-mode="lr-tb" style:vertical-align="middle" fo:padding-top="0.0333in" fo:padding-left="0.0666in" fo:padding-bottom="0.0333in" fo:padding-right="0.0666in"/>
    </style:style>
    <style:style style:name="P261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16" style:family="table-cell">
      <style:table-cell-properties fo:border="none" style:writing-mode="lr-tb" style:vertical-align="middle" fo:padding-top="0.0333in" fo:padding-left="0.0666in" fo:padding-bottom="0.0333in" fo:padding-right="0.0666in"/>
    </style:style>
    <style:style style:name="P261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18" style:family="table-cell">
      <style:table-cell-properties fo:border="none" style:writing-mode="lr-tb" style:vertical-align="middle" fo:padding-top="0.0333in" fo:padding-left="0.0666in" fo:padding-bottom="0.0333in" fo:padding-right="0.0666in"/>
    </style:style>
    <style:style style:name="P261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20" style:family="table-cell">
      <style:table-cell-properties fo:border="none" style:writing-mode="lr-tb" style:vertical-align="middle" fo:padding-top="0.0333in" fo:padding-left="0.0666in" fo:padding-bottom="0.0333in" fo:padding-right="0.0666in"/>
    </style:style>
    <style:style style:name="P262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622" style:parent-style-name="Normal" style:family="paragraph">
      <style:paragraph-properties fo:margin-bottom="0.2777in" fo:line-height="150%" fo:background-color="#FFFFFF"/>
    </style:style>
    <style:style style:name="T2623"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624"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625"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626" style:parent-style-name="Normal" style:family="paragraph">
      <style:paragraph-properties fo:margin-bottom="0.1388in" fo:line-height="150%" fo:background-color="#FFFCF0"/>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627"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2629" style:family="table-column">
      <style:table-column-properties style:column-width="2.0243in"/>
    </style:style>
    <style:style style:name="TableColumn2630" style:family="table-column">
      <style:table-column-properties style:column-width="1.3194in"/>
    </style:style>
    <style:style style:name="TableColumn2631" style:family="table-column">
      <style:table-column-properties style:column-width="0.9791in"/>
    </style:style>
    <style:style style:name="TableColumn2632" style:family="table-column">
      <style:table-column-properties style:column-width="1.2777in"/>
    </style:style>
    <style:style style:name="TableColumn2633" style:family="table-column">
      <style:table-column-properties style:column-width="1.3506in"/>
    </style:style>
    <style:style style:name="Table2628" style:family="table">
      <style:table-properties style:width="6.9513in" fo:margin-left="0in" table:align="left"/>
    </style:style>
    <style:style style:name="TableRow2634" style:family="table-row">
      <style:table-row-properties style:min-row-height="0.325in"/>
    </style:style>
    <style:style style:name="TableCell2635" style:family="table-cell">
      <style:table-cell-properties fo:border="none" style:writing-mode="lr-tb" style:vertical-align="middle" fo:padding-top="0.0333in" fo:padding-left="0.0666in" fo:padding-bottom="0.0333in" fo:padding-right="0.0666in"/>
    </style:style>
    <style:style style:name="P2636"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637" style:family="table-cell">
      <style:table-cell-properties fo:border="none" style:writing-mode="lr-tb" style:vertical-align="middle" fo:padding-top="0.0333in" fo:padding-left="0.0666in" fo:padding-bottom="0.0333in" fo:padding-right="0.0666in"/>
    </style:style>
    <style:style style:name="P2638"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639" style:family="table-cell">
      <style:table-cell-properties fo:border="none" style:writing-mode="lr-tb" style:vertical-align="middle" fo:padding-top="0.0333in" fo:padding-left="0.0666in" fo:padding-bottom="0.0333in" fo:padding-right="0.0666in"/>
    </style:style>
    <style:style style:name="P2640"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641" style:family="table-cell">
      <style:table-cell-properties fo:border="none" style:writing-mode="lr-tb" style:vertical-align="middle" fo:padding-top="0.0333in" fo:padding-left="0.0666in" fo:padding-bottom="0.0333in" fo:padding-right="0.0666in"/>
    </style:style>
    <style:style style:name="P2642"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643" style:family="table-cell">
      <style:table-cell-properties fo:border="none" style:writing-mode="lr-tb" style:vertical-align="middle" fo:padding-top="0.0333in" fo:padding-left="0.0666in" fo:padding-bottom="0.0333in" fo:padding-right="0.0666in"/>
    </style:style>
    <style:style style:name="P2644"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2645" style:family="table-row">
      <style:table-row-properties style:min-row-height="0.325in"/>
    </style:style>
    <style:style style:name="TableCell2646" style:family="table-cell">
      <style:table-cell-properties fo:border="none" style:writing-mode="lr-tb" style:vertical-align="middle" fo:padding-top="0.0333in" fo:padding-left="0.0666in" fo:padding-bottom="0.0333in" fo:padding-right="0.0666in"/>
    </style:style>
    <style:style style:name="P264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48" style:family="table-cell">
      <style:table-cell-properties fo:border="none" style:writing-mode="lr-tb" style:vertical-align="middle" fo:padding-top="0.0333in" fo:padding-left="0.0666in" fo:padding-bottom="0.0333in" fo:padding-right="0.0666in"/>
    </style:style>
    <style:style style:name="P264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50" style:family="table-cell">
      <style:table-cell-properties fo:border="none" style:writing-mode="lr-tb" style:vertical-align="middle" fo:padding-top="0.0333in" fo:padding-left="0.0666in" fo:padding-bottom="0.0333in" fo:padding-right="0.0666in"/>
    </style:style>
    <style:style style:name="P265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52" style:family="table-cell">
      <style:table-cell-properties fo:border="none" style:writing-mode="lr-tb" style:vertical-align="middle" fo:padding-top="0.0333in" fo:padding-left="0.0666in" fo:padding-bottom="0.0333in" fo:padding-right="0.0666in"/>
    </style:style>
    <style:style style:name="P265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54" style:family="table-cell">
      <style:table-cell-properties fo:border="none" style:writing-mode="lr-tb" style:vertical-align="middle" fo:padding-top="0.0333in" fo:padding-left="0.0666in" fo:padding-bottom="0.0333in" fo:padding-right="0.0666in"/>
    </style:style>
    <style:style style:name="P265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656" style:family="table-row">
      <style:table-row-properties style:min-row-height="0.3166in"/>
    </style:style>
    <style:style style:name="TableCell2657" style:family="table-cell">
      <style:table-cell-properties fo:border="none" style:writing-mode="lr-tb" style:vertical-align="middle" fo:padding-top="0.0333in" fo:padding-left="0.0666in" fo:padding-bottom="0.0333in" fo:padding-right="0.0666in"/>
    </style:style>
    <style:style style:name="P265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59" style:family="table-cell">
      <style:table-cell-properties fo:border="none" style:writing-mode="lr-tb" style:vertical-align="middle" fo:padding-top="0.0333in" fo:padding-left="0.0666in" fo:padding-bottom="0.0333in" fo:padding-right="0.0666in"/>
    </style:style>
    <style:style style:name="P266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61" style:family="table-cell">
      <style:table-cell-properties fo:border="none" style:writing-mode="lr-tb" style:vertical-align="middle" fo:padding-top="0.0333in" fo:padding-left="0.0666in" fo:padding-bottom="0.0333in" fo:padding-right="0.0666in"/>
    </style:style>
    <style:style style:name="P266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63" style:family="table-cell">
      <style:table-cell-properties fo:border="none" style:writing-mode="lr-tb" style:vertical-align="middle" fo:padding-top="0.0333in" fo:padding-left="0.0666in" fo:padding-bottom="0.0333in" fo:padding-right="0.0666in"/>
    </style:style>
    <style:style style:name="P266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65" style:family="table-cell">
      <style:table-cell-properties fo:border="none" style:writing-mode="lr-tb" style:vertical-align="middle" fo:padding-top="0.0333in" fo:padding-left="0.0666in" fo:padding-bottom="0.0333in" fo:padding-right="0.0666in"/>
    </style:style>
    <style:style style:name="P266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667" style:family="table-row">
      <style:table-row-properties style:min-row-height="0.325in"/>
    </style:style>
    <style:style style:name="TableCell2668" style:family="table-cell">
      <style:table-cell-properties fo:border="none" style:writing-mode="lr-tb" style:vertical-align="middle" fo:padding-top="0.0333in" fo:padding-left="0.0666in" fo:padding-bottom="0.0333in" fo:padding-right="0.0666in"/>
    </style:style>
    <style:style style:name="P266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70" style:family="table-cell">
      <style:table-cell-properties fo:border="none" style:writing-mode="lr-tb" style:vertical-align="middle" fo:padding-top="0.0333in" fo:padding-left="0.0666in" fo:padding-bottom="0.0333in" fo:padding-right="0.0666in"/>
    </style:style>
    <style:style style:name="P267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72" style:family="table-cell">
      <style:table-cell-properties fo:border="none" style:writing-mode="lr-tb" style:vertical-align="middle" fo:padding-top="0.0333in" fo:padding-left="0.0666in" fo:padding-bottom="0.0333in" fo:padding-right="0.0666in"/>
    </style:style>
    <style:style style:name="P267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74" style:family="table-cell">
      <style:table-cell-properties fo:border="none" style:writing-mode="lr-tb" style:vertical-align="middle" fo:padding-top="0.0333in" fo:padding-left="0.0666in" fo:padding-bottom="0.0333in" fo:padding-right="0.0666in"/>
    </style:style>
    <style:style style:name="P267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676" style:family="table-cell">
      <style:table-cell-properties fo:border="none" style:writing-mode="lr-tb" style:vertical-align="middle" fo:padding-top="0.0333in" fo:padding-left="0.0666in" fo:padding-bottom="0.0333in" fo:padding-right="0.0666in"/>
    </style:style>
    <style:style style:name="P267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678" style:parent-style-name="Normal" style:family="paragraph">
      <style:paragraph-properties fo:margin-bottom="0.2777in" fo:line-height="150%" fo:background-color="#FFFFFF"/>
    </style:style>
    <style:style style:name="T2679"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268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2681"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682" style:parent-style-name="Normal" style:family="paragraph">
      <style:paragraph-properties fo:margin-bottom="0.1388in" fo:line-height="150%" fo:background-color="#FFFCF0"/>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683"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olumn2685" style:family="table-column">
      <style:table-column-properties style:column-width="0.8138in"/>
    </style:style>
    <style:style style:name="TableColumn2686" style:family="table-column">
      <style:table-column-properties style:column-width="1.9527in"/>
    </style:style>
    <style:style style:name="TableColumn2687" style:family="table-column">
      <style:table-column-properties style:column-width="0.7027in"/>
    </style:style>
    <style:style style:name="TableColumn2688" style:family="table-column">
      <style:table-column-properties style:column-width="0.7722in"/>
    </style:style>
    <style:style style:name="TableColumn2689" style:family="table-column">
      <style:table-column-properties style:column-width="1.1333in"/>
    </style:style>
    <style:style style:name="Table2684" style:family="table">
      <style:table-properties style:width="5.375in" fo:margin-left="0in" table:align="left"/>
    </style:style>
    <style:style style:name="TableRow2690" style:family="table-row">
      <style:table-row-properties/>
    </style:style>
    <style:style style:name="TableCell2691" style:family="table-cell">
      <style:table-cell-properties fo:border="none" style:writing-mode="lr-tb" style:vertical-align="middle" fo:padding-top="0.0333in" fo:padding-left="0.0666in" fo:padding-bottom="0.0333in" fo:padding-right="0.0666in"/>
    </style:style>
    <style:style style:name="P2692"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693" style:family="table-cell">
      <style:table-cell-properties fo:border="none" style:writing-mode="lr-tb" style:vertical-align="middle" fo:padding-top="0.0333in" fo:padding-left="0.0666in" fo:padding-bottom="0.0333in" fo:padding-right="0.0666in"/>
    </style:style>
    <style:style style:name="P2694"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695" style:family="table-cell">
      <style:table-cell-properties fo:border="none" style:writing-mode="lr-tb" style:vertical-align="middle" fo:padding-top="0.0333in" fo:padding-left="0.0666in" fo:padding-bottom="0.0333in" fo:padding-right="0.0666in"/>
    </style:style>
    <style:style style:name="P2696"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697" style:family="table-cell">
      <style:table-cell-properties fo:border="none" style:writing-mode="lr-tb" style:vertical-align="middle" fo:padding-top="0.0333in" fo:padding-left="0.0666in" fo:padding-bottom="0.0333in" fo:padding-right="0.0666in"/>
    </style:style>
    <style:style style:name="P2698"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Cell2699" style:family="table-cell">
      <style:table-cell-properties fo:border="none" style:writing-mode="lr-tb" style:vertical-align="middle" fo:padding-top="0.0333in" fo:padding-left="0.0666in" fo:padding-bottom="0.0333in" fo:padding-right="0.0666in"/>
    </style:style>
    <style:style style:name="P2700" style:parent-style-name="Normal" style:family="paragraph">
      <style:paragraph-properties fo:margin-bottom="0in" fo:line-height="150%"/>
      <style:text-properties style:font-name="Times New Roman" style:font-name-asian="Times New Roman" style:font-name-complex="Times New Roman" style:font-weight-complex="bold" fo:text-shadow="0.0145in 0.0145in 0.0416in #000000" fo:color="#000000" style:letter-kerning="false" fo:font-size="12pt" style:font-size-asian="12pt" style:font-size-complex="12pt" style:language-asian="en" style:country-asian="IN" style:language-complex="ta" style:country-complex="IN"/>
    </style:style>
    <style:style style:name="TableRow2701" style:family="table-row">
      <style:table-row-properties/>
    </style:style>
    <style:style style:name="TableCell2702" style:family="table-cell">
      <style:table-cell-properties fo:border="none" style:writing-mode="lr-tb" style:vertical-align="middle" fo:padding-top="0.0333in" fo:padding-left="0.0666in" fo:padding-bottom="0.0333in" fo:padding-right="0.0666in"/>
    </style:style>
    <style:style style:name="P2703" style:parent-style-name="Normal" style:family="paragraph">
      <style:paragraph-properties fo:margin-bottom="0in" fo:line-height="150%"/>
    </style:style>
    <style:style style:name="T2704"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2705"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2706"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07" style:family="table-cell">
      <style:table-cell-properties fo:border="none" style:writing-mode="lr-tb" style:vertical-align="middle" fo:padding-top="0.0333in" fo:padding-left="0.0666in" fo:padding-bottom="0.0333in" fo:padding-right="0.0666in"/>
    </style:style>
    <style:style style:name="P2708"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09" style:family="table-cell">
      <style:table-cell-properties fo:border="none" style:writing-mode="lr-tb" style:vertical-align="middle" fo:padding-top="0.0333in" fo:padding-left="0.0666in" fo:padding-bottom="0.0333in" fo:padding-right="0.0666in"/>
    </style:style>
    <style:style style:name="P2710"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11" style:family="table-cell">
      <style:table-cell-properties fo:border="none" style:writing-mode="lr-tb" style:vertical-align="middle" fo:padding-top="0.0333in" fo:padding-left="0.0666in" fo:padding-bottom="0.0333in" fo:padding-right="0.0666in"/>
    </style:style>
    <style:style style:name="P271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13" style:family="table-cell">
      <style:table-cell-properties fo:border="none" style:writing-mode="lr-tb" style:vertical-align="middle" fo:padding-top="0.0333in" fo:padding-left="0.0666in" fo:padding-bottom="0.0333in" fo:padding-right="0.0666in"/>
    </style:style>
    <style:style style:name="P2714" style:parent-style-name="Normal" style:family="paragraph">
      <style:paragraph-properties fo:margin-bottom="0.2777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71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716" style:family="table-row">
      <style:table-row-properties/>
    </style:style>
    <style:style style:name="TableCell2717" style:family="table-cell">
      <style:table-cell-properties fo:border="none" style:writing-mode="lr-tb" style:vertical-align="middle" fo:padding-top="0.0333in" fo:padding-left="0.0666in" fo:padding-bottom="0.0333in" fo:padding-right="0.0666in"/>
    </style:style>
    <style:style style:name="P2718" style:parent-style-name="Normal" style:family="paragraph">
      <style:paragraph-properties fo:margin-bottom="0in" fo:line-height="150%"/>
    </style:style>
    <style:style style:name="T2719"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2720"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2721"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22" style:family="table-cell">
      <style:table-cell-properties fo:border="none" style:writing-mode="lr-tb" style:vertical-align="middle" fo:padding-top="0.0333in" fo:padding-left="0.0666in" fo:padding-bottom="0.0333in" fo:padding-right="0.0666in"/>
    </style:style>
    <style:style style:name="P272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24" style:family="table-cell">
      <style:table-cell-properties fo:border="none" style:writing-mode="lr-tb" style:vertical-align="middle" fo:padding-top="0.0333in" fo:padding-left="0.0666in" fo:padding-bottom="0.0333in" fo:padding-right="0.0666in"/>
    </style:style>
    <style:style style:name="P2725"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26" style:family="table-cell">
      <style:table-cell-properties fo:border="none" style:writing-mode="lr-tb" style:vertical-align="middle" fo:padding-top="0.0333in" fo:padding-left="0.0666in" fo:padding-bottom="0.0333in" fo:padding-right="0.0666in"/>
    </style:style>
    <style:style style:name="P272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28" style:family="table-cell">
      <style:table-cell-properties fo:border="none" style:writing-mode="lr-tb" style:vertical-align="middle" fo:padding-top="0.0333in" fo:padding-left="0.0666in" fo:padding-bottom="0.0333in" fo:padding-right="0.0666in"/>
    </style:style>
    <style:style style:name="P272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730" style:family="table-row">
      <style:table-row-properties/>
    </style:style>
    <style:style style:name="TableCell2731" style:family="table-cell">
      <style:table-cell-properties fo:border="none" style:writing-mode="lr-tb" style:vertical-align="middle" fo:padding-top="0.0333in" fo:padding-left="0.0666in" fo:padding-bottom="0.0333in" fo:padding-right="0.0666in"/>
    </style:style>
    <style:style style:name="P2732" style:parent-style-name="Normal" style:family="paragraph">
      <style:paragraph-properties fo:margin-bottom="0in" fo:line-height="150%"/>
    </style:style>
    <style:style style:name="T2733"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2734"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2735"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36" style:family="table-cell">
      <style:table-cell-properties fo:border="none" style:writing-mode="lr-tb" style:vertical-align="middle" fo:padding-top="0.0333in" fo:padding-left="0.0666in" fo:padding-bottom="0.0333in" fo:padding-right="0.0666in"/>
    </style:style>
    <style:style style:name="P273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38" style:family="table-cell">
      <style:table-cell-properties fo:border="none" style:writing-mode="lr-tb" style:vertical-align="middle" fo:padding-top="0.0333in" fo:padding-left="0.0666in" fo:padding-bottom="0.0333in" fo:padding-right="0.0666in"/>
    </style:style>
    <style:style style:name="P273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40" style:family="table-cell">
      <style:table-cell-properties fo:border="none" style:writing-mode="lr-tb" style:vertical-align="middle" fo:padding-top="0.0333in" fo:padding-left="0.0666in" fo:padding-bottom="0.0333in" fo:padding-right="0.0666in"/>
    </style:style>
    <style:style style:name="P274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42" style:family="table-cell">
      <style:table-cell-properties fo:border="none" style:writing-mode="lr-tb" style:vertical-align="middle" fo:padding-top="0.0333in" fo:padding-left="0.0666in" fo:padding-bottom="0.0333in" fo:padding-right="0.0666in"/>
    </style:style>
    <style:style style:name="P2743" style:parent-style-name="Normal" style:family="paragraph">
      <style:paragraph-properties fo:margin-bottom="0.2777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74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745" style:family="table-row">
      <style:table-row-properties/>
    </style:style>
    <style:style style:name="TableCell2746" style:family="table-cell">
      <style:table-cell-properties fo:border="none" style:writing-mode="lr-tb" style:vertical-align="middle" fo:padding-top="0.0333in" fo:padding-left="0.0666in" fo:padding-bottom="0.0333in" fo:padding-right="0.0666in"/>
    </style:style>
    <style:style style:name="P2747" style:parent-style-name="Normal" style:family="paragraph">
      <style:paragraph-properties fo:margin-bottom="0in" fo:line-height="150%"/>
    </style:style>
    <style:style style:name="T2748"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2749"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2750"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51" style:family="table-cell">
      <style:table-cell-properties fo:border="none" style:writing-mode="lr-tb" style:vertical-align="middle" fo:padding-top="0.0333in" fo:padding-left="0.0666in" fo:padding-bottom="0.0333in" fo:padding-right="0.0666in"/>
    </style:style>
    <style:style style:name="P2752"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53" style:family="table-cell">
      <style:table-cell-properties fo:border="none" style:writing-mode="lr-tb" style:vertical-align="middle" fo:padding-top="0.0333in" fo:padding-left="0.0666in" fo:padding-bottom="0.0333in" fo:padding-right="0.0666in"/>
    </style:style>
    <style:style style:name="P275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55" style:family="table-cell">
      <style:table-cell-properties fo:border="none" style:writing-mode="lr-tb" style:vertical-align="middle" fo:padding-top="0.0333in" fo:padding-left="0.0666in" fo:padding-bottom="0.0333in" fo:padding-right="0.0666in"/>
    </style:style>
    <style:style style:name="P275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57" style:family="table-cell">
      <style:table-cell-properties fo:border="none" style:writing-mode="lr-tb" style:vertical-align="middle" fo:padding-top="0.0333in" fo:padding-left="0.0666in" fo:padding-bottom="0.0333in" fo:padding-right="0.0666in"/>
    </style:style>
    <style:style style:name="P2758" style:parent-style-name="Normal" style:family="paragraph">
      <style:paragraph-properties fo:margin-bottom="0.2777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75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760" style:family="table-row">
      <style:table-row-properties/>
    </style:style>
    <style:style style:name="TableCell2761" style:family="table-cell">
      <style:table-cell-properties fo:border="none" style:writing-mode="lr-tb" style:vertical-align="middle" fo:padding-top="0.0333in" fo:padding-left="0.0666in" fo:padding-bottom="0.0333in" fo:padding-right="0.0666in"/>
    </style:style>
    <style:style style:name="P2762" style:parent-style-name="Normal" style:family="paragraph">
      <style:paragraph-properties fo:margin-bottom="0in" fo:line-height="150%"/>
    </style:style>
    <style:style style:name="T2763"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2764"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2765"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66" style:family="table-cell">
      <style:table-cell-properties fo:border="none" style:writing-mode="lr-tb" style:vertical-align="middle" fo:padding-top="0.0333in" fo:padding-left="0.0666in" fo:padding-bottom="0.0333in" fo:padding-right="0.0666in"/>
    </style:style>
    <style:style style:name="P276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68" style:family="table-cell">
      <style:table-cell-properties fo:border="none" style:writing-mode="lr-tb" style:vertical-align="middle" fo:padding-top="0.0333in" fo:padding-left="0.0666in" fo:padding-bottom="0.0333in" fo:padding-right="0.0666in"/>
    </style:style>
    <style:style style:name="P276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70" style:family="table-cell">
      <style:table-cell-properties fo:border="none" style:writing-mode="lr-tb" style:vertical-align="middle" fo:padding-top="0.0333in" fo:padding-left="0.0666in" fo:padding-bottom="0.0333in" fo:padding-right="0.0666in"/>
    </style:style>
    <style:style style:name="P277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72" style:family="table-cell">
      <style:table-cell-properties fo:border="none" style:writing-mode="lr-tb" style:vertical-align="middle" fo:padding-top="0.0333in" fo:padding-left="0.0666in" fo:padding-bottom="0.0333in" fo:padding-right="0.0666in"/>
    </style:style>
    <style:style style:name="P2773" style:parent-style-name="Normal" style:family="paragraph">
      <style:paragraph-properties fo:margin-bottom="0.2777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774"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Row2775" style:family="table-row">
      <style:table-row-properties/>
    </style:style>
    <style:style style:name="TableCell2776" style:family="table-cell">
      <style:table-cell-properties fo:border="none" style:writing-mode="lr-tb" style:vertical-align="middle" fo:padding-top="0.0333in" fo:padding-left="0.0666in" fo:padding-bottom="0.0333in" fo:padding-right="0.0666in"/>
    </style:style>
    <style:style style:name="P2777"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78" style:family="table-cell">
      <style:table-cell-properties fo:border="none" style:writing-mode="lr-tb" style:vertical-align="middle" fo:padding-top="0.0333in" fo:padding-left="0.0666in" fo:padding-bottom="0.0333in" fo:padding-right="0.0666in"/>
    </style:style>
    <style:style style:name="P2779"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80" style:family="table-cell">
      <style:table-cell-properties fo:border="none" style:writing-mode="lr-tb" style:vertical-align="middle" fo:padding-top="0.0333in" fo:padding-left="0.0666in" fo:padding-bottom="0.0333in" fo:padding-right="0.0666in"/>
    </style:style>
    <style:style style:name="P2781"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82" style:family="table-cell">
      <style:table-cell-properties fo:border="none" style:writing-mode="lr-tb" style:vertical-align="middle" fo:padding-top="0.0333in" fo:padding-left="0.0666in" fo:padding-bottom="0.0333in" fo:padding-right="0.0666in"/>
    </style:style>
    <style:style style:name="P2783"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TableCell2784" style:family="table-cell">
      <style:table-cell-properties fo:border="none" style:writing-mode="lr-tb" style:vertical-align="middle" fo:padding-top="0.0333in" fo:padding-left="0.0666in" fo:padding-bottom="0.0333in" fo:padding-right="0.0666in"/>
    </style:style>
    <style:style style:name="P2785" style:parent-style-name="Normal" style:family="paragraph">
      <style:paragraph-properties fo:margin-bottom="0.2777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786" style:parent-style-name="Normal" style:family="paragraph">
      <style:paragraph-properties fo:margin-bottom="0in" fo:line-height="15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787" style:parent-style-name="Normal" style:family="paragraph">
      <style:paragraph-properties fo:line-height="150%" fo:background-color="#FFFCF0"/>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2788"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89" style:parent-style-name="Normal" style:family="paragraph">
      <style:paragraph-properties fo:line-height="150%" fo:background-color="#FFFFFF"/>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2790"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1"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2"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3"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4"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5"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6"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7"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8"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799"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0"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1"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2"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3"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4"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5"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6"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7"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8"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09"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10"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11" style:parent-style-name="Normal" style:family="paragraph">
      <style:paragraph-properties fo:margin-bottom="0in" fo:line-height="150%" fo:background-color="#FFFFFF"/>
    </style:style>
    <style:style style:name="T2812"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T2813"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7pt" style:font-size-asian="17pt" style:font-size-complex="17pt" style:language-asian="en" style:country-asian="IN" style:language-complex="ta" style:country-complex="IN"/>
    </style:style>
    <style:style style:name="P2814"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2815" style:parent-style-name="Normal" style:family="paragraph">
      <style:paragraph-properties fo:margin-bottom="0.2777in" fo:line-height="150%" fo:background-color="#FFFFFF"/>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8pt" style:font-size-asian="18pt" style:font-size-complex="18pt" fo:language="en" style:language-asian="en" style:country-asian="IN" style:language-complex="ta" style:country-complex="IN"/>
    </style:style>
    <style:style style:name="P2816" style:parent-style-name="Normal" style:family="paragraph">
      <style:paragraph-properties fo:margin-bottom="0.2777in" fo:line-height="150%" fo:margin-left="-0.0986in" fo:background-color="#FFFFFF">
        <style:tab-stops/>
      </style:paragraph-properties>
    </style:style>
    <style:style style:name="T2817"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18" style:parent-style-name="Normal" style:family="paragraph">
      <style:paragraph-properties fo:margin-bottom="0.0694in" fo:line-height="100%" fo:margin-left="-0.0986in">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8pt" style:font-size-asian="18pt" style:font-size-complex="18pt" style:language-asian="en" style:country-asian="IN" style:language-complex="ta" style:country-complex="IN"/>
    </style:style>
    <style:style style:name="P2819" style:parent-style-name="Normal" style:family="paragraph">
      <style:paragraph-properties fo:margin-top="0.0694in" fo:margin-bottom="0.0694in" fo:line-height="150%" fo:margin-left="-0.0986in">
        <style:tab-stops/>
      </style:paragraph-properties>
    </style:style>
    <style:style style:name="T2820"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821"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T2822"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T2823"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824"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25"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26" style:parent-style-name="Normal" style:family="paragraph">
      <style:paragraph-properties fo:margin-bottom="0.0694in" fo:line-height="150%" fo:margin-left="-0.0986in" fo:background-color="#E6ECF4">
        <style:tab-stops/>
      </style:paragraph-properties>
    </style:style>
    <style:style style:name="T2827"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828"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P2829" style:parent-style-name="Normal" style:family="paragraph">
      <style:paragraph-properties fo:margin-bottom="0in" style:line-height-at-least="0.3375in" fo:margin-left="-0.0986in">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2830" style:parent-style-name="Normal" style:family="paragraph">
      <style:paragraph-properties fo:margin-top="0.0694in" fo:margin-bottom="0.0694in" fo:line-height="10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31" style:parent-style-name="Normal" style:list-style-name="LFO2" style:family="paragraph">
      <style:paragraph-properties fo:margin-top="0.052in" fo:margin-bottom="0in" fo:line-height="100%" fo:margin-left="-0.0986in" fo:text-indent="0in">
        <style:tab-stops>
          <style:tab-stop style:type="left" style:position="0.5986in"/>
        </style:tab-stops>
      </style:paragraph-properties>
    </style:style>
    <style:style style:name="T2832"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T2833"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834"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T2835"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36" style:parent-style-name="Normal" style:list-style-name="LFO2" style:family="paragraph">
      <style:paragraph-properties fo:margin-top="0.052in" fo:margin-bottom="0in" fo:line-height="100%" fo:margin-left="-0.0986in" fo:text-indent="0in">
        <style:tab-stops>
          <style:tab-stop style:type="left" style:position="0.5986in"/>
        </style:tab-stops>
      </style:paragraph-properties>
    </style:style>
    <style:style style:name="T2837"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T2838"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39" style:parent-style-name="Normal" style:list-style-name="LFO2" style:family="paragraph">
      <style:paragraph-properties fo:margin-top="0.052in" fo:margin-bottom="0in" fo:line-height="100%" fo:margin-left="-0.0986in" fo:text-indent="0in">
        <style:tab-stops>
          <style:tab-stop style:type="left" style:position="0.5986in"/>
        </style:tab-stops>
      </style:paragraph-properties>
    </style:style>
    <style:style style:name="T2840"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T2841"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42" style:parent-style-name="Normal" style:list-style-name="LFO2" style:family="paragraph">
      <style:paragraph-properties fo:margin-top="0.052in" fo:margin-bottom="0in" fo:line-height="100%" fo:margin-left="-0.0986in" fo:text-indent="0in">
        <style:tab-stops>
          <style:tab-stop style:type="left" style:position="0.5986in"/>
        </style:tab-stops>
      </style:paragraph-properties>
    </style:style>
    <style:style style:name="T2843"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T2844"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845"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46" style:parent-style-name="Normal" style:family="paragraph">
      <style:paragraph-properties fo:margin-top="0.0694in" fo:margin-bottom="0.0694in" fo:line-height="100%" fo:margin-left="-0.0986in">
        <style:tab-stops/>
      </style:paragraph-properties>
    </style:style>
    <style:style style:name="T2847"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8pt" style:font-size-asian="18pt" style:font-size-complex="18pt" style:language-asian="en" style:country-asian="IN" style:language-complex="ta" style:country-complex="IN"/>
    </style:style>
    <style:style style:name="T2848"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T2849"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2850"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51" style:parent-style-name="Normal" style:list-style-name="LFO3"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52" style:parent-style-name="Normal" style:list-style-name="LFO3"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53" style:parent-style-name="Normal" style:list-style-name="LFO3"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54" style:parent-style-name="Normal" style:list-style-name="LFO3"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55" style:parent-style-name="Normal" style:list-style-name="LFO3"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56" style:parent-style-name="Normal" style:family="paragraph">
      <style:paragraph-properties fo:margin-bottom="0in" fo:line-height="150%" fo:margin-left="-0.0986in">
        <style:tab-stops/>
      </style:paragraph-properties>
    </style:style>
    <style:style style:name="T2857"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T2858"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6pt" style:font-size-asian="16pt" style:font-size-complex="16pt" style:language-asian="en" style:country-asian="IN" style:language-complex="ta" style:country-complex="IN"/>
    </style:style>
    <style:style style:name="P2859"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60" style:parent-style-name="Normal" style:list-style-name="LFO4"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61" style:parent-style-name="Normal" style:list-style-name="LFO4"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62" style:parent-style-name="Normal" style:family="paragraph">
      <style:paragraph-properties fo:margin-bottom="0.0694in" fo:line-height="150%" fo:margin-left="-0.0986in" fo:background-color="#E6ECF4">
        <style:tab-stops/>
      </style:paragraph-properties>
    </style:style>
    <style:style style:name="T2863"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864"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P2865"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2866" style:parent-style-name="Normal" style:family="paragraph">
      <style:paragraph-properties fo:margin-top="0.0694in" fo:margin-bottom="0.0694in" fo:line-height="150%" fo:margin-left="-0.0986in">
        <style:tab-stops/>
      </style:paragraph-properties>
    </style:style>
    <style:style style:name="T2867"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868"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T2869"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70" style:parent-style-name="Normal" style:family="paragraph">
      <style:paragraph-properties fo:margin-top="0.0694in" fo:margin-bottom="0.0694in" fo:line-height="150%" fo:margin-left="-0.0986in">
        <style:tab-stops/>
      </style:paragraph-properties>
    </style:style>
    <style:style style:name="T2871"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872"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T2873"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74"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75"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76" style:parent-style-name="Normal" style:family="paragraph">
      <style:paragraph-properties fo:margin-bottom="0in" fo:line-height="150%" fo:margin-left="-0.0986in">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2877" style:parent-style-name="Normal" style:family="paragraph">
      <style:paragraph-properties fo:margin-top="0.0694in" fo:margin-bottom="0.0694in" fo:line-height="150%" fo:margin-left="-0.0986in">
        <style:tab-stops/>
      </style:paragraph-properties>
    </style:style>
    <style:style style:name="T2878"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T2879"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80" style:parent-style-name="Normal" style:list-style-name="LFO5"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81" style:parent-style-name="Normal" style:list-style-name="LFO5"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82" style:parent-style-name="Normal" style:list-style-name="LFO5"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83" style:parent-style-name="Normal" style:list-style-name="LFO5"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84" style:parent-style-name="Normal" style:list-style-name="LFO5"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85" style:parent-style-name="Normal" style:list-style-name="LFO5"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86" style:parent-style-name="Normal" style:list-style-name="LFO5" style:family="paragraph">
      <style:paragraph-properties fo:margin-top="0.052in" fo:margin-bottom="0in" fo:line-height="150%" fo:margin-left="-0.0986in" fo:text-indent="0in">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87" style:parent-style-name="Normal" style:family="paragraph">
      <style:paragraph-properties fo:margin-bottom="0in" fo:line-height="150%" fo:margin-left="-0.0986in">
        <style:tab-stops/>
      </style:paragraph-properties>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2888"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89"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90"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91" style:parent-style-name="Normal" style:family="paragraph">
      <style:paragraph-properties fo:margin-bottom="0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92"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2893"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94" style:parent-style-name="Normal" style:list-style-name="LFO6" style:family="paragraph">
      <style:paragraph-properties fo:margin-top="0.052in" fo:margin-bottom="0in" fo:line-height="150%" fo:margin-left="-0.0986in" fo:text-indent="0in">
        <style:tab-stops>
          <style:tab-stop style:type="left" style:position="0.5986in"/>
        </style:tab-stops>
      </style:paragraph-properties>
    </style:style>
    <style:style style:name="T2895"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T2896"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897" style:parent-style-name="Normal" style:list-style-name="LFO6" style:family="paragraph">
      <style:paragraph-properties fo:margin-top="0.052in" fo:margin-bottom="0in" fo:line-height="150%" fo:margin-left="-0.0986in" fo:text-indent="0in">
        <style:tab-stops>
          <style:tab-stop style:type="left" style:position="0.5986in"/>
        </style:tab-stops>
      </style:paragraph-properties>
    </style:style>
    <style:style style:name="T2898"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T2899"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00" style:parent-style-name="Normal" style:list-style-name="LFO6" style:family="paragraph">
      <style:paragraph-properties fo:margin-top="0.052in" fo:margin-bottom="0in" fo:line-height="150%" fo:margin-left="-0.0986in" fo:text-indent="0in">
        <style:tab-stops>
          <style:tab-stop style:type="left" style:position="0.5986in"/>
        </style:tab-stops>
      </style:paragraph-properties>
    </style:style>
    <style:style style:name="T2901"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T2902"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03" style:parent-style-name="Normal" style:list-style-name="LFO6" style:family="paragraph">
      <style:paragraph-properties fo:margin-top="0.052in" fo:margin-bottom="0in" fo:line-height="150%" fo:margin-left="-0.0986in" fo:text-indent="0in">
        <style:tab-stops>
          <style:tab-stop style:type="left" style:position="0.5986in"/>
        </style:tab-stops>
      </style:paragraph-properties>
    </style:style>
    <style:style style:name="T2904"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T2905"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06"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8pt" style:font-size-asian="18pt" style:font-size-complex="18pt" style:language-asian="en" style:country-asian="IN" style:language-complex="ta" style:country-complex="IN"/>
    </style:style>
    <style:style style:name="P2907"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2908"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09" style:parent-style-name="Normal" style:family="paragraph">
      <style:paragraph-properties fo:margin-top="0.0694in" fo:margin-bottom="0.0694in" fo:line-height="150%" fo:margin-left="-0.0986in">
        <style:tab-stops/>
      </style:paragraph-properties>
    </style:style>
    <style:style style:name="T2910"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911"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T2912"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13"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14"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15"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16"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17"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2918" style:parent-style-name="Normal" style:family="paragraph">
      <style:paragraph-properties fo:margin-top="0.0694in" fo:margin-bottom="0.0694in" fo:line-height="150%" fo:margin-left="-0.0986in">
        <style:tab-stops/>
      </style:paragraph-properties>
    </style:style>
    <style:style style:name="T2919"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920"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T2921"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22" style:parent-style-name="Normal" style:family="paragraph">
      <style:paragraph-properties fo:margin-top="0.0694in" fo:margin-bottom="0.0694in" fo:line-height="150%" fo:margin-left="-0.0986in">
        <style:tab-stops/>
      </style:paragraph-properties>
    </style:style>
    <style:style style:name="T2923"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924"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T2925"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26"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27" style:parent-style-name="Normal" style:family="paragraph">
      <style:paragraph-properties fo:margin-top="0.0694in" fo:margin-bottom="0.0694in" fo:line-height="150%" fo:margin-left="-0.0986in">
        <style:tab-stops/>
      </style:paragraph-properties>
    </style:style>
    <style:style style:name="T2928"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2929"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30" style:parent-style-name="Normal" style:family="paragraph">
      <style:paragraph-properties fo:margin-top="0.0694in" fo:margin-bottom="0.0694in" fo:line-height="150%" fo:margin-left="-0.0986in">
        <style:tab-stops/>
      </style:paragraph-properties>
    </style:style>
    <style:style style:name="T2931"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2932"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33" style:parent-style-name="Normal" style:family="paragraph">
      <style:paragraph-properties fo:margin-top="0.0694in" fo:margin-bottom="0.0694in" fo:line-height="150%" fo:margin-left="-0.0986in">
        <style:tab-stops/>
      </style:paragraph-properties>
    </style:style>
    <style:style style:name="T2934"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935"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T2936"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37"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38"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39"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2940" style:parent-style-name="Normal" style:family="paragraph">
      <style:paragraph-properties fo:margin-bottom="0.0694in" fo:line-height="150%" fo:margin-left="-0.0986in" fo:background-color="#E6ECF4">
        <style:tab-stops/>
      </style:paragraph-properties>
    </style:style>
    <style:style style:name="T2941"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2942"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P2943" style:parent-style-name="Normal" style:family="paragraph">
      <style:paragraph-properties fo:line-height="150%" fo:margin-left="-0.0986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2944" style:parent-style-name="ListParagraph" style:list-style-name="LFO8"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45" style:parent-style-name="ListParagraph" style:list-style-name="LFO8"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46" style:parent-style-name="ListParagraph" style:list-style-name="LFO8"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47" style:parent-style-name="ListParagraph" style:list-style-name="LFO8"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48" style:parent-style-name="ListParagraph" style:list-style-name="LFO8"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49" style:parent-style-name="ListParagraph" style:list-style-name="LFO8"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50" style:parent-style-name="ListParagraph" style:list-style-name="LFO8"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51" style:parent-style-name="Normal" style:family="paragraph">
      <style:paragraph-properties fo:line-height="150%" fo:margin-left="-0.0986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952" style:parent-style-name="Normal" style:family="paragraph">
      <style:paragraph-properties fo:line-height="150%" fo:margin-left="-0.0986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2953"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54" style:parent-style-name="Normal" style:family="paragraph">
      <style:paragraph-properties fo:line-height="150%" fo:margin-left="-0.0986in">
        <style:tab-stops/>
      </style:paragraph-properties>
    </style:style>
    <style:style style:name="T2955"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2956"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957"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58" style:parent-style-name="ListParagraph" style:list-style-name="LFO11"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59" style:parent-style-name="ListParagraph" style:list-style-name="LFO11"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60" style:parent-style-name="ListParagraph" style:list-style-name="LFO11"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61"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62"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63"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64"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65"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66" style:parent-style-name="Normal" style:family="paragraph">
      <style:paragraph-properties fo:line-height="150%" fo:margin-left="-0.0986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2967"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68"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69"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0"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1"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2"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3"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4"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5"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6"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7"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8" style:parent-style-name="ListParagraph" style:list-style-name="LFO9" style:family="paragraph">
      <style:paragraph-properties fo:line-height="150%" fo:margin-left="-0.0986in" fo:text-indent="0in">
        <style:tab-stops/>
      </style:paragraph-properties>
      <style:text-properties style:font-name="Times New Roman" style:font-name-complex="Times New Roman" fo:font-size="14pt" style:font-size-asian="14pt" style:font-size-complex="14pt"/>
    </style:style>
    <style:style style:name="P2979" style:parent-style-name="ListParagraph" style:list-style-name="LFO10" style:family="paragraph">
      <style:paragraph-properties fo:line-height="150%" fo:margin-left="-0.0986in" fo:text-inden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980" style:parent-style-name="ListParagraph" style:family="paragraph">
      <style:paragraph-properties fo:line-height="150%" fo:margin-left="-0.0986in">
        <style:tab-stops/>
      </style:paragraph-properties>
      <style:text-properties style:font-name="Times New Roman" style:font-name-complex="Times New Roman" fo:font-size="15pt" style:font-size-asian="15pt" style:font-size-complex="15pt"/>
    </style:style>
    <style:style style:name="P2981" style:parent-style-name="ListParagraph" style:list-style-name="LFO10" style:family="paragraph">
      <style:paragraph-properties fo:line-height="150%" fo:margin-left="-0.0986in" fo:text-inden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982" style:parent-style-name="ListParagraph"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83" style:parent-style-name="ListParagraph" style:list-style-name="LFO10" style:family="paragraph">
      <style:paragraph-properties fo:line-height="150%" fo:margin-left="-0.0986in" fo:text-inden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984" style:parent-style-name="ListParagraph"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85" style:parent-style-name="ListParagraph" style:list-style-name="LFO10" style:family="paragraph">
      <style:paragraph-properties fo:line-height="150%" fo:margin-left="-0.0986in" fo:text-indent="0in">
        <style:tab-stops/>
      </style:paragraph-properties>
    </style:style>
    <style:style style:name="T298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987" style:parent-style-name="DefaultParagraphFont" style:family="text">
      <style:text-properties style:font-name="Times New Roman" style:font-name-complex="Times New Roman" fo:font-size="14pt" style:font-size-asian="14pt" style:font-size-complex="14pt"/>
    </style:style>
    <style:style style:name="P2988" style:parent-style-name="ListParagraph"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89" style:parent-style-name="ListParagraph" style:list-style-name="LFO10" style:family="paragraph">
      <style:paragraph-properties fo:line-height="150%" fo:margin-left="-0.0986in" fo:text-inden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990" style:parent-style-name="ListParagraph" style:family="paragraph">
      <style:paragraph-properties fo:line-height="150%" fo:margin-left="-0.0986in">
        <style:tab-stops/>
      </style:paragraph-properties>
    </style:style>
    <style:style style:name="T299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992" style:parent-style-name="DefaultParagraphFont" style:family="text">
      <style:text-properties style:font-name="Times New Roman" style:font-name-complex="Times New Roman" fo:font-size="14pt" style:font-size-asian="14pt" style:font-size-complex="14pt"/>
    </style:style>
    <style:style style:name="P2993" style:parent-style-name="ListParagraph" style:list-style-name="LFO10" style:family="paragraph">
      <style:paragraph-properties fo:line-height="150%" fo:margin-left="-0.0986in" fo:text-indent="0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994" style:parent-style-name="ListParagraph" style:family="paragraph">
      <style:paragraph-properties fo:line-height="150%" fo:margin-left="-0.0986in">
        <style:tab-stops/>
      </style:paragraph-properties>
    </style:style>
    <style:style style:name="T2995" style:parent-style-name="DefaultParagraphFont" style:family="text">
      <style:text-properties style:font-name="Times New Roman" style:font-name-complex="Times New Roman" fo:font-size="14pt" style:font-size-asian="14pt" style:font-size-complex="14pt"/>
    </style:style>
    <style:style style:name="P2996" style:parent-style-name="ListParagraph" style:list-style-name="LFO10" style:family="paragraph">
      <style:paragraph-properties fo:line-height="150%" fo:margin-left="-0.0986in" fo:text-indent="0in">
        <style:tab-stops/>
      </style:paragraph-properties>
    </style:style>
    <style:style style:name="T299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998"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2999" style:parent-style-name="ListParagraph" style:list-style-name="LFO10" style:family="paragraph">
      <style:paragraph-properties fo:line-height="150%" fo:margin-left="-0.0986in" fo:text-indent="0in">
        <style:tab-stops/>
      </style:paragraph-properties>
    </style:style>
    <style:style style:name="T300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001" style:parent-style-name="DefaultParagraphFont" style:family="text">
      <style:text-properties style:font-name="Times New Roman" style:font-name-complex="Times New Roman" fo:font-size="14pt" style:font-size-asian="14pt" style:font-size-complex="14pt"/>
    </style:style>
    <style:style style:name="P3002"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3003" style:parent-style-name="ListParagraph" style:list-style-name="LFO10" style:family="paragraph">
      <style:paragraph-properties fo:line-height="150%" fo:margin-left="-0.0986in" fo:text-indent="0in">
        <style:tab-stops/>
      </style:paragraph-properties>
    </style:style>
    <style:style style:name="T300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005"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3006" style:parent-style-name="Normal" style:family="paragraph">
      <style:paragraph-properties fo:line-height="150%" fo:margin-left="-0.0986in">
        <style:tab-stops/>
      </style:paragraph-properties>
    </style:style>
    <style:style style:name="T300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00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009"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3010" style:parent-style-name="Normal" style:family="paragraph">
      <style:paragraph-properties fo:line-height="150%" fo:margin-left="-0.0986in">
        <style:tab-stops/>
      </style:paragraph-properties>
    </style:style>
    <style:style style:name="T301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01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013" style:parent-style-name="Normal" style:family="paragraph">
      <style:paragraph-properties fo:line-height="150%" fo:margin-left="-0.0986in">
        <style:tab-stops/>
      </style:paragraph-properties>
      <style:text-properties style:font-name="Times New Roman" style:font-name-complex="Times New Roman" fo:font-size="14pt" style:font-size-asian="14pt" style:font-size-complex="14pt"/>
    </style:style>
    <style:style style:name="P3014" style:parent-style-name="Normal" style:family="paragraph">
      <style:paragraph-properties fo:text-align="justify" fo:line-height="150%" fo:margin-left="-0.0986in">
        <style:tab-stops/>
      </style:paragraph-properties>
    </style:style>
    <style:style style:name="T3015" style:parent-style-name="DefaultParagraphFont" style:family="text">
      <style:text-properties style:font-name="Times New Roman" style:font-name-complex="Times New Roman" fo:font-weight="bold" style:font-weight-asian="bold" style:font-weight-complex="bold" fo:font-size="15pt" style:font-size-asian="15pt" style:font-size-complex="15pt"/>
    </style:style>
    <style:style style:name="P3016"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17"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18"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19"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0"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1"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2"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3"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4"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5"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6"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7" style:parent-style-name="ListParagraph"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8"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29" style:parent-style-name="Normal" style:family="paragraph">
      <style:paragraph-properties fo:text-align="justify" fo:line-height="150%" fo:margin-left="-0.0986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3030" style:parent-style-name="Normal" style:family="paragraph">
      <style:paragraph-properties fo:text-align="justify" fo:line-height="150%" fo:margin-left="-0.0986in">
        <style:tab-stops/>
      </style:paragraph-properties>
    </style:style>
    <style:style style:name="T3031" style:parent-style-name="DefaultParagraphFont" style:family="text">
      <style:text-properties style:font-name="Times New Roman" style:font-name-complex="Times New Roman" fo:font-size="14pt" style:font-size-asian="14pt" style:font-size-complex="14pt"/>
    </style:style>
    <style:style style:name="T303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033" style:parent-style-name="DefaultParagraphFont" style:family="text">
      <style:text-properties style:font-name="Times New Roman" style:font-name-complex="Times New Roman" fo:font-size="14pt" style:font-size-asian="14pt" style:font-size-complex="14pt"/>
    </style:style>
    <style:style style:name="P3034" style:parent-style-name="Normal" style:family="paragraph">
      <style:paragraph-properties fo:text-align="justify" fo:line-height="150%" fo:margin-left="-0.0986in">
        <style:tab-stops/>
      </style:paragraph-properties>
    </style:style>
    <style:style style:name="T30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036" style:parent-style-name="DefaultParagraphFont" style:family="text">
      <style:text-properties style:font-name="Times New Roman" style:font-name-complex="Times New Roman" fo:font-size="14pt" style:font-size-asian="14pt" style:font-size-complex="14pt"/>
    </style:style>
    <style:style style:name="P3037" style:parent-style-name="ListParagraph" style:list-style-name="LFO12" style:family="paragraph">
      <style:paragraph-properties fo:text-align="justify" fo:line-height="150%" fo:margin-left="-0.0986in" fo:text-indent="0in">
        <style:tab-stops/>
      </style:paragraph-properties>
      <style:text-properties style:font-name="Times New Roman" style:font-name-complex="Times New Roman" fo:font-size="14pt" style:font-size-asian="14pt" style:font-size-complex="14pt"/>
    </style:style>
    <style:style style:name="P3038" style:parent-style-name="ListParagraph" style:list-style-name="LFO12" style:family="paragraph">
      <style:paragraph-properties fo:text-align="justify" fo:line-height="150%" fo:margin-left="-0.0986in" fo:text-indent="0in">
        <style:tab-stops/>
      </style:paragraph-properties>
      <style:text-properties style:font-name="Times New Roman" style:font-name-complex="Times New Roman" fo:font-size="14pt" style:font-size-asian="14pt" style:font-size-complex="14pt"/>
    </style:style>
    <style:style style:name="P3039" style:parent-style-name="ListParagraph" style:list-style-name="LFO12" style:family="paragraph">
      <style:paragraph-properties fo:text-align="justify" fo:line-height="150%" fo:margin-left="-0.0986in" fo:text-indent="0in">
        <style:tab-stops/>
      </style:paragraph-properties>
    </style:style>
    <style:style style:name="T3040" style:parent-style-name="DefaultParagraphFont" style:family="text">
      <style:text-properties style:font-name="Times New Roman" style:font-name-complex="Times New Roman" fo:font-size="14pt" style:font-size-asian="14pt" style:font-size-complex="14pt"/>
    </style:style>
    <style:style style:name="T304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042" style:parent-style-name="Normal" style:family="paragraph">
      <style:paragraph-properties fo:text-align="justify" fo:line-height="150%" fo:margin-left="-0.0986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3043"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44"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45"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46"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47"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48"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49"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50" style:parent-style-name="Normal" style:family="paragraph">
      <style:paragraph-properties fo:text-align="justify" fo:line-height="150%" fo:margin-left="-0.0986in">
        <style:tab-stops/>
      </style:paragraph-properties>
      <style:text-properties style:font-name="Times New Roman" style:font-name-complex="Times New Roman" fo:font-size="14pt" style:font-size-asian="14pt" style:font-size-complex="14pt"/>
    </style:style>
    <style:style style:name="P3051" style:parent-style-name="Normal" style:family="paragraph">
      <style:paragraph-properties fo:text-align="justify" fo:line-height="150%" fo:margin-left="-0.0986in">
        <style:tab-stops/>
      </style:paragraph-properties>
    </style:style>
    <style:style style:name="T3052" style:parent-style-name="Strong" style:family="text">
      <style:text-properties fo:color="#212529" fo:font-size="18pt" style:font-size-asian="18pt" style:font-size-complex="18pt"/>
    </style:style>
    <style:style style:name="T3053" style:parent-style-name="DefaultParagraphFont" style:family="text">
      <style:text-properties style:font-name="Times New Roman" style:font-name-complex="Times New Roman" fo:color="#212529" fo:font-size="15pt" style:font-size-asian="15pt" style:font-size-complex="15pt"/>
    </style:style>
    <style:style style:name="T3054" style:parent-style-name="DefaultParagraphFont" style:family="text">
      <style:text-properties style:font-name="Times New Roman" style:font-name-complex="Times New Roman" fo:text-shadow="0.0145in 0.0145in 0.0416in #000000" fo:color="#000000" fo:font-size="14pt" style:font-size-asian="14pt" style:font-size-complex="14pt" fo:background-color="#FEFCFC"/>
    </style:style>
    <style:style style:name="P3055" style:parent-style-name="Normal" style:family="paragraph">
      <style:paragraph-properties fo:line-height="150%" fo:margin-left="-0.0986in">
        <style:tab-stops/>
      </style:paragraph-properties>
    </style:style>
    <style:style style:name="T3056" style:parent-style-name="DefaultParagraphFont" style:family="text">
      <style:text-properties style:font-name="Times New Roman" style:font-name-complex="Times New Roman" fo:color="#212529" fo:font-size="16pt" style:font-size-asian="16pt" style:font-size-complex="16pt" fo:background-color="#FEFCFC"/>
    </style:style>
    <style:style style:name="T3057" style:parent-style-name="DefaultParagraphFont" style:family="text">
      <style:text-properties style:font-name="Roboto" fo:color="#5F6368" fo:letter-spacing="0.002in" fo:font-size="10.5pt" style:font-size-asian="10.5pt" style:font-size-complex="10.5pt" fo:background-color="#FFFFFF"/>
    </style:style>
    <style:style style:name="T3058" style:parent-style-name="DefaultParagraphFont" style:family="text">
      <style:text-properties style:font-name="Times New Roman" style:font-name-complex="Times New Roman" fo:text-shadow="0.0145in 0.0145in 0.0416in #000000" fo:color="#000000" fo:font-size="14pt" style:font-size-asian="14pt" style:font-size-complex="14pt" fo:background-color="#FFFFFF"/>
    </style:style>
    <style:style style:name="T3059" style:parent-style-name="DefaultParagraphFont" style:family="text">
      <style:text-properties style:font-name="Times New Roman" style:font-name-complex="Times New Roman" fo:text-shadow="0.0145in 0.0145in 0.0416in #000000" fo:color="#000000" fo:font-size="14pt" style:font-size-asian="14pt" style:font-size-complex="14pt" fo:background-color="#FFFFFF"/>
    </style:style>
    <style:style style:name="T3060" style:parent-style-name="DefaultParagraphFont" style:family="text">
      <style:text-properties style:font-name="Times New Roman" style:font-name-complex="Times New Roman" fo:text-shadow="0.0145in 0.0145in 0.0416in #000000" fo:color="#000000" fo:font-size="14pt" style:font-size-asian="14pt" style:font-size-complex="14pt" fo:background-color="#FFFFFF"/>
    </style:style>
    <style:style style:name="T3061" style:parent-style-name="DefaultParagraphFont" style:family="text">
      <style:text-properties style:font-name="Times New Roman" style:font-name-complex="Times New Roman" fo:text-shadow="0.0145in 0.0145in 0.0416in #000000" fo:color="#000000" fo:font-size="14pt" style:font-size-asian="14pt" style:font-size-complex="14pt" fo:background-color="#FFFFFF"/>
    </style:style>
    <style:style style:name="P3062"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3063" style:parent-style-name="Normal" style:family="paragraph">
      <style:paragraph-properties fo:margin-bottom="0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3064" style:parent-style-name="Normal" style:list-style-name="LFO13" style:family="paragraph">
      <style:paragraph-properties fo:margin-bottom="0.125in"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3065" style:parent-style-name="Normal" style:list-style-name="LFO13" style:family="paragraph">
      <style:paragraph-properties fo:margin-bottom="0.125in"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3066" style:parent-style-name="Normal" style:list-style-name="LFO13" style:family="paragraph">
      <style:paragraph-properties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3067"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6pt" style:font-size-asian="16pt" style:font-size-complex="16pt" style:language-asian="en" style:country-asian="IN" style:language-complex="ta" style:country-complex="IN"/>
    </style:style>
    <style:style style:name="P3068"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3069" style:parent-style-name="Normal" style:family="paragraph">
      <style:paragraph-properties fo:margin-bottom="0.1666in"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8pt" style:font-size-asian="18pt" style:font-size-complex="18pt" style:language-asian="en" style:country-asian="IN" style:language-complex="ta" style:country-complex="IN"/>
    </style:style>
    <style:style style:name="P3070"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5pt" style:font-size-asian="15pt" style:font-size-complex="15pt" style:language-asian="en" style:country-asian="IN" style:language-complex="ta" style:country-complex="IN"/>
    </style:style>
    <style:style style:name="P3071"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P3072" style:parent-style-name="Normal" style:family="paragraph">
      <style:paragraph-properties fo:margin-bottom="0.2604in" fo:line-height="150%" fo:margin-left="-0.0986in" fo:background-color="#FFFFFF">
        <style:tab-stops/>
      </style:paragraph-properties>
    </style:style>
    <style:style style:name="T3073" style:parent-style-name="DefaultParagraphFont" style:family="text">
      <style:text-properties style:font-name="Times New Roman" style:font-name-asian="Times New Roman" style:font-name-complex="Times New Roman" fo:text-shadow="0.0145in 0.0145in 0.0416in #000000" fo:color="#000000" style:letter-kerning="false" fo:font-size="14pt" style:font-size-asian="14pt" style:font-size-complex="14pt" style:language-asian="en" style:country-asian="IN" style:language-complex="ta" style:country-complex="IN"/>
    </style:style>
    <style:style style:name="T3074" style:parent-style-name="DefaultParagraphFont" style:family="text">
      <style:text-properties style:font-name="Open Sans" style:font-name-asian="Times New Roman" style:font-name-complex="Open Sans" fo:font-style="italic" style:font-style-asian="italic" style:font-style-complex="italic" fo:color="#3C3C3C" style:letter-kerning="false" fo:font-size="12pt" style:font-size-asian="12pt" style:font-size-complex="12pt" style:language-asian="en" style:country-asian="IN" style:language-complex="ta" style:country-complex="IN"/>
    </style:style>
    <style:style style:name="T3075" style:parent-style-name="DefaultParagraphFont" style:family="text">
      <style:text-properties style:font-name="Open Sans" style:font-name-asian="Times New Roman" style:font-name-complex="Open Sans" fo:font-style="italic" style:font-style-asian="italic" style:font-style-complex="italic" fo:color="#01A4B0" style:letter-kerning="false" fo:font-size="12pt" style:font-size-asian="12pt" style:font-size-complex="12pt" style:text-underline-type="single" style:text-underline-style="solid" style:text-underline-width="auto" style:text-underline-mode="continuous" style:language-asian="en" style:country-asian="IN" style:language-complex="ta" style:country-complex="IN"/>
    </style:style>
    <style:style style:name="T3076" style:parent-style-name="DefaultParagraphFont" style:family="text">
      <style:text-properties style:font-name="Open Sans" style:font-name-asian="Times New Roman" style:font-name-complex="Open Sans" fo:font-style="italic" style:font-style-asian="italic" style:font-style-complex="italic" fo:color="#3C3C3C" style:letter-kerning="false" fo:font-size="12pt" style:font-size-asian="12pt" style:font-size-complex="12pt" style:language-asian="en" style:country-asian="IN" style:language-complex="ta" style:country-complex="IN"/>
    </style:style>
    <style:style style:name="P3077"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3078"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79"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3080"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81"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82" style:parent-style-name="Normal" style:family="paragraph">
      <style:paragraph-properties fo:margin-bottom="0.1666in" fo:line-height="150%" fo:margin-left="-0.0986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3083" style:parent-style-name="Normal" style:family="paragraph">
      <style:paragraph-properties fo:margin-bottom="0.1666in" fo:line-height="150%" fo:margin-left="-0.0986in" fo:background-color="#FFFFFF">
        <style:tab-stops/>
      </style:paragraph-properties>
    </style:style>
    <style:style style:name="T3084"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6pt" style:font-size-asian="16pt" style:font-size-complex="16pt" style:language-asian="en" style:country-asian="IN" style:language-complex="ta" style:country-complex="IN"/>
    </style:style>
    <style:style style:name="P3085" style:parent-style-name="Normal" style:family="paragraph">
      <style:paragraph-properties fo:margin-bottom="0.2604in" fo:line-height="150%" fo:margin-left="-0.0986in" fo:background-color="#FFFFFF">
        <style:tab-stops/>
      </style:paragraph-properties>
    </style:style>
    <style:style style:name="T3086"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087" style:parent-style-name="DefaultParagraphFont" style:family="text">
      <style:text-properties style:font-name="Times New Roman" style:font-name-asian="Times New Roman" style:font-name-complex="Times New Roman" style:font-weight-complex="bold" fo:text-shadow="0.0145in 0.0145in 0.0416in #000000" fo:color="#000000" style:letter-kerning="false" fo:font-size="15pt" style:font-size-asian="15pt" style:font-size-complex="15pt" style:text-underline-type="single" style:text-underline-style="solid" style:text-underline-width="auto" style:text-underline-mode="continuous" style:language-asian="en" style:country-asian="IN" style:language-complex="ta" style:country-complex="IN"/>
    </style:style>
    <style:style style:name="T3088"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89"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6pt" style:font-size-asian="16pt" style:font-size-complex="16pt" style:language-asian="en" style:country-asian="IN" style:language-complex="ta" style:country-complex="IN"/>
    </style:style>
    <style:style style:name="P3090"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91" style:parent-style-name="Normal" style:family="paragraph">
      <style:paragraph-properties fo:margin-bottom="0.2604in" fo:line-height="150%" fo:margin-left="-0.0986in" fo:background-color="#FFFFFF">
        <style:tab-stops/>
      </style:paragraph-properties>
    </style:style>
    <style:style style:name="T3092"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3093"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94"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95"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3096"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097" style:parent-style-name="Normal" style:family="paragraph">
      <style:paragraph-properties fo:line-height="150%" fo:margin-left="-0.0986in" fo:background-color="#FFFFFF">
        <style:tab-stops/>
      </style:paragraph-properties>
    </style:style>
    <style:style style:name="T3098"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6pt" style:font-size-asian="16pt" style:font-size-complex="16pt" style:language-asian="en" style:country-asian="IN" style:language-complex="ta" style:country-complex="IN"/>
    </style:style>
    <style:style style:name="T3099" style:parent-style-name="DefaultParagraphFont" style:family="text">
      <style:text-properties style:font-name="Open Sans" style:font-name-asian="Times New Roman" style:font-name-complex="Open Sans" fo:font-weight="bold" style:font-weight-asian="bold" fo:color="#3C3C3C" style:letter-kerning="false" fo:font-size="12pt" style:font-size-asian="12pt" style:font-size-complex="12pt" style:language-asian="en" style:country-asian="IN" style:language-complex="ta" style:country-complex="IN"/>
    </style:style>
    <style:style style:name="T310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101" style:parent-style-name="DefaultParagraphFont" style:family="text">
      <style:text-properties style:font-name="Open Sans" style:font-name-asian="Times New Roman" style:font-name-complex="Open Sans" fo:color="#3C3C3C" style:letter-kerning="false" fo:font-size="12pt" style:font-size-asian="12pt" style:font-size-complex="12pt" style:language-asian="en" style:country-asian="IN" style:language-complex="ta" style:country-complex="IN"/>
    </style:style>
    <style:style style:name="P3102" style:parent-style-name="Normal" style:family="paragraph">
      <style:paragraph-properties fo:margin-bottom="0.1666in" fo:line-height="150%" fo:margin-left="-0.0986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3103"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fo:text-shadow="0.0145in 0.0145in 0.0416in #000000" fo:color="#000000" style:letter-kerning="false" fo:font-size="16pt" style:font-size-asian="16pt" style:font-size-complex="16pt" style:language-asian="en" style:country-asian="IN" style:language-complex="ta" style:country-complex="IN"/>
    </style:style>
    <style:style style:name="P3104"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05" style:parent-style-name="Normal" style:list-style-name="LFO14" style:family="paragraph">
      <style:paragraph-properties fo:margin-bottom="0.125in"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06" style:parent-style-name="Normal" style:list-style-name="LFO14" style:family="paragraph">
      <style:paragraph-properties fo:margin-bottom="0.125in"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07" style:parent-style-name="Normal" style:list-style-name="LFO14" style:family="paragraph">
      <style:paragraph-properties fo:margin-bottom="0.125in"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08" style:parent-style-name="Normal" style:family="paragraph">
      <style:paragraph-properties fo:margin-bottom="0.125in" fo:line-height="150%" fo:margin-left="-0.0986in" fo:background-color="#FFFFFF">
        <style:tab-stops/>
      </style:paragraph-properties>
    </style:style>
    <style:style style:name="T3109" style:parent-style-name="DefaultParagraphFont" style:family="text">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8pt" style:font-size-asian="18pt" style:font-size-complex="18pt" style:language-asian="en" style:country-asian="IN" style:language-complex="ta" style:country-complex="IN"/>
    </style:style>
    <style:style style:name="P3110"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11"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5pt" style:font-size-asian="15pt" style:font-size-complex="15pt" style:language-asian="en" style:country-asian="IN" style:language-complex="ta" style:country-complex="IN"/>
    </style:style>
    <style:style style:name="P3112"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13"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5pt" style:font-size-asian="15pt" style:font-size-complex="15pt" style:language-asian="en" style:country-asian="IN" style:language-complex="ta" style:country-complex="IN"/>
    </style:style>
    <style:style style:name="P3114" style:parent-style-name="Normal" style:list-style-name="LFO15" style:family="paragraph">
      <style:paragraph-properties fo:margin-bottom="0.125in"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15" style:parent-style-name="Normal" style:list-style-name="LFO15" style:family="paragraph">
      <style:paragraph-properties fo:margin-bottom="0.125in"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16"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3117"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18"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3119" style:parent-style-name="Normal" style:family="paragraph">
      <style:paragraph-properties fo:margin-bottom="0.2604in" fo:line-height="150%" fo:margin-left="-0.0986in" fo:background-color="#FFFFFF">
        <style:tab-stops/>
      </style:paragraph-properties>
    </style:style>
    <style:style style:name="T3120"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T3121" style:parent-style-name="DefaultParagraphFont" style:family="text">
      <style:text-properties style:font-name="Times New Roman" style:font-name-asian="Times New Roman" style:font-name-complex="Times New Roman" fo:text-shadow="0.0145in 0.0145in 0.0416in #000000" fo:color="#000000" style:letter-kerning="false" fo:font-size="12pt" style:font-size-asian="12pt" style:font-size-complex="12pt" style:language-asian="en" style:country-asian="IN" style:language-complex="ta" style:country-complex="IN"/>
    </style:style>
    <style:style style:name="P3122" style:parent-style-name="Normal" style:family="paragraph">
      <style:paragraph-properties fo:margin-bottom="0.2604in"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6pt" style:font-size-asian="16pt" style:font-size-complex="16pt" style:language-asian="en" style:country-asian="IN" style:language-complex="ta" style:country-complex="IN"/>
    </style:style>
    <style:style style:name="P3123" style:parent-style-name="Normal" style:family="paragraph">
      <style:paragraph-properties fo:margin-bottom="0in"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24" style:parent-style-name="Normal" style:list-style-name="LFO16" style:family="paragraph">
      <style:paragraph-properties fo:margin-bottom="0.125in"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25" style:parent-style-name="Normal" style:list-style-name="LFO16" style:family="paragraph">
      <style:paragraph-properties fo:margin-bottom="0.125in"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26" style:parent-style-name="Normal" style:list-style-name="LFO16" style:family="paragraph">
      <style:paragraph-properties fo:line-height="150%" fo:margin-left="-0.0986in" fo:text-indent="0in" fo:background-color="#FFFFFF">
        <style:tab-stops>
          <style:tab-stop style:type="left" style:position="0.5986in"/>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27"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8pt" style:font-size-asian="18pt" style:font-size-complex="18pt" style:language-asian="en" style:country-asian="IN" style:language-complex="ta" style:country-complex="IN"/>
    </style:style>
    <style:style style:name="P3128"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29"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5pt" style:font-size-asian="15pt" style:font-size-complex="15pt" style:language-asian="en" style:country-asian="IN" style:language-complex="ta" style:country-complex="IN"/>
    </style:style>
    <style:style style:name="P3130"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31"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32"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33"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8pt" style:font-size-asian="18pt" style:font-size-complex="18pt" style:language-asian="en" style:country-asian="IN" style:language-complex="ta" style:country-complex="IN"/>
    </style:style>
    <style:style style:name="P3134"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35" style:parent-style-name="Normal" style:family="paragraph">
      <style:paragraph-properties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8pt" style:font-size-asian="18pt" style:font-size-complex="18pt" style:language-asian="en" style:country-asian="IN" style:language-complex="ta" style:country-complex="IN"/>
    </style:style>
    <style:style style:name="P3136" style:parent-style-name="ListParagraph" style:list-style-name="LFO18" style:family="paragraph">
      <style:paragraph-properties fo:line-height="150%" fo:margin-left="-0.0986in" fo:text-indent="0in" fo:background-color="#FFFFFF">
        <style:tab-stops/>
      </style:paragraph-properties>
    </style:style>
    <style:style style:name="T3137" style:parent-style-name="DefaultParagraphFont" style:family="text">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38" style:parent-style-name="ListParagraph" style:list-style-name="LFO17" style:family="paragraph">
      <style:paragraph-properties fo:line-height="150%" fo:margin-left="-0.0986in" fo:text-indent="0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39" style:parent-style-name="ListParagraph" style:list-style-name="LFO17" style:family="paragraph">
      <style:paragraph-properties fo:line-height="150%" fo:margin-left="-0.0986in" fo:text-indent="0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0" style:parent-style-name="ListParagraph" style:list-style-name="LFO17" style:family="paragraph">
      <style:paragraph-properties fo:line-height="150%" fo:margin-left="-0.0986in" fo:text-indent="0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1" style:parent-style-name="ListParagraph" style:list-style-name="LFO17" style:family="paragraph">
      <style:paragraph-properties fo:line-height="150%" fo:margin-left="-0.0986in" fo:text-indent="0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2" style:parent-style-name="ListParagraph" style:list-style-name="LFO17" style:family="paragraph">
      <style:paragraph-properties fo:line-height="150%" fo:margin-left="-0.0986in" fo:text-indent="0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3" style:parent-style-name="ListParagraph" style:list-style-name="LFO17" style:family="paragraph">
      <style:paragraph-properties fo:line-height="150%" fo:margin-left="-0.0986in" fo:text-indent="0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4" style:parent-style-name="ListParagraph" style:list-style-name="LFO17" style:family="paragraph">
      <style:paragraph-properties fo:line-height="150%" fo:margin-left="-0.0986in" fo:text-indent="0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5" style:parent-style-name="ListParagraph" style:list-style-name="LFO17" style:family="paragraph">
      <style:paragraph-properties fo:line-height="150%" fo:margin-left="-0.0986in" fo:text-indent="0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6"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7"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8"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49"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8pt" style:font-size-asian="18pt" style:font-size-complex="18pt" style:language-asian="en" style:country-asian="IN" style:language-complex="ta" style:country-complex="IN"/>
    </style:style>
    <style:style style:name="P3150"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51"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52"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font-weight="bold" style:font-weight-asian="bold" style:font-weight-complex="bold" fo:text-shadow="0.0145in 0.0145in 0.0416in #000000" fo:color="#000000" style:letter-kerning="false" fo:font-size="15pt" style:font-size-asian="15pt" style:font-size-complex="15pt" style:language-asian="en" style:country-asian="IN" style:language-complex="ta" style:country-complex="IN"/>
    </style:style>
    <style:style style:name="P3153"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54"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55"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56"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57"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58"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59"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0"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1"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2"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3"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4"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5"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6"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7"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8"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69"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70"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71"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72"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73"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74"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75"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76" style:parent-style-name="ListParagraph" style:family="paragraph">
      <style:paragraph-properties fo:line-height="150%" fo:margin-left="-0.0986in" fo:background-color="#FFFFFF">
        <style:tab-stops/>
      </style:paragraph-properties>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style:style style:name="P3177" style:parent-style-name="ListParagraph" style:family="paragraph">
      <style:paragraph-properties fo:line-height="150%" fo:margin-left="-0.0986in" fo:background-color="#FFFFFF">
        <style:tab-stops/>
      </style:paragraph-properties>
    </style:style>
    <style:style style:name="T3178" style:parent-style-name="DefaultParagraphFont" style:family="text">
      <style:text-properties style:font-name="Times New Roman" style:font-name-asian="Times New Roman" style:font-name-complex="Times New Roman" fo:font-weight="bold" style:font-weight-asian="bold" fo:text-shadow="0.0145in 0.0145in 0.0416in #000000" fo:color="#000000" style:letter-kerning="false" fo:font-size="18pt" style:font-size-asian="18pt" style:font-size-complex="18pt" style:language-asian="en" style:country-asian="IN" style:language-complex="ta" style:country-complex="IN"/>
    </style:style>
    <style:style style:name="P3179" style:parent-style-name="Normal" style:family="paragraph">
      <style:paragraph-properties fo:margin-top="0.0694in" fo:margin-bottom="0.0694in" fo:line-height="150%" fo:margin-left="-0.0986in">
        <style:tab-stops/>
      </style:paragraph-properties>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P3180" style:parent-style-name="Normal" style:list-style-name="LFO7" style:family="paragraph">
      <style:paragraph-properties fo:margin-top="0.052in" fo:margin-bottom="0in" fo:line-height="150%" fo:margin-left="-0.0986in" fo:text-indent="0in">
        <style:tab-stops>
          <style:tab-stop style:type="left" style:position="0.5986in"/>
        </style:tab-stops>
      </style:paragraph-properties>
    </style:style>
    <style:style style:name="T3181"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3182"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P3183" style:parent-style-name="Normal" style:list-style-name="LFO7" style:family="paragraph">
      <style:paragraph-properties fo:margin-top="0.052in" fo:margin-bottom="0.0694in" fo:line-height="150%" fo:margin-left="-0.0986in" fo:text-indent="0in">
        <style:tab-stops>
          <style:tab-stop style:type="left" style:position="0.5986in"/>
        </style:tab-stops>
      </style:paragraph-properties>
    </style:style>
    <style:style style:name="T3184"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language-asian="en" style:country-asian="IN" style:language-complex="ta" style:country-complex="IN"/>
    </style:style>
    <style:style style:name="T3185" style:parent-style-name="DefaultParagraphFont" style:family="text">
      <style:text-properties style:font-name="Times New Roman" style:font-name-asian="Times New Roman" style:font-name-complex="Times New Roman" fo:text-shadow="0.0145in 0.0145in 0.0416in #000000" fo:color="#000000" style:letter-kerning="false" fo:font-size="16pt" style:font-size-asian="16pt" style:font-size-complex="16pt" style:text-underline-type="single" style:text-underline-style="solid" style:text-underline-width="auto" style:text-underline-mode="continuous" style:language-asian="en" style:country-asian="IN" style:language-complex="ta" style:country-complex="IN"/>
    </style:style>
    <style:style style:name="P3186" style:parent-style-name="Normal" style:family="paragraph">
      <style:paragraph-properties fo:line-height="150%" fo:margin-left="0.1972in">
        <style:tab-stops/>
      </style:paragraph-properties>
      <style:text-properties style:font-name="Times New Roman" style:font-name-complex="Times New Roman" fo:text-shadow="0.0145in 0.0145in 0.0416in #000000" fo:color="#000000" fo:font-size="16pt" style:font-size-asian="16pt" style:font-size-complex="16pt"/>
    </style:style>
    <style:style style:name="P3187" style:parent-style-name="Normal" style:family="paragraph">
      <style:paragraph-properties fo:line-height="150%" fo:margin-left="0.1972in">
        <style:tab-stops/>
      </style:paragraph-properties>
      <style:text-properties style:font-name="Times New Roman" style:font-name-complex="Times New Roman" fo:text-shadow="0.0145in 0.0145in 0.0416in #000000" fo:color="#000000" fo:font-size="16pt" style:font-size-asian="16pt" style:font-size-complex="16pt"/>
    </style:style>
    <style:style style:name="P3188" style:parent-style-name="Normal" style:family="paragraph">
      <style:paragraph-properties fo:line-height="150%" fo:background-color="#FFFFFF"/>
      <style:text-properties style:font-name="Times New Roman" style:font-name-asian="Times New Roman" style:font-name-complex="Times New Roman" fo:text-shadow="0.0145in 0.0145in 0.0416in #000000" fo:color="#000000" style:letter-kerning="false" fo:font-size="15pt" style:font-size-asian="15pt" style:font-size-complex="15pt" style:language-asian="en" style:country-asian="IN" style:language-complex="ta" style:country-complex="IN"/>
    </style:style>
  </office:automatic-styles>
  <office:body>
    <office:text text:use-soft-page-breaks="true">
      <text:p text:style-name="P1">AI BASED DIABETES PREDICTION SYSTEM DEVELOPMENT</text:p>
      <text:p text:style-name="P2"><text:span text:style-name="T3"><text:s text:c="5"/></text:span><text:span text:style-name="T4">ABSTRACTION</text:span><text:span text:style-name="T5"><text:s/>: 1</text:span></text:p>
      <text:p text:style-name="P6"><text:s text:c="19"/>Globally, diabetes affects 537 million people, making it the deadliest and the most common non‐communicable disease. Many factors can cause a person to get affected by diabetes, like excessive body weight, abnormal cholesterol level, family history, physical inactivity, bad food habit etc. Increased urination is one of the most common symptoms of this disease. People with diabetes for a long time can get several complications like heart disorder, kidney disease, nerve damage, diabetic retinopathy etc. But its risk can be reduced if it is predicted early. In this paper, an automatic diabetes prediction system has been developed using a private dataset of female patients in Bangladesh and various machine learning techniques. The authors used the Pima Indian diabetes dataset and collected additional samples from 203 individuals from a local textile factory in Bangladesh. Feature selection algorithm mutual information has been applied in this work. A semi‐supervised model with extreme gradient boosting has been utilized to predict the insulin features of the private dataset. SMOTE and ADASYN approaches have been employed to manage the class imbalance problem. The authors used machine learning classification methods, that is, decision tree, SVM, Random Forest, Logistic Regression, KNN, and various ensemble techniques, to determine which algorithm produces the best prediction results. After training on and testing all the classification models, the proposed system provided the best result in the XGBoost classifier with the ADASYN approach with 81% accuracy, 0.81 F1 coefficient and AUC of 0.84. Furthermore, the domain adaptation method has been implemented to demonstrate the versatility of the proposed system. The explainable AI approach with LIME and SHAP frameworks is implemented to understand how the model predicts the final results. Finally, a website framework and an Android smartphone application have been developed to input various features and</text:p>
      <text:soft-page-break/>
      <text:p text:style-name="P7"><text:span text:style-name="T8">predict diabetes instantaneously. The private dataset of female Bangladeshi patients and programming codes are availabl</text:span><text:span text:style-name="T9">e</text:span><text:span text:style-name="T10"><text:s/></text:span></text:p>
      <text:p text:style-name="P11"><text:span text:style-name="T12">Keywords:</text:span><text:span text:style-name="T13"> </text:span><text:span text:style-name="T14">AdaBoost, android Application, decision tree, diabetes, K‐nearest neighbour, random forest, support vector machine</text:span></text:p>
      <text:p text:style-name="P15">The novelty of this work is to implement an automatic diabetes prediction website and Android application for a private dataset of female Bangladeshi patients using machine learning and ensemble techniques.</text:p>
      <text:p text:style-name="P16"><text:span text:style-name="T17">1</text:span><text:span text:style-name="T18">.INTRODUCTION</text:span></text:p>
      <text:p text:style-name="P19">Diabetes is a chronic disease that directly affects the pancreas, and the body is incapable of producing insulin . Insulin is mainly responsible for maintaining the blood glucose level. Many factors, such as excessive body weight, physical inactivity, high blood pressure, and abnormal cholesterol level, can cause a person get affected by diabetes . It can cause many complications, but an increase in urination is one of the most common ones . It can damage the skin, nerves, and eyes, and if not treated early, diabetes can cause kidney failure and diabetic retinopathy ocular disease. According to IDF (International Diabetes Federation) statistics, 537 million people had diabetes around the world in 2021 . In Bangladesh, approximately 7.10 million people had suffered from this disease, according to 2019 statistics.</text:p>
      <text:p text:style-name="P20">Early and accurate diagnosis of diabetes mellitus, especially during its initial development, is challenging for medical professionals. Artificial intelligence and machine learning techniques, providing a reference, can help them gain preliminary knowledge about this disease and reduce their workload accordingly. Significant numbers of research have been performed to predict diabetes automatically using machine learning and ensemble techniques. Most of these works employed the open‐source Pima Indian dataset . Some of these articles on automatic diabetes prediction employing the Pima Indian dataset are briefly discussed in the following paragraphs. For instance, Kumar et al. used the random forest algorithm to design a system that can predict diabetes quickly and accurately. The<text:s/><text:soft-page-break/>dataset used in this work was collected from the UCI learning repository. First, the authors used conventional data preprocessing techniques, including data cleaning, integration, and reduction. The accuracy level was 90% using the random forest algorithm, which is much higher when compared to other algorithms. In a recent paper , Mohan and Jain used the SVM algorithm to analyze and predict diabetes with the help of the Pima Indian Diabetes Dataset. This work used four types of kernels, linear, polynomial, RBF, and sigmoid, to predict diabetes in the machine learning platform. The authors obtained diverse accuracies in different kernels, ranging between 0.69 and 0.82. The SVM technique with radial basis kernel function obtained the highest accuracy of 0.82. Goyal and his team created a smart home health monitoring scheme to detect diabetes. The authors also employed the Pima Indian dataset for their research. For predicting blood pressure status, they used conditional decision making and for predicting diabetes, they used SVM, KNN, and decision tree. Among these models, SVM worked better as they got 75% accuracy which is better than other classifier algorithms. Hassan et al. attempted to predict diabetes using different ensemble method‐based machine learning algorithms and the Pima Indian dataset. The authors considered AUC (area under the ROC curve) as their accuracy measure. Finally, the proposed ensemble classifier accomplished an AUC value of 0.95. Jackins et al. proposed a multi‐disease prediction system, including diabetes using machine learning techniques and the Pima Indian dataset. According to the authors, the Naive Bayes performed better than the random forest technique with accuracy increments of 0.43%. Mounika et ai. anticipated diabetes probabilities using machine learning techniques. This work employed the public Pima Indian dataset and multiple machine learning frameworks. Kumari et al. attempted to apply a soft voting classifier‐based ensemble approach for diabetes prediction. The proposed soft voting classifier attained the overall highest accuracy and F1 score of 0.791 and 0.716, respectively. Prabhu and Selvabharathi used the open‐source Pima Indian diabetes dataset for predicting diabetes using the deep belief network model. The authors constructed the model in three phases, that is, data preprocessing using min–max normalization, constructing the network model, and fine‐<text:soft-page-break/>tuning the test dataset to remove any partiality using NN‐FF classification. Finally, the authors have done all the implementation and simulation of the model using MATLAB. The authors reported an F1 score of 0.808, finding the best performance metric compared with the other classification methods.</text:p>
      <text:p text:style-name="P21">Some of these works employed custom datasets or a combination of different datasets. In ,the authors proposed a type 2 diabetes early prediction system using machine learning approaches. The authors employed a private dataset with more than 253,000 volunteer data from a local hospital in Korea for 6 years. Synthetic oversampling, SMOTE, and under<text:s/>sampling algorithms are applied to deal with the data imbalance problem. Various machine learning approaches are used to anticipate this disease for the following year from the past year's patients’ data. Both the random forest and SVM classifiers achieved the highest F1 score of 74%. Pranto et al. utilized Pima Indian and a private dataset from a local hospital in Bangladesh to design an automatic diabetes prediction system. This work trained several machine learning techniques on the Pima Indian dataset. KNN and decision tree models achieved 81.2% and 79.2% accuracies on the private dataset, respectively. Olisah et al. implemented diabetes mellitus forecasting using advanced feature selection and machine learning models. The authors employed two open‐source datasets, that is, Pima Indian and LMCH Iraqi databases. A polynomial regression‐based preprocessing technique was used for predicting the missing samples. Hyperparameter tuning has been performed for the random forest, decision tree, and deep neural network frameworks. The proposed DNN technique with the optimized hyperparameters accomplished the highest accuracies of 0.972 and 0.973 for the Pima and LMCH datasets, respectively.</text:p>
      <text:p text:style-name="P22">The applied machine learning models have been deployed into a website or smartphone application in some of the articles. In one study, the authors designed a website for the automatic prediction of diabetes. This work employed two open‐source datasets and various popular machine learning approaches. The decision tree and random forest classifiers obtained the highest performance for this work with an accuracy of 0.968. Ramesh et al. designed a remote and automatic system for diabetes forecasting with the<text:s/><text:soft-page-break/>Pima Indian dataset. The authors employed different data preprocessing techniques, that is, feature scaling, feature selection, and SMOTE. SVM with RBF kernel attained a maximum accuracy of 83.2%. The proposed ML framework is employed in an Android application.</text:p>
      <text:p text:style-name="P23">We draw the conclusion that researchers have successfully combined multiple machine learning algorithms with diverse data preprocessing approaches for automatic diabetes detection by reviewing the relevant articles. Most of the works focused on a single accuracy measure, used the open‐source Pima Indian dataset, and did not develop the explicability of the prediction of the machine learning frameworks. These reasons have motivated us to evaluate our proposed prediction system based on accuracy, precision, recall, and F1 score, utilize more custom data to merge with the existing dataset, and apply an explainable AI technique.</text:p>
      <text:p text:style-name="P24">In this paper, we have employed machine learning and explainable AI techniques to detect diabetes. Along with a private dataset from employees of a local textile industry in Bangladesh, we used the Pima Indian dataset in this paper . As there were many missing values in some attributes, we replaced them with the mean value of each feature. We have used the holdout validation technique to split the data. In this research paper, we have applied various machine learning‐based classification algorithms, that is, decision tree, logistic regression, KNN, random forest, SVM, and ensemble techniques. Next, the performance of these classifiers has been evaluated in terms of precision, recall, and F1 measure. Finally, the best classifier has been selected as the final model to deploy into an Android smartphone application.</text:p>
      <text:p text:style-name="P25">This paper implements diabetes mellitus prediction through machine learning. The significant contribution of this work is as follows:</text:p>
      <text:list text:style-name="LFO1" text:continue-numbering="true">
        <text:list-item>
          <text:p text:style-name="P26">A significant contribution of this work is to present a unique dataset of diabetes mellitus containing 203 samples. This private dataset has been obtained from female employees of Rownak Textile Mills Ltd, Dhaka, Bangladesh, referred to as the ‘RTML dataset’ in this<text:s/><text:soft-page-break/>paper. We have collected six features from 203 individuals, that is, pregnancy, glucose, blood pressure, skin thickness, BMI, age, and final outcome of diabetes.</text:p>
        </text:list-item>
        <text:list-item>
          <text:p text:style-name="P27">Another contribution of this work is to keep similarities with the feature of the Pima Indian dataset. The missing insulin feature of the RTML dataset was predicted using a semi‐supervised technique.</text:p>
        </text:list-item>
        <text:list-item>
          <text:p text:style-name="P28">SMOTE and ADASYN techniques are implemented to minimize the class imbalance issue. Hyperparameter tuning has also been performed in this work.</text:p>
        </text:list-item>
        <text:list-item>
          <text:p text:style-name="P29">Explainable AI technique with SHAP and LIME libraries is implemented to understand how the model predicts the decision. This approach helps to interpret what features play the most crucial role in terms of prediction.</text:p>
        </text:list-item>
        <text:list-item>
          <text:p text:style-name="P30">A website and an Android application have been developed with the finalized best‐performed model of this research work to make instantaneous predictions with real‐time data.</text:p>
        </text:list-item>
      </text:list>
      <text:p text:style-name="P31">The novelty of this work is to implement an automatic diabetes prediction website and Android application for a private dataset of female Bangladeshi patients using machine learning and ensemble techniques.</text:p>
      <text:p text:style-name="P32"><text:span text:style-name="T33">The following paragraph is a breakdown of the paper's structure. The proposed automatic diabetes prediction system has been discussed and illustrated in Section </text:span><text:a xlink:href="https://www.ncbi.nlm.nih.gov/pmc/articles/PMC10107388/#htl212039-sec-0020" office:target-frame-name="_top" xlink:show="replace"><text:span text:style-name="T34">2</text:span></text:a><text:span text:style-name="T35"> with suitable figures and flowcharts. The final results of the research are presented in Section </text:span><text:a xlink:href="https://www.ncbi.nlm.nih.gov/pmc/articles/PMC10107388/#htl212039-sec-0070" office:target-frame-name="_top" xlink:show="replace"><text:span text:style-name="T36">3</text:span></text:a><text:span text:style-name="T37">. Finally, Section </text:span><text:a xlink:href="https://www.ncbi.nlm.nih.gov/pmc/articles/PMC10107388/#htl212039-sec-0080" office:target-frame-name="_top" xlink:show="replace"><text:span text:style-name="T38">4</text:span></text:a><text:span text:style-name="T39"> concludes the paper with some recommendations for future improvements.</text:span></text:p>
      <text:p text:style-name="P40"><text:span text:style-name="T41">2.PROPOSED SYSTEM</text:span></text:p>
      <text:p text:style-name="P42"><text:span text:style-name="T43">This section describes the working procedures and implementation of various machine learning techniques to design the proposed automatic diabetes prediction system. Figure </text:span><text:a xlink:href="https://www.ncbi.nlm.nih.gov/pmc/articles/PMC10107388/figure/htl212039-fig-0001/" office:target-frame-name="figure" xlink:show="replace"><text:span text:style-name="T44">1</text:span></text:a><text:span text:style-name="T45"> shows the different stages of this research work. First, the dataset was collected and preprocessed to remove the necessary discrepancies from the dataset, for example, replacing null instances with mean values, dealing with imbalanced class issues etc. Then<text:s/></text:span><text:soft-page-break/><text:span text:style-name="T46">the dataset was separated into the training set and test set using the holdout validation technique. Next, different classification algorithms were applied to find the best classification algorithm for this dataset. Finally, the best‐performed prediction model is deployed into the proposed website and smartphone application framework.</text:span></text:p>
      <text:h text:style-name="P47" text:outline-level="3">2.1. Dataset</text:h>
      <text:p text:style-name="P48"><text:span text:style-name="T49">The Pima Indian dataset is an open‐source dataset [</text:span><text:a xlink:href="https://www.ncbi.nlm.nih.gov/pmc/articles/PMC10107388/#htl212039-bib-0006" office:target-frame-name="_top" xlink:show="replace"><text:span text:style-name="T50">6</text:span></text:a><text:span text:style-name="T51">] that is publicly available for machine learning classification, which has been used in this work along with a private dataset. It contains 768 patients’ data, and 268 of them have developed diabetes.</text:span></text:p>
      <text:p text:style-name="P52"><text:span text:style-name="T53">RTML private dataset: A significant contribution of this work is to present a private dataset from Rownak Textile Mills Ltd, Dhaka, Bangladesh, referred to as RTML, to the scientific community. Following a brief explanation of the study to the female volunteers, they voluntarily agreed to participate in the study. This dataset comprises six features, that is, pregnancy, glucose, blood pressure, skin thickness, BMI, age, and outcome of diabetes from 203 female individuals aged between 18 and 77. In this work, blood glucose was measured by the GlucoLeader Enhance blood sugar meter. The blood pressure and skin thickness of the participants were obtained by OMRON HEM‐7156T and digital LCD body fat caliper machines, respectively. Table </text:span><text:a xlink:href="https://www.ncbi.nlm.nih.gov/pmc/articles/PMC10107388/table/htl212039-tbl-0002/" office:target-frame-name="table" xlink:show="replace"><text:span text:style-name="T54">2</text:span></text:a><text:span text:style-name="T55"> illustrates distinct features of the private RTML dataset with their minimum, maximum, and average values.</text:span></text:p>
      <text:h text:style-name="P56" text:outline-level="3">TABLE<text:s/>1</text:h>
      <text:p text:style-name="P57">Features of the RTML private dataset</text:p>
      <table:table table:style-name="Table58">
        <table:table-columns>
          <table:table-column table:style-name="TableColumn59"/>
          <table:table-column table:style-name="TableColumn60"/>
          <table:table-column table:style-name="TableColumn61"/>
          <table:table-column table:style-name="TableColumn62"/>
        </table:table-columns>
        <table:table-header-rows>
          <table:table-row table:style-name="TableRow63">
            <table:table-cell table:style-name="TableCell64">
              <text:p text:style-name="P65">Features</text:p>
            </table:table-cell>
            <table:table-cell table:style-name="TableCell66">
              <text:p text:style-name="P67">Minimum</text:p>
            </table:table-cell>
            <table:table-cell table:style-name="TableCell68">
              <text:p text:style-name="P69">Maximum</text:p>
            </table:table-cell>
            <table:table-cell table:style-name="TableCell70">
              <text:p text:style-name="P71">Average</text:p>
            </table:table-cell>
          </table:table-row>
        </table:table-header-rows>
        <table:table-row table:style-name="TableRow72">
          <table:table-cell table:style-name="TableCell73">
            <text:p text:style-name="P74">Pregnancies</text:p>
          </table:table-cell>
          <table:table-cell table:style-name="TableCell75">
            <text:p text:style-name="P76">0</text:p>
          </table:table-cell>
          <table:table-cell table:style-name="TableCell77">
            <text:p text:style-name="P78">8</text:p>
          </table:table-cell>
          <table:table-cell table:style-name="TableCell79">
            <text:p text:style-name="P80">1.61</text:p>
          </table:table-cell>
        </table:table-row>
        <table:table-row table:style-name="TableRow81">
          <table:table-cell table:style-name="TableCell82">
            <text:p text:style-name="P83">Glucose (mg/dL)</text:p>
          </table:table-cell>
          <table:table-cell table:style-name="TableCell84">
            <text:p text:style-name="P85">52.2</text:p>
          </table:table-cell>
          <table:table-cell table:style-name="TableCell86">
            <text:p text:style-name="P87">274</text:p>
          </table:table-cell>
          <table:table-cell table:style-name="TableCell88">
            <text:p text:style-name="P89">109.39</text:p>
          </table:table-cell>
        </table:table-row>
        <table:table-row table:style-name="TableRow90">
          <table:table-cell table:style-name="TableCell91">
            <text:p text:style-name="P92">Blood pressure (mm Hg)</text:p>
          </table:table-cell>
          <table:table-cell table:style-name="TableCell93">
            <text:p text:style-name="P94">5.9</text:p>
          </table:table-cell>
          <table:table-cell table:style-name="TableCell95">
            <text:p text:style-name="P96">115</text:p>
          </table:table-cell>
          <table:table-cell table:style-name="TableCell97">
            <text:p text:style-name="P98">71.09</text:p>
          </table:table-cell>
        </table:table-row>
        <table:table-row table:style-name="TableRow99">
          <table:table-cell table:style-name="TableCell100">
            <text:p text:style-name="P101">Skin thickness (mm)</text:p>
          </table:table-cell>
          <table:table-cell table:style-name="TableCell102">
            <text:p text:style-name="P103">2.9</text:p>
          </table:table-cell>
          <table:table-cell table:style-name="TableCell104">
            <text:p text:style-name="P105">23.3</text:p>
          </table:table-cell>
          <table:table-cell table:style-name="TableCell106">
            <text:p text:style-name="P107">10.78</text:p>
          </table:table-cell>
        </table:table-row>
        <text:soft-page-break/>
        <table:table-row table:style-name="TableRow108">
          <table:table-cell table:style-name="TableCell109">
            <text:p text:style-name="P110"><text:span text:style-name="T111">BMI (kg/m</text:span><text:span text:style-name="T112">2</text:span><text:span text:style-name="T113">)</text:span></text:p>
          </table:table-cell>
          <table:table-cell table:style-name="TableCell114">
            <text:p text:style-name="P115">2.61</text:p>
          </table:table-cell>
          <table:table-cell table:style-name="TableCell116">
            <text:p text:style-name="P117">41.62</text:p>
          </table:table-cell>
          <table:table-cell table:style-name="TableCell118">
            <text:p text:style-name="P119">22.69</text:p>
          </table:table-cell>
        </table:table-row>
        <table:table-row table:style-name="TableRow120">
          <table:table-cell table:style-name="TableCell121">
            <text:p text:style-name="P122">Age (years)</text:p>
          </table:table-cell>
          <table:table-cell table:style-name="TableCell123">
            <text:p text:style-name="P124">17</text:p>
          </table:table-cell>
          <table:table-cell table:style-name="TableCell125">
            <text:p text:style-name="P126">77</text:p>
          </table:table-cell>
          <table:table-cell table:style-name="TableCell127">
            <text:p text:style-name="P128">27.02</text:p>
          </table:table-cell>
        </table:table-row>
      </table:table>
      <text:h text:style-name="P129" text:outline-level="3">2.2. Dataset preprocessing</text:h>
      <text:p text:style-name="P130">In the merged dataset, we discovered a few exceptional zero values. For example, skin thickness and Body Mass Index (BMI) cannot be zero. The zero value has been replaced by its corresponding mean value. The training and test dataset has been separated using the holdout validation technique, where 80% is the training data and 20% is the test data.</text:p>
      <text:p text:style-name="P131">Mutual Information: Mutual information attempts to measure the interdependence of variables. It produces information gain, and its higher values indicate greater dependency.</text:p>
      <text:p text:style-name="P132"><text:span text:style-name="T133">T</text:span><text:span text:style-name="T134">he mutual information of various features, that is, the importance of each attribute of this dataset. For example, according to this figure, the diabetes pedigree function seems less important according to this mutual information technique.</text:span><text:a xlink:href="https://www.ncbi.nlm.nih.gov/pmc/articles/PMC10107388/figure/htl212039-fig-0003/" office:target-frame-name="figure" xlink:show="replace"/></text:p>
      <text:p text:style-name="P135"><text:span text:style-name="T136">Semi‐supervised learning</text:span><text:span text:style-name="T137">: A combined dataset has been used in this work by incorporating the open‐source Pima Indian and private RTML datasets. According to Table </text:span><text:a xlink:href="https://www.ncbi.nlm.nih.gov/pmc/articles/PMC10107388/table/htl212039-tbl-0002/" office:target-frame-name="table" xlink:show="replace"><text:span text:style-name="T138">2</text:span></text:a><text:span text:style-name="T139">, the RTML dataset does not contain the insulin feature, which is predicted using a semi‐supervised approach. Before merging the collected dataset with the Pima Indian dataset, a model was created using the extreme gradient boosting technique (XGB regressor). Various regression and ensemble learning techniques have been successfully used in many works to predict missing values . An extensive investigation has been performed while choosing the best‐performed regressor technique to predict the insulin feature of the RTML dataset from the Pima Indian dataset. As the actual value of the insulin was not available in the RTML dataset, the Pima Indian dataset was initially used to select the best regression model. First, the Pima Indian dataset was divided into an 8:2 ratio and three supervised regression models, extreme gradient boosting technique (XGB), support vector regression (SVR), and Gaussian process regression (GPR), have been employed to<text:s/></text:span><text:soft-page-break/><text:span text:style-name="T140">predict the selected outcome, that is, insulin of the validation samples of the Pima Indian dataset. Next, we computed the root mean square error (RMSE) of various regression frameworks as</text:span></text:p>
      <text:p text:style-name="P141"><text:span text:style-name="T142">RMSE=∑</text:span><text:span text:style-name="T143">Ni=1</text:span><text:span text:style-name="T144">(Predicted</text:span><text:span text:style-name="T145">i</text:span><text:span text:style-name="T146">−Actual</text:span><text:span text:style-name="T147">i</text:span><text:span text:style-name="T148">)</text:span><text:span text:style-name="T149">2</text:span><text:span text:style-name="T150">N−−−−−−−−−−−−√</text:span><text:span text:style-name="T151">(1)</text:span></text:p>
      <text:p text:style-name="P152"><text:span text:style-name="T153">where </text:span><text:span text:style-name="T154">N</text:span><text:span text:style-name="T155"> denotes the total number of validation samples of the Pima Indian dataset.</text:span></text:p>
      <text:p text:style-name="P156"><text:span text:style-name="T157">According to Table </text:span><text:a xlink:href="https://www.ncbi.nlm.nih.gov/pmc/articles/PMC10107388/table/htl212039-tbl-0003/" office:target-frame-name="table" xlink:show="replace"><text:span text:style-name="T158">3</text:span></text:a><text:span text:style-name="T159">, the XGB technique exhibits the lowest RMSE of insulin on the Pima Indian dataset. Therefore, this model has been used to predict the missing insulin column of the collected RTML dataset from the Pima Indian dataset. The working steps of predicting insulin in the RTML dataset have been illustrated in Figure </text:span><text:a xlink:href="https://www.ncbi.nlm.nih.gov/pmc/articles/PMC10107388/figure/htl212039-fig-0004/" office:target-frame-name="figure" xlink:show="replace"><text:span text:style-name="T160">4</text:span></text:a><text:span text:style-name="T161">.</text:span></text:p>
      <text:h text:style-name="P162" text:outline-level="3">TABLE<text:s/>2</text:h>
      <text:p text:style-name="P163">RMSE of various regression models on the Pima Indian dataset</text:p>
      <table:table table:style-name="Table164">
        <table:table-columns>
          <table:table-column table:style-name="TableColumn165"/>
          <table:table-column table:style-name="TableColumn166"/>
        </table:table-columns>
        <table:table-header-rows>
          <table:table-row table:style-name="TableRow167">
            <table:table-cell table:style-name="TableCell168">
              <text:p text:style-name="P169">Regression model</text:p>
            </table:table-cell>
            <table:table-cell table:style-name="TableCell170">
              <text:p text:style-name="P171">RMSE</text:p>
            </table:table-cell>
          </table:table-row>
        </table:table-header-rows>
        <table:table-row table:style-name="TableRow172">
          <table:table-cell table:style-name="TableCell173">
            <text:p text:style-name="P174">XGB</text:p>
          </table:table-cell>
          <table:table-cell table:style-name="TableCell175">
            <text:p text:style-name="P176">0.36</text:p>
          </table:table-cell>
        </table:table-row>
        <table:table-row table:style-name="TableRow177">
          <table:table-cell table:style-name="TableCell178">
            <text:p text:style-name="P179">SVR</text:p>
          </table:table-cell>
          <table:table-cell table:style-name="TableCell180">
            <text:p text:style-name="P181">0.45</text:p>
          </table:table-cell>
        </table:table-row>
        <table:table-row table:style-name="TableRow182">
          <table:table-cell table:style-name="TableCell183">
            <text:p text:style-name="P184">GPR</text:p>
          </table:table-cell>
          <table:table-cell table:style-name="TableCell185">
            <text:p text:style-name="P186">0.43</text:p>
          </table:table-cell>
        </table:table-row>
      </table:table>
      <text:p text:style-name="P187">Merged dataset: After the semi‐supervised approach, we predicted the insulin feature and merged the RTML dataset with the Pima Indian dataset. The merged dataset contained 877 data with all the features, excluding the diabetes pedigree function, as it was the least important feature according to mutual information.</text:p>
      <text:p text:style-name="P188"><text:span text:style-name="T189">SMOTE and ADASYN for class imbalance: The merged dataset used in this work comprises the imbalance problem with 302 and 669 diabetes and non‐diabetes samples, respectively. To take care of this problem, the SMOTE and ADASYN techniques have been applied to the training dataset, leaving the testing data unaffected. Adaptive Synthetic Sampling, known as ADASYN, is a synthetic data generation technique with the characteristics of not duplicating minority samples and generating more data for ‘harder to<text:s/></text:span><text:soft-page-break/><text:span text:style-name="T190">learn’ examples [</text:span><text:a xlink:href="https://www.ncbi.nlm.nih.gov/pmc/articles/PMC10107388/#htl212039-bib-0013" office:target-frame-name="_top" xlink:show="replace"><text:span text:style-name="T191">13</text:span></text:a><text:span text:style-name="T192">]. As a result, the minority class will be sampled to the same extent as the majority class.</text:span></text:p>
      <text:p text:style-name="P193">Min–Max normalization: In this research, we used the min–max normalization technique. The data has been scaled to the same range using the following equation:</text:p>
      <text:p text:style-name="P194"><text:span text:style-name="T195">X</text:span><text:span text:style-name="T196">scaled</text:span><text:span text:style-name="T197">=X−X</text:span><text:span text:style-name="T198">min</text:span><text:span text:style-name="T199">X</text:span><text:span text:style-name="T200">max</text:span><text:span text:style-name="T201">−X</text:span><text:span text:style-name="T202">min</text:span></text:p>
      <text:p text:style-name="P203">(2)</text:p>
      <text:p text:style-name="P204"><text:span text:style-name="T205">where </text:span><text:span text:style-name="T206">X</text:span><text:span text:style-name="T207"> </text:span><text:span text:style-name="T208">max</text:span><text:span text:style-name="T209"> and </text:span><text:span text:style-name="T210">X</text:span><text:span text:style-name="T211"> </text:span><text:span text:style-name="T212">min</text:span><text:span text:style-name="T213"> denote maximum and minimum values in the individual feature column, respectively.</text:span></text:p>
      <text:h text:style-name="P214" text:outline-level="3">2.3. Machine learning classifiers</text:h>
      <text:p text:style-name="P215">In this work, various machine learning and ensemble techniques have been employed to implement the automatic diabetes prediction system, briefly discussed below. GridSearchCV framework has been employed in this research to find the optimal values of different hyperparameters for all the machine learning models to prevent overfitting.</text:p>
      <text:p text:style-name="P216">Decision tree: A decision tree represents the learning function provided by a set of rules. The decision tree learning technique performs a method for approximating discrete‐valued target functions. Gini or entropy are used to determine information gain, and each node is chosen based on these coefficients, which are expressed as</text:p>
      <text:p text:style-name="P217"><text:span text:style-name="T218">Gini</text:span><text:span text:style-name="T219">i</text:span><text:span text:style-name="T220">=1−∑</text:span><text:span text:style-name="T221">k=1n</text:span><text:span text:style-name="T222">(p</text:span><text:span text:style-name="T223">i,k</text:span><text:span text:style-name="T224">)</text:span><text:span text:style-name="T225">2</text:span></text:p>
      <text:p text:style-name="P226">(3)</text:p>
      <text:p text:style-name="P227"><text:span text:style-name="T228">Entropy=∑</text:span><text:span text:style-name="T229">i=1n</text:span><text:span text:style-name="T230">−p</text:span><text:span text:style-name="T231">i</text:span><text:span text:style-name="T232">log</text:span><text:span text:style-name="T233">2</text:span><text:span text:style-name="T234">p</text:span><text:span text:style-name="T235">i</text:span></text:p>
      <text:p text:style-name="P236">(4)</text:p>
      <text:p text:style-name="P237"><text:span text:style-name="T238">In (</text:span><text:a xlink:href="https://www.ncbi.nlm.nih.gov/pmc/articles/PMC10107388/#htl212039-disp-0003" office:target-frame-name="_top" xlink:show="replace"><text:span text:style-name="T239">3</text:span></text:a><text:span text:style-name="T240">) and (</text:span><text:a xlink:href="https://www.ncbi.nlm.nih.gov/pmc/articles/PMC10107388/#htl212039-disp-0004" office:target-frame-name="_top" xlink:show="replace"><text:span text:style-name="T241">4</text:span></text:a><text:span text:style-name="T242">), </text:span><text:span text:style-name="T243">n</text:span><text:span text:style-name="T244"> represents the number of distinct class values. We observed that max depth = 2, minimum samples leaf = 50, and ‘Gini’ impurity metrics work well in the employed dataset in this work using the GridSearchCV hyperparameter tuning.</text:span></text:p>
      <text:soft-page-break/>
      <text:p text:style-name="P245"><text:span text:style-name="T246">KNN classifier: A discrete‐valued function can be approximated by </text:span><text:span text:style-name="T247">K</text:span><text:span text:style-name="T248"> number of nearest classifiers [</text:span><text:a xlink:href="https://www.ncbi.nlm.nih.gov/pmc/articles/PMC10107388/#htl212039-bib-0008" office:target-frame-name="_top" xlink:show="replace"><text:span text:style-name="T249">8</text:span></text:a><text:span text:style-name="T250">]. To categorize, it creates a plane with the available training points and calculates the distance between the query and trained points. It determines the </text:span><text:span text:style-name="T251">K</text:span><text:span text:style-name="T252"> number of neighbours (depending on the dataset) and classifies them using majority voting. In our research, we used </text:span><text:span text:style-name="T253">K</text:span><text:span text:style-name="T254"> = 5 for the binary classification.</text:span></text:p>
      <text:p text:style-name="P255"><text:span text:style-name="T256">Random forest: Random forest is a machine learning system that averages the predictions of several decision trees. As a result, the random forest can be considered an ensemble learning model [</text:span><text:a xlink:href="https://www.ncbi.nlm.nih.gov/pmc/articles/PMC10107388/#htl212039-bib-0007" office:target-frame-name="_top" xlink:show="replace"><text:span text:style-name="T257">7</text:span></text:a><text:span text:style-name="T258">]. In this research, we have applied random forest with estimators = 400, minimum samples leaf = 5, and ‘Gini’ impurity metrics utilizing hyperparameter tuning.</text:span></text:p>
      <text:p text:style-name="P259"><text:span text:style-name="T260">Support vector machine: SVM performs supervised classification by choosing the best hyperplane . In this study, we experimented with various SVM kernels in the training set. Finally, we discovered the SVM with a linear kernel, parameters </text:span><text:span text:style-name="T261">C</text:span><text:span text:style-name="T262"> = 10 and </text:span><text:span text:style-name="T263">gamma</text:span><text:span text:style-name="T264"> = 1, produces the best results in this dataset.</text:span></text:p>
      <text:p text:style-name="P265">Logistic regression: Logistic regression can be used to predict a binary class. To predict the outcome, it fits an ‘S’ shaped function . The hyperparameter optimization technique obtained the maximum number of iterations for the convergence of the logistic regression model to be 150.</text:p>
      <text:p text:style-name="P266">AdaBoost: AdaBoost is an ensemble technique. This classifier initially works on the original dataset, then fits repeated copies of the classifier to the same dataset. This framework adjusts the weights of improperly classified instances so that successive classifiers focus more on difficult circumstances. We have applied AdaBoost with estimator = 50 and learning rate = 0.10 in this work.</text:p>
      <text:p text:style-name="P267"><text:span text:style-name="T268">XGBoost: XGBoost is an ensemble machine learning technique based on decision trees that employ a gradient boosting approach [</text:span><text:a xlink:href="https://www.ncbi.nlm.nih.gov/pmc/articles/PMC10107388/#htl212039-bib-0020" office:target-frame-name="_top" xlink:show="replace"><text:span text:style-name="T269">20</text:span></text:a><text:span text:style-name="T270">]. The parameters used for the proposed XGBoost classifier are as follows: estimators’ maximum depth = 4 and ‘binary logistic’ objective function.</text:span></text:p>
      <text:soft-page-break/>
      <text:p text:style-name="P271"><text:span text:style-name="T272">Voting classifier: It is an ensemble technique to improve the classification by voting [</text:span><text:a xlink:href="https://www.ncbi.nlm.nih.gov/pmc/articles/PMC10107388/#htl212039-bib-0007" office:target-frame-name="_top" xlink:show="replace"><text:span text:style-name="T273">7</text:span></text:a><text:span text:style-name="T274">]. This paper implements a voting classifier that selects the majority class predicted by each classifier with a ‘soft’ voting hyperparameter.</text:span></text:p>
      <text:p text:style-name="P275"><text:span text:style-name="T276">Bagging: Bagging classifiers are ensemble classifiers that fit base classifiers to random subsets of the original dataset and then aggregate their individual predictions voting to generate a final classification [</text:span><text:a xlink:href="https://www.ncbi.nlm.nih.gov/pmc/articles/PMC10107388/#htl212039-bib-0008" office:target-frame-name="_top" xlink:show="replace"><text:span text:style-name="T277">8</text:span></text:a><text:span text:style-name="T278">]. In the implemented bagging classifier, base estimators = 500, maximum number of samples = 100, and out‐of‐bag score = ‘True’ are used as various hyperparameters.</text:span></text:p>
      <text:h text:style-name="P279" text:outline-level="3">2.4. Deployment of the prediction system</text:h>
      <text:p text:style-name="P280">The proposed machine learning‐based diabetes prediction system has been deployed into a website and smartphone application framework to work instantaneously on real data.</text:p>
      <text:p text:style-name="P281"><text:span text:style-name="T282">Web application: We have used HTML and CSS for the frontend part of the proposed website. After that, we finalized the machine learning model XGBoost with ADASYN, as it provided the best performance. The model deployment has been done with Spyder, a Python environment platform that works with Anaconda. Figure </text:span><text:a xlink:href="https://www.ncbi.nlm.nih.gov/pmc/articles/PMC10107388/figure/htl212039-fig-0005/" office:target-frame-name="figure" xlink:show="replace"><text:span text:style-name="T283">5</text:span></text:a><text:span text:style-name="T284"> shows the illustration of the website application development process.</text:span><text:a xlink:href="https://www.ncbi.nlm.nih.gov/pmc/articles/PMC10107388/figure/htl212039-fig-0005/" office:target-frame-name="figure" xlink:show="replace"/></text:p>
      <text:p text:style-name="P285"><text:span text:style-name="T286">Android smartphone application: To demonstrate the automatic diabetes forecasting system in real time, we also designed an Android smartphone application to test its performance. Android Studio is used for the frontend part of this application. We employed Java as the necessary coding language. After that, the model has been implemented in Android Studio using the pickle package. While developing the API, we used Heroku to host our model on the corresponding hosting server. Figure </text:span><text:a xlink:href="https://www.ncbi.nlm.nih.gov/pmc/articles/PMC10107388/figure/htl212039-fig-0006/" office:target-frame-name="figure" xlink:show="replace"><text:span text:style-name="T287">6</text:span></text:a><text:span text:style-name="T288"> demonstrates the necessary steps in developing the proposed Android application.</text:span></text:p>
      <text:p text:style-name="P289"/>
      <text:p text:style-name="P290"><text:span text:style-name="T291">3.RESULTS AND DISCUSSION</text:span></text:p>
      <text:soft-page-break/>
      <text:p text:style-name="P292">This section presents the results and discussion of the proposed automatic diabetes prediction system. First, the performance of various machine learning techniques is discussed. Next, the implemented website framework and Android smartphone application are demonstrated. We used precision, recall, F1 score, AUC, and classification accuracy to evaluate various ML models. Equations of these metrics are expressed as</text:p>
      <text:p text:style-name="P293"><text:span text:style-name="T294">Precision=TPTP+FP</text:span><text:span text:style-name="T295">(5)</text:span></text:p>
      <text:p text:style-name="P296"><text:span text:style-name="T297">Recall=TPTP+FN</text:span><text:span text:style-name="T298">(6)</text:span></text:p>
      <text:p text:style-name="P299"><text:span text:style-name="T300">F1score=2×Recall×PrecisionRecall+Precision</text:span></text:p>
      <text:p text:style-name="P301">(7)</text:p>
      <text:p text:style-name="P302"><text:span text:style-name="T303">where </text:span><text:span text:style-name="T304">TP</text:span><text:span text:style-name="T305"> denotes the model is predicting positive, and the result is also positive. </text:span><text:span text:style-name="T306">FP</text:span><text:span text:style-name="T307"> indicates the positive prediction of the model, but the result is negative. </text:span><text:span text:style-name="T308">TN</text:span><text:span text:style-name="T309"> expresses the model is predicting negative, and the result is also negative. </text:span><text:span text:style-name="T310">FN</text:span><text:span text:style-name="T311"> indicates the model predicts negative, but the result is positive. In this work, the holdout validation approach with a stratified 8:2 train‐test split has been used for all the machine learning models.</text:span></text:p>
      <text:p text:style-name="P312"><text:span text:style-name="T313">Table </text:span><text:a xlink:href="https://www.ncbi.nlm.nih.gov/pmc/articles/PMC10107388/table/htl212039-tbl-0004/" office:target-frame-name="table" xlink:show="replace"><text:span text:style-name="T314">4</text:span></text:a><text:span text:style-name="T315"> compares different performance metrics of various classifiers for the merged dataset with SMOTE synthetic oversampling technique. According to this table, the bagging classifier achieved the best overall performance with 79% accuracy and 0.79 and 0.87 F1 score and AUC, respectively.</text:span></text:p>
      <text:h text:style-name="P316" text:outline-level="3">TABLE 4</text:h>
      <text:p text:style-name="P317">Performance metrics of various classifiers with SMOTE technique in the merged dataset</text:p>
      <table:table table:style-name="Table318">
        <table:table-columns>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s>
        <table:table-header-rows>
          <table:table-row table:style-name="TableRow325">
            <table:table-cell table:style-name="TableCell326">
              <text:p text:style-name="P327">Classifier</text:p>
            </table:table-cell>
            <table:table-cell table:style-name="TableCell328">
              <text:p text:style-name="P329">Precision</text:p>
            </table:table-cell>
            <table:table-cell table:style-name="TableCell330">
              <text:p text:style-name="P331">Recall</text:p>
            </table:table-cell>
            <table:table-cell table:style-name="TableCell332">
              <text:p text:style-name="P333">F1 Score</text:p>
            </table:table-cell>
            <table:table-cell table:style-name="TableCell334">
              <text:p text:style-name="P335">Accuracy</text:p>
            </table:table-cell>
            <table:table-cell table:style-name="TableCell336">
              <text:p text:style-name="P337">AUC</text:p>
            </table:table-cell>
          </table:table-row>
        </table:table-header-rows>
        <table:table-row table:style-name="TableRow338">
          <table:table-cell table:style-name="TableCell339">
            <text:p text:style-name="P340">Logistic regression</text:p>
          </table:table-cell>
          <table:table-cell table:style-name="TableCell341">
            <text:p text:style-name="P342">0.78</text:p>
          </table:table-cell>
          <table:table-cell table:style-name="TableCell343">
            <text:p text:style-name="P344">0.77</text:p>
          </table:table-cell>
          <table:table-cell table:style-name="TableCell345">
            <text:p text:style-name="P346">0.77</text:p>
          </table:table-cell>
          <table:table-cell table:style-name="TableCell347">
            <text:p text:style-name="P348">77%</text:p>
          </table:table-cell>
          <table:table-cell table:style-name="TableCell349">
            <text:p text:style-name="P350">0.88</text:p>
          </table:table-cell>
        </table:table-row>
        <table:table-row table:style-name="TableRow351">
          <table:table-cell table:style-name="TableCell352">
            <text:p text:style-name="P353">KNN</text:p>
          </table:table-cell>
          <table:table-cell table:style-name="TableCell354">
            <text:p text:style-name="P355">0.78</text:p>
          </table:table-cell>
          <table:table-cell table:style-name="TableCell356">
            <text:p text:style-name="P357">0.76</text:p>
          </table:table-cell>
          <table:table-cell table:style-name="TableCell358">
            <text:p text:style-name="P359">0.76</text:p>
          </table:table-cell>
          <table:table-cell table:style-name="TableCell360">
            <text:p text:style-name="P361">76%</text:p>
          </table:table-cell>
          <table:table-cell table:style-name="TableCell362">
            <text:p text:style-name="P363">0.85</text:p>
          </table:table-cell>
        </table:table-row>
        <text:soft-page-break/>
        <table:table-row table:style-name="TableRow364">
          <table:table-cell table:style-name="TableCell365">
            <text:p text:style-name="P366">Random forest</text:p>
          </table:table-cell>
          <table:table-cell table:style-name="TableCell367">
            <text:p text:style-name="P368">0.78</text:p>
          </table:table-cell>
          <table:table-cell table:style-name="TableCell369">
            <text:p text:style-name="P370">0.78</text:p>
          </table:table-cell>
          <table:table-cell table:style-name="TableCell371">
            <text:p text:style-name="P372">0.78</text:p>
          </table:table-cell>
          <table:table-cell table:style-name="TableCell373">
            <text:p text:style-name="P374">78%</text:p>
          </table:table-cell>
          <table:table-cell table:style-name="TableCell375">
            <text:p text:style-name="P376">0.87</text:p>
          </table:table-cell>
        </table:table-row>
        <table:table-row table:style-name="TableRow377">
          <table:table-cell table:style-name="TableCell378">
            <text:p text:style-name="P379">Decision tree</text:p>
          </table:table-cell>
          <table:table-cell table:style-name="TableCell380">
            <text:p text:style-name="P381">0.75</text:p>
          </table:table-cell>
          <table:table-cell table:style-name="TableCell382">
            <text:p text:style-name="P383">0.73</text:p>
          </table:table-cell>
          <table:table-cell table:style-name="TableCell384">
            <text:p text:style-name="P385">0.73</text:p>
          </table:table-cell>
          <table:table-cell table:style-name="TableCell386">
            <text:p text:style-name="P387">73%</text:p>
          </table:table-cell>
          <table:table-cell table:style-name="TableCell388">
            <text:p text:style-name="P389">0.75</text:p>
          </table:table-cell>
        </table:table-row>
        <table:table-row table:style-name="TableRow390">
          <table:table-cell table:style-name="TableCell391">
            <text:p text:style-name="P392"><text:span text:style-name="T393">Bagging</text:span></text:p>
          </table:table-cell>
          <table:table-cell table:style-name="TableCell394">
            <text:p text:style-name="P395"><text:span text:style-name="T396">0.80</text:span></text:p>
          </table:table-cell>
          <table:table-cell table:style-name="TableCell397">
            <text:p text:style-name="P398"><text:span text:style-name="T399">0.79</text:span></text:p>
          </table:table-cell>
          <table:table-cell table:style-name="TableCell400">
            <text:p text:style-name="P401"><text:span text:style-name="T402">0.79</text:span></text:p>
          </table:table-cell>
          <table:table-cell table:style-name="TableCell403">
            <text:p text:style-name="P404"><text:span text:style-name="T405">79%</text:span></text:p>
          </table:table-cell>
          <table:table-cell table:style-name="TableCell406">
            <text:p text:style-name="P407"><text:span text:style-name="T408">0.87</text:span></text:p>
          </table:table-cell>
        </table:table-row>
        <table:table-row table:style-name="TableRow409">
          <table:table-cell table:style-name="TableCell410">
            <text:p text:style-name="P411">Adaboost</text:p>
          </table:table-cell>
          <table:table-cell table:style-name="TableCell412">
            <text:p text:style-name="P413">0.79</text:p>
          </table:table-cell>
          <table:table-cell table:style-name="TableCell414">
            <text:p text:style-name="P415">0.78</text:p>
          </table:table-cell>
          <table:table-cell table:style-name="TableCell416">
            <text:p text:style-name="P417">0.78</text:p>
          </table:table-cell>
          <table:table-cell table:style-name="TableCell418">
            <text:p text:style-name="P419">78%</text:p>
          </table:table-cell>
          <table:table-cell table:style-name="TableCell420">
            <text:p text:style-name="P421">0.85</text:p>
          </table:table-cell>
        </table:table-row>
        <table:table-row table:style-name="TableRow422">
          <table:table-cell table:style-name="TableCell423">
            <text:p text:style-name="P424">XGboost</text:p>
          </table:table-cell>
          <table:table-cell table:style-name="TableCell425">
            <text:p text:style-name="P426">0.78</text:p>
          </table:table-cell>
          <table:table-cell table:style-name="TableCell427">
            <text:p text:style-name="P428">0.78</text:p>
          </table:table-cell>
          <table:table-cell table:style-name="TableCell429">
            <text:p text:style-name="P430">0.78</text:p>
          </table:table-cell>
          <table:table-cell table:style-name="TableCell431">
            <text:p text:style-name="P432">78%</text:p>
          </table:table-cell>
          <table:table-cell table:style-name="TableCell433">
            <text:p text:style-name="P434">0.84</text:p>
          </table:table-cell>
        </table:table-row>
        <table:table-row table:style-name="TableRow435">
          <table:table-cell table:style-name="TableCell436">
            <text:p text:style-name="P437">Voting</text:p>
          </table:table-cell>
          <table:table-cell table:style-name="TableCell438">
            <text:p text:style-name="P439">0.79</text:p>
          </table:table-cell>
          <table:table-cell table:style-name="TableCell440">
            <text:p text:style-name="P441">0.79</text:p>
          </table:table-cell>
          <table:table-cell table:style-name="TableCell442">
            <text:p text:style-name="P443">0.79</text:p>
          </table:table-cell>
          <table:table-cell table:style-name="TableCell444">
            <text:p text:style-name="P445">79%</text:p>
          </table:table-cell>
          <table:table-cell table:style-name="TableCell446">
            <text:p text:style-name="P447">0.86</text:p>
          </table:table-cell>
        </table:table-row>
        <table:table-row table:style-name="TableRow448">
          <table:table-cell table:style-name="TableCell449">
            <text:p text:style-name="P450">SVM</text:p>
          </table:table-cell>
          <table:table-cell table:style-name="TableCell451">
            <text:p text:style-name="P452">0.78</text:p>
          </table:table-cell>
          <table:table-cell table:style-name="TableCell453">
            <text:p text:style-name="P454">0.75</text:p>
          </table:table-cell>
          <table:table-cell table:style-name="TableCell455">
            <text:p text:style-name="P456">0.76</text:p>
          </table:table-cell>
          <table:table-cell table:style-name="TableCell457">
            <text:p text:style-name="P458">75%</text:p>
          </table:table-cell>
          <table:table-cell table:style-name="TableCell459">
            <text:p text:style-name="P460">0.87</text:p>
          </table:table-cell>
        </table:table-row>
      </table:table>
      <text:p text:style-name="P461"><text:span text:style-name="T462">V</text:span><text:span text:style-name="T463">arious performance metrics of all the classifiers using the ADASYN approach in the merged datasets. According to Table </text:span><text:a xlink:href="https://www.ncbi.nlm.nih.gov/pmc/articles/PMC10107388/table/htl212039-tbl-0004/" office:target-frame-name="table" xlink:show="replace"><text:span text:style-name="T464">4</text:span></text:a><text:span text:style-name="T465">, the XGBoost framework performed better than other classifiers with 81% accuracy and 0.84 AUC. Conversely, the decision tree approach achieved the lowest accuracy and F1 score.</text:span></text:p>
      <text:h text:style-name="P466" text:outline-level="3">TABLE<text:s/>5</text:h>
      <text:p text:style-name="P467">Performance metrics of various classifiers using adasyn in the merged dataset</text:p>
      <table:table table:style-name="Table468">
        <table:table-columns>
          <table:table-column table:style-name="TableColumn469"/>
          <table:table-column table:style-name="TableColumn470"/>
          <table:table-column table:style-name="TableColumn471"/>
          <table:table-column table:style-name="TableColumn472"/>
          <table:table-column table:style-name="TableColumn473"/>
          <table:table-column table:style-name="TableColumn474"/>
        </table:table-columns>
        <table:table-header-rows>
          <table:table-row table:style-name="TableRow475">
            <table:table-cell table:style-name="TableCell476">
              <text:p text:style-name="P477">Classifier</text:p>
            </table:table-cell>
            <table:table-cell table:style-name="TableCell478">
              <text:p text:style-name="P479">Precision</text:p>
            </table:table-cell>
            <table:table-cell table:style-name="TableCell480">
              <text:p text:style-name="P481">Recall</text:p>
            </table:table-cell>
            <table:table-cell table:style-name="TableCell482">
              <text:p text:style-name="P483">F1 Score</text:p>
            </table:table-cell>
            <table:table-cell table:style-name="TableCell484">
              <text:p text:style-name="P485">Accuracy</text:p>
            </table:table-cell>
            <table:table-cell table:style-name="TableCell486">
              <text:p text:style-name="P487">Auc</text:p>
            </table:table-cell>
          </table:table-row>
        </table:table-header-rows>
        <table:table-row table:style-name="TableRow488">
          <table:table-cell table:style-name="TableCell489">
            <text:p text:style-name="P490">Logistic regression</text:p>
          </table:table-cell>
          <table:table-cell table:style-name="TableCell491">
            <text:p text:style-name="P492">0.76</text:p>
          </table:table-cell>
          <table:table-cell table:style-name="TableCell493">
            <text:p text:style-name="P494">0.75</text:p>
          </table:table-cell>
          <table:table-cell table:style-name="TableCell495">
            <text:p text:style-name="P496">0.75</text:p>
          </table:table-cell>
          <table:table-cell table:style-name="TableCell497">
            <text:p text:style-name="P498">75%</text:p>
          </table:table-cell>
          <table:table-cell table:style-name="TableCell499">
            <text:p text:style-name="P500">0.84</text:p>
          </table:table-cell>
        </table:table-row>
        <table:table-row table:style-name="TableRow501">
          <table:table-cell table:style-name="TableCell502">
            <text:p text:style-name="P503">KNN</text:p>
          </table:table-cell>
          <table:table-cell table:style-name="TableCell504">
            <text:p text:style-name="P505">0.76</text:p>
          </table:table-cell>
          <table:table-cell table:style-name="TableCell506">
            <text:p text:style-name="P507">0.73</text:p>
          </table:table-cell>
          <table:table-cell table:style-name="TableCell508">
            <text:p text:style-name="P509">0.73</text:p>
          </table:table-cell>
          <table:table-cell table:style-name="TableCell510">
            <text:p text:style-name="P511">73%</text:p>
          </table:table-cell>
          <table:table-cell table:style-name="TableCell512">
            <text:p text:style-name="P513">0.82</text:p>
          </table:table-cell>
        </table:table-row>
        <table:table-row table:style-name="TableRow514">
          <table:table-cell table:style-name="TableCell515">
            <text:p text:style-name="P516">Random forest</text:p>
          </table:table-cell>
          <table:table-cell table:style-name="TableCell517">
            <text:p text:style-name="P518">0.76</text:p>
          </table:table-cell>
          <table:table-cell table:style-name="TableCell519">
            <text:p text:style-name="P520">0.76</text:p>
          </table:table-cell>
          <table:table-cell table:style-name="TableCell521">
            <text:p text:style-name="P522">0.76</text:p>
          </table:table-cell>
          <table:table-cell table:style-name="TableCell523">
            <text:p text:style-name="P524">76%</text:p>
          </table:table-cell>
          <table:table-cell table:style-name="TableCell525">
            <text:p text:style-name="P526">0.84</text:p>
          </table:table-cell>
        </table:table-row>
        <table:table-row table:style-name="TableRow527">
          <table:table-cell table:style-name="TableCell528">
            <text:p text:style-name="P529">Decision tree</text:p>
          </table:table-cell>
          <table:table-cell table:style-name="TableCell530">
            <text:p text:style-name="P531">0.81</text:p>
          </table:table-cell>
          <table:table-cell table:style-name="TableCell532">
            <text:p text:style-name="P533">0.72</text:p>
          </table:table-cell>
          <table:table-cell table:style-name="TableCell534">
            <text:p text:style-name="P535">0.72</text:p>
          </table:table-cell>
          <table:table-cell table:style-name="TableCell536">
            <text:p text:style-name="P537">72%</text:p>
          </table:table-cell>
          <table:table-cell table:style-name="TableCell538">
            <text:p text:style-name="P539">0.78</text:p>
          </table:table-cell>
        </table:table-row>
        <table:table-row table:style-name="TableRow540">
          <table:table-cell table:style-name="TableCell541">
            <text:p text:style-name="P542">Bagging</text:p>
          </table:table-cell>
          <table:table-cell table:style-name="TableCell543">
            <text:p text:style-name="P544">0.80</text:p>
          </table:table-cell>
          <table:table-cell table:style-name="TableCell545">
            <text:p text:style-name="P546">0.79</text:p>
          </table:table-cell>
          <table:table-cell table:style-name="TableCell547">
            <text:p text:style-name="P548">0.79</text:p>
          </table:table-cell>
          <table:table-cell table:style-name="TableCell549">
            <text:p text:style-name="P550">79%</text:p>
          </table:table-cell>
          <table:table-cell table:style-name="TableCell551">
            <text:p text:style-name="P552">0.84</text:p>
          </table:table-cell>
        </table:table-row>
        <table:table-row table:style-name="TableRow553">
          <table:table-cell table:style-name="TableCell554">
            <text:p text:style-name="P555">AdaBoost</text:p>
          </table:table-cell>
          <table:table-cell table:style-name="TableCell556">
            <text:p text:style-name="P557">0.75</text:p>
          </table:table-cell>
          <table:table-cell table:style-name="TableCell558">
            <text:p text:style-name="P559">0.76</text:p>
          </table:table-cell>
          <table:table-cell table:style-name="TableCell560">
            <text:p text:style-name="P561">0.76</text:p>
          </table:table-cell>
          <table:table-cell table:style-name="TableCell562">
            <text:p text:style-name="P563">76%</text:p>
          </table:table-cell>
          <table:table-cell table:style-name="TableCell564">
            <text:p text:style-name="P565">0.84</text:p>
          </table:table-cell>
        </table:table-row>
        <table:table-row table:style-name="TableRow566">
          <table:table-cell table:style-name="TableCell567">
            <text:p text:style-name="P568"><text:span text:style-name="T569">XGBoost</text:span></text:p>
          </table:table-cell>
          <table:table-cell table:style-name="TableCell570">
            <text:p text:style-name="P571"><text:span text:style-name="T572">0.81</text:span></text:p>
          </table:table-cell>
          <table:table-cell table:style-name="TableCell573">
            <text:p text:style-name="P574"><text:span text:style-name="T575">0.81</text:span></text:p>
          </table:table-cell>
          <table:table-cell table:style-name="TableCell576">
            <text:p text:style-name="P577"><text:span text:style-name="T578">0.81</text:span></text:p>
          </table:table-cell>
          <table:table-cell table:style-name="TableCell579">
            <text:p text:style-name="P580"><text:span text:style-name="T581">81%</text:span></text:p>
          </table:table-cell>
          <table:table-cell table:style-name="TableCell582">
            <text:p text:style-name="P583"><text:span text:style-name="T584">0.84</text:span></text:p>
          </table:table-cell>
        </table:table-row>
        <table:table-row table:style-name="TableRow585">
          <table:table-cell table:style-name="TableCell586">
            <text:p text:style-name="P587">Voting</text:p>
          </table:table-cell>
          <table:table-cell table:style-name="TableCell588">
            <text:p text:style-name="P589">0.77</text:p>
          </table:table-cell>
          <table:table-cell table:style-name="TableCell590">
            <text:p text:style-name="P591">0.77</text:p>
          </table:table-cell>
          <table:table-cell table:style-name="TableCell592">
            <text:p text:style-name="P593">0.77</text:p>
          </table:table-cell>
          <table:table-cell table:style-name="TableCell594">
            <text:p text:style-name="P595">77%</text:p>
          </table:table-cell>
          <table:table-cell table:style-name="TableCell596">
            <text:p text:style-name="P597">0.84</text:p>
          </table:table-cell>
        </table:table-row>
        <text:soft-page-break/>
        <table:table-row table:style-name="TableRow598">
          <table:table-cell table:style-name="TableCell599">
            <text:p text:style-name="P600">SVM</text:p>
          </table:table-cell>
          <table:table-cell table:style-name="TableCell601">
            <text:p text:style-name="P602">0.78</text:p>
          </table:table-cell>
          <table:table-cell table:style-name="TableCell603">
            <text:p text:style-name="P604">0.78</text:p>
          </table:table-cell>
          <table:table-cell table:style-name="TableCell605">
            <text:p text:style-name="P606">0.77</text:p>
          </table:table-cell>
          <table:table-cell table:style-name="TableCell607">
            <text:p text:style-name="P608">78%</text:p>
          </table:table-cell>
          <table:table-cell table:style-name="TableCell609">
            <text:p text:style-name="P610">0.83</text:p>
          </table:table-cell>
        </table:table-row>
      </table:table>
      <text:p text:style-name="P611"/>
      <text:p text:style-name="P612"><text:span text:style-name="T613">Next, the domain adaptation approach has been applied where the machine learning model is trained and evaluated on different samples, that is, source and target datasets, respectively. In this work, initially, the automatic diabetes prediction model is trained on the open‐source Pima Indian dataset with a larger size. Finally, the model is evaluated on the private RTML dataset with a much smaller dimension. Table </text:span><text:a xlink:href="https://www.ncbi.nlm.nih.gov/pmc/articles/PMC10107388/table/htl212039-tbl-0006/" office:target-frame-name="table" xlink:show="replace"><text:span text:style-name="T614">6</text:span></text:a><text:span text:style-name="T615"> demonstrates the performance metrics for the private dataset. It is interesting to note that the XGBoost with ADASYN framework has been applied in the training dataset in this case.depicts the confusion matrix for XGBoost with ADASYN. According to this figure, the XGBoost technique correctly classified 141 instances with </text:span><text:span text:style-name="T616">TP</text:span><text:span text:style-name="T617"> = 43 and </text:span><text:span text:style-name="T618">TN</text:span><text:span text:style-name="T619"> = 98.</text:span><text:a xlink:href="https://www.ncbi.nlm.nih.gov/pmc/articles/PMC10107388/figure/htl212039-fig-0007/" office:target-frame-name="figure" xlink:show="replace"/></text:p>
      <text:p text:style-name="P620"><text:span text:style-name="T621">The ROC curve of the XGBoost with the ADASYN approach has been illustrated in Figure </text:span><text:a xlink:href="https://www.ncbi.nlm.nih.gov/pmc/articles/PMC10107388/figure/htl212039-fig-0008/" office:target-frame-name="figure" xlink:show="replace"><text:span text:style-name="T622">8</text:span></text:a><text:span text:style-name="T623">. This figure shows the AUC value of XGBoost is 0.84.</text:span><text:a xlink:href="https://www.ncbi.nlm.nih.gov/pmc/articles/PMC10107388/figure/htl212039-fig-0008/" office:target-frame-name="figure" xlink:show="replace"/></text:p>
      <text:p text:style-name="P624"><text:span text:style-name="T625">Next, explainable AI techniques with SHAP and LIME frameworks are implemented to understand how the model predicts the decision. <text:s/>the XGBoost with ADASYN feature importance with the help of explainable AI, SHAP library.illustrates an interpretation of the XGBoost model implemented by the LIME explainable AI method. According to this figure, the model predicts diabetes correctly for this specific person with 80% confidence. The ML model predicts this class as the person has a glucose level of more than 140.25 and involves pregnancies of more than 6.Finally, the proposed automatic diabetes prediction system has been deployed into a website and Android smartphone application employing the XGBoost machine learning framework with ADASYN.<text:s/></text:span><text:span text:style-name="T626">A</text:span><text:span text:style-name="T627">n instantaneous diabetes prediction by the designed web application with real data.<text:s/></text:span></text:p>
      <text:p text:style-name="P628"><text:span text:style-name="T629">displays the home screen of the proposed Android mobile application created using the best classification algorithm XGBoost. Finally, a survey was conducted in which users rated the application's various features. Figure </text:span><text:a xlink:href="https://www.ncbi.nlm.nih.gov/pmc/articles/PMC10107388/figure/htl212039-fig-0013/" office:target-frame-name="figure" xlink:show="replace"><text:span text:style-name="T630">13</text:span></text:a><text:span text:style-name="T631"> illustrates the review details of the<text:s/></text:span><text:soft-page-break/><text:span text:style-name="T632">implemented Android application's survey results. Sixteen volunteers reviewed the application in total, and all of them were female. The participants rated each feature on a scale of 1 to 10, and their average was calculated. According to this figure, the diabetes prediction and daily diet chart features of the application achieved the highest ratings of 8.40 and 8, respectively.</text:span><text:a xlink:href="https://www.ncbi.nlm.nih.gov/pmc/articles/PMC10107388/figure/htl212039-fig-0012/" office:target-frame-name="figure" xlink:show="replace"/></text:p>
      <text:p text:style-name="P633"/>
      <text:p text:style-name="P634"><text:span text:style-name="T635">It is worth mentioning that the RTML dataset's insulin feature has been predicted from the Pima Indian dataset by applying the XGB regression technique for all of the results discussed above. However, alternative investigations have been conducted to obtain the insulin feature of the RTML dataset, that is, the mean and median imputation of various patients’ insulin of the Pima Indian dataset. Tables </text:span><text:a xlink:href="https://www.ncbi.nlm.nih.gov/pmc/articles/PMC10107388/table/htl212039-tbl-0007/" office:target-frame-name="table" xlink:show="replace"><text:span text:style-name="T636">7</text:span></text:a><text:span text:style-name="T637"> and  </text:span><text:a xlink:href="https://www.ncbi.nlm.nih.gov/pmc/articles/PMC10107388/table/htl212039-tbl-0008/" office:target-frame-name="table" xlink:show="replace"><text:span text:style-name="T638">8</text:span></text:a><text:span text:style-name="T639"> demonstrate various performance metrics of the machine learning models with the ADASYN technique when the RTML dataset's missing insulin features are obtained from the mean and median values of the Pima Indian dataset.</text:span></text:p>
      <text:h text:style-name="P640" text:outline-level="3">TABLE<text:s/>6</text:h>
      <text:p text:style-name="P641">Performance metrics of classifiers in the merged dataset (RTML insulin obtained from Pima Indian mean)</text:p>
      <table:table table:style-name="Table642">
        <table:table-columns>
          <table:table-column table:style-name="TableColumn643"/>
          <table:table-column table:style-name="TableColumn644"/>
          <table:table-column table:style-name="TableColumn645"/>
          <table:table-column table:style-name="TableColumn646"/>
          <table:table-column table:style-name="TableColumn647"/>
        </table:table-columns>
        <table:table-header-rows>
          <table:table-row table:style-name="TableRow648">
            <table:table-cell table:style-name="TableCell649">
              <text:p text:style-name="P650">Classifier</text:p>
            </table:table-cell>
            <table:table-cell table:style-name="TableCell651">
              <text:p text:style-name="P652">Precision</text:p>
            </table:table-cell>
            <table:table-cell table:style-name="TableCell653">
              <text:p text:style-name="P654">Recall</text:p>
            </table:table-cell>
            <table:table-cell table:style-name="TableCell655">
              <text:p text:style-name="P656">F1 Score</text:p>
            </table:table-cell>
            <table:table-cell table:style-name="TableCell657">
              <text:p text:style-name="P658">Accuracy</text:p>
            </table:table-cell>
          </table:table-row>
        </table:table-header-rows>
        <table:table-row table:style-name="TableRow659">
          <table:table-cell table:style-name="TableCell660">
            <text:p text:style-name="P661">AdaBoost</text:p>
          </table:table-cell>
          <table:table-cell table:style-name="TableCell662">
            <text:p text:style-name="P663">0.77</text:p>
          </table:table-cell>
          <table:table-cell table:style-name="TableCell664">
            <text:p text:style-name="P665">0.77</text:p>
          </table:table-cell>
          <table:table-cell table:style-name="TableCell666">
            <text:p text:style-name="P667">0.77</text:p>
          </table:table-cell>
          <table:table-cell table:style-name="TableCell668">
            <text:p text:style-name="P669">77%</text:p>
          </table:table-cell>
        </table:table-row>
        <table:table-row table:style-name="TableRow670">
          <table:table-cell table:style-name="TableCell671">
            <text:p text:style-name="P672">Random Forest</text:p>
          </table:table-cell>
          <table:table-cell table:style-name="TableCell673">
            <text:p text:style-name="P674">0.77</text:p>
          </table:table-cell>
          <table:table-cell table:style-name="TableCell675">
            <text:p text:style-name="P676">0.76</text:p>
          </table:table-cell>
          <table:table-cell table:style-name="TableCell677">
            <text:p text:style-name="P678">0.76</text:p>
          </table:table-cell>
          <table:table-cell table:style-name="TableCell679">
            <text:p text:style-name="P680">76%</text:p>
          </table:table-cell>
        </table:table-row>
        <table:table-row table:style-name="TableRow681">
          <table:table-cell table:style-name="TableCell682">
            <text:p text:style-name="P683">XGBoost</text:p>
          </table:table-cell>
          <table:table-cell table:style-name="TableCell684">
            <text:p text:style-name="P685">0.78</text:p>
          </table:table-cell>
          <table:table-cell table:style-name="TableCell686">
            <text:p text:style-name="P687">0.78</text:p>
          </table:table-cell>
          <table:table-cell table:style-name="TableCell688">
            <text:p text:style-name="P689">0.78</text:p>
          </table:table-cell>
          <table:table-cell table:style-name="TableCell690">
            <text:p text:style-name="P691">78%</text:p>
          </table:table-cell>
        </table:table-row>
      </table:table>
      <text:p text:style-name="P692"/>
      <text:h text:style-name="P693" text:outline-level="3">TABLE<text:s/>7</text:h>
      <text:p text:style-name="P694">Performance metrics of classifiers in the merged dataset (RTML insulin obtained from Pima Indian median)</text:p>
      <table:table table:style-name="Table695">
        <table:table-columns>
          <table:table-column table:style-name="TableColumn696"/>
          <table:table-column table:style-name="TableColumn697"/>
          <table:table-column table:style-name="TableColumn698"/>
          <table:table-column table:style-name="TableColumn699"/>
          <table:table-column table:style-name="TableColumn700"/>
        </table:table-columns>
        <table:table-header-rows>
          <table:table-row table:style-name="TableRow701">
            <table:table-cell table:style-name="TableCell702">
              <text:p text:style-name="P703">Classifier</text:p>
            </table:table-cell>
            <table:table-cell table:style-name="TableCell704">
              <text:p text:style-name="P705">Precision</text:p>
            </table:table-cell>
            <table:table-cell table:style-name="TableCell706">
              <text:p text:style-name="P707">Recall</text:p>
            </table:table-cell>
            <table:table-cell table:style-name="TableCell708">
              <text:p text:style-name="P709">F1 Score</text:p>
            </table:table-cell>
            <table:table-cell table:style-name="TableCell710">
              <text:p text:style-name="P711">Accuracy</text:p>
            </table:table-cell>
          </table:table-row>
        </table:table-header-rows>
        <table:table-row table:style-name="TableRow712">
          <table:table-cell table:style-name="TableCell713">
            <text:p text:style-name="P714">AdaBoost</text:p>
          </table:table-cell>
          <table:table-cell table:style-name="TableCell715">
            <text:p text:style-name="P716">0.78</text:p>
          </table:table-cell>
          <table:table-cell table:style-name="TableCell717">
            <text:p text:style-name="P718">0.78</text:p>
          </table:table-cell>
          <table:table-cell table:style-name="TableCell719">
            <text:p text:style-name="P720">0.78</text:p>
          </table:table-cell>
          <table:table-cell table:style-name="TableCell721">
            <text:p text:style-name="P722">78%</text:p>
          </table:table-cell>
        </table:table-row>
        <text:soft-page-break/>
        <table:table-row table:style-name="TableRow723">
          <table:table-cell table:style-name="TableCell724">
            <text:p text:style-name="P725">Random Forest</text:p>
          </table:table-cell>
          <table:table-cell table:style-name="TableCell726">
            <text:p text:style-name="P727">0.76</text:p>
          </table:table-cell>
          <table:table-cell table:style-name="TableCell728">
            <text:p text:style-name="P729">0.76</text:p>
          </table:table-cell>
          <table:table-cell table:style-name="TableCell730">
            <text:p text:style-name="P731">0.76</text:p>
          </table:table-cell>
          <table:table-cell table:style-name="TableCell732">
            <text:p text:style-name="P733">76%</text:p>
          </table:table-cell>
        </table:table-row>
        <table:table-row table:style-name="TableRow734">
          <table:table-cell table:style-name="TableCell735">
            <text:p text:style-name="P736">XGBoost</text:p>
          </table:table-cell>
          <table:table-cell table:style-name="TableCell737">
            <text:p text:style-name="P738">0.77</text:p>
          </table:table-cell>
          <table:table-cell table:style-name="TableCell739">
            <text:p text:style-name="P740">0.76</text:p>
          </table:table-cell>
          <table:table-cell table:style-name="TableCell741">
            <text:p text:style-name="P742">0.76</text:p>
          </table:table-cell>
          <table:table-cell table:style-name="TableCell743">
            <text:p text:style-name="P744">76%</text:p>
          </table:table-cell>
        </table:table-row>
      </table:table>
      <text:p text:style-name="P745"/>
      <text:p text:style-name="P746"><text:span text:style-name="T747">Finally, another scenario has been considered where the insulin feature of the Pima Indian dataset has been removed to maintain consistency with the RTML dataset. Table </text:span><text:a xlink:href="https://www.ncbi.nlm.nih.gov/pmc/articles/PMC10107388/table/htl212039-tbl-0009/" office:target-frame-name="table" xlink:show="replace"><text:span text:style-name="T748">9</text:span></text:a><text:span text:style-name="T749"> depicts various performance metrics of the merged dataset after removing the insulin feature. According to this table, the performance of all the prediction models degraded.</text:span></text:p>
      <text:h text:style-name="P750" text:outline-level="3">TABLE<text:s/>8</text:h>
      <text:p text:style-name="P751">Performance metrics of classifiers in the merged dataset (insulin removed from Pima Indian)</text:p>
      <table:table table:style-name="Table752">
        <table:table-columns>
          <table:table-column table:style-name="TableColumn753"/>
          <table:table-column table:style-name="TableColumn754"/>
          <table:table-column table:style-name="TableColumn755"/>
          <table:table-column table:style-name="TableColumn756"/>
          <table:table-column table:style-name="TableColumn757"/>
        </table:table-columns>
        <table:table-header-rows>
          <table:table-row table:style-name="TableRow758">
            <table:table-cell table:style-name="TableCell759">
              <text:p text:style-name="P760">Classifier</text:p>
            </table:table-cell>
            <table:table-cell table:style-name="TableCell761">
              <text:p text:style-name="P762">Precision</text:p>
            </table:table-cell>
            <table:table-cell table:style-name="TableCell763">
              <text:p text:style-name="P764">Recall</text:p>
            </table:table-cell>
            <table:table-cell table:style-name="TableCell765">
              <text:p text:style-name="P766">F1 Score</text:p>
            </table:table-cell>
            <table:table-cell table:style-name="TableCell767">
              <text:p text:style-name="P768">Accuracy</text:p>
            </table:table-cell>
          </table:table-row>
        </table:table-header-rows>
        <table:table-row table:style-name="TableRow769">
          <table:table-cell table:style-name="TableCell770">
            <text:p text:style-name="P771">AdaBoost</text:p>
          </table:table-cell>
          <table:table-cell table:style-name="TableCell772">
            <text:p text:style-name="P773">0.73</text:p>
          </table:table-cell>
          <table:table-cell table:style-name="TableCell774">
            <text:p text:style-name="P775">0.71</text:p>
          </table:table-cell>
          <table:table-cell table:style-name="TableCell776">
            <text:p text:style-name="P777">0.72</text:p>
          </table:table-cell>
          <table:table-cell table:style-name="TableCell778">
            <text:p text:style-name="P779">72%</text:p>
          </table:table-cell>
        </table:table-row>
        <table:table-row table:style-name="TableRow780">
          <table:table-cell table:style-name="TableCell781">
            <text:p text:style-name="P782">Random Forest</text:p>
          </table:table-cell>
          <table:table-cell table:style-name="TableCell783">
            <text:p text:style-name="P784">0.72</text:p>
          </table:table-cell>
          <table:table-cell table:style-name="TableCell785">
            <text:p text:style-name="P786">0.70</text:p>
          </table:table-cell>
          <table:table-cell table:style-name="TableCell787">
            <text:p text:style-name="P788">0.71</text:p>
          </table:table-cell>
          <table:table-cell table:style-name="TableCell789">
            <text:p text:style-name="P790">71%</text:p>
          </table:table-cell>
        </table:table-row>
        <table:table-row table:style-name="TableRow791">
          <table:table-cell table:style-name="TableCell792">
            <text:p text:style-name="P793">XGBoost</text:p>
          </table:table-cell>
          <table:table-cell table:style-name="TableCell794">
            <text:p text:style-name="P795">0.74</text:p>
          </table:table-cell>
          <table:table-cell table:style-name="TableCell796">
            <text:p text:style-name="P797">0.73</text:p>
          </table:table-cell>
          <table:table-cell table:style-name="TableCell798">
            <text:p text:style-name="P799">0.73</text:p>
          </table:table-cell>
          <table:table-cell table:style-name="TableCell800">
            <text:p text:style-name="P801">74%</text:p>
          </table:table-cell>
        </table:table-row>
      </table:table>
      <text:p text:style-name="P802"/>
      <text:p text:style-name="P803"><text:span text:style-name="T804">Table </text:span><text:a xlink:href="https://www.ncbi.nlm.nih.gov/pmc/articles/PMC10107388/table/htl212039-tbl-0010/" office:target-frame-name="table" xlink:show="replace"><text:span text:style-name="T805">10</text:span></text:a><text:span text:style-name="T806"> illustrates the performance comparison of the proposed automatic diabetes prediction system with similar works to the Pima Indian dataset. According to this table, the proposed XGBoost technique with ADASYN outperformed most of the existing works concerning accuracy and F1 score.</text:span></text:p>
      <text:h text:style-name="P807" text:outline-level="3">TABLE<text:s/>9</text:h>
      <text:p text:style-name="P808">Comparison of the proposed system with similar diabetes prediction works</text:p>
      <table:table table:style-name="Table809">
        <table:table-columns>
          <table:table-column table:style-name="TableColumn810"/>
          <table:table-column table:style-name="TableColumn811"/>
          <table:table-column table:style-name="TableColumn812"/>
          <table:table-column table:style-name="TableColumn813"/>
          <table:table-column table:style-name="TableColumn814"/>
        </table:table-columns>
        <table:table-header-rows>
          <table:table-row table:style-name="TableRow815">
            <table:table-cell table:style-name="TableCell816">
              <text:p text:style-name="P817">Reference</text:p>
            </table:table-cell>
            <table:table-cell table:style-name="TableCell818">
              <text:p text:style-name="P819">Classifier</text:p>
            </table:table-cell>
            <table:table-cell table:style-name="TableCell820">
              <text:p text:style-name="P821">F1 score</text:p>
            </table:table-cell>
            <table:table-cell table:style-name="TableCell822">
              <text:p text:style-name="P823">Accuracy</text:p>
            </table:table-cell>
            <table:table-cell table:style-name="TableCell824">
              <text:p text:style-name="P825">Other metrics</text:p>
            </table:table-cell>
          </table:table-row>
        </table:table-header-rows>
        <table:table-row table:style-name="TableRow826">
          <table:table-cell table:style-name="TableCell827">
            <text:p text:style-name="P828"><text:span text:style-name="T829">[</text:span><text:a xlink:href="https://www.ncbi.nlm.nih.gov/pmc/articles/PMC10107388/#htl212039-bib-0003" office:target-frame-name="_top" xlink:show="replace"><text:span text:style-name="T830">3</text:span></text:a><text:span text:style-name="T831">]</text:span></text:p>
          </table:table-cell>
          <table:table-cell table:style-name="TableCell832">
            <text:p text:style-name="P833">Deep belief network model</text:p>
          </table:table-cell>
          <table:table-cell table:style-name="TableCell834">
            <text:p text:style-name="P835">0.81</text:p>
          </table:table-cell>
          <table:table-cell table:style-name="TableCell836">
            <text:p text:style-name="P837">N/A</text:p>
          </table:table-cell>
          <table:table-cell table:style-name="TableCell838">
            <text:p text:style-name="P839">Precision: 0.68</text:p>
            <text:p text:style-name="P840">Recall: 1.0</text:p>
          </table:table-cell>
        </table:table-row>
        <text:soft-page-break/>
        <table:table-row table:style-name="TableRow841">
          <table:table-cell table:style-name="TableCell842">
            <text:p text:style-name="P843"><text:span text:style-name="T844">[</text:span><text:a xlink:href="https://www.ncbi.nlm.nih.gov/pmc/articles/PMC10107388/#htl212039-bib-0005" office:target-frame-name="_top" xlink:show="replace"><text:span text:style-name="T845">5</text:span></text:a><text:span text:style-name="T846">]</text:span></text:p>
          </table:table-cell>
          <table:table-cell table:style-name="TableCell847">
            <text:p text:style-name="P848">SVM with RBF kernel</text:p>
          </table:table-cell>
          <table:table-cell table:style-name="TableCell849">
            <text:p text:style-name="P850"/>
          </table:table-cell>
          <table:table-cell table:style-name="TableCell851">
            <text:p text:style-name="P852">82%</text:p>
          </table:table-cell>
          <table:table-cell table:style-name="TableCell853">
            <text:p text:style-name="P854"/>
          </table:table-cell>
        </table:table-row>
        <table:table-row table:style-name="TableRow855">
          <table:table-cell table:style-name="TableCell856">
            <text:p text:style-name="P857"><text:span text:style-name="T858">[</text:span><text:a xlink:href="https://www.ncbi.nlm.nih.gov/pmc/articles/PMC10107388/#htl212039-bib-0009" office:target-frame-name="_top" xlink:show="replace"><text:span text:style-name="T859">9</text:span></text:a><text:span text:style-name="T860">]</text:span></text:p>
          </table:table-cell>
          <table:table-cell table:style-name="TableCell861">
            <text:p text:style-name="P862">SVM</text:p>
          </table:table-cell>
          <table:table-cell table:style-name="TableCell863">
            <text:p text:style-name="P864">0.73</text:p>
          </table:table-cell>
          <table:table-cell table:style-name="TableCell865">
            <text:p text:style-name="P866">75%</text:p>
          </table:table-cell>
          <table:table-cell table:style-name="TableCell867">
            <text:p text:style-name="P868">Precision: 0.72</text:p>
            <text:p text:style-name="P869">Recall: 0.75</text:p>
          </table:table-cell>
        </table:table-row>
        <table:table-row table:style-name="TableRow870">
          <table:table-cell table:style-name="TableCell871">
            <text:p text:style-name="P872"><text:span text:style-name="T873">[</text:span><text:a xlink:href="https://www.ncbi.nlm.nih.gov/pmc/articles/PMC10107388/#htl212039-bib-0010" office:target-frame-name="_top" xlink:show="replace"><text:span text:style-name="T874">10</text:span></text:a><text:span text:style-name="T875">]</text:span></text:p>
          </table:table-cell>
          <table:table-cell table:style-name="TableCell876">
            <text:p text:style-name="P877">Ensemble (XGBoost)</text:p>
          </table:table-cell>
          <table:table-cell table:style-name="TableCell878">
            <text:p text:style-name="P879">0.81</text:p>
          </table:table-cell>
          <table:table-cell table:style-name="TableCell880">
            <text:p text:style-name="P881">88.8%</text:p>
          </table:table-cell>
          <table:table-cell table:style-name="TableCell882">
            <text:p text:style-name="P883">Precision: 0.84</text:p>
            <text:p text:style-name="P884">Recall: 0.79</text:p>
          </table:table-cell>
        </table:table-row>
        <table:table-row table:style-name="TableRow885">
          <table:table-cell table:style-name="TableCell886">
            <text:p text:style-name="P887"><text:span text:style-name="T888">[</text:span><text:a xlink:href="https://www.ncbi.nlm.nih.gov/pmc/articles/PMC10107388/#htl212039-bib-0021" office:target-frame-name="_top" xlink:show="replace"><text:span text:style-name="T889">21</text:span></text:a><text:span text:style-name="T890">]</text:span></text:p>
          </table:table-cell>
          <table:table-cell table:style-name="TableCell891">
            <text:p text:style-name="P892">Soft voting</text:p>
          </table:table-cell>
          <table:table-cell table:style-name="TableCell893">
            <text:p text:style-name="P894">0.72</text:p>
          </table:table-cell>
          <table:table-cell table:style-name="TableCell895">
            <text:p text:style-name="P896">79.1%</text:p>
          </table:table-cell>
          <table:table-cell table:style-name="TableCell897">
            <text:p text:style-name="P898">Precision: 0.73</text:p>
            <text:p text:style-name="P899">Recall: 0.72</text:p>
          </table:table-cell>
        </table:table-row>
        <table:table-row table:style-name="TableRow900">
          <table:table-cell table:style-name="TableCell901">
            <text:p text:style-name="P902">This work</text:p>
          </table:table-cell>
          <table:table-cell table:style-name="TableCell903">
            <text:p text:style-name="P904">XGBoost with ADASYN</text:p>
          </table:table-cell>
          <table:table-cell table:style-name="TableCell905">
            <text:p text:style-name="P906">0.81</text:p>
          </table:table-cell>
          <table:table-cell table:style-name="TableCell907">
            <text:p text:style-name="P908">88.5%</text:p>
          </table:table-cell>
          <table:table-cell table:style-name="TableCell909">
            <text:p text:style-name="P910">Precision: 0.82</text:p>
            <text:p text:style-name="P911">Recall: 0.80</text:p>
          </table:table-cell>
        </table:table-row>
      </table:table>
      <text:p text:style-name="P912"/>
      <text:p text:style-name="P913">This study aims to predict diabetes mellitus automatically by employing machine learning techniques. Pima Indian dataset and a new RTML dataset comprising physical examination data from the local female patients of Bangladesh have been used. The missing insulin feature values of the RTML dataset have been predicted from the Pima Indian dataset. Our research found that the XGB regression technique accomplished the lowest RMS error in predicting insulin. The mutual information‐based feature selection algorithm indicates the glucose level, BMI, age, and insulin to be the most salient features in predicting diabetes. SMOTE and ADASYN synthetic data oversampling and hyperparameters optimization techniques have been applied. The XGBoost technique with ADASYN achieved the best performance. The LIME and SHAP explainable AI frameworks interpret the prediction provided by the ML approaches. A limitation of this study is the nonavailability of the insulin feature of the used RTML dataset. The prediction of insulin obtained from the XGB regressor and produced from the mean and median values of the Pima India dataset comprises an average deviation for classification accuracy of approximately 1.33% and 2.33%, respectively.</text:p>
      <text:soft-page-break/>
      <text:p text:style-name="P914">4.SIMPLE SOURCE CODE:</text:p>
      <text:p text:style-name="P915"># Import necessary libraries</text:p>
      <text:p text:style-name="P916">import pandas as pd</text:p>
      <text:p text:style-name="P917">from sklearn.model_selection import train_test_split</text:p>
      <text:p text:style-name="P918">from sklearn.ensemble import RandomForestClassifier</text:p>
      <text:p text:style-name="P919">from sklearn.metrics import accuracy_score</text:p>
      <text:p text:style-name="P920"># Load your diabetes dataset (replace 'diabetes_data.csv' with your dataset)</text:p>
      <text:p text:style-name="P921">data = pd.read_csv('diabetes_data.csv')</text:p>
      <text:p text:style-name="P922"># Data preprocessing</text:p>
      <text:p text:style-name="P923">X = data.drop('diabetes_label', axis=1) <text:s/># Features</text:p>
      <text:p text:style-name="P924">y = data['diabetes_label'] <text:s/># Target variable</text:p>
      <text:p text:style-name="P925"># Split data into training and testing sets</text:p>
      <text:p text:style-name="P926">X_train, X_test, y_train, y_test = train_test_split(X, y, test_size=0.2, random_state=42)</text:p>
      <text:p text:style-name="P927">#Initialize and train a machine learning model (Random Forest in this case)</text:p>
      <text:p text:style-name="P928">model = RandomForestClassifier()</text:p>
      <text:p text:style-name="P929">model.fit(X_train, y_train)</text:p>
      <text:p text:style-name="P930"># Make predictions</text:p>
      <text:p text:style-name="P931">y_pred = model.predict(X_test)</text:p>
      <text:p text:style-name="P932">#Evaluate the model</text:p>
      <text:p text:style-name="P933">accuracy = accuracy_score(y_test, y_pred)</text:p>
      <text:p text:style-name="P934">print(f'Accuracy: {accuracy}')</text:p>
      <text:p text:style-name="P935"># Deploy this model in a suitable environment for your project</text:p>
      <text:soft-page-break/>
      <text:p text:style-name="P936"><text:span text:style-name="T937">5.CONCLUSIONS</text:span><text:span text:style-name="T938">:</text:span></text:p>
      <text:p text:style-name="P939">Diabetes can be a reason for reducing life expectancy and quality. Predicting this chronic disorder earlier can reduce the risk and complications of many diseases in the long run. In this paper, an automatic diabetes prediction system using various machine learning approaches has been proposed. The open‐source Pima Indian and a private dataset of female Bangladeshi patients have been used in this work. SMOTE and ADASYN preprocessing techniques have been applied to handle the issue of imbalanced class problems. This research paper reported different performance metrics, that is, precision, recall, accuracy, F1 score, and AUC for various machine learning and ensemble techniques. The XGBoost classifier achieved the best performance with 81% accuracy and an F1 score and AUC of 0.81 and 0.84, respectively, with the ADASYN approach. Next, the domain adaptation technique has been applied to demonstrate the versatility of the proposed prediction system. Finally, the best‐performed XGBoost framework has been deployed into a website and smartphone application to predict diabetes instantly. There are some future scopes of this work, for example, we recommend getting additional private data with a larger cohort of patients to get better results.<text:s/></text:p>
      <text:p text:style-name="P940">ABSTRACTION<text:s/>:<text:s/>2</text:p>
      <text:p text:style-name="P941"><text:s text:c="19"/>Globally, diabetes affects 537 million people, making it the deadliest and the most common non‐communicable disease. Many factors can cause a person to get affected by diabetes, like excessive body weight, abnormal cholesterol level, family history, physical inactivity, bad food habit etc. Increased urination is one of the most common symptoms of this disease. People with diabetes for a long time can get several complications like heart disorder, kidney disease, nerve damage, diabetic retinopathy etc. But its risk can be reduced if it is predicted early. In this paper, an automatic diabetes prediction system has been developed using a private dataset of female patients in Bangladesh and various machine learning techniques. The authors used the Pima Indian diabetes dataset and collected additional samples from 203 individuals from a local textile<text:s/><text:soft-page-break/>factory in Bangladesh. Feature selection algorithm mutual information has been applied in this work. A semi‐supervised model with extreme gradient boosting has been utilized to predict the insulin features of the private dataset. SMOTE and ADASYN approaches have been employed to manage the class imbalance problem. The authors used machine learning classification methods, that is, decision tree, SVM, Random Forest, Logistic Regression, KNN, and various ensemble techniques, to determine which algorithm produces the best prediction results. After training on and testing all the classification models, the proposed system provided the best result in the XGBoost classifier with the ADASYN approach with 81% accuracy, 0.81 F1 coefficient and AUC of 0.84. Furthermore, the domain adaptation method has been implemented to demonstrate the versatility of the proposed system. The explainable AI approach with LIME and SHAP frameworks is implemented to understand how the model predicts the final results. Finally, a website framework and an Android smartphone application have been developed to input various features and predict diabetes instantaneously. The private dataset of female Bangladeshi patients and programming codes are available<text:s/></text:p>
      <text:p text:style-name="P942"><text:span text:style-name="T943">Keywords:</text:span><text:span text:style-name="T944"> </text:span><text:span text:style-name="T945">AdaBoost, android Application, decision tree, diabetes, K‐nearest neighbour, random forest, support vector machine</text:span></text:p>
      <text:p text:style-name="P946">The novelty of this work is to implement an automatic diabetes prediction website and Android application for a private dataset of female Bangladeshi patients using machine learning and ensemble techniques.</text:p>
      <text:p text:style-name="P947"><text:span text:style-name="T948">1</text:span><text:span text:style-name="T949">.INTRODUCTION</text:span></text:p>
      <text:p text:style-name="P950">Diabetes is a chronic disease that directly affects the pancreas, and the body is incapable of producing insulin . Insulin is mainly responsible for maintaining the blood glucose level. Many factors, such as excessive body weight, physical inactivity, high blood pressure, and abnormal cholesterol level, can cause a person get affected by diabetes . It can cause many complications, but an increase in urination is one of the most common ones . It can damage the skin, nerves, and eyes, and if not treated early, diabetes can cause kidney failure and<text:s/><text:soft-page-break/>diabetic retinopathy ocular disease. According to IDF (International Diabetes Federation) statistics, 537 million people had diabetes around the world in 2021 . In Bangladesh, approximately 7.10 million people had suffered from this disease, according to 2019 statistics.</text:p>
      <text:p text:style-name="P951">Early and accurate diagnosis of diabetes mellitus, especially during its initial development, is challenging for medical professionals. Artificial intelligence and machine learning techniques, providing a reference, can help them gain preliminary knowledge about this disease and reduce their workload accordingly. Significant numbers of research have been performed to predict diabetes automatically using machine learning and ensemble techniques. Most of these works employed the open‐source Pima Indian dataset . Some of these articles on automatic diabetes prediction employing the Pima Indian dataset are briefly discussed in the following paragraphs. For instance, Kumar et al. used the random forest algorithm to design a system that can predict diabetes quickly and accurately. The dataset used in this work was collected from the UCI learning repository. First, the authors used conventional data preprocessing techniques, including data cleaning, integration, and reduction. The accuracy level was 90% using the random forest algorithm, which is much higher when compared to other algorithms. In a recent paper , Mohan and Jain used the SVM algorithm to analyze and predict diabetes with the help of the Pima Indian Diabetes Dataset. This work used four types of kernels, linear, polynomial, RBF, and sigmoid, to predict diabetes in the machine learning platform. The authors obtained diverse accuracies in different kernels, ranging between 0.69 and 0.82. The SVM technique with radial basis kernel function obtained the highest accuracy of 0.82. Goyal and his team created a smart home health monitoring scheme to detect diabetes. The authors also employed the Pima Indian dataset for their research. For predicting blood pressure status, they used conditional decision making and for predicting diabetes, they used SVM, KNN, and decision tree. Among these models, SVM worked better as they got 75% accuracy which is better than other classifier algorithms. Hassan et al. attempted to predict diabetes using different ensemble method‐based machine learning algorithms and the Pima Indian dataset. The<text:s/><text:soft-page-break/>authors considered AUC (area under the ROC curve) as their accuracy measure. Finally, the proposed ensemble classifier accomplished an AUC value of 0.95. Jackins et al. proposed a multi‐disease prediction system, including diabetes using machine learning techniques and the Pima Indian dataset. According to the authors, the Naive Bayes performed better than the random forest technique with accuracy increments of 0.43%. Mounika et ai. anticipated diabetes probabilities using machine learning techniques. This work employed the public Pima Indian dataset and multiple machine learning frameworks. Kumari et al. attempted to apply a soft voting classifier‐based ensemble approach for diabetes prediction. The proposed soft voting classifier attained the overall highest accuracy and F1 score of 0.791 and 0.716, respectively. Prabhu and Selvabharathi used the open‐source Pima Indian diabetes dataset for predicting diabetes using the deep belief network model. The authors constructed the model in three phases, that is, data preprocessing using min–max normalization, constructing the network model, and fine‐tuning the test dataset to remove any partiality using NN‐FF classification. Finally, the authors have done all the implementation and simulation of the model using MATLAB. The authors reported an F1 score of 0.808, finding the best performance metric compared with the other classification methods.</text:p>
      <text:p text:style-name="P952">Some of these works employed custom datasets or a combination of different datasets. In ,the authors proposed a type 2 diabetes early prediction system using machine learning approaches. The authors employed a private dataset with more than 253,000 volunteer data from a local hospital in Korea for 6 years. Synthetic oversampling, SMOTE, and under<text:s/>sampling algorithms are applied to deal with the data imbalance problem. Various machine learning approaches are used to anticipate this disease for the following year from the past year's patients’ data. Both the random forest and SVM classifiers achieved the highest F1 score of 74%. Pranto et al. utilized Pima Indian and a private dataset from a local hospital in Bangladesh to design an automatic diabetes prediction system. This work trained several machine learning techniques on the Pima Indian dataset. KNN and decision tree models achieved 81.2% and 79.2% accuracies on the private dataset, respectively. Olisah et al.<text:s/><text:soft-page-break/>implemented diabetes mellitus forecasting using advanced feature selection and machine learning models. The authors employed two open‐source datasets, that is, Pima Indian and LMCH Iraqi databases. A polynomial regression‐based preprocessing technique was used for predicting the missing samples. Hyperparameter tuning has been performed for the random forest, decision tree, and deep neural network frameworks. The proposed DNN technique with the optimized hyperparameters accomplished the highest accuracies of 0.972 and 0.973 for the Pima and LMCH datasets, respectively.</text:p>
      <text:p text:style-name="P953">The applied machine learning models have been deployed into a website or smartphone application in some of the articles. In one study, the authors designed a website for the automatic prediction of diabetes. This work employed two open‐source datasets and various popular machine learning approaches. The decision tree and random forest classifiers obtained the highest performance for this work with an accuracy of 0.968. Ramesh et al. designed a remote and automatic system for diabetes forecasting with the Pima Indian dataset. The authors employed different data preprocessing techniques, that is, feature scaling, feature selection, and SMOTE. SVM with RBF kernel attained a maximum accuracy of 83.2%. The proposed ML framework is employed in an Android application.</text:p>
      <text:p text:style-name="P954">We draw the conclusion that researchers have successfully combined multiple machine learning algorithms with diverse data preprocessing approaches for automatic diabetes detection by reviewing the relevant articles. Most of the works focused on a single accuracy measure, used the open‐source Pima Indian dataset, and did not develop the explicability of the prediction of the machine learning frameworks. These reasons have motivated us to evaluate our proposed prediction system based on accuracy, precision, recall, and F1 score, utilize more custom data to merge with the existing dataset, and apply an explainable AI technique.</text:p>
      <text:p text:style-name="P955">In this paper, we have employed machine learning and explainable AI techniques to detect diabetes. Along with a private dataset from employees of a local textile industry in<text:s/><text:soft-page-break/>Bangladesh, we used the Pima Indian dataset in this paper . As there were many missing values in some attributes, we replaced them with the mean value of each feature. We have used the holdout validation technique to split the data. In this research paper, we have applied various machine learning‐based classification algorithms, that is, decision tree, logistic regression, KNN, random forest, SVM, and ensemble techniques. Next, the performance of these classifiers has been evaluated in terms of precision, recall, and F1 measure. Finally, the best classifier has been selected as the final model to deploy into an Android smartphone application.</text:p>
      <text:p text:style-name="P956">This paper implements diabetes mellitus prediction through machine learning. The significant contribution of this work is as follows:</text:p>
      <text:list text:style-name="LFO1" text:continue-numbering="true">
        <text:list-item>
          <text:p text:style-name="P957">A significant contribution of this work is to present a unique dataset of diabetes mellitus containing 203 samples. This private dataset has been obtained from female employees of Rownak Textile Mills Ltd, Dhaka, Bangladesh, referred to as the ‘RTML dataset’ in this paper. We have collected six features from 203 individuals, that is, pregnancy, glucose, blood pressure, skin thickness, BMI, age, and final outcome of diabetes.</text:p>
        </text:list-item>
        <text:list-item>
          <text:p text:style-name="P958">Another contribution of this work is to keep similarities with the feature of the Pima Indian dataset. The missing insulin feature of the RTML dataset was predicted using a semi‐supervised technique.</text:p>
        </text:list-item>
        <text:list-item>
          <text:p text:style-name="P959">SMOTE and ADASYN techniques are implemented to minimize the class imbalance issue. Hyperparameter tuning has also been performed in this work.</text:p>
        </text:list-item>
        <text:list-item>
          <text:p text:style-name="P960">Explainable AI technique with SHAP and LIME libraries is implemented to understand how the model predicts the decision. This approach helps to interpret what features play the most crucial role in terms of prediction.</text:p>
        </text:list-item>
        <text:list-item>
          <text:p text:style-name="P961">A website and an Android application have been developed with the finalized best‐performed model of this research work to make instantaneous predictions with real‐time data.</text:p>
        </text:list-item>
      </text:list>
      <text:soft-page-break/>
      <text:p text:style-name="P962">The novelty of this work is to implement an automatic diabetes prediction website and Android application for a private dataset of female Bangladeshi patients using machine learning and ensemble techniques.</text:p>
      <text:p text:style-name="P963"><text:span text:style-name="T964">The following paragraph is a breakdown of the paper's structure. The proposed automatic diabetes prediction system has been discussed and illustrated in Section </text:span><text:a xlink:href="https://www.ncbi.nlm.nih.gov/pmc/articles/PMC10107388/#htl212039-sec-0020" office:target-frame-name="_top" xlink:show="replace"><text:span text:style-name="T965">2</text:span></text:a><text:span text:style-name="T966"> with suitable figures and flowcharts. The final results of the research are presented in Section </text:span><text:a xlink:href="https://www.ncbi.nlm.nih.gov/pmc/articles/PMC10107388/#htl212039-sec-0070" office:target-frame-name="_top" xlink:show="replace"><text:span text:style-name="T967">3</text:span></text:a><text:span text:style-name="T968">. Finally, Section </text:span><text:a xlink:href="https://www.ncbi.nlm.nih.gov/pmc/articles/PMC10107388/#htl212039-sec-0080" office:target-frame-name="_top" xlink:show="replace"><text:span text:style-name="T969">4</text:span></text:a><text:span text:style-name="T970"> concludes the paper with some recommendations for future improvements.</text:span></text:p>
      <text:p text:style-name="P971"><text:span text:style-name="T972">2.PROPOSED SYSTEM</text:span></text:p>
      <text:p text:style-name="P973"><text:span text:style-name="T974">This section describes the working procedures and implementation of various machine learning techniques to design the proposed automatic diabetes prediction system. Figure </text:span><text:a xlink:href="https://www.ncbi.nlm.nih.gov/pmc/articles/PMC10107388/figure/htl212039-fig-0001/" office:target-frame-name="figure" xlink:show="replace"><text:span text:style-name="T975">1</text:span></text:a><text:span text:style-name="T976"> shows the different stages of this research work. First, the dataset was collected and preprocessed to remove the necessary discrepancies from the dataset, for example, replacing null instances with mean values, dealing with imbalanced class issues etc. Then the dataset was separated into the training set and test set using the holdout validation technique. Next, different classification algorithms were applied to find the best classification algorithm for this dataset. Finally, the best‐performed prediction model is deployed into the proposed website and smartphone application framework.</text:span></text:p>
      <text:h text:style-name="P977" text:outline-level="3">2.1. Dataset</text:h>
      <text:p text:style-name="P978"><text:span text:style-name="T979">The Pima Indian dataset is an open‐source dataset [</text:span><text:a xlink:href="https://www.ncbi.nlm.nih.gov/pmc/articles/PMC10107388/#htl212039-bib-0006" office:target-frame-name="_top" xlink:show="replace"><text:span text:style-name="T980">6</text:span></text:a><text:span text:style-name="T981">] that is publicly available for machine learning classification, which has been used in this work along with a private dataset. It contains 768 patients’ data, and 268 of them have developed diabetes.</text:span></text:p>
      <text:p text:style-name="P982"><text:span text:style-name="T983">RTML private dataset: A significant contribution of this work is to present a private dataset from Rownak Textile Mills Ltd, Dhaka, Bangladesh, referred to as RTML, to the scientific community. Following a brief explanation of the study to the female volunteers, they voluntarily agreed to participate in the study. This dataset comprises six features, that is, pregnancy, glucose, blood pressure, skin thickness, BMI, age, and outcome of diabetes<text:s/></text:span><text:soft-page-break/><text:span text:style-name="T984">from 203 female individuals aged between 18 and 77. In this work, blood glucose was measured by the GlucoLeader Enhance blood sugar meter. The blood pressure and skin thickness of the participants were obtained by OMRON HEM‐7156T and digital LCD body fat caliper machines, respectively. Table </text:span><text:a xlink:href="https://www.ncbi.nlm.nih.gov/pmc/articles/PMC10107388/table/htl212039-tbl-0002/" office:target-frame-name="table" xlink:show="replace"><text:span text:style-name="T985">2</text:span></text:a><text:span text:style-name="T986"> illustrates distinct features of the private RTML dataset with their minimum, maximum, and average values.</text:span></text:p>
      <text:h text:style-name="P987" text:outline-level="3">TABLE<text:s/>1</text:h>
      <text:p text:style-name="P988">Features of the RTML private dataset</text:p>
      <table:table table:style-name="Table989">
        <table:table-columns>
          <table:table-column table:style-name="TableColumn990"/>
          <table:table-column table:style-name="TableColumn991"/>
          <table:table-column table:style-name="TableColumn992"/>
          <table:table-column table:style-name="TableColumn993"/>
        </table:table-columns>
        <table:table-header-rows>
          <table:table-row table:style-name="TableRow994">
            <table:table-cell table:style-name="TableCell995">
              <text:p text:style-name="P996">Features</text:p>
            </table:table-cell>
            <table:table-cell table:style-name="TableCell997">
              <text:p text:style-name="P998">Minimum</text:p>
            </table:table-cell>
            <table:table-cell table:style-name="TableCell999">
              <text:p text:style-name="P1000">Maximum</text:p>
            </table:table-cell>
            <table:table-cell table:style-name="TableCell1001">
              <text:p text:style-name="P1002">Average</text:p>
            </table:table-cell>
          </table:table-row>
        </table:table-header-rows>
        <table:table-row table:style-name="TableRow1003">
          <table:table-cell table:style-name="TableCell1004">
            <text:p text:style-name="P1005">Pregnancies</text:p>
          </table:table-cell>
          <table:table-cell table:style-name="TableCell1006">
            <text:p text:style-name="P1007">0</text:p>
          </table:table-cell>
          <table:table-cell table:style-name="TableCell1008">
            <text:p text:style-name="P1009">8</text:p>
          </table:table-cell>
          <table:table-cell table:style-name="TableCell1010">
            <text:p text:style-name="P1011">1.61</text:p>
          </table:table-cell>
        </table:table-row>
        <table:table-row table:style-name="TableRow1012">
          <table:table-cell table:style-name="TableCell1013">
            <text:p text:style-name="P1014">Glucose (mg/dL)</text:p>
          </table:table-cell>
          <table:table-cell table:style-name="TableCell1015">
            <text:p text:style-name="P1016">52.2</text:p>
          </table:table-cell>
          <table:table-cell table:style-name="TableCell1017">
            <text:p text:style-name="P1018">274</text:p>
          </table:table-cell>
          <table:table-cell table:style-name="TableCell1019">
            <text:p text:style-name="P1020">109.39</text:p>
          </table:table-cell>
        </table:table-row>
        <table:table-row table:style-name="TableRow1021">
          <table:table-cell table:style-name="TableCell1022">
            <text:p text:style-name="P1023">Blood pressure (mm Hg)</text:p>
          </table:table-cell>
          <table:table-cell table:style-name="TableCell1024">
            <text:p text:style-name="P1025">5.9</text:p>
          </table:table-cell>
          <table:table-cell table:style-name="TableCell1026">
            <text:p text:style-name="P1027">115</text:p>
          </table:table-cell>
          <table:table-cell table:style-name="TableCell1028">
            <text:p text:style-name="P1029">71.09</text:p>
          </table:table-cell>
        </table:table-row>
        <table:table-row table:style-name="TableRow1030">
          <table:table-cell table:style-name="TableCell1031">
            <text:p text:style-name="P1032">Skin thickness (mm)</text:p>
          </table:table-cell>
          <table:table-cell table:style-name="TableCell1033">
            <text:p text:style-name="P1034">2.9</text:p>
          </table:table-cell>
          <table:table-cell table:style-name="TableCell1035">
            <text:p text:style-name="P1036">23.3</text:p>
          </table:table-cell>
          <table:table-cell table:style-name="TableCell1037">
            <text:p text:style-name="P1038">10.78</text:p>
          </table:table-cell>
        </table:table-row>
        <table:table-row table:style-name="TableRow1039">
          <table:table-cell table:style-name="TableCell1040">
            <text:p text:style-name="P1041"><text:span text:style-name="T1042">BMI (kg/m</text:span><text:span text:style-name="T1043">2</text:span><text:span text:style-name="T1044">)</text:span></text:p>
          </table:table-cell>
          <table:table-cell table:style-name="TableCell1045">
            <text:p text:style-name="P1046">2.61</text:p>
          </table:table-cell>
          <table:table-cell table:style-name="TableCell1047">
            <text:p text:style-name="P1048">41.62</text:p>
          </table:table-cell>
          <table:table-cell table:style-name="TableCell1049">
            <text:p text:style-name="P1050">22.69</text:p>
          </table:table-cell>
        </table:table-row>
        <table:table-row table:style-name="TableRow1051">
          <table:table-cell table:style-name="TableCell1052">
            <text:p text:style-name="P1053">Age (years)</text:p>
          </table:table-cell>
          <table:table-cell table:style-name="TableCell1054">
            <text:p text:style-name="P1055">17</text:p>
          </table:table-cell>
          <table:table-cell table:style-name="TableCell1056">
            <text:p text:style-name="P1057">77</text:p>
          </table:table-cell>
          <table:table-cell table:style-name="TableCell1058">
            <text:p text:style-name="P1059">27.02</text:p>
          </table:table-cell>
        </table:table-row>
      </table:table>
      <text:p text:style-name="P1060"/>
      <text:h text:style-name="P1061" text:outline-level="3">2.2. Dataset preprocessing</text:h>
      <text:p text:style-name="P1062">In the merged dataset, we discovered a few exceptional zero values. For example, skin thickness and Body Mass Index (BMI) cannot be zero. The zero value has been replaced by its corresponding mean value. The training and test dataset has been separated using the holdout validation technique, where 80% is the training data and 20% is the test data.</text:p>
      <text:p text:style-name="P1063">Mutual Information: Mutual information attempts to measure the interdependence of variables. It produces information gain, and its higher values indicate greater dependency<text:s/>.</text:p>
      <text:soft-page-break/>
      <text:p text:style-name="P1064"><text:span text:style-name="T1065">T</text:span><text:span text:style-name="T1066">he mutual information of various features, that is, the importance of each attribute of this dataset. For example, according to this figure, the diabetes pedigree function seems less important according to this mutual information technique.</text:span><text:a xlink:href="https://www.ncbi.nlm.nih.gov/pmc/articles/PMC10107388/figure/htl212039-fig-0003/" office:target-frame-name="figure" xlink:show="replace"/></text:p>
      <text:p text:style-name="P1067"><text:span text:style-name="T1068">Semi‐supervised learning</text:span><text:span text:style-name="T1069">: A combined dataset has been used in this work by incorporating the open‐source Pima Indian and private RTML datasets. According to Table </text:span><text:a xlink:href="https://www.ncbi.nlm.nih.gov/pmc/articles/PMC10107388/table/htl212039-tbl-0002/" office:target-frame-name="table" xlink:show="replace"><text:span text:style-name="T1070">2</text:span></text:a><text:span text:style-name="T1071">, the RTML dataset does not contain the insulin feature, which is predicted using a semi‐supervised approach. Before merging the collected dataset with the Pima Indian dataset, a model was created using the extreme gradient boosting technique (XGB regressor). Various regression and ensemble learning techniques have been successfully used in many works to predict missing values . An extensive investigation has been performed while choosing the best‐performed regressor technique to predict the insulin feature of the RTML dataset from the Pima Indian dataset. As the actual value of the insulin was not available in the RTML dataset, the Pima Indian dataset was initially used to select the best regression model. First, the Pima Indian dataset was divided into an 8:2 ratio and three supervised regression models, extreme gradient boosting technique (XGB), support vector regression (SVR), and Gaussian process regression (GPR), have been employed to predict the selected outcome, that is, insulin of the validation samples of the Pima Indian dataset. Next, we computed the root mean square error (RMSE) of various regression frameworks as</text:span></text:p>
      <text:p text:style-name="P1072"><text:span text:style-name="T1073">RMSE=∑</text:span><text:span text:style-name="T1074">Ni=1</text:span><text:span text:style-name="T1075">(Predicted</text:span><text:span text:style-name="T1076">i</text:span><text:span text:style-name="T1077">−Actual</text:span><text:span text:style-name="T1078">i</text:span><text:span text:style-name="T1079">)</text:span><text:span text:style-name="T1080">2</text:span><text:span text:style-name="T1081">N−−−−−−−−−−−−−−−−−−−−−−−−√</text:span></text:p>
      <text:p text:style-name="P1082">(1)</text:p>
      <text:p text:style-name="P1083"><text:span text:style-name="T1084">where </text:span><text:span text:style-name="T1085">N</text:span><text:span text:style-name="T1086"> denotes the total number of validation samples of the Pima Indian dataset.</text:span></text:p>
      <text:p text:style-name="P1087"><text:span text:style-name="T1088">According to Table </text:span><text:a xlink:href="https://www.ncbi.nlm.nih.gov/pmc/articles/PMC10107388/table/htl212039-tbl-0003/" office:target-frame-name="table" xlink:show="replace"><text:span text:style-name="T1089">3</text:span></text:a><text:span text:style-name="T1090">, the XGB technique exhibits the lowest RMSE of insulin on the Pima Indian dataset. Therefore, this model has been used to predict the missing insulin column<text:s/></text:span><text:soft-page-break/><text:span text:style-name="T1091">of the collected RTML dataset from the Pima Indian dataset. The working steps of predicting insulin in the RTML dataset have been illustrated in Figure </text:span><text:a xlink:href="https://www.ncbi.nlm.nih.gov/pmc/articles/PMC10107388/figure/htl212039-fig-0004/" office:target-frame-name="figure" xlink:show="replace"><text:span text:style-name="T1092">4</text:span></text:a><text:span text:style-name="T1093">.</text:span></text:p>
      <text:h text:style-name="P1094" text:outline-level="3">TABLE<text:s/>2</text:h>
      <text:p text:style-name="P1095">RMSE of various regression models on the Pima Indian dataset</text:p>
      <table:table table:style-name="Table1096">
        <table:table-columns>
          <table:table-column table:style-name="TableColumn1097"/>
          <table:table-column table:style-name="TableColumn1098"/>
        </table:table-columns>
        <table:table-header-rows>
          <table:table-row table:style-name="TableRow1099">
            <table:table-cell table:style-name="TableCell1100">
              <text:p text:style-name="P1101">Regression model</text:p>
            </table:table-cell>
            <table:table-cell table:style-name="TableCell1102">
              <text:p text:style-name="P1103">RMSE</text:p>
            </table:table-cell>
          </table:table-row>
        </table:table-header-rows>
        <table:table-row table:style-name="TableRow1104">
          <table:table-cell table:style-name="TableCell1105">
            <text:p text:style-name="P1106">XGB</text:p>
          </table:table-cell>
          <table:table-cell table:style-name="TableCell1107">
            <text:p text:style-name="P1108">0.36</text:p>
          </table:table-cell>
        </table:table-row>
        <table:table-row table:style-name="TableRow1109">
          <table:table-cell table:style-name="TableCell1110">
            <text:p text:style-name="P1111">SVR</text:p>
          </table:table-cell>
          <table:table-cell table:style-name="TableCell1112">
            <text:p text:style-name="P1113">0.45</text:p>
          </table:table-cell>
        </table:table-row>
        <table:table-row table:style-name="TableRow1114">
          <table:table-cell table:style-name="TableCell1115">
            <text:p text:style-name="P1116">GPR</text:p>
          </table:table-cell>
          <table:table-cell table:style-name="TableCell1117">
            <text:p text:style-name="P1118">0.43</text:p>
          </table:table-cell>
        </table:table-row>
      </table:table>
      <text:p text:style-name="P1119"><text:a xlink:href="https://www.ncbi.nlm.nih.gov/pmc/articles/PMC10107388/figure/htl212039-fig-0004/" office:target-frame-name="figure" xlink:show="replace"/></text:p>
      <text:p text:style-name="P1120"/>
      <text:p text:style-name="P1121"/>
      <text:p text:style-name="P1122">Merged dataset: After the semi‐supervised approach, we predicted the insulin feature and merged the RTML dataset with the Pima Indian dataset. The merged dataset contained 877 data with all the features, excluding the diabetes pedigree function, as it was the least important feature according to mutual information.</text:p>
      <text:p text:style-name="P1123"><text:span text:style-name="T1124">SMOTE and ADASYN for class imbalance: The merged dataset used in this work comprises the imbalance problem with 302 and 669 diabetes and non‐diabetes samples, respectively. To take care of this problem, the SMOTE and ADASYN techniques have been applied to the training dataset, leaving the testing data unaffected. Adaptive Synthetic Sampling, known as ADASYN, is a synthetic data generation technique with the characteristics of not duplicating minority samples and generating more data for ‘harder to learn’ examples [</text:span><text:a xlink:href="https://www.ncbi.nlm.nih.gov/pmc/articles/PMC10107388/#htl212039-bib-0013" office:target-frame-name="_top" xlink:show="replace"><text:span text:style-name="T1125">13</text:span></text:a><text:span text:style-name="T1126">]. As a result, the minority class will be sampled to the same extent as the majority class.</text:span></text:p>
      <text:p text:style-name="P1127">Min–Max normalization: In this research, we used the min–max normalization technique. The data has been scaled to the same range using the following equation:</text:p>
      <text:soft-page-break/>
      <text:p text:style-name="P1128"><text:span text:style-name="T1129">X</text:span><text:span text:style-name="T1130">scaled</text:span><text:span text:style-name="T1131">=X−X</text:span><text:span text:style-name="T1132">min</text:span><text:span text:style-name="T1133">X</text:span><text:span text:style-name="T1134">max</text:span><text:span text:style-name="T1135">−X</text:span><text:span text:style-name="T1136">min</text:span></text:p>
      <text:p text:style-name="P1137">(2)</text:p>
      <text:p text:style-name="P1138"><text:span text:style-name="T1139">where </text:span><text:span text:style-name="T1140">X</text:span><text:span text:style-name="T1141"> </text:span><text:span text:style-name="T1142">max</text:span><text:span text:style-name="T1143"> and </text:span><text:span text:style-name="T1144">X</text:span><text:span text:style-name="T1145"> </text:span><text:span text:style-name="T1146">min</text:span><text:span text:style-name="T1147"> denote maximum and minimum values in the individual feature column, respectively.</text:span></text:p>
      <text:h text:style-name="P1148" text:outline-level="3">2.3. Machine learning classifiers</text:h>
      <text:p text:style-name="P1149">In this work, various machine learning and ensemble techniques have been employed to implement the automatic diabetes prediction system, briefly discussed below. GridSearchCV framework has been employed in this research to find the optimal values of different hyperparameters for all the machine learning models to prevent overfitting.</text:p>
      <text:p text:style-name="P1150">Decision tree: A decision tree represents the learning function provided by a set of rules. The decision tree learning technique performs a method for approximating discrete‐valued target functions. Gini or entropy are used to determine information gain, and each node is chosen based on these coefficients, which are expressed as</text:p>
      <text:p text:style-name="P1151"><text:span text:style-name="T1152">Gini</text:span><text:span text:style-name="T1153">i</text:span><text:span text:style-name="T1154">=1−∑</text:span><text:span text:style-name="T1155">k=1n</text:span><text:span text:style-name="T1156">(p</text:span><text:span text:style-name="T1157">i,k</text:span><text:span text:style-name="T1158">)</text:span><text:span text:style-name="T1159">2</text:span></text:p>
      <text:p text:style-name="P1160">(3)</text:p>
      <text:p text:style-name="P1161"><text:span text:style-name="T1162">Entropy=∑</text:span><text:span text:style-name="T1163">i=1n</text:span><text:span text:style-name="T1164">−p</text:span><text:span text:style-name="T1165">i</text:span><text:span text:style-name="T1166">log</text:span><text:span text:style-name="T1167">2</text:span><text:span text:style-name="T1168">p</text:span><text:span text:style-name="T1169">i</text:span></text:p>
      <text:p text:style-name="P1170">(4)</text:p>
      <text:p text:style-name="P1171"><text:span text:style-name="T1172">In (</text:span><text:a xlink:href="https://www.ncbi.nlm.nih.gov/pmc/articles/PMC10107388/#htl212039-disp-0003" office:target-frame-name="_top" xlink:show="replace"><text:span text:style-name="T1173">3</text:span></text:a><text:span text:style-name="T1174">) and (</text:span><text:a xlink:href="https://www.ncbi.nlm.nih.gov/pmc/articles/PMC10107388/#htl212039-disp-0004" office:target-frame-name="_top" xlink:show="replace"><text:span text:style-name="T1175">4</text:span></text:a><text:span text:style-name="T1176">), </text:span><text:span text:style-name="T1177">n</text:span><text:span text:style-name="T1178"> represents the number of distinct class values. We observed that max depth = 2, minimum samples leaf = 50, and ‘Gini’ impurity metrics work well in the employed dataset in this work using the GridSearchCV hyperparameter tuning.</text:span></text:p>
      <text:p text:style-name="P1179"><text:span text:style-name="T1180">KNN classifier: A discrete‐valued function can be approximated by </text:span><text:span text:style-name="T1181">K</text:span><text:span text:style-name="T1182"> number of nearest classifiers [</text:span><text:a xlink:href="https://www.ncbi.nlm.nih.gov/pmc/articles/PMC10107388/#htl212039-bib-0008" office:target-frame-name="_top" xlink:show="replace"><text:span text:style-name="T1183">8</text:span></text:a><text:span text:style-name="T1184">]. To categorize, it creates a plane with the available training points and calculates the distance between the query and trained points. It determines the </text:span><text:span text:style-name="T1185">K</text:span><text:span text:style-name="T1186"> number<text:s/></text:span><text:soft-page-break/><text:span text:style-name="T1187">of neighbours (depending on the dataset) and classifies them using majority voting. In our research, we used </text:span><text:span text:style-name="T1188">K</text:span><text:span text:style-name="T1189"> = 5 for the binary classification.</text:span></text:p>
      <text:p text:style-name="P1190"><text:span text:style-name="T1191">Random forest: Random forest is a machine learning system that averages the predictions of several decision trees. As a result, the random forest can be considered an ensemble learning model [</text:span><text:a xlink:href="https://www.ncbi.nlm.nih.gov/pmc/articles/PMC10107388/#htl212039-bib-0007" office:target-frame-name="_top" xlink:show="replace"><text:span text:style-name="T1192">7</text:span></text:a><text:span text:style-name="T1193">]. In this research, we have applied random forest with estimators = 400, minimum samples leaf = 5, and ‘Gini’ impurity metrics utilizing hyperparameter tuning.</text:span></text:p>
      <text:p text:style-name="P1194"><text:span text:style-name="T1195">Support vector machine: SVM performs supervised classification by choosing the best hyperplane . In this study, we experimented with various SVM kernels in the training set. Finally, we discovered the SVM with a linear kernel, parameters </text:span><text:span text:style-name="T1196">C</text:span><text:span text:style-name="T1197"> = 10 and </text:span><text:span text:style-name="T1198">gamma</text:span><text:span text:style-name="T1199"> = 1, produces the best results in this dataset.</text:span></text:p>
      <text:p text:style-name="P1200">Logistic regression: Logistic regression can be used to predict a binary class. To predict the outcome, it fits an ‘S’ shaped function . The hyperparameter optimization technique obtained the maximum number of iterations for the convergence of the logistic regression model to be 150.</text:p>
      <text:p text:style-name="P1201">AdaBoost: AdaBoost is an ensemble technique. This classifier initially works on the original dataset, then fits repeated copies of the classifier to the same dataset. This framework adjusts the weights of improperly classified instances so that successive classifiers focus more on difficult circumstances. We have applied AdaBoost with estimator = 50 and learning rate = 0.10 in this work.</text:p>
      <text:p text:style-name="P1202"><text:span text:style-name="T1203">XGBoost: XGBoost is an ensemble machine learning technique based on decision trees that employ a gradient boosting approach [</text:span><text:a xlink:href="https://www.ncbi.nlm.nih.gov/pmc/articles/PMC10107388/#htl212039-bib-0020" office:target-frame-name="_top" xlink:show="replace"><text:span text:style-name="T1204">20</text:span></text:a><text:span text:style-name="T1205">]. The parameters used for the proposed XGBoost classifier are as follows: estimators’ maximum depth = 4 and ‘binary logistic’ objective function.</text:span></text:p>
      <text:p text:style-name="P1206"><text:span text:style-name="T1207">Voting classifier: It is an ensemble technique to improve the classification by voting [</text:span><text:a xlink:href="https://www.ncbi.nlm.nih.gov/pmc/articles/PMC10107388/#htl212039-bib-0007" office:target-frame-name="_top" xlink:show="replace"><text:span text:style-name="T1208">7</text:span></text:a><text:span text:style-name="T1209">]. This paper implements a voting classifier that selects the majority class predicted by each classifier with a ‘soft’ voting hyperparameter.</text:span></text:p>
      <text:soft-page-break/>
      <text:p text:style-name="P1210"><text:span text:style-name="T1211">Bagging: Bagging classifiers are ensemble classifiers that fit base classifiers to random subsets of the original dataset and then aggregate their individual predictions voting to generate a final classification [</text:span><text:a xlink:href="https://www.ncbi.nlm.nih.gov/pmc/articles/PMC10107388/#htl212039-bib-0008" office:target-frame-name="_top" xlink:show="replace"><text:span text:style-name="T1212">8</text:span></text:a><text:span text:style-name="T1213">]. In the implemented bagging classifier, base estimators = 500, maximum number of samples = 100, and out‐of‐bag score = ‘True’ are used as various hyperparameters.</text:span></text:p>
      <text:h text:style-name="P1214" text:outline-level="3">2.4. Deployment of the prediction system</text:h>
      <text:p text:style-name="P1215">The proposed machine learning‐based diabetes prediction system has been deployed into a website and smartphone application framework to work instantaneously on real data.</text:p>
      <text:p text:style-name="P1216"><text:span text:style-name="T1217">Web application: We have used HTML and CSS for the frontend part of the proposed website. After that, we finalized the machine learning model XGBoost with ADASYN, as it provided the best performance. The model deployment has been done with Spyder, a Python environment platform that works with Anaconda. Figure </text:span><text:a xlink:href="https://www.ncbi.nlm.nih.gov/pmc/articles/PMC10107388/figure/htl212039-fig-0005/" office:target-frame-name="figure" xlink:show="replace"><text:span text:style-name="T1218">5</text:span></text:a><text:span text:style-name="T1219"> shows the illustration of the website application development process.</text:span><text:a xlink:href="https://www.ncbi.nlm.nih.gov/pmc/articles/PMC10107388/figure/htl212039-fig-0005/" office:target-frame-name="figure" xlink:show="replace"/></text:p>
      <text:p text:style-name="P1220"><text:span text:style-name="T1221">Android smartphone application: To demonstrate the automatic diabetes forecasting system in real time, we also designed an Android smartphone application to test its performance. Android Studio is used for the frontend part of this application. We employed Java as the necessary coding language. After that, the model has been implemented in Android Studio using the pickle package. While developing the API, we used Heroku to host our model on the corresponding hosting server. Figure </text:span><text:a xlink:href="https://www.ncbi.nlm.nih.gov/pmc/articles/PMC10107388/figure/htl212039-fig-0006/" office:target-frame-name="figure" xlink:show="replace"><text:span text:style-name="T1222">6</text:span></text:a><text:span text:style-name="T1223"> demonstrates the necessary steps in developing the proposed Android application.</text:span></text:p>
      <text:p text:style-name="P1224"/>
      <text:p text:style-name="P1225"><text:span text:style-name="T1226">3.RESULTS AND DISCUSSION</text:span></text:p>
      <text:p text:style-name="P1227">This section presents the results and discussion of the proposed automatic diabetes prediction system. First, the performance of various machine learning techniques is discussed. Next, the implemented website framework and Android smartphone application<text:s/><text:soft-page-break/>are demonstrated. We used precision, recall, F1 score, AUC, and classification accuracy to evaluate various ML models. Equations of these metrics are expressed as</text:p>
      <text:p text:style-name="P1228"><text:span text:style-name="T1229">Precision=TPTP+FP</text:span><text:span text:style-name="T1230"><text:s text:c="2"/></text:span><text:span text:style-name="T1231">(5)</text:span></text:p>
      <text:p text:style-name="P1232"><text:span text:style-name="T1233">Recall=TPTP+FN</text:span><text:span text:style-name="T1234"><text:s/></text:span><text:span text:style-name="T1235">(6)</text:span></text:p>
      <text:p text:style-name="P1236"><text:span text:style-name="T1237">F1score=2×Recall×PrecisionRecall+Precision</text:span><text:span text:style-name="T1238"><text:s/></text:span><text:span text:style-name="T1239">(7)</text:span></text:p>
      <text:p text:style-name="P1240"><text:span text:style-name="T1241">where </text:span><text:span text:style-name="T1242">TP</text:span><text:span text:style-name="T1243"> denotes the model is predicting positive, and the result is also positive. </text:span><text:span text:style-name="T1244">FP</text:span><text:span text:style-name="T1245"> indicates the positive prediction of the model, but the result is negative. </text:span><text:span text:style-name="T1246">TN</text:span><text:span text:style-name="T1247"> expresses the model is predicting negative, and the result is also negative. </text:span><text:span text:style-name="T1248">FN</text:span><text:span text:style-name="T1249"> indicates the model predicts negative, but the result is positive. In this work, the holdout validation approach with a stratified 8:2 train‐test split has been used for all the machine learning models.</text:span></text:p>
      <text:p text:style-name="P1250"><text:span text:style-name="T1251">Table </text:span><text:a xlink:href="https://www.ncbi.nlm.nih.gov/pmc/articles/PMC10107388/table/htl212039-tbl-0004/" office:target-frame-name="table" xlink:show="replace"><text:span text:style-name="T1252">4</text:span></text:a><text:span text:style-name="T1253"> compares different performance metrics of various classifiers for the merged dataset with SMOTE synthetic oversampling technique. According to this table, the bagging classifier achieved the best overall performance with 79% accuracy and 0.79 and 0.87 F1 score and AUC, respectively.</text:span></text:p>
      <text:h text:style-name="P1254" text:outline-level="3">TABLE 4</text:h>
      <text:p text:style-name="P1255">Performance metrics of various classifiers with SMOTE technique in the merged dataset</text:p>
      <table:table table:style-name="Table1256">
        <table:table-columns>
          <table:table-column table:style-name="TableColumn1257"/>
          <table:table-column table:style-name="TableColumn1258"/>
          <table:table-column table:style-name="TableColumn1259"/>
          <table:table-column table:style-name="TableColumn1260"/>
          <table:table-column table:style-name="TableColumn1261"/>
          <table:table-column table:style-name="TableColumn1262"/>
        </table:table-columns>
        <table:table-header-rows>
          <table:table-row table:style-name="TableRow1263">
            <table:table-cell table:style-name="TableCell1264">
              <text:p text:style-name="P1265">Classifier</text:p>
            </table:table-cell>
            <table:table-cell table:style-name="TableCell1266">
              <text:p text:style-name="P1267">Precision</text:p>
            </table:table-cell>
            <table:table-cell table:style-name="TableCell1268">
              <text:p text:style-name="P1269">Recall</text:p>
            </table:table-cell>
            <table:table-cell table:style-name="TableCell1270">
              <text:p text:style-name="P1271">F1 Score</text:p>
            </table:table-cell>
            <table:table-cell table:style-name="TableCell1272">
              <text:p text:style-name="P1273">Accuracy</text:p>
            </table:table-cell>
            <table:table-cell table:style-name="TableCell1274">
              <text:p text:style-name="P1275">AUC</text:p>
            </table:table-cell>
          </table:table-row>
        </table:table-header-rows>
        <table:table-row table:style-name="TableRow1276">
          <table:table-cell table:style-name="TableCell1277">
            <text:p text:style-name="P1278">Logistic regression</text:p>
          </table:table-cell>
          <table:table-cell table:style-name="TableCell1279">
            <text:p text:style-name="P1280">0.78</text:p>
          </table:table-cell>
          <table:table-cell table:style-name="TableCell1281">
            <text:p text:style-name="P1282">0.77</text:p>
          </table:table-cell>
          <table:table-cell table:style-name="TableCell1283">
            <text:p text:style-name="P1284">0.77</text:p>
          </table:table-cell>
          <table:table-cell table:style-name="TableCell1285">
            <text:p text:style-name="P1286">77%</text:p>
          </table:table-cell>
          <table:table-cell table:style-name="TableCell1287">
            <text:p text:style-name="P1288">0.88</text:p>
          </table:table-cell>
        </table:table-row>
        <table:table-row table:style-name="TableRow1289">
          <table:table-cell table:style-name="TableCell1290">
            <text:p text:style-name="P1291">KNN</text:p>
          </table:table-cell>
          <table:table-cell table:style-name="TableCell1292">
            <text:p text:style-name="P1293">0.78</text:p>
          </table:table-cell>
          <table:table-cell table:style-name="TableCell1294">
            <text:p text:style-name="P1295">0.76</text:p>
          </table:table-cell>
          <table:table-cell table:style-name="TableCell1296">
            <text:p text:style-name="P1297">0.76</text:p>
          </table:table-cell>
          <table:table-cell table:style-name="TableCell1298">
            <text:p text:style-name="P1299">76%</text:p>
          </table:table-cell>
          <table:table-cell table:style-name="TableCell1300">
            <text:p text:style-name="P1301">0.85</text:p>
          </table:table-cell>
        </table:table-row>
        <table:table-row table:style-name="TableRow1302">
          <table:table-cell table:style-name="TableCell1303">
            <text:p text:style-name="P1304">Random forest</text:p>
          </table:table-cell>
          <table:table-cell table:style-name="TableCell1305">
            <text:p text:style-name="P1306">0.78</text:p>
          </table:table-cell>
          <table:table-cell table:style-name="TableCell1307">
            <text:p text:style-name="P1308">0.78</text:p>
          </table:table-cell>
          <table:table-cell table:style-name="TableCell1309">
            <text:p text:style-name="P1310">0.78</text:p>
          </table:table-cell>
          <table:table-cell table:style-name="TableCell1311">
            <text:p text:style-name="P1312">78%</text:p>
          </table:table-cell>
          <table:table-cell table:style-name="TableCell1313">
            <text:p text:style-name="P1314">0.87</text:p>
          </table:table-cell>
        </table:table-row>
        <table:table-row table:style-name="TableRow1315">
          <table:table-cell table:style-name="TableCell1316">
            <text:p text:style-name="P1317">Decision tree</text:p>
          </table:table-cell>
          <table:table-cell table:style-name="TableCell1318">
            <text:p text:style-name="P1319">0.75</text:p>
          </table:table-cell>
          <table:table-cell table:style-name="TableCell1320">
            <text:p text:style-name="P1321">0.73</text:p>
          </table:table-cell>
          <table:table-cell table:style-name="TableCell1322">
            <text:p text:style-name="P1323">0.73</text:p>
          </table:table-cell>
          <table:table-cell table:style-name="TableCell1324">
            <text:p text:style-name="P1325">73%</text:p>
          </table:table-cell>
          <table:table-cell table:style-name="TableCell1326">
            <text:p text:style-name="P1327">0.75</text:p>
          </table:table-cell>
        </table:table-row>
        <table:table-row table:style-name="TableRow1328">
          <table:table-cell table:style-name="TableCell1329">
            <text:p text:style-name="P1330"><text:span text:style-name="T1331">Bagging</text:span></text:p>
          </table:table-cell>
          <table:table-cell table:style-name="TableCell1332">
            <text:p text:style-name="P1333"><text:span text:style-name="T1334">0.80</text:span></text:p>
          </table:table-cell>
          <table:table-cell table:style-name="TableCell1335">
            <text:p text:style-name="P1336"><text:span text:style-name="T1337">0.79</text:span></text:p>
          </table:table-cell>
          <table:table-cell table:style-name="TableCell1338">
            <text:p text:style-name="P1339"><text:span text:style-name="T1340">0.79</text:span></text:p>
          </table:table-cell>
          <table:table-cell table:style-name="TableCell1341">
            <text:p text:style-name="P1342"><text:span text:style-name="T1343">79%</text:span></text:p>
          </table:table-cell>
          <table:table-cell table:style-name="TableCell1344">
            <text:p text:style-name="P1345"><text:span text:style-name="T1346">0.87</text:span></text:p>
          </table:table-cell>
        </table:table-row>
        <text:soft-page-break/>
        <table:table-row table:style-name="TableRow1347">
          <table:table-cell table:style-name="TableCell1348">
            <text:p text:style-name="P1349">Adaboost</text:p>
          </table:table-cell>
          <table:table-cell table:style-name="TableCell1350">
            <text:p text:style-name="P1351">0.79</text:p>
          </table:table-cell>
          <table:table-cell table:style-name="TableCell1352">
            <text:p text:style-name="P1353">0.78</text:p>
          </table:table-cell>
          <table:table-cell table:style-name="TableCell1354">
            <text:p text:style-name="P1355">0.78</text:p>
          </table:table-cell>
          <table:table-cell table:style-name="TableCell1356">
            <text:p text:style-name="P1357">78%</text:p>
          </table:table-cell>
          <table:table-cell table:style-name="TableCell1358">
            <text:p text:style-name="P1359">0.85</text:p>
          </table:table-cell>
        </table:table-row>
        <table:table-row table:style-name="TableRow1360">
          <table:table-cell table:style-name="TableCell1361">
            <text:p text:style-name="P1362">XGboost</text:p>
          </table:table-cell>
          <table:table-cell table:style-name="TableCell1363">
            <text:p text:style-name="P1364">0.78</text:p>
          </table:table-cell>
          <table:table-cell table:style-name="TableCell1365">
            <text:p text:style-name="P1366">0.78</text:p>
          </table:table-cell>
          <table:table-cell table:style-name="TableCell1367">
            <text:p text:style-name="P1368">0.78</text:p>
          </table:table-cell>
          <table:table-cell table:style-name="TableCell1369">
            <text:p text:style-name="P1370">78%</text:p>
          </table:table-cell>
          <table:table-cell table:style-name="TableCell1371">
            <text:p text:style-name="P1372">0.84</text:p>
          </table:table-cell>
        </table:table-row>
        <table:table-row table:style-name="TableRow1373">
          <table:table-cell table:style-name="TableCell1374">
            <text:p text:style-name="P1375">Voting</text:p>
          </table:table-cell>
          <table:table-cell table:style-name="TableCell1376">
            <text:p text:style-name="P1377">0.79</text:p>
          </table:table-cell>
          <table:table-cell table:style-name="TableCell1378">
            <text:p text:style-name="P1379">0.79</text:p>
          </table:table-cell>
          <table:table-cell table:style-name="TableCell1380">
            <text:p text:style-name="P1381">0.79</text:p>
          </table:table-cell>
          <table:table-cell table:style-name="TableCell1382">
            <text:p text:style-name="P1383">79%</text:p>
          </table:table-cell>
          <table:table-cell table:style-name="TableCell1384">
            <text:p text:style-name="P1385">0.86</text:p>
          </table:table-cell>
        </table:table-row>
        <table:table-row table:style-name="TableRow1386">
          <table:table-cell table:style-name="TableCell1387">
            <text:p text:style-name="P1388">SVM</text:p>
          </table:table-cell>
          <table:table-cell table:style-name="TableCell1389">
            <text:p text:style-name="P1390">0.78</text:p>
          </table:table-cell>
          <table:table-cell table:style-name="TableCell1391">
            <text:p text:style-name="P1392">0.75</text:p>
          </table:table-cell>
          <table:table-cell table:style-name="TableCell1393">
            <text:p text:style-name="P1394">0.76</text:p>
          </table:table-cell>
          <table:table-cell table:style-name="TableCell1395">
            <text:p text:style-name="P1396">75%</text:p>
          </table:table-cell>
          <table:table-cell table:style-name="TableCell1397">
            <text:p text:style-name="P1398">0.87</text:p>
          </table:table-cell>
        </table:table-row>
      </table:table>
      <text:p text:style-name="P1399"><text:span text:style-name="T1400">V</text:span><text:span text:style-name="T1401">arious performance metrics of all the classifiers using the ADASYN approach in the merged datasets. According to Table </text:span><text:a xlink:href="https://www.ncbi.nlm.nih.gov/pmc/articles/PMC10107388/table/htl212039-tbl-0004/" office:target-frame-name="table" xlink:show="replace"><text:span text:style-name="T1402">4</text:span></text:a><text:span text:style-name="T1403">, the XGBoost framework performed better than other classifiers with 81% accuracy and 0.84 AUC. Conversely, the decision tree approach achieved the lowest accuracy and F1 score.</text:span></text:p>
      <text:h text:style-name="P1404" text:outline-level="3">TABLE<text:s/>5</text:h>
      <text:p text:style-name="P1405">Performance metrics of various classifiers using adasyn in the merged dataset</text:p>
      <table:table table:style-name="Table1406">
        <table:table-columns>
          <table:table-column table:style-name="TableColumn1407"/>
          <table:table-column table:style-name="TableColumn1408"/>
          <table:table-column table:style-name="TableColumn1409"/>
          <table:table-column table:style-name="TableColumn1410"/>
          <table:table-column table:style-name="TableColumn1411"/>
          <table:table-column table:style-name="TableColumn1412"/>
        </table:table-columns>
        <table:table-header-rows>
          <table:table-row table:style-name="TableRow1413">
            <table:table-cell table:style-name="TableCell1414">
              <text:p text:style-name="P1415">Classifier</text:p>
            </table:table-cell>
            <table:table-cell table:style-name="TableCell1416">
              <text:p text:style-name="P1417">Precision</text:p>
            </table:table-cell>
            <table:table-cell table:style-name="TableCell1418">
              <text:p text:style-name="P1419">Recall</text:p>
            </table:table-cell>
            <table:table-cell table:style-name="TableCell1420">
              <text:p text:style-name="P1421">F1 Score</text:p>
            </table:table-cell>
            <table:table-cell table:style-name="TableCell1422">
              <text:p text:style-name="P1423">Accuracy</text:p>
            </table:table-cell>
            <table:table-cell table:style-name="TableCell1424">
              <text:p text:style-name="P1425">Auc</text:p>
            </table:table-cell>
          </table:table-row>
        </table:table-header-rows>
        <table:table-row table:style-name="TableRow1426">
          <table:table-cell table:style-name="TableCell1427">
            <text:p text:style-name="P1428">Logistic regression</text:p>
          </table:table-cell>
          <table:table-cell table:style-name="TableCell1429">
            <text:p text:style-name="P1430">0.76</text:p>
          </table:table-cell>
          <table:table-cell table:style-name="TableCell1431">
            <text:p text:style-name="P1432">0.75</text:p>
          </table:table-cell>
          <table:table-cell table:style-name="TableCell1433">
            <text:p text:style-name="P1434">0.75</text:p>
          </table:table-cell>
          <table:table-cell table:style-name="TableCell1435">
            <text:p text:style-name="P1436">75%</text:p>
          </table:table-cell>
          <table:table-cell table:style-name="TableCell1437">
            <text:p text:style-name="P1438">0.84</text:p>
          </table:table-cell>
        </table:table-row>
        <table:table-row table:style-name="TableRow1439">
          <table:table-cell table:style-name="TableCell1440">
            <text:p text:style-name="P1441">KNN</text:p>
          </table:table-cell>
          <table:table-cell table:style-name="TableCell1442">
            <text:p text:style-name="P1443">0.76</text:p>
          </table:table-cell>
          <table:table-cell table:style-name="TableCell1444">
            <text:p text:style-name="P1445">0.73</text:p>
          </table:table-cell>
          <table:table-cell table:style-name="TableCell1446">
            <text:p text:style-name="P1447">0.73</text:p>
          </table:table-cell>
          <table:table-cell table:style-name="TableCell1448">
            <text:p text:style-name="P1449">73%</text:p>
          </table:table-cell>
          <table:table-cell table:style-name="TableCell1450">
            <text:p text:style-name="P1451">0.82</text:p>
          </table:table-cell>
        </table:table-row>
        <table:table-row table:style-name="TableRow1452">
          <table:table-cell table:style-name="TableCell1453">
            <text:p text:style-name="P1454">Random forest</text:p>
          </table:table-cell>
          <table:table-cell table:style-name="TableCell1455">
            <text:p text:style-name="P1456">0.76</text:p>
          </table:table-cell>
          <table:table-cell table:style-name="TableCell1457">
            <text:p text:style-name="P1458">0.76</text:p>
          </table:table-cell>
          <table:table-cell table:style-name="TableCell1459">
            <text:p text:style-name="P1460">0.76</text:p>
          </table:table-cell>
          <table:table-cell table:style-name="TableCell1461">
            <text:p text:style-name="P1462">76%</text:p>
          </table:table-cell>
          <table:table-cell table:style-name="TableCell1463">
            <text:p text:style-name="P1464">0.84</text:p>
          </table:table-cell>
        </table:table-row>
        <table:table-row table:style-name="TableRow1465">
          <table:table-cell table:style-name="TableCell1466">
            <text:p text:style-name="P1467">Decision tree</text:p>
          </table:table-cell>
          <table:table-cell table:style-name="TableCell1468">
            <text:p text:style-name="P1469">0.81</text:p>
          </table:table-cell>
          <table:table-cell table:style-name="TableCell1470">
            <text:p text:style-name="P1471">0.72</text:p>
          </table:table-cell>
          <table:table-cell table:style-name="TableCell1472">
            <text:p text:style-name="P1473">0.72</text:p>
          </table:table-cell>
          <table:table-cell table:style-name="TableCell1474">
            <text:p text:style-name="P1475">72%</text:p>
          </table:table-cell>
          <table:table-cell table:style-name="TableCell1476">
            <text:p text:style-name="P1477">0.78</text:p>
          </table:table-cell>
        </table:table-row>
        <table:table-row table:style-name="TableRow1478">
          <table:table-cell table:style-name="TableCell1479">
            <text:p text:style-name="P1480">Bagging</text:p>
          </table:table-cell>
          <table:table-cell table:style-name="TableCell1481">
            <text:p text:style-name="P1482">0.80</text:p>
          </table:table-cell>
          <table:table-cell table:style-name="TableCell1483">
            <text:p text:style-name="P1484">0.79</text:p>
          </table:table-cell>
          <table:table-cell table:style-name="TableCell1485">
            <text:p text:style-name="P1486">0.79</text:p>
          </table:table-cell>
          <table:table-cell table:style-name="TableCell1487">
            <text:p text:style-name="P1488">79%</text:p>
          </table:table-cell>
          <table:table-cell table:style-name="TableCell1489">
            <text:p text:style-name="P1490">0.84</text:p>
          </table:table-cell>
        </table:table-row>
        <table:table-row table:style-name="TableRow1491">
          <table:table-cell table:style-name="TableCell1492">
            <text:p text:style-name="P1493">AdaBoost</text:p>
          </table:table-cell>
          <table:table-cell table:style-name="TableCell1494">
            <text:p text:style-name="P1495">0.75</text:p>
          </table:table-cell>
          <table:table-cell table:style-name="TableCell1496">
            <text:p text:style-name="P1497">0.76</text:p>
          </table:table-cell>
          <table:table-cell table:style-name="TableCell1498">
            <text:p text:style-name="P1499">0.76</text:p>
          </table:table-cell>
          <table:table-cell table:style-name="TableCell1500">
            <text:p text:style-name="P1501">76%</text:p>
          </table:table-cell>
          <table:table-cell table:style-name="TableCell1502">
            <text:p text:style-name="P1503">0.84</text:p>
          </table:table-cell>
        </table:table-row>
        <table:table-row table:style-name="TableRow1504">
          <table:table-cell table:style-name="TableCell1505">
            <text:p text:style-name="P1506"><text:span text:style-name="T1507">XGBoost</text:span></text:p>
          </table:table-cell>
          <table:table-cell table:style-name="TableCell1508">
            <text:p text:style-name="P1509"><text:span text:style-name="T1510">0.81</text:span></text:p>
          </table:table-cell>
          <table:table-cell table:style-name="TableCell1511">
            <text:p text:style-name="P1512"><text:span text:style-name="T1513">0.81</text:span></text:p>
          </table:table-cell>
          <table:table-cell table:style-name="TableCell1514">
            <text:p text:style-name="P1515"><text:span text:style-name="T1516">0.81</text:span></text:p>
          </table:table-cell>
          <table:table-cell table:style-name="TableCell1517">
            <text:p text:style-name="P1518"><text:span text:style-name="T1519">81%</text:span></text:p>
          </table:table-cell>
          <table:table-cell table:style-name="TableCell1520">
            <text:p text:style-name="P1521"><text:span text:style-name="T1522">0.84</text:span></text:p>
          </table:table-cell>
        </table:table-row>
        <table:table-row table:style-name="TableRow1523">
          <table:table-cell table:style-name="TableCell1524">
            <text:p text:style-name="P1525">Voting</text:p>
          </table:table-cell>
          <table:table-cell table:style-name="TableCell1526">
            <text:p text:style-name="P1527">0.77</text:p>
          </table:table-cell>
          <table:table-cell table:style-name="TableCell1528">
            <text:p text:style-name="P1529">0.77</text:p>
          </table:table-cell>
          <table:table-cell table:style-name="TableCell1530">
            <text:p text:style-name="P1531">0.77</text:p>
          </table:table-cell>
          <table:table-cell table:style-name="TableCell1532">
            <text:p text:style-name="P1533">77%</text:p>
          </table:table-cell>
          <table:table-cell table:style-name="TableCell1534">
            <text:p text:style-name="P1535">0.84</text:p>
          </table:table-cell>
        </table:table-row>
        <table:table-row table:style-name="TableRow1536">
          <table:table-cell table:style-name="TableCell1537">
            <text:p text:style-name="P1538">SVM</text:p>
          </table:table-cell>
          <table:table-cell table:style-name="TableCell1539">
            <text:p text:style-name="P1540">0.78</text:p>
          </table:table-cell>
          <table:table-cell table:style-name="TableCell1541">
            <text:p text:style-name="P1542">0.78</text:p>
          </table:table-cell>
          <table:table-cell table:style-name="TableCell1543">
            <text:p text:style-name="P1544">0.77</text:p>
          </table:table-cell>
          <table:table-cell table:style-name="TableCell1545">
            <text:p text:style-name="P1546">78%</text:p>
          </table:table-cell>
          <table:table-cell table:style-name="TableCell1547">
            <text:p text:style-name="P1548">0.83</text:p>
          </table:table-cell>
        </table:table-row>
      </table:table>
      <text:p text:style-name="P1549"/>
      <text:p text:style-name="P1550"><text:span text:style-name="T1551">Next, the domain adaptation approach has been applied where the machine learning model is trained and evaluated on different samples, that is, source and target datasets,<text:s/></text:span><text:soft-page-break/><text:span text:style-name="T1552">respectively. In this work, initially, the automatic diabetes prediction model is trained on the open‐source Pima Indian dataset with a larger size. Finally, the model is evaluated on the private RTML dataset with a much smaller dimension. Table </text:span><text:a xlink:href="https://www.ncbi.nlm.nih.gov/pmc/articles/PMC10107388/table/htl212039-tbl-0006/" office:target-frame-name="table" xlink:show="replace"><text:span text:style-name="T1553">6</text:span></text:a><text:span text:style-name="T1554"> demonstrates the performance metrics for the private dataset. It is interesting to note that the XGBoost with ADASYN framework has been applied in the training dataset in this case.depicts the confusion matrix for XGBoost with ADASYN. According to this figure, the XGBoost technique correctly classified 141 instances with </text:span><text:span text:style-name="T1555">TP</text:span><text:span text:style-name="T1556"> = 43 and </text:span><text:span text:style-name="T1557">TN</text:span><text:span text:style-name="T1558"> = 98.</text:span><text:a xlink:href="https://www.ncbi.nlm.nih.gov/pmc/articles/PMC10107388/figure/htl212039-fig-0007/" office:target-frame-name="figure" xlink:show="replace"/></text:p>
      <text:p text:style-name="P1559"><text:span text:style-name="T1560">The ROC curve of the XGBoost with the ADASYN approach has been illustrated in Figure </text:span><text:a xlink:href="https://www.ncbi.nlm.nih.gov/pmc/articles/PMC10107388/figure/htl212039-fig-0008/" office:target-frame-name="figure" xlink:show="replace"><text:span text:style-name="T1561">8</text:span></text:a><text:span text:style-name="T1562">. This figure shows the AUC value of XGBoost is 0.84.</text:span><text:a xlink:href="https://www.ncbi.nlm.nih.gov/pmc/articles/PMC10107388/figure/htl212039-fig-0008/" office:target-frame-name="figure" xlink:show="replace"/></text:p>
      <text:p text:style-name="P1563"><text:span text:style-name="T1564">Next, explainable AI techniques with SHAP and LIME frameworks are implemented to understand how the model predicts the decision. <text:s/>the XGBoost with ADASYN feature importance with the help of explainable AI, SHAP library.illustrates an interpretation of the XGBoost model implemented by the LIME explainable AI method. According to this figure, the model predicts diabetes correctly for this specific person with 80% confidence. The ML model predicts this class as the person has a glucose level of more than 140.25 and involves pregnancies of more than 6.Finally, the proposed automatic diabetes prediction system has been deployed into a website and Android smartphone application employing the XGBoost machine learning framework with ADASYN.<text:s/></text:span><text:span text:style-name="T1565">A</text:span><text:span text:style-name="T1566">n instantaneous diabetes prediction by the designed web application with real data.<text:s/></text:span></text:p>
      <text:p text:style-name="P1567"><text:span text:style-name="T1568">displays the home screen of the proposed Android mobile application created using the best classification algorithm XGBoost. Finally, a survey was conducted in which users rated the application's various features. Figure </text:span><text:a xlink:href="https://www.ncbi.nlm.nih.gov/pmc/articles/PMC10107388/figure/htl212039-fig-0013/" office:target-frame-name="figure" xlink:show="replace"><text:span text:style-name="T1569">13</text:span></text:a><text:span text:style-name="T1570"> illustrates the review details of the implemented Android application's survey results. Sixteen volunteers reviewed the application in total, and all of them were female. The participants rated each feature on a scale of 1 to 10, and their average was calculated. According to this figure, the diabetes prediction and daily diet chart features of the application achieved the highest ratings of 8.40 and 8, respectively.</text:span><text:a xlink:href="https://www.ncbi.nlm.nih.gov/pmc/articles/PMC10107388/figure/htl212039-fig-0012/" office:target-frame-name="figure" xlink:show="replace"/></text:p>
      <text:p text:style-name="P1571"/>
      <text:p text:style-name="P1572"><text:span text:style-name="T1573">It is worth mentioning that the RTML dataset's insulin feature has been predicted from the Pima Indian dataset by applying the XGB regression technique for all of the results discussed above. However, alternative investigations have been conducted to obtain the insulin feature of the RTML dataset, that is, the mean and median imputation of various patients’ insulin of the Pima Indian dataset. Tables </text:span><text:a xlink:href="https://www.ncbi.nlm.nih.gov/pmc/articles/PMC10107388/table/htl212039-tbl-0007/" office:target-frame-name="table" xlink:show="replace"><text:span text:style-name="T1574">7</text:span></text:a><text:span text:style-name="T1575"> and  </text:span><text:a xlink:href="https://www.ncbi.nlm.nih.gov/pmc/articles/PMC10107388/table/htl212039-tbl-0008/" office:target-frame-name="table" xlink:show="replace"><text:span text:style-name="T1576">8</text:span></text:a><text:span text:style-name="T1577"> demonstrate various performance metrics of the machine learning models with the ADASYN technique when the RTML dataset's missing insulin features are obtained from the mean and median values of the Pima Indian dataset.</text:span></text:p>
      <text:h text:style-name="P1578" text:outline-level="3">TABLE<text:s/>6</text:h>
      <text:p text:style-name="P1579">Performance metrics of classifiers in the merged dataset (RTML insulin obtained from Pima Indian mean)</text:p>
      <table:table table:style-name="Table1580">
        <table:table-columns>
          <table:table-column table:style-name="TableColumn1581"/>
          <table:table-column table:style-name="TableColumn1582"/>
          <table:table-column table:style-name="TableColumn1583"/>
          <table:table-column table:style-name="TableColumn1584"/>
          <table:table-column table:style-name="TableColumn1585"/>
        </table:table-columns>
        <table:table-header-rows>
          <table:table-row table:style-name="TableRow1586">
            <table:table-cell table:style-name="TableCell1587">
              <text:p text:style-name="P1588">Classifier</text:p>
            </table:table-cell>
            <table:table-cell table:style-name="TableCell1589">
              <text:p text:style-name="P1590">Precision</text:p>
            </table:table-cell>
            <table:table-cell table:style-name="TableCell1591">
              <text:p text:style-name="P1592">Recall</text:p>
            </table:table-cell>
            <table:table-cell table:style-name="TableCell1593">
              <text:p text:style-name="P1594">F1 Score</text:p>
            </table:table-cell>
            <table:table-cell table:style-name="TableCell1595">
              <text:p text:style-name="P1596">Accuracy</text:p>
            </table:table-cell>
          </table:table-row>
        </table:table-header-rows>
        <table:table-row table:style-name="TableRow1597">
          <table:table-cell table:style-name="TableCell1598">
            <text:p text:style-name="P1599">AdaBoost</text:p>
          </table:table-cell>
          <table:table-cell table:style-name="TableCell1600">
            <text:p text:style-name="P1601">0.77</text:p>
          </table:table-cell>
          <table:table-cell table:style-name="TableCell1602">
            <text:p text:style-name="P1603">0.77</text:p>
          </table:table-cell>
          <table:table-cell table:style-name="TableCell1604">
            <text:p text:style-name="P1605">0.77</text:p>
          </table:table-cell>
          <table:table-cell table:style-name="TableCell1606">
            <text:p text:style-name="P1607">77%</text:p>
          </table:table-cell>
        </table:table-row>
        <table:table-row table:style-name="TableRow1608">
          <table:table-cell table:style-name="TableCell1609">
            <text:p text:style-name="P1610">Random Forest</text:p>
          </table:table-cell>
          <table:table-cell table:style-name="TableCell1611">
            <text:p text:style-name="P1612">0.77</text:p>
          </table:table-cell>
          <table:table-cell table:style-name="TableCell1613">
            <text:p text:style-name="P1614">0.76</text:p>
          </table:table-cell>
          <table:table-cell table:style-name="TableCell1615">
            <text:p text:style-name="P1616">0.76</text:p>
          </table:table-cell>
          <table:table-cell table:style-name="TableCell1617">
            <text:p text:style-name="P1618">76%</text:p>
          </table:table-cell>
        </table:table-row>
        <table:table-row table:style-name="TableRow1619">
          <table:table-cell table:style-name="TableCell1620">
            <text:p text:style-name="P1621">XGBoost</text:p>
          </table:table-cell>
          <table:table-cell table:style-name="TableCell1622">
            <text:p text:style-name="P1623">0.78</text:p>
          </table:table-cell>
          <table:table-cell table:style-name="TableCell1624">
            <text:p text:style-name="P1625">0.78</text:p>
          </table:table-cell>
          <table:table-cell table:style-name="TableCell1626">
            <text:p text:style-name="P1627">0.78</text:p>
          </table:table-cell>
          <table:table-cell table:style-name="TableCell1628">
            <text:p text:style-name="P1629">78%</text:p>
          </table:table-cell>
        </table:table-row>
      </table:table>
      <text:p text:style-name="P1630"/>
      <text:h text:style-name="P1631" text:outline-level="3">TABLE<text:s/>7</text:h>
      <text:p text:style-name="P1632">Performance metrics of classifiers in the merged dataset (RTML insulin obtained from Pima Indian median)</text:p>
      <table:table table:style-name="Table1633">
        <table:table-columns>
          <table:table-column table:style-name="TableColumn1634"/>
          <table:table-column table:style-name="TableColumn1635"/>
          <table:table-column table:style-name="TableColumn1636"/>
          <table:table-column table:style-name="TableColumn1637"/>
          <table:table-column table:style-name="TableColumn1638"/>
        </table:table-columns>
        <table:table-header-rows>
          <table:table-row table:style-name="TableRow1639">
            <table:table-cell table:style-name="TableCell1640">
              <text:p text:style-name="P1641">Classifier</text:p>
            </table:table-cell>
            <table:table-cell table:style-name="TableCell1642">
              <text:p text:style-name="P1643">Precision</text:p>
            </table:table-cell>
            <table:table-cell table:style-name="TableCell1644">
              <text:p text:style-name="P1645">Recall</text:p>
            </table:table-cell>
            <table:table-cell table:style-name="TableCell1646">
              <text:p text:style-name="P1647">F1 Score</text:p>
            </table:table-cell>
            <table:table-cell table:style-name="TableCell1648">
              <text:p text:style-name="P1649">Accuracy</text:p>
            </table:table-cell>
          </table:table-row>
        </table:table-header-rows>
        <table:table-row table:style-name="TableRow1650">
          <table:table-cell table:style-name="TableCell1651">
            <text:p text:style-name="P1652">AdaBoost</text:p>
          </table:table-cell>
          <table:table-cell table:style-name="TableCell1653">
            <text:p text:style-name="P1654">0.78</text:p>
          </table:table-cell>
          <table:table-cell table:style-name="TableCell1655">
            <text:p text:style-name="P1656">0.78</text:p>
          </table:table-cell>
          <table:table-cell table:style-name="TableCell1657">
            <text:p text:style-name="P1658">0.78</text:p>
          </table:table-cell>
          <table:table-cell table:style-name="TableCell1659">
            <text:p text:style-name="P1660">78%</text:p>
          </table:table-cell>
        </table:table-row>
        <table:table-row table:style-name="TableRow1661">
          <table:table-cell table:style-name="TableCell1662">
            <text:p text:style-name="P1663">Random Forest</text:p>
          </table:table-cell>
          <table:table-cell table:style-name="TableCell1664">
            <text:p text:style-name="P1665">0.76</text:p>
          </table:table-cell>
          <table:table-cell table:style-name="TableCell1666">
            <text:p text:style-name="P1667">0.76</text:p>
          </table:table-cell>
          <table:table-cell table:style-name="TableCell1668">
            <text:p text:style-name="P1669">0.76</text:p>
          </table:table-cell>
          <table:table-cell table:style-name="TableCell1670">
            <text:p text:style-name="P1671">76%</text:p>
          </table:table-cell>
        </table:table-row>
        <table:table-row table:style-name="TableRow1672">
          <table:table-cell table:style-name="TableCell1673">
            <text:p text:style-name="P1674">XGBoost</text:p>
          </table:table-cell>
          <table:table-cell table:style-name="TableCell1675">
            <text:p text:style-name="P1676">0.77</text:p>
          </table:table-cell>
          <table:table-cell table:style-name="TableCell1677">
            <text:p text:style-name="P1678">0.76</text:p>
          </table:table-cell>
          <table:table-cell table:style-name="TableCell1679">
            <text:p text:style-name="P1680">0.76</text:p>
          </table:table-cell>
          <table:table-cell table:style-name="TableCell1681">
            <text:p text:style-name="P1682">76%</text:p>
          </table:table-cell>
        </table:table-row>
      </table:table>
      <text:p text:style-name="P1683"/>
      <text:p text:style-name="P1684"><text:span text:style-name="T1685">Finally, another scenario has been considered where the insulin feature of the Pima Indian dataset has been removed to maintain consistency with the RTML dataset. Table </text:span><text:a xlink:href="https://www.ncbi.nlm.nih.gov/pmc/articles/PMC10107388/table/htl212039-tbl-0009/" office:target-frame-name="table" xlink:show="replace"><text:span text:style-name="T1686">9</text:span></text:a><text:span text:style-name="T1687"> depicts<text:s/></text:span><text:soft-page-break/><text:span text:style-name="T1688">various performance metrics of the merged dataset after removing the insulin feature. According to this table, the performance of all the prediction models degraded.</text:span></text:p>
      <text:h text:style-name="P1689" text:outline-level="3">TABLE<text:s/>8</text:h>
      <text:p text:style-name="P1690">Performance metrics of classifiers in the merged dataset (insulin removed from Pima Indian)</text:p>
      <table:table table:style-name="Table1691">
        <table:table-columns>
          <table:table-column table:style-name="TableColumn1692"/>
          <table:table-column table:style-name="TableColumn1693"/>
          <table:table-column table:style-name="TableColumn1694"/>
          <table:table-column table:style-name="TableColumn1695"/>
          <table:table-column table:style-name="TableColumn1696"/>
        </table:table-columns>
        <table:table-header-rows>
          <table:table-row table:style-name="TableRow1697">
            <table:table-cell table:style-name="TableCell1698">
              <text:p text:style-name="P1699">Classifier</text:p>
            </table:table-cell>
            <table:table-cell table:style-name="TableCell1700">
              <text:p text:style-name="P1701">Precision</text:p>
            </table:table-cell>
            <table:table-cell table:style-name="TableCell1702">
              <text:p text:style-name="P1703">Recall</text:p>
            </table:table-cell>
            <table:table-cell table:style-name="TableCell1704">
              <text:p text:style-name="P1705">F1 Score</text:p>
            </table:table-cell>
            <table:table-cell table:style-name="TableCell1706">
              <text:p text:style-name="P1707">Accuracy</text:p>
            </table:table-cell>
          </table:table-row>
        </table:table-header-rows>
        <table:table-row table:style-name="TableRow1708">
          <table:table-cell table:style-name="TableCell1709">
            <text:p text:style-name="P1710">AdaBoost</text:p>
          </table:table-cell>
          <table:table-cell table:style-name="TableCell1711">
            <text:p text:style-name="P1712">0.73</text:p>
          </table:table-cell>
          <table:table-cell table:style-name="TableCell1713">
            <text:p text:style-name="P1714">0.71</text:p>
          </table:table-cell>
          <table:table-cell table:style-name="TableCell1715">
            <text:p text:style-name="P1716">0.72</text:p>
          </table:table-cell>
          <table:table-cell table:style-name="TableCell1717">
            <text:p text:style-name="P1718">72%</text:p>
          </table:table-cell>
        </table:table-row>
        <table:table-row table:style-name="TableRow1719">
          <table:table-cell table:style-name="TableCell1720">
            <text:p text:style-name="P1721">Random Forest</text:p>
          </table:table-cell>
          <table:table-cell table:style-name="TableCell1722">
            <text:p text:style-name="P1723">0.72</text:p>
          </table:table-cell>
          <table:table-cell table:style-name="TableCell1724">
            <text:p text:style-name="P1725">0.70</text:p>
          </table:table-cell>
          <table:table-cell table:style-name="TableCell1726">
            <text:p text:style-name="P1727">0.71</text:p>
          </table:table-cell>
          <table:table-cell table:style-name="TableCell1728">
            <text:p text:style-name="P1729">71%</text:p>
          </table:table-cell>
        </table:table-row>
        <table:table-row table:style-name="TableRow1730">
          <table:table-cell table:style-name="TableCell1731">
            <text:p text:style-name="P1732">XGBoost</text:p>
          </table:table-cell>
          <table:table-cell table:style-name="TableCell1733">
            <text:p text:style-name="P1734">0.74</text:p>
          </table:table-cell>
          <table:table-cell table:style-name="TableCell1735">
            <text:p text:style-name="P1736">0.73</text:p>
          </table:table-cell>
          <table:table-cell table:style-name="TableCell1737">
            <text:p text:style-name="P1738">0.73</text:p>
          </table:table-cell>
          <table:table-cell table:style-name="TableCell1739">
            <text:p text:style-name="P1740">74%</text:p>
          </table:table-cell>
        </table:table-row>
      </table:table>
      <text:p text:style-name="P1741"/>
      <text:p text:style-name="P1742"><text:span text:style-name="T1743">Table </text:span><text:a xlink:href="https://www.ncbi.nlm.nih.gov/pmc/articles/PMC10107388/table/htl212039-tbl-0010/" office:target-frame-name="table" xlink:show="replace"><text:span text:style-name="T1744">10</text:span></text:a><text:span text:style-name="T1745"> illustrates the performance comparison of the proposed automatic diabetes prediction system with similar works to the Pima Indian dataset. According to this table, the proposed XGBoost technique with ADASYN outperformed most of the existing works concerning accuracy and F1 score.</text:span></text:p>
      <text:h text:style-name="P1746" text:outline-level="3">TABLE<text:s/>9</text:h>
      <text:p text:style-name="P1747">Comparison of the proposed system with similar diabetes prediction works</text:p>
      <table:table table:style-name="Table1748">
        <table:table-columns>
          <table:table-column table:style-name="TableColumn1749"/>
          <table:table-column table:style-name="TableColumn1750"/>
          <table:table-column table:style-name="TableColumn1751"/>
          <table:table-column table:style-name="TableColumn1752"/>
          <table:table-column table:style-name="TableColumn1753"/>
        </table:table-columns>
        <table:table-header-rows>
          <table:table-row table:style-name="TableRow1754">
            <table:table-cell table:style-name="TableCell1755">
              <text:p text:style-name="P1756">Reference</text:p>
            </table:table-cell>
            <table:table-cell table:style-name="TableCell1757">
              <text:p text:style-name="P1758">Classifier</text:p>
            </table:table-cell>
            <table:table-cell table:style-name="TableCell1759">
              <text:p text:style-name="P1760">F1 score</text:p>
            </table:table-cell>
            <table:table-cell table:style-name="TableCell1761">
              <text:p text:style-name="P1762">Accuracy</text:p>
            </table:table-cell>
            <table:table-cell table:style-name="TableCell1763">
              <text:p text:style-name="P1764">Other metrics</text:p>
            </table:table-cell>
          </table:table-row>
        </table:table-header-rows>
        <table:table-row table:style-name="TableRow1765">
          <table:table-cell table:style-name="TableCell1766">
            <text:p text:style-name="P1767"><text:span text:style-name="T1768">[</text:span><text:a xlink:href="https://www.ncbi.nlm.nih.gov/pmc/articles/PMC10107388/#htl212039-bib-0003" office:target-frame-name="_top" xlink:show="replace"><text:span text:style-name="T1769">3</text:span></text:a><text:span text:style-name="T1770">]</text:span></text:p>
          </table:table-cell>
          <table:table-cell table:style-name="TableCell1771">
            <text:p text:style-name="P1772">Deep belief network model</text:p>
          </table:table-cell>
          <table:table-cell table:style-name="TableCell1773">
            <text:p text:style-name="P1774">0.81</text:p>
          </table:table-cell>
          <table:table-cell table:style-name="TableCell1775">
            <text:p text:style-name="P1776">N/A</text:p>
          </table:table-cell>
          <table:table-cell table:style-name="TableCell1777">
            <text:p text:style-name="P1778">Precision: 0.68</text:p>
            <text:p text:style-name="P1779">Recall: 1.0</text:p>
          </table:table-cell>
        </table:table-row>
        <table:table-row table:style-name="TableRow1780">
          <table:table-cell table:style-name="TableCell1781">
            <text:p text:style-name="P1782"><text:span text:style-name="T1783">[</text:span><text:a xlink:href="https://www.ncbi.nlm.nih.gov/pmc/articles/PMC10107388/#htl212039-bib-0005" office:target-frame-name="_top" xlink:show="replace"><text:span text:style-name="T1784">5</text:span></text:a><text:span text:style-name="T1785">]</text:span></text:p>
          </table:table-cell>
          <table:table-cell table:style-name="TableCell1786">
            <text:p text:style-name="P1787">SVM with RBF kernel</text:p>
          </table:table-cell>
          <table:table-cell table:style-name="TableCell1788">
            <text:p text:style-name="P1789"/>
          </table:table-cell>
          <table:table-cell table:style-name="TableCell1790">
            <text:p text:style-name="P1791">82%</text:p>
          </table:table-cell>
          <table:table-cell table:style-name="TableCell1792">
            <text:p text:style-name="P1793"/>
          </table:table-cell>
        </table:table-row>
        <table:table-row table:style-name="TableRow1794">
          <table:table-cell table:style-name="TableCell1795">
            <text:p text:style-name="P1796"><text:span text:style-name="T1797">[</text:span><text:a xlink:href="https://www.ncbi.nlm.nih.gov/pmc/articles/PMC10107388/#htl212039-bib-0009" office:target-frame-name="_top" xlink:show="replace"><text:span text:style-name="T1798">9</text:span></text:a><text:span text:style-name="T1799">]</text:span></text:p>
          </table:table-cell>
          <table:table-cell table:style-name="TableCell1800">
            <text:p text:style-name="P1801">SVM</text:p>
          </table:table-cell>
          <table:table-cell table:style-name="TableCell1802">
            <text:p text:style-name="P1803">0.73</text:p>
          </table:table-cell>
          <table:table-cell table:style-name="TableCell1804">
            <text:p text:style-name="P1805">75%</text:p>
          </table:table-cell>
          <table:table-cell table:style-name="TableCell1806">
            <text:p text:style-name="P1807">Precision: 0.72</text:p>
            <text:p text:style-name="P1808">Recall: 0.75</text:p>
          </table:table-cell>
        </table:table-row>
        <table:table-row table:style-name="TableRow1809">
          <table:table-cell table:style-name="TableCell1810">
            <text:p text:style-name="P1811"><text:span text:style-name="T1812">[</text:span><text:a xlink:href="https://www.ncbi.nlm.nih.gov/pmc/articles/PMC10107388/#htl212039-bib-0010" office:target-frame-name="_top" xlink:show="replace"><text:span text:style-name="T1813">10</text:span></text:a><text:span text:style-name="T1814">]</text:span></text:p>
          </table:table-cell>
          <table:table-cell table:style-name="TableCell1815">
            <text:p text:style-name="P1816">Ensemble (XGBoost)</text:p>
          </table:table-cell>
          <table:table-cell table:style-name="TableCell1817">
            <text:p text:style-name="P1818">0.81</text:p>
          </table:table-cell>
          <table:table-cell table:style-name="TableCell1819">
            <text:p text:style-name="P1820">88.8%</text:p>
          </table:table-cell>
          <table:table-cell table:style-name="TableCell1821">
            <text:p text:style-name="P1822">Precision: 0.84</text:p>
            <text:p text:style-name="P1823">Recall: 0.79</text:p>
          </table:table-cell>
        </table:table-row>
        <table:table-row table:style-name="TableRow1824">
          <table:table-cell table:style-name="TableCell1825">
            <text:p text:style-name="P1826"><text:span text:style-name="T1827">[</text:span><text:a xlink:href="https://www.ncbi.nlm.nih.gov/pmc/articles/PMC10107388/#htl212039-bib-0021" office:target-frame-name="_top" xlink:show="replace"><text:span text:style-name="T1828">21</text:span></text:a><text:span text:style-name="T1829">]</text:span></text:p>
          </table:table-cell>
          <table:table-cell table:style-name="TableCell1830">
            <text:p text:style-name="P1831">Soft voting</text:p>
          </table:table-cell>
          <table:table-cell table:style-name="TableCell1832">
            <text:p text:style-name="P1833">0.72</text:p>
          </table:table-cell>
          <table:table-cell table:style-name="TableCell1834">
            <text:p text:style-name="P1835">79.1%</text:p>
          </table:table-cell>
          <table:table-cell table:style-name="TableCell1836">
            <text:p text:style-name="P1837">Precision: 0.73</text:p>
            <text:soft-page-break/>
            <text:p text:style-name="P1838">Recall: 0.72</text:p>
          </table:table-cell>
        </table:table-row>
        <text:soft-page-break/>
        <table:table-row table:style-name="TableRow1839">
          <table:table-cell table:style-name="TableCell1840">
            <text:p text:style-name="P1841">This work</text:p>
          </table:table-cell>
          <table:table-cell table:style-name="TableCell1842">
            <text:p text:style-name="P1843">XGBoost with ADASYN</text:p>
          </table:table-cell>
          <table:table-cell table:style-name="TableCell1844">
            <text:p text:style-name="P1845">0.81</text:p>
          </table:table-cell>
          <table:table-cell table:style-name="TableCell1846">
            <text:p text:style-name="P1847">88.5%</text:p>
          </table:table-cell>
          <table:table-cell table:style-name="TableCell1848">
            <text:p text:style-name="P1849">Precision: 0.82</text:p>
            <text:p text:style-name="P1850">Recall: 0.80</text:p>
          </table:table-cell>
        </table:table-row>
      </table:table>
      <text:p text:style-name="P1851"/>
      <text:p text:style-name="P1852">This study aims to predict diabetes mellitus automatically by employing machine learning techniques. Pima Indian dataset and a new RTML dataset comprising physical examination data from the local female patients of Bangladesh have been used. The missing insulin feature values of the RTML dataset have been predicted from the Pima Indian dataset. Our research found that the XGB regression technique accomplished the lowest RMS error in predicting insulin. The mutual information‐based feature selection algorithm indicates the glucose level, BMI, age, and insulin to be the most salient features in predicting diabetes. SMOTE and ADASYN synthetic data oversampling and hyperparameters optimization techniques have been applied. The XGBoost technique with ADASYN achieved the best performance. The LIME and SHAP explainable AI frameworks interpret the prediction provided by the ML approaches. A limitation of this study is the nonavailability of the insulin feature of the used RTML dataset. The prediction of insulin obtained from the XGB regressor and produced from the mean and median values of the Pima India dataset comprises an average deviation for classification accuracy of approximately 1.33% and 2.33%, respectively.</text:p>
      <text:p text:style-name="P1853">4.SIMPLE SOURCE CODE:</text:p>
      <text:p text:style-name="P1854"># Import necessary libraries</text:p>
      <text:p text:style-name="P1855">import pandas as pd</text:p>
      <text:p text:style-name="P1856">from sklearn.model_selection import train_test_split</text:p>
      <text:p text:style-name="P1857">from sklearn.ensemble import RandomForestClassifier</text:p>
      <text:p text:style-name="P1858">from sklearn.metrics import accuracy_score</text:p>
      <text:soft-page-break/>
      <text:p text:style-name="P1859"># Load your diabetes dataset (replace 'diabetes_data.csv' with your dataset)</text:p>
      <text:p text:style-name="P1860">data = pd.read_csv('diabetes_data.csv')</text:p>
      <text:p text:style-name="P1861"># Data preprocessing</text:p>
      <text:p text:style-name="P1862">X = data.drop('diabetes_label', axis=1) <text:s/># Features</text:p>
      <text:p text:style-name="P1863">y = data['diabetes_label'] <text:s/># Target variable</text:p>
      <text:p text:style-name="P1864"># Split data into training and testing sets</text:p>
      <text:p text:style-name="P1865">X_train, X_test, y_train, y_test = train_test_split(X, y, test_size=0.2, random_state=42)</text:p>
      <text:p text:style-name="P1866">#Initialize and train a machine learning model (Random Forest in this case)</text:p>
      <text:p text:style-name="P1867">model = RandomForestClassifier()</text:p>
      <text:p text:style-name="P1868">model.fit(X_train, y_train)</text:p>
      <text:p text:style-name="P1869"># Make predictions</text:p>
      <text:p text:style-name="P1870">y_pred = model.predict(X_test)</text:p>
      <text:p text:style-name="P1871">#Evaluate the model</text:p>
      <text:p text:style-name="P1872">accuracy = accuracy_score(y_test, y_pred)</text:p>
      <text:p text:style-name="P1873">print(f'Accuracy: {accuracy}')</text:p>
      <text:p text:style-name="P1874"># Deploy this model in a suitable environment for your project</text:p>
      <text:p text:style-name="P1875"><text:span text:style-name="T1876">5.CONCLUSIONS</text:span><text:span text:style-name="T1877">:</text:span></text:p>
      <text:p text:style-name="P1878">Diabetes can be a reason for reducing life expectancy and quality. Predicting this chronic disorder earlier can reduce the risk and complications of many diseases in the long run. In this paper, an automatic diabetes prediction system using various machine learning approaches has been proposed. The open‐source Pima Indian and a private dataset of female Bangladeshi patients have been used in this work. SMOTE and ADASYN preprocessing techniques have been applied to handle the issue of imbalanced class<text:s/><text:soft-page-break/>problems. This research paper reported different performance metrics, that is, precision, recall, accuracy, F1 score, and AUC for various machine learning and ensemble techniques. The XGBoost classifier achieved the best performance with 81% accuracy and an F1 score and AUC of 0.81 and 0.84, respectively, with the ADASYN approach. Next, the domain adaptation technique has been applied to demonstrate the versatility of the proposed prediction system. Finally, the best‐performed XGBoost framework has been deployed into a website and smartphone application to predict diabetes instantly. There are some future scopes of this work, for example, we recommend getting additional private data with a larger cohort of patients to get better results.<text:s/></text:p>
      <text:p text:style-name="P1879">AI BASED DIABETES PREDICTION SYSTEM DEVELOPMENT</text:p>
      <text:p text:style-name="P1880">ABSTRACTION</text:p>
      <text:p text:style-name="P1881"><text:s text:c="19"/>Globally, diabetes affects 537 million people, making it the deadliest and the most common non‐communicable disease. Many factors can cause a person to get affected by diabetes, like excessive body weight, abnormal cholesterol level, family history, physical inactivity, bad food habit etc. Increased urination is one of the most common symptoms of this disease. People with diabetes for a long time can get several complications like heart disorder, kidney disease, nerve damage, diabetic retinopathy etc. But its risk can be reduced if it is predicted early. In this paper, an automatic diabetes prediction system has been developed using a private dataset of female patients in Bangladesh and various machine learning techniques. The authors used the Pima Indian diabetes dataset and collected additional samples from 203 individuals from a local textile factory in Bangladesh. Feature selection algorithm mutual information has been applied in this work. A semi‐supervised model with extreme gradient boosting has been utilized to predict the insulin features of the private dataset. SMOTE and ADASYN approaches have been employed to manage the class imbalance problem. The authors used machine learning classification methods, that is, decision tree, SVM, Random Forest, Logistic Regression, KNN, and various ensemble techniques, to determine which algorithm produces the best prediction results. After training<text:s/><text:soft-page-break/>on and testing all the classification models, the proposed system provided the best result in the XGBoost classifier with the ADASYN approach with 81% accuracy, 0.81 F1 coefficient and AUC of 0.84. Furthermore, the domain adaptation method has been implemented to demonstrate the versatility of the proposed system. The explainable AI approach with LIME and SHAP frameworks is implemented to understand how the model predicts the final results. Finally, a website framework and an Android smartphone application have been developed to input various features and predict diabetes instantaneously. The private dataset of female Bangladeshi patients and programming codes are available<text:s/></text:p>
      <text:p text:style-name="P1882"><text:span text:style-name="T1883">Keywords:</text:span><text:span text:style-name="T1884"> </text:span><text:span text:style-name="T1885">AdaBoost, android Application, decision tree, diabetes, K‐nearest neighbour, random forest, support vector machine</text:span></text:p>
      <text:p text:style-name="P1886">The novelty of this work is to implement an automatic diabetes prediction website and Android application for a private dataset of female Bangladeshi patients using machine learning and ensemble techniques.</text:p>
      <text:p text:style-name="P1887"><text:span text:style-name="T1888">1</text:span><text:span text:style-name="T1889">.INTRODUCTION</text:span></text:p>
      <text:p text:style-name="P1890">Diabetes is a chronic disease that directly affects the pancreas, and the body is incapable of producing insulin . Insulin is mainly responsible for maintaining the blood glucose level. Many factors, such as excessive body weight, physical inactivity, high blood pressure, and abnormal cholesterol level, can cause a person get affected by diabetes . It can cause many complications, but an increase in urination is one of the most common ones . It can damage the skin, nerves, and eyes, and if not treated early, diabetes can cause kidney failure and diabetic retinopathy ocular disease. According to IDF (International Diabetes Federation) statistics, 537 million people had diabetes around the world in 2021 . In Bangladesh, approximately 7.10 million people had suffered from this disease, according to 2019 statistics.</text:p>
      <text:soft-page-break/>
      <text:p text:style-name="P1891">Early and accurate diagnosis of diabetes mellitus, especially during its initial development, is challenging for medical professionals. Artificial intelligence and machine learning techniques, providing a reference, can help them gain preliminary knowledge about this disease and reduce their workload accordingly. Significant numbers of research have been performed to predict diabetes automatically using machine learning and ensemble techniques. Most of these works employed the open‐source Pima Indian dataset . Some of these articles on automatic diabetes prediction employing the Pima Indian dataset are briefly discussed in the following paragraphs. For instance, Kumar et al. used the random forest algorithm to design a system that can predict diabetes quickly and accurately. The dataset used in this work was collected from the UCI learning repository. First, the authors used conventional data preprocessing techniques, including data cleaning, integration, and reduction. The accuracy level was 90% using the random forest algorithm, which is much higher when compared to other algorithms. In a recent paper , Mohan and Jain used the SVM algorithm to analyze and predict diabetes with the help of the Pima Indian Diabetes Dataset. This work used four types of kernels, linear, polynomial, RBF, and sigmoid, to predict diabetes in the machine learning platform. The authors obtained diverse accuracies in different kernels, ranging between 0.69 and 0.82. The SVM technique with radial basis kernel function obtained the highest accuracy of 0.82. Goyal and his team created a smart home health monitoring scheme to detect diabetes. The authors also employed the Pima Indian dataset for their research. For predicting blood pressure status, they used conditional decision making and for predicting diabetes, they used SVM, KNN, and decision tree. Among these models, SVM worked better as they got 75% accuracy which is better than other classifier algorithms. Hassan et al. attempted to predict diabetes using different ensemble method‐based machine learning algorithms and the Pima Indian dataset. The authors considered AUC (area under the ROC curve) as their accuracy measure. Finally, the proposed ensemble classifier accomplished an AUC value of 0.95. Jackins et al. proposed a multi‐disease prediction system, including diabetes using machine learning techniques and the Pima Indian dataset. According to the authors, the Naive Bayes performed better than the<text:s/><text:soft-page-break/>random forest technique with accuracy increments of 0.43%. Mounika et ai. anticipated diabetes probabilities using machine learning techniques. This work employed the public Pima Indian dataset and multiple machine learning frameworks. Kumari et al. attempted to apply a soft voting classifier‐based ensemble approach for diabetes prediction. The proposed soft voting classifier attained the overall highest accuracy and F1 score of 0.791 and 0.716, respectively. Prabhu and Selvabharathi used the open‐source Pima Indian diabetes dataset for predicting diabetes using the deep belief network model. The authors constructed the model in three phases, that is, data preprocessing using min–max normalization, constructing the network model, and fine‐tuning the test dataset to remove any partiality using NN‐FF classification. Finally, the authors have done all the implementation and simulation of the model using MATLAB. The authors reported an F1 score of 0.808, finding the best performance metric compared with the other classification methods.</text:p>
      <text:p text:style-name="P1892">Some of these works employed custom datasets or a combination of different datasets. In ,the authors proposed a type 2 diabetes early prediction system using machine learning approaches. The authors employed a private dataset with more than 253,000 volunteer data from a local hospital in Korea for 6 years. Synthetic oversampling, SMOTE, and under<text:s/>sampling algorithms are applied to deal with the data imbalance problem. Various machine learning approaches are used to anticipate this disease for the following year from the past year's patients’ data. Both the random forest and SVM classifiers achieved the highest F1 score of 74%. Pranto et al. utilized Pima Indian and a private dataset from a local hospital in Bangladesh to design an automatic diabetes prediction system. This work trained several machine learning techniques on the Pima Indian dataset. KNN and decision tree models achieved 81.2% and 79.2% accuracies on the private dataset, respectively. Olisah et al. implemented diabetes mellitus forecasting using advanced feature selection and machine learning models. The authors employed two open‐source datasets, that is, Pima Indian and LMCH Iraqi databases. A polynomial regression‐based preprocessing technique was used for predicting the missing samples. Hyperparameter tuning has been performed for the<text:s/><text:soft-page-break/>random forest, decision tree, and deep neural network frameworks. The proposed DNN technique with the optimized hyperparameters accomplished the highest accuracies of 0.972 and 0.973 for the Pima and LMCH datasets, respectively.</text:p>
      <text:p text:style-name="P1893">The applied machine learning models have been deployed into a website or smartphone application in some of the articles. In one study, the authors designed a website for the automatic prediction of diabetes. This work employed two open‐source datasets and various popular machine learning approaches. The decision tree and random forest classifiers obtained the highest performance for this work with an accuracy of 0.968. Ramesh et al. designed a remote and automatic system for diabetes forecasting with the Pima Indian dataset. The authors employed different data preprocessing techniques, that is, feature scaling, feature selection, and SMOTE. SVM with RBF kernel attained a maximum accuracy of 83.2%. The proposed ML framework is employed in an Android application.</text:p>
      <text:p text:style-name="P1894">We draw the conclusion that researchers have successfully combined multiple machine learning algorithms with diverse data preprocessing approaches for automatic diabetes detection by reviewing the relevant articles. Most of the works focused on a single accuracy measure, used the open‐source Pima Indian dataset, and did not develop the explicability of the prediction of the machine learning frameworks. These reasons have motivated us to evaluate our proposed prediction system based on accuracy, precision, recall, and F1 score, utilize more custom data to merge with the existing dataset, and apply an explainable AI technique.</text:p>
      <text:p text:style-name="P1895">In this paper, we have employed machine learning and explainable AI techniques to detect diabetes. Along with a private dataset from employees of a local textile industry in Bangladesh, we used the Pima Indian dataset in this paper . As there were many missing values in some attributes, we replaced them with the mean value of each feature. We have used the holdout validation technique to split the data. In this research paper, we have applied various machine learning‐based classification algorithms, that is, decision tree,<text:s/><text:soft-page-break/>logistic regression, KNN, random forest, SVM, and ensemble techniques. Next, the performance of these classifiers has been evaluated in terms of precision, recall, and F1 measure. Finally, the best classifier has been selected as the final model to deploy into an Android smartphone application.</text:p>
      <text:p text:style-name="P1896">This paper implements diabetes mellitus prediction through machine learning. The significant contribution of this work is as follows:</text:p>
      <text:list text:style-name="LFO1" text:continue-numbering="true">
        <text:list-item>
          <text:p text:style-name="P1897">A significant contribution of this work is to present a unique dataset of diabetes mellitus containing 203 samples. This private dataset has been obtained from female employees of Rownak Textile Mills Ltd, Dhaka, Bangladesh, referred to as the ‘RTML dataset’ in this paper. We have collected six features from 203 individuals, that is, pregnancy, glucose, blood pressure, skin thickness, BMI, age, and final outcome of diabetes.</text:p>
        </text:list-item>
        <text:list-item>
          <text:p text:style-name="P1898">Another contribution of this work is to keep similarities with the feature of the Pima Indian dataset. The missing insulin feature of the RTML dataset was predicted using a semi‐supervised technique.</text:p>
        </text:list-item>
        <text:list-item>
          <text:p text:style-name="P1899">SMOTE and ADASYN techniques are implemented to minimize the class imbalance issue. Hyperparameter tuning has also been performed in this work.</text:p>
        </text:list-item>
        <text:list-item>
          <text:p text:style-name="P1900">Explainable AI technique with SHAP and LIME libraries is implemented to understand how the model predicts the decision. This approach helps to interpret what features play the most crucial role in terms of prediction.</text:p>
        </text:list-item>
        <text:list-item>
          <text:p text:style-name="P1901">A website and an Android application have been developed with the finalized best‐performed model of this research work to make instantaneous predictions with real‐time data.</text:p>
        </text:list-item>
      </text:list>
      <text:p text:style-name="P1902">The novelty of this work is to implement an automatic diabetes prediction website and Android application for a private dataset of female Bangladeshi patients using machine learning and ensemble techniques.</text:p>
      <text:soft-page-break/>
      <text:p text:style-name="P1903"><text:span text:style-name="T1904">The following paragraph is a breakdown of the paper's structure. The proposed automatic diabetes prediction system has been discussed and illustrated in Section </text:span><text:a xlink:href="https://www.ncbi.nlm.nih.gov/pmc/articles/PMC10107388/#htl212039-sec-0020" office:target-frame-name="_top" xlink:show="replace"><text:span text:style-name="T1905">2</text:span></text:a><text:span text:style-name="T1906"> with suitable figures and flowcharts. The final results of the research are presented in Section </text:span><text:a xlink:href="https://www.ncbi.nlm.nih.gov/pmc/articles/PMC10107388/#htl212039-sec-0070" office:target-frame-name="_top" xlink:show="replace"><text:span text:style-name="T1907">3</text:span></text:a><text:span text:style-name="T1908">. Finally, Section </text:span><text:a xlink:href="https://www.ncbi.nlm.nih.gov/pmc/articles/PMC10107388/#htl212039-sec-0080" office:target-frame-name="_top" xlink:show="replace"><text:span text:style-name="T1909">4</text:span></text:a><text:span text:style-name="T1910"> concludes the paper with some recommendations for future improvements.</text:span></text:p>
      <text:p text:style-name="P1911"><text:span text:style-name="T1912">2.PROPOSED SYSTEM</text:span></text:p>
      <text:p text:style-name="P1913"><text:span text:style-name="T1914">This section describes the working procedures and implementation of various machine learning techniques to design the proposed automatic diabetes prediction system. Figure </text:span><text:a xlink:href="https://www.ncbi.nlm.nih.gov/pmc/articles/PMC10107388/figure/htl212039-fig-0001/" office:target-frame-name="figure" xlink:show="replace"><text:span text:style-name="T1915">1</text:span></text:a><text:span text:style-name="T1916"> shows the different stages of this research work. First, the dataset was collected and preprocessed to remove the necessary discrepancies from the dataset, for example, replacing null instances with mean values, dealing with imbalanced class issues etc. Then the dataset was separated into the training set and test set using the holdout validation technique. Next, different classification algorithms were applied to find the best classification algorithm for this dataset. Finally, the best‐performed prediction model is deployed into the proposed website and smartphone application framework.</text:span></text:p>
      <text:h text:style-name="P1917" text:outline-level="3">2.1. Dataset</text:h>
      <text:p text:style-name="P1918"><text:span text:style-name="T1919">The Pima Indian dataset is an open‐source dataset [</text:span><text:a xlink:href="https://www.ncbi.nlm.nih.gov/pmc/articles/PMC10107388/#htl212039-bib-0006" office:target-frame-name="_top" xlink:show="replace"><text:span text:style-name="T1920">6</text:span></text:a><text:span text:style-name="T1921">] that is publicly available for machine learning classification, which has been used in this work along with a private dataset. It contains 768 patients’ data, and 268 of them have developed diabetes.</text:span></text:p>
      <text:p text:style-name="P1922"><text:span text:style-name="T1923">RTML private dataset: A significant contribution of this work is to present a private dataset from Rownak Textile Mills Ltd, Dhaka, Bangladesh, referred to as RTML, to the scientific community. Following a brief explanation of the study to the female volunteers, they voluntarily agreed to participate in the study. This dataset comprises six features, that is, pregnancy, glucose, blood pressure, skin thickness, BMI, age, and outcome of diabetes from 203 female individuals aged between 18 and 77. In this work, blood glucose was measured by the GlucoLeader Enhance blood sugar meter. The blood pressure and skin thickness of the participants were obtained by OMRON HEM‐7156T and digital LCD body fat caliper<text:s/></text:span><text:soft-page-break/><text:span text:style-name="T1924">machines, respectively. Table </text:span><text:a xlink:href="https://www.ncbi.nlm.nih.gov/pmc/articles/PMC10107388/table/htl212039-tbl-0002/" office:target-frame-name="table" xlink:show="replace"><text:span text:style-name="T1925">2</text:span></text:a><text:span text:style-name="T1926"> illustrates distinct features of the private RTML dataset with their minimum, maximum, and average values.</text:span></text:p>
      <text:h text:style-name="P1927" text:outline-level="3">TABLE<text:s/>1</text:h>
      <text:p text:style-name="P1928">Features of the RTML private dataset</text:p>
      <table:table table:style-name="Table1929">
        <table:table-columns>
          <table:table-column table:style-name="TableColumn1930"/>
          <table:table-column table:style-name="TableColumn1931"/>
          <table:table-column table:style-name="TableColumn1932"/>
          <table:table-column table:style-name="TableColumn1933"/>
        </table:table-columns>
        <table:table-header-rows>
          <table:table-row table:style-name="TableRow1934">
            <table:table-cell table:style-name="TableCell1935">
              <text:p text:style-name="P1936">Features</text:p>
            </table:table-cell>
            <table:table-cell table:style-name="TableCell1937">
              <text:p text:style-name="P1938">Minimum</text:p>
            </table:table-cell>
            <table:table-cell table:style-name="TableCell1939">
              <text:p text:style-name="P1940">Maximum</text:p>
            </table:table-cell>
            <table:table-cell table:style-name="TableCell1941">
              <text:p text:style-name="P1942">Average</text:p>
            </table:table-cell>
          </table:table-row>
        </table:table-header-rows>
        <table:table-row table:style-name="TableRow1943">
          <table:table-cell table:style-name="TableCell1944">
            <text:p text:style-name="P1945">Pregnancies</text:p>
          </table:table-cell>
          <table:table-cell table:style-name="TableCell1946">
            <text:p text:style-name="P1947">0</text:p>
          </table:table-cell>
          <table:table-cell table:style-name="TableCell1948">
            <text:p text:style-name="P1949">8</text:p>
          </table:table-cell>
          <table:table-cell table:style-name="TableCell1950">
            <text:p text:style-name="P1951">1.61</text:p>
          </table:table-cell>
        </table:table-row>
        <table:table-row table:style-name="TableRow1952">
          <table:table-cell table:style-name="TableCell1953">
            <text:p text:style-name="P1954">Glucose (mg/dL)</text:p>
          </table:table-cell>
          <table:table-cell table:style-name="TableCell1955">
            <text:p text:style-name="P1956">52.2</text:p>
          </table:table-cell>
          <table:table-cell table:style-name="TableCell1957">
            <text:p text:style-name="P1958">274</text:p>
          </table:table-cell>
          <table:table-cell table:style-name="TableCell1959">
            <text:p text:style-name="P1960">109.39</text:p>
          </table:table-cell>
        </table:table-row>
        <table:table-row table:style-name="TableRow1961">
          <table:table-cell table:style-name="TableCell1962">
            <text:p text:style-name="P1963">Blood pressure (mm Hg)</text:p>
          </table:table-cell>
          <table:table-cell table:style-name="TableCell1964">
            <text:p text:style-name="P1965">5.9</text:p>
          </table:table-cell>
          <table:table-cell table:style-name="TableCell1966">
            <text:p text:style-name="P1967">115</text:p>
          </table:table-cell>
          <table:table-cell table:style-name="TableCell1968">
            <text:p text:style-name="P1969">71.09</text:p>
          </table:table-cell>
        </table:table-row>
        <table:table-row table:style-name="TableRow1970">
          <table:table-cell table:style-name="TableCell1971">
            <text:p text:style-name="P1972">Skin thickness (mm)</text:p>
          </table:table-cell>
          <table:table-cell table:style-name="TableCell1973">
            <text:p text:style-name="P1974">2.9</text:p>
          </table:table-cell>
          <table:table-cell table:style-name="TableCell1975">
            <text:p text:style-name="P1976">23.3</text:p>
          </table:table-cell>
          <table:table-cell table:style-name="TableCell1977">
            <text:p text:style-name="P1978">10.78</text:p>
          </table:table-cell>
        </table:table-row>
        <table:table-row table:style-name="TableRow1979">
          <table:table-cell table:style-name="TableCell1980">
            <text:p text:style-name="P1981"><text:span text:style-name="T1982">BMI (kg/m</text:span><text:span text:style-name="T1983">2</text:span><text:span text:style-name="T1984">)</text:span></text:p>
          </table:table-cell>
          <table:table-cell table:style-name="TableCell1985">
            <text:p text:style-name="P1986">2.61</text:p>
          </table:table-cell>
          <table:table-cell table:style-name="TableCell1987">
            <text:p text:style-name="P1988">41.62</text:p>
          </table:table-cell>
          <table:table-cell table:style-name="TableCell1989">
            <text:p text:style-name="P1990">22.69</text:p>
          </table:table-cell>
        </table:table-row>
        <table:table-row table:style-name="TableRow1991">
          <table:table-cell table:style-name="TableCell1992">
            <text:p text:style-name="P1993">Age (years)</text:p>
          </table:table-cell>
          <table:table-cell table:style-name="TableCell1994">
            <text:p text:style-name="P1995">17</text:p>
          </table:table-cell>
          <table:table-cell table:style-name="TableCell1996">
            <text:p text:style-name="P1997">77</text:p>
          </table:table-cell>
          <table:table-cell table:style-name="TableCell1998">
            <text:p text:style-name="P1999">27.02</text:p>
          </table:table-cell>
        </table:table-row>
      </table:table>
      <text:p text:style-name="P2000"/>
      <text:h text:style-name="P2001" text:outline-level="3">2.2. Dataset preprocessing</text:h>
      <text:p text:style-name="P2002">In the merged dataset, we discovered a few exceptional zero values. For example, skin thickness and Body Mass Index (BMI) cannot be zero. The zero value has been replaced by its corresponding mean value. The training and test dataset has been separated using the holdout validation technique, where 80% is the training data and 20% is the test data.</text:p>
      <text:p text:style-name="P2003">Mutual Information: Mutual information attempts to measure the interdependence of variables. It produces information gain, and its higher values indicate greater dependency<text:s/>.</text:p>
      <text:p text:style-name="P2004"><text:span text:style-name="T2005">T</text:span><text:span text:style-name="T2006">he mutual information of various features, that is, the importance of each attribute of this dataset. For example, according to this figure, the diabetes pedigree function seems less important according to this mutual information technique.</text:span><text:a xlink:href="https://www.ncbi.nlm.nih.gov/pmc/articles/PMC10107388/figure/htl212039-fig-0003/" office:target-frame-name="figure" xlink:show="replace"/></text:p>
      <text:p text:style-name="P2007"><text:span text:style-name="T2008">Semi‐supervised learning</text:span><text:span text:style-name="T2009">: A combined dataset has been used in this work by incorporating the open‐source Pima Indian and private RTML datasets. According to Table </text:span><text:a xlink:href="https://www.ncbi.nlm.nih.gov/pmc/articles/PMC10107388/table/htl212039-tbl-0002/" office:target-frame-name="table" xlink:show="replace"><text:span text:style-name="T2010">2</text:span></text:a><text:span text:style-name="T2011">, the RTML dataset does not contain the insulin feature, which is predicted using a semi‐supervised<text:s/></text:span><text:soft-page-break/><text:span text:style-name="T2012">approach. Before merging the collected dataset with the Pima Indian dataset, a model was created using the extreme gradient boosting technique (XGB regressor). Various regression and ensemble learning techniques have been successfully used in many works to predict missing values . An extensive investigation has been performed while choosing the best‐performed regressor technique to predict the insulin feature of the RTML dataset from the Pima Indian dataset. As the actual value of the insulin was not available in the RTML dataset, the Pima Indian dataset was initially used to select the best regression model. First, the Pima Indian dataset was divided into an 8:2 ratio and three supervised regression models, extreme gradient boosting technique (XGB), support vector regression (SVR), and Gaussian process regression (GPR), have been employed to predict the selected outcome, that is, insulin of the validation samples of the Pima Indian dataset. Next, we computed the root mean square error (RMSE) of various regression frameworks as</text:span></text:p>
      <text:p text:style-name="P2013"><text:span text:style-name="T2014">RMSE=∑</text:span><text:span text:style-name="T2015">Ni=1</text:span><text:span text:style-name="T2016">(Predicted</text:span><text:span text:style-name="T2017">i</text:span><text:span text:style-name="T2018">−Actual</text:span><text:span text:style-name="T2019">i</text:span><text:span text:style-name="T2020">)</text:span><text:span text:style-name="T2021">2</text:span><text:span text:style-name="T2022">N−−−−−−−−−−−−−−−√</text:span><text:span text:style-name="T2023">(1)</text:span></text:p>
      <text:p text:style-name="P2024"><text:span text:style-name="T2025">where </text:span><text:span text:style-name="T2026">N</text:span><text:span text:style-name="T2027"> denotes the total number of validation samples of the Pima Indian dataset.</text:span></text:p>
      <text:p text:style-name="P2028"><text:span text:style-name="T2029">According to Table </text:span><text:a xlink:href="https://www.ncbi.nlm.nih.gov/pmc/articles/PMC10107388/table/htl212039-tbl-0003/" office:target-frame-name="table" xlink:show="replace"><text:span text:style-name="T2030">3</text:span></text:a><text:span text:style-name="T2031">, the XGB technique exhibits the lowest RMSE of insulin on the Pima Indian dataset. Therefore, this model has been used to predict the missing insulin column of the collected RTML dataset from the Pima Indian dataset. The working steps of predicting insulin in the RTML dataset have been illustrated in Figure </text:span><text:a xlink:href="https://www.ncbi.nlm.nih.gov/pmc/articles/PMC10107388/figure/htl212039-fig-0004/" office:target-frame-name="figure" xlink:show="replace"><text:span text:style-name="T2032">4</text:span></text:a><text:span text:style-name="T2033">.</text:span></text:p>
      <text:h text:style-name="P2034" text:outline-level="3">TABLE<text:s/>2</text:h>
      <text:p text:style-name="P2035">RMSE of various regression models on the Pima Indian dataset</text:p>
      <table:table table:style-name="Table2036">
        <table:table-columns>
          <table:table-column table:style-name="TableColumn2037"/>
          <table:table-column table:style-name="TableColumn2038"/>
        </table:table-columns>
        <table:table-header-rows>
          <table:table-row table:style-name="TableRow2039">
            <table:table-cell table:style-name="TableCell2040">
              <text:p text:style-name="P2041">Regression model</text:p>
            </table:table-cell>
            <table:table-cell table:style-name="TableCell2042">
              <text:p text:style-name="P2043">RMSE</text:p>
            </table:table-cell>
          </table:table-row>
        </table:table-header-rows>
        <table:table-row table:style-name="TableRow2044">
          <table:table-cell table:style-name="TableCell2045">
            <text:p text:style-name="P2046">XGB</text:p>
          </table:table-cell>
          <table:table-cell table:style-name="TableCell2047">
            <text:p text:style-name="P2048">0.36</text:p>
          </table:table-cell>
        </table:table-row>
        <table:table-row table:style-name="TableRow2049">
          <table:table-cell table:style-name="TableCell2050">
            <text:p text:style-name="P2051">SVR</text:p>
          </table:table-cell>
          <table:table-cell table:style-name="TableCell2052">
            <text:p text:style-name="P2053">0.45</text:p>
          </table:table-cell>
        </table:table-row>
        <table:table-row table:style-name="TableRow2054">
          <table:table-cell table:style-name="TableCell2055">
            <text:p text:style-name="P2056">GPR</text:p>
          </table:table-cell>
          <table:table-cell table:style-name="TableCell2057">
            <text:p text:style-name="P2058">0.43</text:p>
          </table:table-cell>
        </table:table-row>
      </table:table>
      <text:p text:style-name="P2059">Merged dataset: After the semi‐supervised approach, we predicted the insulin feature and merged the RTML dataset with the Pima Indian dataset. The merged dataset contained 877<text:s/><text:soft-page-break/>data with all the features, excluding the diabetes pedigree function, as it was the least important feature according to mutual information.</text:p>
      <text:p text:style-name="P2060"><text:span text:style-name="T2061">SMOTE and ADASYN for class imbalance: The merged dataset used in this work comprises the imbalance problem with 302 and 669 diabetes and non‐diabetes samples, respectively. To take care of this problem, the SMOTE and ADASYN techniques have been applied to the training dataset, leaving the testing data unaffected. Adaptive Synthetic Sampling, known as ADASYN, is a synthetic data generation technique with the characteristics of not duplicating minority samples and generating more data for ‘harder to learn’ examples [</text:span><text:a xlink:href="https://www.ncbi.nlm.nih.gov/pmc/articles/PMC10107388/#htl212039-bib-0013" office:target-frame-name="_top" xlink:show="replace"><text:span text:style-name="T2062">13</text:span></text:a><text:span text:style-name="T2063">]. As a result, the minority class will be sampled to the same extent as the majority class.</text:span></text:p>
      <text:p text:style-name="P2064">Min–Max normalization: In this research, we used the min–max normalization technique. The data has been scaled to the same range using the following equation:</text:p>
      <text:p text:style-name="P2065"><text:span text:style-name="T2066">X</text:span><text:span text:style-name="T2067">scaled</text:span><text:span text:style-name="T2068">=X−X</text:span><text:span text:style-name="T2069">min</text:span><text:span text:style-name="T2070">X</text:span><text:span text:style-name="T2071">max</text:span><text:span text:style-name="T2072">−X</text:span><text:span text:style-name="T2073">min</text:span><text:span text:style-name="T2074"><text:s/></text:span><text:span text:style-name="T2075">(2)</text:span></text:p>
      <text:p text:style-name="P2076"><text:span text:style-name="T2077">where </text:span><text:span text:style-name="T2078">X</text:span><text:span text:style-name="T2079"> </text:span><text:span text:style-name="T2080">max</text:span><text:span text:style-name="T2081"> and </text:span><text:span text:style-name="T2082">X</text:span><text:span text:style-name="T2083"> </text:span><text:span text:style-name="T2084">min</text:span><text:span text:style-name="T2085"> denote maximum and minimum values in the individual feature column, respectively.</text:span></text:p>
      <text:h text:style-name="P2086" text:outline-level="3">2.3. Machine learning classifiers</text:h>
      <text:p text:style-name="P2087">In this work, various machine learning and ensemble techniques have been employed to implement the automatic diabetes prediction system, briefly discussed below. GridSearchCV framework has been employed in this research to find the optimal values of different hyperparameters for all the machine learning models to prevent overfitting.</text:p>
      <text:p text:style-name="P2088">Decision tree: A decision tree represents the learning function provided by a set of rules. The decision tree learning technique performs a method for approximating discrete‐valued target functions. Gini or entropy are used to determine information gain, and each node is chosen based on these coefficients, which are expressed as</text:p>
      <text:soft-page-break/>
      <text:p text:style-name="P2089"><text:span text:style-name="T2090">Gini</text:span><text:span text:style-name="T2091">i</text:span><text:span text:style-name="T2092">=1−∑</text:span><text:span text:style-name="T2093">k=1n</text:span><text:span text:style-name="T2094">(p</text:span><text:span text:style-name="T2095">i,k</text:span><text:span text:style-name="T2096">)</text:span><text:span text:style-name="T2097">2</text:span><text:span text:style-name="T2098"><text:s/></text:span><text:span text:style-name="T2099">(3)</text:span></text:p>
      <text:p text:style-name="P2100"><text:span text:style-name="T2101">Entropy=∑</text:span><text:span text:style-name="T2102">i=1n</text:span><text:span text:style-name="T2103">−p</text:span><text:span text:style-name="T2104">i</text:span><text:span text:style-name="T2105">log</text:span><text:span text:style-name="T2106">2</text:span><text:span text:style-name="T2107">p</text:span><text:span text:style-name="T2108">i</text:span><text:span text:style-name="T2109"><text:s/></text:span><text:span text:style-name="T2110">(4)</text:span></text:p>
      <text:p text:style-name="P2111"><text:span text:style-name="T2112">In (</text:span><text:a xlink:href="https://www.ncbi.nlm.nih.gov/pmc/articles/PMC10107388/#htl212039-disp-0003" office:target-frame-name="_top" xlink:show="replace"><text:span text:style-name="T2113">3</text:span></text:a><text:span text:style-name="T2114">) and (</text:span><text:a xlink:href="https://www.ncbi.nlm.nih.gov/pmc/articles/PMC10107388/#htl212039-disp-0004" office:target-frame-name="_top" xlink:show="replace"><text:span text:style-name="T2115">4</text:span></text:a><text:span text:style-name="T2116">), </text:span><text:span text:style-name="T2117">n</text:span><text:span text:style-name="T2118"> represents the number of distinct class values. We observed that max depth = 2, minimum samples leaf = 50, and ‘Gini’ impurity metrics work well in the employed dataset in this work using the GridSearchCV hyperparameter tuning.</text:span></text:p>
      <text:p text:style-name="P2119"><text:span text:style-name="T2120">KNN classifier: A discrete‐valued function can be approximated by </text:span><text:span text:style-name="T2121">K</text:span><text:span text:style-name="T2122"> number of nearest classifiers [</text:span><text:a xlink:href="https://www.ncbi.nlm.nih.gov/pmc/articles/PMC10107388/#htl212039-bib-0008" office:target-frame-name="_top" xlink:show="replace"><text:span text:style-name="T2123">8</text:span></text:a><text:span text:style-name="T2124">]. To categorize, it creates a plane with the available training points and calculates the distance between the query and trained points. It determines the </text:span><text:span text:style-name="T2125">K</text:span><text:span text:style-name="T2126"> number of neighbours (depending on the dataset) and classifies them using majority voting. In our research, we used </text:span><text:span text:style-name="T2127">K</text:span><text:span text:style-name="T2128"> = 5 for the binary classification.</text:span></text:p>
      <text:p text:style-name="P2129"><text:span text:style-name="T2130">Random forest: Random forest is a machine learning system that averages the predictions of several decision trees. As a result, the random forest can be considered an ensemble learning model [</text:span><text:a xlink:href="https://www.ncbi.nlm.nih.gov/pmc/articles/PMC10107388/#htl212039-bib-0007" office:target-frame-name="_top" xlink:show="replace"><text:span text:style-name="T2131">7</text:span></text:a><text:span text:style-name="T2132">]. In this research, we have applied random forest with estimators = 400, minimum samples leaf = 5, and ‘Gini’ impurity metrics utilizing hyperparameter tuning.</text:span></text:p>
      <text:p text:style-name="P2133"><text:span text:style-name="T2134">Support vector machine: SVM performs supervised classification by choosing the best hyperplane . In this study, we experimented with various SVM kernels in the training set. Finally, we discovered the SVM with a linear kernel, parameters </text:span><text:span text:style-name="T2135">C</text:span><text:span text:style-name="T2136"> = 10 and </text:span><text:span text:style-name="T2137">gamma</text:span><text:span text:style-name="T2138"> = 1, produces the best results in this dataset.</text:span></text:p>
      <text:p text:style-name="P2139">Logistic regression: Logistic regression can be used to predict a binary class. To predict the outcome, it fits an ‘S’ shaped function . The hyperparameter optimization technique obtained the maximum number of iterations for the convergence of the logistic regression model to be 150.</text:p>
      <text:p text:style-name="P2140">AdaBoost: AdaBoost is an ensemble technique. This classifier initially works on the original dataset, then fits repeated copies of the classifier to the same dataset. This framework adjusts<text:s/><text:soft-page-break/>the weights of improperly classified instances so that successive classifiers focus more on difficult circumstances. We have applied AdaBoost with estimator = 50 and learning rate = 0.10 in this work.</text:p>
      <text:p text:style-name="P2141"><text:span text:style-name="T2142">XGBoost: XGBoost is an ensemble machine learning technique based on decision trees that employ a gradient boosting approach [</text:span><text:a xlink:href="https://www.ncbi.nlm.nih.gov/pmc/articles/PMC10107388/#htl212039-bib-0020" office:target-frame-name="_top" xlink:show="replace"><text:span text:style-name="T2143">20</text:span></text:a><text:span text:style-name="T2144">]. The parameters used for the proposed XGBoost classifier are as follows: estimators’ maximum depth = 4 and ‘binary logistic’ objective function.</text:span></text:p>
      <text:p text:style-name="P2145"><text:span text:style-name="T2146">Voting classifier: It is an ensemble technique to improve the classification by voting [</text:span><text:a xlink:href="https://www.ncbi.nlm.nih.gov/pmc/articles/PMC10107388/#htl212039-bib-0007" office:target-frame-name="_top" xlink:show="replace"><text:span text:style-name="T2147">7</text:span></text:a><text:span text:style-name="T2148">]. This paper implements a voting classifier that selects the majority class predicted by each classifier with a ‘soft’ voting hyperparameter.</text:span></text:p>
      <text:p text:style-name="P2149"><text:span text:style-name="T2150">Bagging: Bagging classifiers are ensemble classifiers that fit base classifiers to random subsets of the original dataset and then aggregate their individual predictions voting to generate a final classification [</text:span><text:a xlink:href="https://www.ncbi.nlm.nih.gov/pmc/articles/PMC10107388/#htl212039-bib-0008" office:target-frame-name="_top" xlink:show="replace"><text:span text:style-name="T2151">8</text:span></text:a><text:span text:style-name="T2152">]. In the implemented bagging classifier, base estimators = 500, maximum number of samples = 100, and out‐of‐bag score = ‘True’ are used as various hyperparameters.</text:span></text:p>
      <text:h text:style-name="P2153" text:outline-level="3">2.4. Deployment of the prediction system</text:h>
      <text:p text:style-name="P2154">The proposed machine learning‐based diabetes prediction system has been deployed into a website and smartphone application framework to work instantaneously on real data.</text:p>
      <text:p text:style-name="P2155"><text:span text:style-name="T2156">Web application: We have used HTML and CSS for the frontend part of the proposed website. After that, we finalized the machine learning model XGBoost with ADASYN, as it provided the best performance. The model deployment has been done with Spyder, a Python environment platform that works with Anaconda. Figure </text:span><text:a xlink:href="https://www.ncbi.nlm.nih.gov/pmc/articles/PMC10107388/figure/htl212039-fig-0005/" office:target-frame-name="figure" xlink:show="replace"><text:span text:style-name="T2157">5</text:span></text:a><text:span text:style-name="T2158"> shows the illustration of the website application development process.</text:span><text:a xlink:href="https://www.ncbi.nlm.nih.gov/pmc/articles/PMC10107388/figure/htl212039-fig-0005/" office:target-frame-name="figure" xlink:show="replace"/></text:p>
      <text:p text:style-name="P2159"><text:span text:style-name="T2160">Android smartphone application: To demonstrate the automatic diabetes forecasting system in real time, we also designed an Android smartphone application to test its performance. Android Studio is used for the frontend part of this application. We employed Java as the necessary coding language. After that, the model has been implemented in Android Studio using the pickle package. While developing the API, we used Heroku to host our model on the corresponding hosting server. Figure </text:span><text:a xlink:href="https://www.ncbi.nlm.nih.gov/pmc/articles/PMC10107388/figure/htl212039-fig-0006/" office:target-frame-name="figure" xlink:show="replace"><text:span text:style-name="T2161">6</text:span></text:a><text:span text:style-name="T2162"> demonstrates the necessary steps in developing the proposed Android application.</text:span></text:p>
      <text:p text:style-name="P2163"/>
      <text:p text:style-name="P2164"><text:span text:style-name="T2165">3.RESULTS AND DISCUSSION</text:span></text:p>
      <text:p text:style-name="P2166">This section presents the results and discussion of the proposed automatic diabetes prediction system. First, the performance of various machine learning techniques is discussed. Next, the implemented website framework and Android smartphone application are demonstrated. We used precision, recall, F1 score, AUC, and classification accuracy to evaluate various ML models. Equations of these metrics are expressed as</text:p>
      <text:p text:style-name="P2167"><text:span text:style-name="T2168">Precision=TPTP+FP</text:span><text:span text:style-name="T2169"><text:s/></text:span><text:span text:style-name="T2170">(5)</text:span></text:p>
      <text:p text:style-name="P2171"><text:span text:style-name="T2172">Recall=TPTP+FN</text:span><text:span text:style-name="T2173"><text:s/></text:span><text:span text:style-name="T2174">(6)</text:span></text:p>
      <text:p text:style-name="P2175"><text:span text:style-name="T2176">F1score=2×Recall×PrecisionRecall+Precision</text:span><text:span text:style-name="T2177"><text:s/></text:span><text:span text:style-name="T2178">(7)</text:span></text:p>
      <text:p text:style-name="P2179"><text:span text:style-name="T2180">where </text:span><text:span text:style-name="T2181">TP</text:span><text:span text:style-name="T2182"> denotes the model is predicting positive, and the result is also positive. </text:span><text:span text:style-name="T2183">FP</text:span><text:span text:style-name="T2184"> indicates the positive prediction of the model, but the result is negative. </text:span><text:span text:style-name="T2185">TN</text:span><text:span text:style-name="T2186"> expresses the model is predicting negative, and the result is also negative. </text:span><text:span text:style-name="T2187">FN</text:span><text:span text:style-name="T2188"> indicates the model predicts negative, but the result is positive. In this work, the holdout validation approach with a stratified 8:2 train‐test split has been used for all the machine learning models.</text:span></text:p>
      <text:p text:style-name="P2189"><text:span text:style-name="T2190">Table </text:span><text:a xlink:href="https://www.ncbi.nlm.nih.gov/pmc/articles/PMC10107388/table/htl212039-tbl-0004/" office:target-frame-name="table" xlink:show="replace"><text:span text:style-name="T2191">4</text:span></text:a><text:span text:style-name="T2192"> compares different performance metrics of various classifiers for the merged dataset with SMOTE synthetic oversampling technique. According to this table, the bagging<text:s/></text:span><text:soft-page-break/><text:span text:style-name="T2193">classifier achieved the best overall performance with 79% accuracy and 0.79 and 0.87 F1 score and AUC, respectively.</text:span></text:p>
      <text:h text:style-name="P2194" text:outline-level="3">TABLE 4</text:h>
      <text:p text:style-name="P2195">Performance metrics of various classifiers with SMOTE technique in the merged dataset</text:p>
      <table:table table:style-name="Table2196">
        <table:table-columns>
          <table:table-column table:style-name="TableColumn2197"/>
          <table:table-column table:style-name="TableColumn2198"/>
          <table:table-column table:style-name="TableColumn2199"/>
          <table:table-column table:style-name="TableColumn2200"/>
          <table:table-column table:style-name="TableColumn2201"/>
          <table:table-column table:style-name="TableColumn2202"/>
        </table:table-columns>
        <table:table-header-rows>
          <table:table-row table:style-name="TableRow2203">
            <table:table-cell table:style-name="TableCell2204">
              <text:p text:style-name="P2205">Classifier</text:p>
            </table:table-cell>
            <table:table-cell table:style-name="TableCell2206">
              <text:p text:style-name="P2207">Precision</text:p>
            </table:table-cell>
            <table:table-cell table:style-name="TableCell2208">
              <text:p text:style-name="P2209">Recall</text:p>
            </table:table-cell>
            <table:table-cell table:style-name="TableCell2210">
              <text:p text:style-name="P2211">F1 Score</text:p>
            </table:table-cell>
            <table:table-cell table:style-name="TableCell2212">
              <text:p text:style-name="P2213">Accuracy</text:p>
            </table:table-cell>
            <table:table-cell table:style-name="TableCell2214">
              <text:p text:style-name="P2215">AUC</text:p>
            </table:table-cell>
          </table:table-row>
        </table:table-header-rows>
        <table:table-row table:style-name="TableRow2216">
          <table:table-cell table:style-name="TableCell2217">
            <text:p text:style-name="P2218">Logistic regression</text:p>
          </table:table-cell>
          <table:table-cell table:style-name="TableCell2219">
            <text:p text:style-name="P2220">0.78</text:p>
          </table:table-cell>
          <table:table-cell table:style-name="TableCell2221">
            <text:p text:style-name="P2222">0.77</text:p>
          </table:table-cell>
          <table:table-cell table:style-name="TableCell2223">
            <text:p text:style-name="P2224">0.77</text:p>
          </table:table-cell>
          <table:table-cell table:style-name="TableCell2225">
            <text:p text:style-name="P2226">77%</text:p>
          </table:table-cell>
          <table:table-cell table:style-name="TableCell2227">
            <text:p text:style-name="P2228">0.88</text:p>
          </table:table-cell>
        </table:table-row>
        <table:table-row table:style-name="TableRow2229">
          <table:table-cell table:style-name="TableCell2230">
            <text:p text:style-name="P2231">KNN</text:p>
          </table:table-cell>
          <table:table-cell table:style-name="TableCell2232">
            <text:p text:style-name="P2233">0.78</text:p>
          </table:table-cell>
          <table:table-cell table:style-name="TableCell2234">
            <text:p text:style-name="P2235">0.76</text:p>
          </table:table-cell>
          <table:table-cell table:style-name="TableCell2236">
            <text:p text:style-name="P2237">0.76</text:p>
          </table:table-cell>
          <table:table-cell table:style-name="TableCell2238">
            <text:p text:style-name="P2239">76%</text:p>
          </table:table-cell>
          <table:table-cell table:style-name="TableCell2240">
            <text:p text:style-name="P2241">0.85</text:p>
          </table:table-cell>
        </table:table-row>
        <table:table-row table:style-name="TableRow2242">
          <table:table-cell table:style-name="TableCell2243">
            <text:p text:style-name="P2244">Random forest</text:p>
          </table:table-cell>
          <table:table-cell table:style-name="TableCell2245">
            <text:p text:style-name="P2246">0.78</text:p>
          </table:table-cell>
          <table:table-cell table:style-name="TableCell2247">
            <text:p text:style-name="P2248">0.78</text:p>
          </table:table-cell>
          <table:table-cell table:style-name="TableCell2249">
            <text:p text:style-name="P2250">0.78</text:p>
          </table:table-cell>
          <table:table-cell table:style-name="TableCell2251">
            <text:p text:style-name="P2252">78%</text:p>
          </table:table-cell>
          <table:table-cell table:style-name="TableCell2253">
            <text:p text:style-name="P2254">0.87</text:p>
          </table:table-cell>
        </table:table-row>
        <table:table-row table:style-name="TableRow2255">
          <table:table-cell table:style-name="TableCell2256">
            <text:p text:style-name="P2257">Decision tree</text:p>
          </table:table-cell>
          <table:table-cell table:style-name="TableCell2258">
            <text:p text:style-name="P2259">0.75</text:p>
          </table:table-cell>
          <table:table-cell table:style-name="TableCell2260">
            <text:p text:style-name="P2261">0.73</text:p>
          </table:table-cell>
          <table:table-cell table:style-name="TableCell2262">
            <text:p text:style-name="P2263">0.73</text:p>
          </table:table-cell>
          <table:table-cell table:style-name="TableCell2264">
            <text:p text:style-name="P2265">73%</text:p>
          </table:table-cell>
          <table:table-cell table:style-name="TableCell2266">
            <text:p text:style-name="P2267">0.75</text:p>
          </table:table-cell>
        </table:table-row>
        <table:table-row table:style-name="TableRow2268">
          <table:table-cell table:style-name="TableCell2269">
            <text:p text:style-name="P2270"><text:span text:style-name="T2271">Bagging</text:span></text:p>
          </table:table-cell>
          <table:table-cell table:style-name="TableCell2272">
            <text:p text:style-name="P2273"><text:span text:style-name="T2274">0.80</text:span></text:p>
          </table:table-cell>
          <table:table-cell table:style-name="TableCell2275">
            <text:p text:style-name="P2276"><text:span text:style-name="T2277">0.79</text:span></text:p>
          </table:table-cell>
          <table:table-cell table:style-name="TableCell2278">
            <text:p text:style-name="P2279"><text:span text:style-name="T2280">0.79</text:span></text:p>
          </table:table-cell>
          <table:table-cell table:style-name="TableCell2281">
            <text:p text:style-name="P2282"><text:span text:style-name="T2283">79%</text:span></text:p>
          </table:table-cell>
          <table:table-cell table:style-name="TableCell2284">
            <text:p text:style-name="P2285"><text:span text:style-name="T2286">0.87</text:span></text:p>
          </table:table-cell>
        </table:table-row>
        <table:table-row table:style-name="TableRow2287">
          <table:table-cell table:style-name="TableCell2288">
            <text:p text:style-name="P2289">Adaboost</text:p>
          </table:table-cell>
          <table:table-cell table:style-name="TableCell2290">
            <text:p text:style-name="P2291">0.79</text:p>
          </table:table-cell>
          <table:table-cell table:style-name="TableCell2292">
            <text:p text:style-name="P2293">0.78</text:p>
          </table:table-cell>
          <table:table-cell table:style-name="TableCell2294">
            <text:p text:style-name="P2295">0.78</text:p>
          </table:table-cell>
          <table:table-cell table:style-name="TableCell2296">
            <text:p text:style-name="P2297">78%</text:p>
          </table:table-cell>
          <table:table-cell table:style-name="TableCell2298">
            <text:p text:style-name="P2299">0.85</text:p>
          </table:table-cell>
        </table:table-row>
        <table:table-row table:style-name="TableRow2300">
          <table:table-cell table:style-name="TableCell2301">
            <text:p text:style-name="P2302">XGboost</text:p>
          </table:table-cell>
          <table:table-cell table:style-name="TableCell2303">
            <text:p text:style-name="P2304">0.78</text:p>
          </table:table-cell>
          <table:table-cell table:style-name="TableCell2305">
            <text:p text:style-name="P2306">0.78</text:p>
          </table:table-cell>
          <table:table-cell table:style-name="TableCell2307">
            <text:p text:style-name="P2308">0.78</text:p>
          </table:table-cell>
          <table:table-cell table:style-name="TableCell2309">
            <text:p text:style-name="P2310">78%</text:p>
          </table:table-cell>
          <table:table-cell table:style-name="TableCell2311">
            <text:p text:style-name="P2312">0.84</text:p>
          </table:table-cell>
        </table:table-row>
        <table:table-row table:style-name="TableRow2313">
          <table:table-cell table:style-name="TableCell2314">
            <text:p text:style-name="P2315">Voting</text:p>
          </table:table-cell>
          <table:table-cell table:style-name="TableCell2316">
            <text:p text:style-name="P2317">0.79</text:p>
          </table:table-cell>
          <table:table-cell table:style-name="TableCell2318">
            <text:p text:style-name="P2319">0.79</text:p>
          </table:table-cell>
          <table:table-cell table:style-name="TableCell2320">
            <text:p text:style-name="P2321">0.79</text:p>
          </table:table-cell>
          <table:table-cell table:style-name="TableCell2322">
            <text:p text:style-name="P2323">79%</text:p>
          </table:table-cell>
          <table:table-cell table:style-name="TableCell2324">
            <text:p text:style-name="P2325">0.86</text:p>
          </table:table-cell>
        </table:table-row>
        <table:table-row table:style-name="TableRow2326">
          <table:table-cell table:style-name="TableCell2327">
            <text:p text:style-name="P2328">SVM</text:p>
          </table:table-cell>
          <table:table-cell table:style-name="TableCell2329">
            <text:p text:style-name="P2330">0.78</text:p>
          </table:table-cell>
          <table:table-cell table:style-name="TableCell2331">
            <text:p text:style-name="P2332">0.75</text:p>
          </table:table-cell>
          <table:table-cell table:style-name="TableCell2333">
            <text:p text:style-name="P2334">0.76</text:p>
          </table:table-cell>
          <table:table-cell table:style-name="TableCell2335">
            <text:p text:style-name="P2336">75%</text:p>
          </table:table-cell>
          <table:table-cell table:style-name="TableCell2337">
            <text:p text:style-name="P2338">0.87</text:p>
          </table:table-cell>
        </table:table-row>
      </table:table>
      <text:p text:style-name="P2339"><text:span text:style-name="T2340">V</text:span><text:span text:style-name="T2341">arious performance metrics of all the classifiers using the ADASYN approach in the merged datasets. According to Table </text:span><text:a xlink:href="https://www.ncbi.nlm.nih.gov/pmc/articles/PMC10107388/table/htl212039-tbl-0004/" office:target-frame-name="table" xlink:show="replace"><text:span text:style-name="T2342">4</text:span></text:a><text:span text:style-name="T2343">, the XGBoost framework performed better than other classifiers with 81% accuracy and 0.84 AUC. Conversely, the decision tree approach achieved the lowest accuracy and F1 score.</text:span></text:p>
      <text:h text:style-name="P2344" text:outline-level="3">TABLE<text:s/>5</text:h>
      <text:p text:style-name="P2345">Performance metrics of various classifiers using adasyn in the merged dataset</text:p>
      <table:table table:style-name="Table2346">
        <table:table-columns>
          <table:table-column table:style-name="TableColumn2347"/>
          <table:table-column table:style-name="TableColumn2348"/>
          <table:table-column table:style-name="TableColumn2349"/>
          <table:table-column table:style-name="TableColumn2350"/>
          <table:table-column table:style-name="TableColumn2351"/>
          <table:table-column table:style-name="TableColumn2352"/>
        </table:table-columns>
        <table:table-header-rows>
          <table:table-row table:style-name="TableRow2353">
            <table:table-cell table:style-name="TableCell2354">
              <text:p text:style-name="P2355">Classifier</text:p>
            </table:table-cell>
            <table:table-cell table:style-name="TableCell2356">
              <text:p text:style-name="P2357">Precision</text:p>
            </table:table-cell>
            <table:table-cell table:style-name="TableCell2358">
              <text:p text:style-name="P2359">Recall</text:p>
            </table:table-cell>
            <table:table-cell table:style-name="TableCell2360">
              <text:p text:style-name="P2361">F1 Score</text:p>
            </table:table-cell>
            <table:table-cell table:style-name="TableCell2362">
              <text:p text:style-name="P2363">Accuracy</text:p>
            </table:table-cell>
            <table:table-cell table:style-name="TableCell2364">
              <text:p text:style-name="P2365">Auc</text:p>
            </table:table-cell>
          </table:table-row>
        </table:table-header-rows>
        <table:table-row table:style-name="TableRow2366">
          <table:table-cell table:style-name="TableCell2367">
            <text:p text:style-name="P2368">Logistic regression</text:p>
          </table:table-cell>
          <table:table-cell table:style-name="TableCell2369">
            <text:p text:style-name="P2370">0.76</text:p>
          </table:table-cell>
          <table:table-cell table:style-name="TableCell2371">
            <text:p text:style-name="P2372">0.75</text:p>
          </table:table-cell>
          <table:table-cell table:style-name="TableCell2373">
            <text:p text:style-name="P2374">0.75</text:p>
          </table:table-cell>
          <table:table-cell table:style-name="TableCell2375">
            <text:p text:style-name="P2376">75%</text:p>
          </table:table-cell>
          <table:table-cell table:style-name="TableCell2377">
            <text:p text:style-name="P2378">0.84</text:p>
          </table:table-cell>
        </table:table-row>
        <table:table-row table:style-name="TableRow2379">
          <table:table-cell table:style-name="TableCell2380">
            <text:p text:style-name="P2381">KNN</text:p>
          </table:table-cell>
          <table:table-cell table:style-name="TableCell2382">
            <text:p text:style-name="P2383">0.76</text:p>
          </table:table-cell>
          <table:table-cell table:style-name="TableCell2384">
            <text:p text:style-name="P2385">0.73</text:p>
          </table:table-cell>
          <table:table-cell table:style-name="TableCell2386">
            <text:p text:style-name="P2387">0.73</text:p>
          </table:table-cell>
          <table:table-cell table:style-name="TableCell2388">
            <text:p text:style-name="P2389">73%</text:p>
          </table:table-cell>
          <table:table-cell table:style-name="TableCell2390">
            <text:p text:style-name="P2391">0.82</text:p>
          </table:table-cell>
        </table:table-row>
        <table:table-row table:style-name="TableRow2392">
          <table:table-cell table:style-name="TableCell2393">
            <text:p text:style-name="P2394">Random forest</text:p>
          </table:table-cell>
          <table:table-cell table:style-name="TableCell2395">
            <text:p text:style-name="P2396">0.76</text:p>
          </table:table-cell>
          <table:table-cell table:style-name="TableCell2397">
            <text:p text:style-name="P2398">0.76</text:p>
          </table:table-cell>
          <table:table-cell table:style-name="TableCell2399">
            <text:p text:style-name="P2400">0.76</text:p>
          </table:table-cell>
          <table:table-cell table:style-name="TableCell2401">
            <text:p text:style-name="P2402">76%</text:p>
          </table:table-cell>
          <table:table-cell table:style-name="TableCell2403">
            <text:p text:style-name="P2404">0.84</text:p>
          </table:table-cell>
        </table:table-row>
        <table:table-row table:style-name="TableRow2405">
          <table:table-cell table:style-name="TableCell2406">
            <text:p text:style-name="P2407">Decision tree</text:p>
          </table:table-cell>
          <table:table-cell table:style-name="TableCell2408">
            <text:p text:style-name="P2409">0.81</text:p>
          </table:table-cell>
          <table:table-cell table:style-name="TableCell2410">
            <text:p text:style-name="P2411">0.72</text:p>
          </table:table-cell>
          <table:table-cell table:style-name="TableCell2412">
            <text:p text:style-name="P2413">0.72</text:p>
          </table:table-cell>
          <table:table-cell table:style-name="TableCell2414">
            <text:p text:style-name="P2415">72%</text:p>
          </table:table-cell>
          <table:table-cell table:style-name="TableCell2416">
            <text:p text:style-name="P2417">0.78</text:p>
          </table:table-cell>
        </table:table-row>
        <table:table-row table:style-name="TableRow2418">
          <table:table-cell table:style-name="TableCell2419">
            <text:p text:style-name="P2420">Bagging</text:p>
          </table:table-cell>
          <table:table-cell table:style-name="TableCell2421">
            <text:p text:style-name="P2422">0.80</text:p>
          </table:table-cell>
          <table:table-cell table:style-name="TableCell2423">
            <text:p text:style-name="P2424">0.79</text:p>
          </table:table-cell>
          <table:table-cell table:style-name="TableCell2425">
            <text:p text:style-name="P2426">0.79</text:p>
          </table:table-cell>
          <table:table-cell table:style-name="TableCell2427">
            <text:p text:style-name="P2428">79%</text:p>
          </table:table-cell>
          <table:table-cell table:style-name="TableCell2429">
            <text:p text:style-name="P2430">0.84</text:p>
          </table:table-cell>
        </table:table-row>
        <text:soft-page-break/>
        <table:table-row table:style-name="TableRow2431">
          <table:table-cell table:style-name="TableCell2432">
            <text:p text:style-name="P2433">AdaBoost</text:p>
          </table:table-cell>
          <table:table-cell table:style-name="TableCell2434">
            <text:p text:style-name="P2435">0.75</text:p>
          </table:table-cell>
          <table:table-cell table:style-name="TableCell2436">
            <text:p text:style-name="P2437">0.76</text:p>
          </table:table-cell>
          <table:table-cell table:style-name="TableCell2438">
            <text:p text:style-name="P2439">0.76</text:p>
          </table:table-cell>
          <table:table-cell table:style-name="TableCell2440">
            <text:p text:style-name="P2441">76%</text:p>
          </table:table-cell>
          <table:table-cell table:style-name="TableCell2442">
            <text:p text:style-name="P2443">0.84</text:p>
          </table:table-cell>
        </table:table-row>
        <table:table-row table:style-name="TableRow2444">
          <table:table-cell table:style-name="TableCell2445">
            <text:p text:style-name="P2446"><text:span text:style-name="T2447">XGBoost</text:span></text:p>
          </table:table-cell>
          <table:table-cell table:style-name="TableCell2448">
            <text:p text:style-name="P2449"><text:span text:style-name="T2450">0.81</text:span></text:p>
          </table:table-cell>
          <table:table-cell table:style-name="TableCell2451">
            <text:p text:style-name="P2452"><text:span text:style-name="T2453">0.81</text:span></text:p>
          </table:table-cell>
          <table:table-cell table:style-name="TableCell2454">
            <text:p text:style-name="P2455"><text:span text:style-name="T2456">0.81</text:span></text:p>
          </table:table-cell>
          <table:table-cell table:style-name="TableCell2457">
            <text:p text:style-name="P2458"><text:span text:style-name="T2459">81%</text:span></text:p>
          </table:table-cell>
          <table:table-cell table:style-name="TableCell2460">
            <text:p text:style-name="P2461"><text:span text:style-name="T2462">0.84</text:span></text:p>
          </table:table-cell>
        </table:table-row>
        <table:table-row table:style-name="TableRow2463">
          <table:table-cell table:style-name="TableCell2464">
            <text:p text:style-name="P2465">Voting</text:p>
          </table:table-cell>
          <table:table-cell table:style-name="TableCell2466">
            <text:p text:style-name="P2467">0.77</text:p>
          </table:table-cell>
          <table:table-cell table:style-name="TableCell2468">
            <text:p text:style-name="P2469">0.77</text:p>
          </table:table-cell>
          <table:table-cell table:style-name="TableCell2470">
            <text:p text:style-name="P2471">0.77</text:p>
          </table:table-cell>
          <table:table-cell table:style-name="TableCell2472">
            <text:p text:style-name="P2473">77%</text:p>
          </table:table-cell>
          <table:table-cell table:style-name="TableCell2474">
            <text:p text:style-name="P2475">0.84</text:p>
          </table:table-cell>
        </table:table-row>
        <table:table-row table:style-name="TableRow2476">
          <table:table-cell table:style-name="TableCell2477">
            <text:p text:style-name="P2478">SVM</text:p>
          </table:table-cell>
          <table:table-cell table:style-name="TableCell2479">
            <text:p text:style-name="P2480">0.78</text:p>
          </table:table-cell>
          <table:table-cell table:style-name="TableCell2481">
            <text:p text:style-name="P2482">0.78</text:p>
          </table:table-cell>
          <table:table-cell table:style-name="TableCell2483">
            <text:p text:style-name="P2484">0.77</text:p>
          </table:table-cell>
          <table:table-cell table:style-name="TableCell2485">
            <text:p text:style-name="P2486">78%</text:p>
          </table:table-cell>
          <table:table-cell table:style-name="TableCell2487">
            <text:p text:style-name="P2488">0.83</text:p>
          </table:table-cell>
        </table:table-row>
      </table:table>
      <text:p text:style-name="P2489"/>
      <text:p text:style-name="P2490"><text:span text:style-name="T2491">Next, the domain adaptation approach has been applied where the machine learning model is trained and evaluated on different samples, that is, source and target datasets, respectively. In this work, initially, the automatic diabetes prediction model is trained on the open‐source Pima Indian dataset with a larger size. Finally, the model is evaluated on the private RTML dataset with a much smaller dimension. Table </text:span><text:a xlink:href="https://www.ncbi.nlm.nih.gov/pmc/articles/PMC10107388/table/htl212039-tbl-0006/" office:target-frame-name="table" xlink:show="replace"><text:span text:style-name="T2492">6</text:span></text:a><text:span text:style-name="T2493"> demonstrates the performance metrics for the private dataset. It is interesting to note that the XGBoost with ADASYN framework has been applied in the training dataset in this case.depicts the confusion matrix for XGBoost with ADASYN. According to this figure, the XGBoost technique correctly classified 141 instances with </text:span><text:span text:style-name="T2494">TP</text:span><text:span text:style-name="T2495"> = 43 and </text:span><text:span text:style-name="T2496">TN</text:span><text:span text:style-name="T2497"> = 98.</text:span><text:a xlink:href="https://www.ncbi.nlm.nih.gov/pmc/articles/PMC10107388/figure/htl212039-fig-0007/" office:target-frame-name="figure" xlink:show="replace"/></text:p>
      <text:p text:style-name="P2498"><text:span text:style-name="T2499">The ROC curve of the XGBoost with the ADASYN approach has been illustrated in Figure </text:span><text:a xlink:href="https://www.ncbi.nlm.nih.gov/pmc/articles/PMC10107388/figure/htl212039-fig-0008/" office:target-frame-name="figure" xlink:show="replace"><text:span text:style-name="T2500">8</text:span></text:a><text:span text:style-name="T2501">. This figure shows the AUC value of XGBoost is 0.84.</text:span><text:a xlink:href="https://www.ncbi.nlm.nih.gov/pmc/articles/PMC10107388/figure/htl212039-fig-0008/" office:target-frame-name="figure" xlink:show="replace"/></text:p>
      <text:p text:style-name="P2502"><text:span text:style-name="T2503">Next, explainable AI techniques with SHAP and LIME frameworks are implemented to understand how the model predicts the decision. <text:s/>the XGBoost with ADASYN feature importance with the help of explainable AI, SHAP library.illustrates an interpretation of the XGBoost model implemented by the LIME explainable AI method. According to this figure, the model predicts diabetes correctly for this specific person with 80% confidence. The ML model predicts this class as the person has a glucose level of more than 140.25 and involves pregnancies of more than 6.Finally, the proposed automatic diabetes prediction system has been deployed into a website and Android smartphone application employing the XGBoost machine learning framework with ADASYN.<text:s/></text:span><text:span text:style-name="T2504">A</text:span><text:span text:style-name="T2505">n instantaneous diabetes prediction by the designed web application with real data.<text:s/></text:span></text:p>
      <text:soft-page-break/>
      <text:p text:style-name="P2506"><text:span text:style-name="T2507">displays the home screen of the proposed Android mobile application created using the best classification algorithm XGBoost. Finally, a survey was conducted in which users rated the application's various features. Figure </text:span><text:a xlink:href="https://www.ncbi.nlm.nih.gov/pmc/articles/PMC10107388/figure/htl212039-fig-0013/" office:target-frame-name="figure" xlink:show="replace"><text:span text:style-name="T2508">13</text:span></text:a><text:span text:style-name="T2509"> illustrates the review details of the implemented Android application's survey results. Sixteen volunteers reviewed the application in total, and all of them were female. The participants rated each feature on a scale of 1 to 10, and their average was calculated. According to this figure, the diabetes prediction and daily diet chart features of the application achieved the highest ratings of 8.40 and 8, respectively.</text:span><text:a xlink:href="https://www.ncbi.nlm.nih.gov/pmc/articles/PMC10107388/figure/htl212039-fig-0012/" office:target-frame-name="figure" xlink:show="replace"/></text:p>
      <text:p text:style-name="P2510"/>
      <text:p text:style-name="P2511"><text:span text:style-name="T2512">It is worth mentioning that the RTML dataset's insulin feature has been predicted from the Pima Indian dataset by applying the XGB regression technique for all of the results discussed above. However, alternative investigations have been conducted to obtain the insulin feature of the RTML dataset, that is, the mean and median imputation of various patients’ insulin of the Pima Indian dataset. Tables </text:span><text:a xlink:href="https://www.ncbi.nlm.nih.gov/pmc/articles/PMC10107388/table/htl212039-tbl-0007/" office:target-frame-name="table" xlink:show="replace"><text:span text:style-name="T2513">7</text:span></text:a><text:span text:style-name="T2514"> and  </text:span><text:a xlink:href="https://www.ncbi.nlm.nih.gov/pmc/articles/PMC10107388/table/htl212039-tbl-0008/" office:target-frame-name="table" xlink:show="replace"><text:span text:style-name="T2515">8</text:span></text:a><text:span text:style-name="T2516"> demonstrate various performance metrics of the machine learning models with the ADASYN technique when the RTML dataset's missing insulin features are obtained from the mean and median values of the Pima Indian dataset.</text:span></text:p>
      <text:h text:style-name="P2517" text:outline-level="3">TABLE<text:s/>6</text:h>
      <text:p text:style-name="P2518">Performance metrics of classifiers in the merged dataset (RTML insulin obtained from Pima Indian mean)</text:p>
      <table:table table:style-name="Table2519">
        <table:table-columns>
          <table:table-column table:style-name="TableColumn2520"/>
          <table:table-column table:style-name="TableColumn2521"/>
          <table:table-column table:style-name="TableColumn2522"/>
          <table:table-column table:style-name="TableColumn2523"/>
          <table:table-column table:style-name="TableColumn2524"/>
        </table:table-columns>
        <table:table-header-rows>
          <table:table-row table:style-name="TableRow2525">
            <table:table-cell table:style-name="TableCell2526">
              <text:p text:style-name="P2527">Classifier</text:p>
            </table:table-cell>
            <table:table-cell table:style-name="TableCell2528">
              <text:p text:style-name="P2529">Precision</text:p>
            </table:table-cell>
            <table:table-cell table:style-name="TableCell2530">
              <text:p text:style-name="P2531">Recall</text:p>
            </table:table-cell>
            <table:table-cell table:style-name="TableCell2532">
              <text:p text:style-name="P2533">F1 Score</text:p>
            </table:table-cell>
            <table:table-cell table:style-name="TableCell2534">
              <text:p text:style-name="P2535">Accuracy</text:p>
            </table:table-cell>
          </table:table-row>
        </table:table-header-rows>
        <table:table-row table:style-name="TableRow2536">
          <table:table-cell table:style-name="TableCell2537">
            <text:p text:style-name="P2538">AdaBoost</text:p>
          </table:table-cell>
          <table:table-cell table:style-name="TableCell2539">
            <text:p text:style-name="P2540">0.77</text:p>
          </table:table-cell>
          <table:table-cell table:style-name="TableCell2541">
            <text:p text:style-name="P2542">0.77</text:p>
          </table:table-cell>
          <table:table-cell table:style-name="TableCell2543">
            <text:p text:style-name="P2544">0.77</text:p>
          </table:table-cell>
          <table:table-cell table:style-name="TableCell2545">
            <text:p text:style-name="P2546">77%</text:p>
          </table:table-cell>
        </table:table-row>
        <table:table-row table:style-name="TableRow2547">
          <table:table-cell table:style-name="TableCell2548">
            <text:p text:style-name="P2549">Random Forest</text:p>
          </table:table-cell>
          <table:table-cell table:style-name="TableCell2550">
            <text:p text:style-name="P2551">0.77</text:p>
          </table:table-cell>
          <table:table-cell table:style-name="TableCell2552">
            <text:p text:style-name="P2553">0.76</text:p>
          </table:table-cell>
          <table:table-cell table:style-name="TableCell2554">
            <text:p text:style-name="P2555">0.76</text:p>
          </table:table-cell>
          <table:table-cell table:style-name="TableCell2556">
            <text:p text:style-name="P2557">76%</text:p>
          </table:table-cell>
        </table:table-row>
        <table:table-row table:style-name="TableRow2558">
          <table:table-cell table:style-name="TableCell2559">
            <text:p text:style-name="P2560">XGBoost</text:p>
          </table:table-cell>
          <table:table-cell table:style-name="TableCell2561">
            <text:p text:style-name="P2562">0.78</text:p>
          </table:table-cell>
          <table:table-cell table:style-name="TableCell2563">
            <text:p text:style-name="P2564">0.78</text:p>
          </table:table-cell>
          <table:table-cell table:style-name="TableCell2565">
            <text:p text:style-name="P2566">0.78</text:p>
          </table:table-cell>
          <table:table-cell table:style-name="TableCell2567">
            <text:p text:style-name="P2568">78%</text:p>
          </table:table-cell>
        </table:table-row>
      </table:table>
      <text:p text:style-name="P2569"/>
      <text:h text:style-name="P2570" text:outline-level="3">TABLE<text:s/>7</text:h>
      <text:p text:style-name="P2571">Performance metrics of classifiers in the merged dataset (RTML insulin obtained from Pima Indian median)</text:p>
      <table:table table:style-name="Table2572">
        <table:table-columns>
          <table:table-column table:style-name="TableColumn2573"/>
          <table:table-column table:style-name="TableColumn2574"/>
          <table:table-column table:style-name="TableColumn2575"/>
          <table:table-column table:style-name="TableColumn2576"/>
          <table:table-column table:style-name="TableColumn2577"/>
        </table:table-columns>
        <table:table-header-rows>
          <table:table-row table:style-name="TableRow2578">
            <table:table-cell table:style-name="TableCell2579">
              <text:p text:style-name="P2580">Classifier</text:p>
            </table:table-cell>
            <table:table-cell table:style-name="TableCell2581">
              <text:p text:style-name="P2582">Precision</text:p>
            </table:table-cell>
            <table:table-cell table:style-name="TableCell2583">
              <text:p text:style-name="P2584">Recall</text:p>
            </table:table-cell>
            <table:table-cell table:style-name="TableCell2585">
              <text:p text:style-name="P2586">F1 Score</text:p>
            </table:table-cell>
            <table:table-cell table:style-name="TableCell2587">
              <text:p text:style-name="P2588">Accuracy</text:p>
            </table:table-cell>
          </table:table-row>
        </table:table-header-rows>
        <table:table-row table:style-name="TableRow2589">
          <table:table-cell table:style-name="TableCell2590">
            <text:p text:style-name="P2591">AdaBoost</text:p>
          </table:table-cell>
          <table:table-cell table:style-name="TableCell2592">
            <text:p text:style-name="P2593">0.78</text:p>
          </table:table-cell>
          <table:table-cell table:style-name="TableCell2594">
            <text:p text:style-name="P2595">0.78</text:p>
          </table:table-cell>
          <table:table-cell table:style-name="TableCell2596">
            <text:p text:style-name="P2597">0.78</text:p>
          </table:table-cell>
          <table:table-cell table:style-name="TableCell2598">
            <text:p text:style-name="P2599">78%</text:p>
          </table:table-cell>
        </table:table-row>
        <text:soft-page-break/>
        <table:table-row table:style-name="TableRow2600">
          <table:table-cell table:style-name="TableCell2601">
            <text:p text:style-name="P2602">Random Forest</text:p>
          </table:table-cell>
          <table:table-cell table:style-name="TableCell2603">
            <text:p text:style-name="P2604">0.76</text:p>
          </table:table-cell>
          <table:table-cell table:style-name="TableCell2605">
            <text:p text:style-name="P2606">0.76</text:p>
          </table:table-cell>
          <table:table-cell table:style-name="TableCell2607">
            <text:p text:style-name="P2608">0.76</text:p>
          </table:table-cell>
          <table:table-cell table:style-name="TableCell2609">
            <text:p text:style-name="P2610">76%</text:p>
          </table:table-cell>
        </table:table-row>
        <table:table-row table:style-name="TableRow2611">
          <table:table-cell table:style-name="TableCell2612">
            <text:p text:style-name="P2613">XGBoost</text:p>
          </table:table-cell>
          <table:table-cell table:style-name="TableCell2614">
            <text:p text:style-name="P2615">0.77</text:p>
          </table:table-cell>
          <table:table-cell table:style-name="TableCell2616">
            <text:p text:style-name="P2617">0.76</text:p>
          </table:table-cell>
          <table:table-cell table:style-name="TableCell2618">
            <text:p text:style-name="P2619">0.76</text:p>
          </table:table-cell>
          <table:table-cell table:style-name="TableCell2620">
            <text:p text:style-name="P2621">76%</text:p>
          </table:table-cell>
        </table:table-row>
      </table:table>
      <text:p text:style-name="P2622"><text:span text:style-name="T2623">Finally, another scenario has been considered where the insulin feature of the Pima Indian dataset has been removed to maintain consistency with the RTML dataset. Table </text:span><text:a xlink:href="https://www.ncbi.nlm.nih.gov/pmc/articles/PMC10107388/table/htl212039-tbl-0009/" office:target-frame-name="table" xlink:show="replace"><text:span text:style-name="T2624">9</text:span></text:a><text:span text:style-name="T2625"> depicts various performance metrics of the merged dataset after removing the insulin feature. According to this table, the performance of all the prediction models degraded.</text:span></text:p>
      <text:h text:style-name="P2626" text:outline-level="3">TABLE<text:s/>8</text:h>
      <text:p text:style-name="P2627">Performance metrics of classifiers in the merged dataset (insulin removed from Pima Indian)</text:p>
      <table:table table:style-name="Table2628">
        <table:table-columns>
          <table:table-column table:style-name="TableColumn2629"/>
          <table:table-column table:style-name="TableColumn2630"/>
          <table:table-column table:style-name="TableColumn2631"/>
          <table:table-column table:style-name="TableColumn2632"/>
          <table:table-column table:style-name="TableColumn2633"/>
        </table:table-columns>
        <table:table-header-rows>
          <table:table-row table:style-name="TableRow2634">
            <table:table-cell table:style-name="TableCell2635">
              <text:p text:style-name="P2636">Classifier</text:p>
            </table:table-cell>
            <table:table-cell table:style-name="TableCell2637">
              <text:p text:style-name="P2638">Precision</text:p>
            </table:table-cell>
            <table:table-cell table:style-name="TableCell2639">
              <text:p text:style-name="P2640">Recall</text:p>
            </table:table-cell>
            <table:table-cell table:style-name="TableCell2641">
              <text:p text:style-name="P2642">F1 Score</text:p>
            </table:table-cell>
            <table:table-cell table:style-name="TableCell2643">
              <text:p text:style-name="P2644">Accuracy</text:p>
            </table:table-cell>
          </table:table-row>
        </table:table-header-rows>
        <table:table-row table:style-name="TableRow2645">
          <table:table-cell table:style-name="TableCell2646">
            <text:p text:style-name="P2647">AdaBoost</text:p>
          </table:table-cell>
          <table:table-cell table:style-name="TableCell2648">
            <text:p text:style-name="P2649">0.73</text:p>
          </table:table-cell>
          <table:table-cell table:style-name="TableCell2650">
            <text:p text:style-name="P2651">0.71</text:p>
          </table:table-cell>
          <table:table-cell table:style-name="TableCell2652">
            <text:p text:style-name="P2653">0.72</text:p>
          </table:table-cell>
          <table:table-cell table:style-name="TableCell2654">
            <text:p text:style-name="P2655">72%</text:p>
          </table:table-cell>
        </table:table-row>
        <table:table-row table:style-name="TableRow2656">
          <table:table-cell table:style-name="TableCell2657">
            <text:p text:style-name="P2658">Random Forest</text:p>
          </table:table-cell>
          <table:table-cell table:style-name="TableCell2659">
            <text:p text:style-name="P2660">0.72</text:p>
          </table:table-cell>
          <table:table-cell table:style-name="TableCell2661">
            <text:p text:style-name="P2662">0.70</text:p>
          </table:table-cell>
          <table:table-cell table:style-name="TableCell2663">
            <text:p text:style-name="P2664">0.71</text:p>
          </table:table-cell>
          <table:table-cell table:style-name="TableCell2665">
            <text:p text:style-name="P2666">71%</text:p>
          </table:table-cell>
        </table:table-row>
        <table:table-row table:style-name="TableRow2667">
          <table:table-cell table:style-name="TableCell2668">
            <text:p text:style-name="P2669">XGBoost</text:p>
          </table:table-cell>
          <table:table-cell table:style-name="TableCell2670">
            <text:p text:style-name="P2671">0.74</text:p>
          </table:table-cell>
          <table:table-cell table:style-name="TableCell2672">
            <text:p text:style-name="P2673">0.73</text:p>
          </table:table-cell>
          <table:table-cell table:style-name="TableCell2674">
            <text:p text:style-name="P2675">0.73</text:p>
          </table:table-cell>
          <table:table-cell table:style-name="TableCell2676">
            <text:p text:style-name="P2677">74%</text:p>
          </table:table-cell>
        </table:table-row>
      </table:table>
      <text:p text:style-name="P2678"><text:span text:style-name="T2679">Table </text:span><text:a xlink:href="https://www.ncbi.nlm.nih.gov/pmc/articles/PMC10107388/table/htl212039-tbl-0010/" office:target-frame-name="table" xlink:show="replace"><text:span text:style-name="T2680">10</text:span></text:a><text:span text:style-name="T2681"> illustrates the performance comparison of the proposed automatic diabetes prediction system with similar works to the Pima Indian dataset. According to this table, the proposed XGBoost technique with ADASYN outperformed most of the existing works concerning accuracy and F1 score.</text:span></text:p>
      <text:h text:style-name="P2682" text:outline-level="3">TABLE<text:s/>9</text:h>
      <text:p text:style-name="P2683">Comparison of the proposed system with similar diabetes prediction works</text:p>
      <table:table table:style-name="Table2684">
        <table:table-columns>
          <table:table-column table:style-name="TableColumn2685"/>
          <table:table-column table:style-name="TableColumn2686"/>
          <table:table-column table:style-name="TableColumn2687"/>
          <table:table-column table:style-name="TableColumn2688"/>
          <table:table-column table:style-name="TableColumn2689"/>
        </table:table-columns>
        <table:table-header-rows>
          <table:table-row table:style-name="TableRow2690">
            <table:table-cell table:style-name="TableCell2691">
              <text:p text:style-name="P2692">Reference</text:p>
            </table:table-cell>
            <table:table-cell table:style-name="TableCell2693">
              <text:p text:style-name="P2694">Classifier</text:p>
            </table:table-cell>
            <table:table-cell table:style-name="TableCell2695">
              <text:p text:style-name="P2696">F1 score</text:p>
            </table:table-cell>
            <table:table-cell table:style-name="TableCell2697">
              <text:p text:style-name="P2698">Accuracy</text:p>
            </table:table-cell>
            <table:table-cell table:style-name="TableCell2699">
              <text:p text:style-name="P2700">Other metrics</text:p>
            </table:table-cell>
          </table:table-row>
        </table:table-header-rows>
        <table:table-row table:style-name="TableRow2701">
          <table:table-cell table:style-name="TableCell2702">
            <text:p text:style-name="P2703"><text:span text:style-name="T2704">[</text:span><text:a xlink:href="https://www.ncbi.nlm.nih.gov/pmc/articles/PMC10107388/#htl212039-bib-0003" office:target-frame-name="_top" xlink:show="replace"><text:span text:style-name="T2705">3</text:span></text:a><text:span text:style-name="T2706">]</text:span></text:p>
          </table:table-cell>
          <table:table-cell table:style-name="TableCell2707">
            <text:p text:style-name="P2708">Deep belief network model</text:p>
          </table:table-cell>
          <table:table-cell table:style-name="TableCell2709">
            <text:p text:style-name="P2710">0.81</text:p>
          </table:table-cell>
          <table:table-cell table:style-name="TableCell2711">
            <text:p text:style-name="P2712">N/A</text:p>
          </table:table-cell>
          <table:table-cell table:style-name="TableCell2713">
            <text:p text:style-name="P2714">Precision: 0.68</text:p>
            <text:p text:style-name="P2715">Recall: 1.0</text:p>
          </table:table-cell>
        </table:table-row>
        <table:table-row table:style-name="TableRow2716">
          <table:table-cell table:style-name="TableCell2717">
            <text:p text:style-name="P2718"><text:span text:style-name="T2719">[</text:span><text:a xlink:href="https://www.ncbi.nlm.nih.gov/pmc/articles/PMC10107388/#htl212039-bib-0005" office:target-frame-name="_top" xlink:show="replace"><text:span text:style-name="T2720">5</text:span></text:a><text:span text:style-name="T2721">]</text:span></text:p>
          </table:table-cell>
          <table:table-cell table:style-name="TableCell2722">
            <text:p text:style-name="P2723">SVM with RBF kernel</text:p>
          </table:table-cell>
          <table:table-cell table:style-name="TableCell2724">
            <text:p text:style-name="P2725"/>
          </table:table-cell>
          <table:table-cell table:style-name="TableCell2726">
            <text:p text:style-name="P2727">82%</text:p>
          </table:table-cell>
          <table:table-cell table:style-name="TableCell2728">
            <text:p text:style-name="P2729"/>
          </table:table-cell>
        </table:table-row>
        <table:table-row table:style-name="TableRow2730">
          <table:table-cell table:style-name="TableCell2731">
            <text:p text:style-name="P2732"><text:span text:style-name="T2733">[</text:span><text:a xlink:href="https://www.ncbi.nlm.nih.gov/pmc/articles/PMC10107388/#htl212039-bib-0009" office:target-frame-name="_top" xlink:show="replace"><text:span text:style-name="T2734">9</text:span></text:a><text:span text:style-name="T2735">]</text:span></text:p>
          </table:table-cell>
          <table:table-cell table:style-name="TableCell2736">
            <text:p text:style-name="P2737">SVM</text:p>
          </table:table-cell>
          <table:table-cell table:style-name="TableCell2738">
            <text:p text:style-name="P2739">0.73</text:p>
          </table:table-cell>
          <table:table-cell table:style-name="TableCell2740">
            <text:p text:style-name="P2741">75%</text:p>
          </table:table-cell>
          <table:table-cell table:style-name="TableCell2742">
            <text:p text:style-name="P2743">Precision: 0.72</text:p>
            <text:p text:style-name="P2744">Recall: 0.75</text:p>
          </table:table-cell>
        </table:table-row>
        <text:soft-page-break/>
        <table:table-row table:style-name="TableRow2745">
          <table:table-cell table:style-name="TableCell2746">
            <text:p text:style-name="P2747"><text:span text:style-name="T2748">[</text:span><text:a xlink:href="https://www.ncbi.nlm.nih.gov/pmc/articles/PMC10107388/#htl212039-bib-0010" office:target-frame-name="_top" xlink:show="replace"><text:span text:style-name="T2749">10</text:span></text:a><text:span text:style-name="T2750">]</text:span></text:p>
          </table:table-cell>
          <table:table-cell table:style-name="TableCell2751">
            <text:p text:style-name="P2752">Ensemble (XGBoost)</text:p>
          </table:table-cell>
          <table:table-cell table:style-name="TableCell2753">
            <text:p text:style-name="P2754">0.81</text:p>
          </table:table-cell>
          <table:table-cell table:style-name="TableCell2755">
            <text:p text:style-name="P2756">88.8%</text:p>
          </table:table-cell>
          <table:table-cell table:style-name="TableCell2757">
            <text:p text:style-name="P2758">Precision: 0.84</text:p>
            <text:p text:style-name="P2759">Recall: 0.79</text:p>
          </table:table-cell>
        </table:table-row>
        <table:table-row table:style-name="TableRow2760">
          <table:table-cell table:style-name="TableCell2761">
            <text:p text:style-name="P2762"><text:span text:style-name="T2763">[</text:span><text:a xlink:href="https://www.ncbi.nlm.nih.gov/pmc/articles/PMC10107388/#htl212039-bib-0021" office:target-frame-name="_top" xlink:show="replace"><text:span text:style-name="T2764">21</text:span></text:a><text:span text:style-name="T2765">]</text:span></text:p>
          </table:table-cell>
          <table:table-cell table:style-name="TableCell2766">
            <text:p text:style-name="P2767">Soft voting</text:p>
          </table:table-cell>
          <table:table-cell table:style-name="TableCell2768">
            <text:p text:style-name="P2769">0.72</text:p>
          </table:table-cell>
          <table:table-cell table:style-name="TableCell2770">
            <text:p text:style-name="P2771">79.1%</text:p>
          </table:table-cell>
          <table:table-cell table:style-name="TableCell2772">
            <text:p text:style-name="P2773">Precision: 0.73</text:p>
            <text:p text:style-name="P2774">Recall: 0.72</text:p>
          </table:table-cell>
        </table:table-row>
        <table:table-row table:style-name="TableRow2775">
          <table:table-cell table:style-name="TableCell2776">
            <text:p text:style-name="P2777">This work</text:p>
          </table:table-cell>
          <table:table-cell table:style-name="TableCell2778">
            <text:p text:style-name="P2779">XGBoost with ADASYN</text:p>
          </table:table-cell>
          <table:table-cell table:style-name="TableCell2780">
            <text:p text:style-name="P2781">0.81</text:p>
          </table:table-cell>
          <table:table-cell table:style-name="TableCell2782">
            <text:p text:style-name="P2783">88.5%</text:p>
          </table:table-cell>
          <table:table-cell table:style-name="TableCell2784">
            <text:p text:style-name="P2785">Precision: 0.82</text:p>
            <text:p text:style-name="P2786">Recall: 0.80</text:p>
          </table:table-cell>
        </table:table-row>
      </table:table>
      <text:p text:style-name="P2787"/>
      <text:p text:style-name="P2788">This study aims to predict diabetes mellitus automatically by employing machine learning techniques. Pima Indian dataset and a new RTML dataset comprising physical examination data from the local female patients of Bangladesh have been used. The missing insulin feature values of the RTML dataset have been predicted from the Pima Indian dataset. Our research found that the XGB regression technique accomplished the lowest RMS error in predicting insulin. The mutual information‐based feature selection algorithm indicates the glucose level, BMI, age, and insulin to be the most salient features in predicting diabetes. SMOTE and ADASYN synthetic data oversampling and hyperparameters optimization techniques have been applied. The XGBoost technique with ADASYN achieved the best performance. The LIME and SHAP explainable AI frameworks interpret the prediction provided by the ML approaches. A limitation of this study is the nonavailability of the insulin feature of the used RTML dataset. The prediction of insulin obtained from the XGB regressor and produced from the mean and median values of the Pima India dataset comprises an average deviation for classification accuracy of approximately 1.33% and 2.33%, respectively.</text:p>
      <text:p text:style-name="P2789">4.SIMPLE SOURCE CODE:</text:p>
      <text:p text:style-name="P2790"># Import necessary libraries</text:p>
      <text:p text:style-name="P2791">import pandas as pd</text:p>
      <text:soft-page-break/>
      <text:p text:style-name="P2792">from sklearn.model_selection import train_test_split</text:p>
      <text:p text:style-name="P2793">from sklearn.ensemble import RandomForestClassifier</text:p>
      <text:p text:style-name="P2794">from sklearn.metrics import accuracy_score</text:p>
      <text:p text:style-name="P2795"># Load your diabetes dataset (replace 'diabetes_data.csv' with your dataset)</text:p>
      <text:p text:style-name="P2796">data = pd.read_csv('diabetes_data.csv')</text:p>
      <text:p text:style-name="P2797"># Data preprocessing</text:p>
      <text:p text:style-name="P2798">X = data.drop('diabetes_label', axis=1) <text:s/># Features</text:p>
      <text:p text:style-name="P2799">y = data['diabetes_label'] <text:s/># Target variable</text:p>
      <text:p text:style-name="P2800"># Split data into training and testing sets</text:p>
      <text:p text:style-name="P2801">X_train, X_test, y_train, y_test = train_test_split(X, y, test_size=0.2, random_state=42)</text:p>
      <text:p text:style-name="P2802">#Initialize and train a machine learning model (Random Forest in this case)</text:p>
      <text:p text:style-name="P2803">model = RandomForestClassifier()</text:p>
      <text:p text:style-name="P2804">model.fit(X_train, y_train)</text:p>
      <text:p text:style-name="P2805"># Make predictions</text:p>
      <text:p text:style-name="P2806">y_pred = model.predict(X_test)</text:p>
      <text:p text:style-name="P2807">#Evaluate the model</text:p>
      <text:p text:style-name="P2808">accuracy = accuracy_score(y_test, y_pred)</text:p>
      <text:p text:style-name="P2809">print(f'Accuracy: {accuracy}')</text:p>
      <text:p text:style-name="P2810"># Deploy this model in a suitable environment for your project</text:p>
      <text:p text:style-name="P2811"><text:span text:style-name="T2812">5.CONCLUSIONS</text:span><text:span text:style-name="T2813">:</text:span></text:p>
      <text:p text:style-name="P2814">Diabetes can be a reason for reducing life expectancy and quality. Predicting this chronic disorder earlier can reduce the risk and complications of many diseases in the long run. In this paper, an automatic diabetes prediction system using various machine learning<text:s/><text:soft-page-break/>approaches has been proposed. The open‐source Pima Indian and a private dataset of female Bangladeshi patients have been used in this work. SMOTE and ADASYN preprocessing techniques have been applied to handle the issue of imbalanced class problems. This research paper reported different performance metrics, that is, precision, recall, accuracy, F1 score, and AUC for various machine learning and ensemble techniques. The XGBoost classifier achieved the best performance with 81% accuracy and an F1 score and AUC of 0.81 and 0.84, respectively, with the ADASYN approach. Next, the domain adaptation technique has been applied to demonstrate the versatility of the proposed prediction system. Finally, the best‐performed XGBoost framework has been deployed into a website and smartphone application to predict diabetes instantly. There are some future scopes of this work, for example, we recommend getting additional private data with a larger cohort of patients to get better results.<text:s/></text:p>
      <text:p text:style-name="P2815">Introduction</text:p>
      <text:p text:style-name="P2816"><text:span text:style-name="T2817">Artificial intelligence (AI) can make advanced inferences based on a large amount of data. The mainstream technologies of the AI boom in 2021 are machine learning (ML) and deep learning, which have made significant progress due to the increase in computational resources accompanied by the dramatic improvement in computer performance. In this review, we introduce AI/ML-based medical devices and prediction models regarding diabetes.</text:span></text:p>
      <text:h text:style-name="P2818" text:outline-level="2">Explainable AI in Diabetes necessary</text:h>
      <text:p text:style-name="P2819"><text:span text:style-name="T2820">AI in Healthcare is an industry that always makes it necessary to make a precise decision, whether it is a treatment, test, or discharge. Diabetes is common due to modern food intake, and it is necessary to keep track of the body. AI in Diabetes helps to predict or</text:span><text:span text:style-name="T2821"> </text:span><text:a xlink:href="https://aws.amazon.com/marketplace/pp/VITech-Lab-Diabetic-Retinopathy-Detector/prodview-dj52rre2q7no4" office:target-frame-name="_blank" xlink:show="new"><text:span text:style-name="T2822">Detect Diabetes</text:span></text:a><text:span text:style-name="T2823">. Any neglect in health can have a high cost for the patients and the medical practitioner. It becomes challenging for the patient to trust that this<text:s/></text:span><text:soft-page-break/><text:span text:style-name="T2824">decision is taken by the machine that does not explain how it reaches a particular conclusion.</text:span></text:p>
      <text:p text:style-name="P2825">So the use of the Explainable AI is mandatory in predicting disease that will help gain the confidence of an AI system result. Explainable AI helps to get the fair and correct output without errors.</text:p>
      <text:p text:style-name="P2826"><text:span text:style-name="T2827">Generative AI has many potential uses in healthcare, including drug discovery, disease diagnosis, patient care, medical imaging, and medical research. Taken From Article, </text:span><text:a xlink:href="https://www.xenonstack.com/blog/generative-ai-healthcare" office:target-frame-name="_top" xlink:show="replace"><text:span text:style-name="T2828">Generative AI in Healthcare</text:span></text:a></text:p>
      <text:h text:style-name="P2829" text:outline-level="3">What type of Explanation do we need in Healthcare</text:h>
      <text:p text:style-name="P2830">Explainable AI is not just about giving justification for the model's decision. It is worth more than that. Explanation of the output is not enough to solve all the queries of the customer. Akira AI explains each element of the solution process. These are</text:p>
      <text:list text:style-name="LFO2" text:continue-numbering="true">
        <text:list-item>
          <text:p text:style-name="P2831"><text:span text:style-name="T2832">Data:</text:span><text:span text:style-name="T2833"> It explains the data used for the prediction, their correlation, and EDA (</text:span><text:a xlink:href="https://www.akira.ai/glossary/exploratory-data-analysis/" office:target-frame-name="_top" xlink:show="replace"><text:span text:style-name="T2834">Exploratory Data Analysis</text:span></text:a><text:span text:style-name="T2835">) to understand the hidden data patterns. It tells how the data is to be used for the AI system.</text:span></text:p>
        </text:list-item>
        <text:list-item>
          <text:p text:style-name="P2836"><text:span text:style-name="T2837">Algorithm: </text:span><text:span text:style-name="T2838">A complete transparency of the system's algorithm is given with the reason why the system chooses it and how it can be beneficial for the prediction.</text:span></text:p>
        </text:list-item>
        <text:list-item>
          <text:p text:style-name="P2839"><text:span text:style-name="T2840">Model:</text:span><text:span text:style-name="T2841"> Akira AI gives a detailed explanation of model performance and working in a user-friendly manner.</text:span></text:p>
        </text:list-item>
        <text:list-item>
          <text:p text:style-name="P2842"><text:span text:style-name="T2843">Output:</text:span><text:span text:style-name="T2844"> Akira AI gives a complete justification for the system's output with the reason. It also provides the factors that contribute to influence the result of the system</text:span><text:span text:style-name="T2845">.</text:span></text:p>
        </text:list-item>
      </text:list>
      <text:h text:style-name="P2846" text:outline-level="2"><text:span text:style-name="T2847"><text:s/></text:span><text:span text:style-name="T2848">I</text:span><text:span text:style-name="T2849">mplement Explainable AI in Diabetes Detection</text:span></text:h>
      <text:p text:style-name="P2850">There is a step by step approach to implementing AI in Diabetes detection. From selecting data to the deploying system, Akira AI has methodologies and framework that can be implemented for providing the Explanation, such as</text:p>
      <text:list text:style-name="LFO3" text:continue-numbering="true">
        <text:list-item>
          <text:p text:style-name="P2851">Selection of the right data and preprocess it for the model.</text:p>
        </text:list-item>
        <text:list-item>
          <text:p text:style-name="P2852">Precisely select the suitable algorithm for the system.</text:p>
        </text:list-item>
        <text:list-item>
          <text:p text:style-name="P2853">Use various frameworks to make the model working transparent.</text:p>
        </text:list-item>
        <text:list-item>
          <text:p text:style-name="P2854">Justify the model output and factors on which it depends.</text:p>
        </text:list-item>
        <text:list-item>
          <text:p text:style-name="P2855">To use a clear and clean deployment process.</text:p>
        </text:list-item>
      </text:list>
      <text:h text:style-name="P2856" text:outline-level="3"><text:span text:style-name="T2857">Where to Implement</text:span><text:span text:style-name="T2858"><text:s/>Explainable AI in Healthcare</text:span></text:h>
      <text:p text:style-name="P2859">It is not required to use the Explainable AI everywhere in Healthcare. There are some cases where it is necessary to maintain privacy; it can be regarding the data and model working. Therefore we have to use Explainable AI precisely only at required places.</text:p>
      <text:list text:style-name="LFO4" text:continue-numbering="true">
        <text:list-item>
          <text:p text:style-name="P2860">We can use it when we need to give assurance to patients and doctors. Such as to prescribe medicines, to diagnose disease, etc.</text:p>
        </text:list-item>
        <text:list-item>
          <text:p text:style-name="P2861">Different approaches can be used for different types of Explanations. We can implement Explainable AI in processes that need performance, trust, and confidence.</text:p>
        </text:list-item>
      </text:list>
      <text:p text:style-name="P2862"><text:span text:style-name="T2863">RPA will revolutionize the healthcare industry, saving time, energy, and costs, reducing paperwork and working efficiency, and ultimately improving patient care. Click to explore more about </text:span><text:a xlink:href="https://www.xenonstack.com/blog/rpa-in-healthcare" office:target-frame-name="_top" xlink:show="replace"><text:span text:style-name="T2864">Robotics in Healthcare Management</text:span></text:a></text:p>
      <text:h text:style-name="P2865" text:outline-level="2">Case Study-Diabetes Prediction System</text:h>
      <text:p text:style-name="P2866"><text:span text:style-name="T2867">A system is used to predict whether a patient has diabetes based on some of its health-related details such as BMI (</text:span><text:a xlink:href="https://www.nhlbi.nih.gov/health/educational/lose_wt/BMI/bmicalc.htm" office:target-frame-name="_blank" xlink:show="new"><text:span text:style-name="T2868">Body Mass Index</text:span></text:a><text:span text:style-name="T2869">), blood pressure, Insulin, etc. This system is only for females as the dataset used to make this system exclusively belongs to the females.</text:span></text:p>
      <text:p text:style-name="P2870"><text:span text:style-name="T2871">Here, it is required to have an accuracy of the model to predict the correct result, as it is about someone's health. A single wrong result can have an adverse effect. Therefore, a good accuracy "Random Forest Classifier" </text:span><text:a xlink:href="https://en.wikipedia.org/wiki/Random_forest" office:target-frame-name="_blank" xlink:show="new"><text:span text:style-name="T2872">Random Forest </text:span></text:a><text:span text:style-name="T2873">model is selected, which provides good accuracy to the system and generates the correct results.</text:span></text:p>
      <text:soft-page-break/>
      <text:p text:style-name="P2874">Transparency is equally essential as accuracy so that doctors, as well as the patient, can check whether the output that the system generated is accurate or not. But as we know, Random Forest classifiers belong to the opaque model family and not providing much transparency, making it difficult to understand the algorithm's complex working.</text:p>
      <text:p text:style-name="P2875">Therefore to balance, both the performance and interpretability of Akira AI, use Explainable AI here.</text:p>
      <text:h text:style-name="P2876" text:outline-level="3">End Customer Questions</text:h>
      <text:p text:style-name="P2877"><text:a xlink:href="https://en.wikipedia.org/wiki/End_user" office:target-frame-name="_blank" xlink:show="new"><text:span text:style-name="T2878">End-user</text:span></text:a><text:span text:style-name="T2879"> always has some question in their mind regarding the AI system and its working. Akira AI answers all those questions using various Explainable AI methodologies. Some of these question that comes in the customer's mind by looking at the AI in DIabetes Prediction system</text:span></text:p>
      <text:list text:style-name="LFO5" text:continue-numbering="true">
        <text:list-item>
          <text:p text:style-name="P2880">How is data contributing to making a decision?</text:p>
        </text:list-item>
        <text:list-item>
          <text:p text:style-name="P2881">Which feature influences the result more?</text:p>
        </text:list-item>
        <text:list-item>
          <text:p text:style-name="P2882">How changing the value of that particular feature affect the system output?</text:p>
        </text:list-item>
        <text:list-item>
          <text:p text:style-name="P2883">Why did the system say that I can have diabetes in the future?</text:p>
        </text:list-item>
        <text:list-item>
          <text:p text:style-name="P2884">What is the amount of Glucose that I need to maintain?</text:p>
        </text:list-item>
        <text:list-item>
          <text:p text:style-name="P2885">How much sugar and Insulin should I have to decrease to keep my sugar level?</text:p>
        </text:list-item>
        <text:list-item>
          <text:p text:style-name="P2886">What is the general rule that the system used to generate an output?</text:p>
        </text:list-item>
      </text:list>
      <text:h text:style-name="P2887" text:outline-level="3">Which feature influences the result more?</text:h>
      <text:p text:style-name="P2888">The contribution of features in making decisions can help doctors and patients to trust results.</text:p>
      <text:soft-page-break/>
      <text:p text:style-name="P2889">The figure below depicts the importance of the features in predicting the output. Features are sorted by decreasing the importance from top to bottom to generate the output.</text:p>
      <text:p text:style-name="P2890"/>
      <text:p text:style-name="P2891">As it is showing, the Glucose value of a person influences the result more while predicting whether a person can have diabetes or not.</text:p>
      <text:h text:style-name="P2892" text:outline-level="2">How is data contributing to making a decision in Diabetes Detection with AI?</text:h>
      <text:p text:style-name="P2893">This is the next version of the previous graph. It also shows the same things with some more information about the value of the feature.</text:p>
      <text:list text:style-name="LFO6" text:continue-numbering="true">
        <text:list-item>
          <text:p text:style-name="P2894"><text:span text:style-name="T2895">Feature importance:</text:span><text:span text:style-name="T2896"> Variables ranked in descending order of importance.</text:span></text:p>
        </text:list-item>
        <text:list-item>
          <text:p text:style-name="P2897"><text:span text:style-name="T2898">Impact:</text:span><text:span text:style-name="T2899"> The horizontal location display whether the effect of that value is associated with a higher or lower prediction.</text:span></text:p>
        </text:list-item>
        <text:list-item>
          <text:p text:style-name="P2900"><text:span text:style-name="T2901">Value:</text:span><text:span text:style-name="T2902"> Color display whether that variable is high or low for that observation. Red color devotes the high value and blue for less value. The variation in color of the dot shows the value of the feature.</text:span></text:p>
        </text:list-item>
        <text:list-item>
          <text:p text:style-name="P2903"><text:span text:style-name="T2904">Correlation:</text:span><text:span text:style-name="T2905"> A high level of "Glucose" content has a high impact on having diabetes. The "high" comes from red color, and the effect is shown on the X-axis.</text:span></text:p>
        </text:list-item>
      </text:list>
      <text:p text:style-name="P2906"/>
      <text:h text:style-name="P2907" text:outline-level="2">How does a change in the value of the Glucose change the system output?</text:h>
      <text:p text:style-name="P2908">After getting the answer to the first question, the customer can ask how the Glucose value change changes the system output when other parameters are not changing?</text:p>
      <text:soft-page-break/>
      <text:p text:style-name="P2909"><text:span text:style-name="T2910">To answer this, let's discuss the </text:span><text:a xlink:href="https://www.kaggle.com/dansbecker/partial-dependence-plots" office:target-frame-name="_blank" xlink:show="new"><text:span text:style-name="T2911">Partial Dependence Plot</text:span></text:a><text:span text:style-name="T2912"> (PDP)</text:span></text:p>
      <text:p text:style-name="P2913">PDP shows the relation between the target response and feature. Other features are marginalized. This graph shows how a change in the value of Glucose changes the predicted output. It depicts that the increase in Glucose's value increases the probability of having diabetes to the person.</text:p>
      <text:p text:style-name="P2914"><text:line-break/>ICE (Individual Conditional Expectation) is a more detailed view of PDP. ICE is used to inspect the model's behavior for a specific instance, where everything except Glucose is held constant, fixed to its observed values. At the same time, Glucose is free to attain different values.</text:p>
      <text:p text:style-name="P2915">In PDP, other features are averaged out, but it took each case individually and the plot graph by only changing salary and remaining others constant. So this is a broad view of PDP.</text:p>
      <text:p text:style-name="P2916"><text:s/>We just selected some of the observations. Users are free to choose any number of observations that they want to explore.</text:p>
      <text:h text:style-name="P2917" text:outline-level="2">Why did the System say I can have diabetes in the future?</text:h>
      <text:p text:style-name="P2918"><text:span text:style-name="T2919">Using </text:span><text:a xlink:href="https://aws.amazon.com/blogs/machine-learning/explaining-amazon-sagemaker-autopilot-models-with-shap/" office:target-frame-name="_blank" xlink:show="new"><text:span text:style-name="T2920">SHAP system</text:span></text:a><text:span text:style-name="T2921"> plots and justify its result is why it chooses individual output. The SHAP value represents the impact of feature evidence on the model's output.</text:span></text:p>
      <text:p text:style-name="P2922"><text:span text:style-name="T2923">The </text:span><text:a xlink:href="https://en.wikipedia.org/wiki/Waterfall_plot" office:target-frame-name="_blank" xlink:show="new"><text:span text:style-name="T2924">waterfall plot</text:span></text:a><text:span text:style-name="T2925"> depicts how each SHAP values feature moves the model output from our prior expectation under the background data distribution to the final model prediction. It gives evidence of all the features.</text:span></text:p>
      <text:p text:style-name="P2926">It displays explanations for individual predictions, so they expect a single row of an Explanation object as input. Each row shows how the positive (red) or negative (blue)<text:s/><text:soft-page-break/>contribution of each feature moves the value from the expected model output over the background dataset to the model output for this prediction.</text:p>
      <text:p text:style-name="P2927"><text:span text:style-name="T2928">What is the Value of the Glucose need to maintain in body?</text:span></text:p>
      <text:p text:style-name="P2929">The person's glucose value plays a significant part in predicting whether a person can have diabetes. Anchors can answer what Glucose's value that an individual needs to maintain to have diabetes. So this figure depicts that if that person maintains the Glucose value less than 100, it cannot have diabetes.</text:p>
      <text:p text:style-name="P2930"><text:span text:style-name="T2931">What is the general rule the system used to generate an output?</text:span></text:p>
      <text:p text:style-name="P2932">This is an essential question. A satisfying answer to that question can clear many doubts about the customers and bring their confidence in the system. If the system can provide the general rule that the system obeys to give the output, it can clear all the doubts regarding the algorithm's working.</text:p>
      <text:p text:style-name="P2933"><text:span text:style-name="T2934">We can use various methodologies to answer the question according to the algorithm we used to predict the output as we are using the Random Forest Classifiers Algorithm. Hence, we have some methods such as inTRess, </text:span><text:a xlink:href="https://github.com/sato9hara/defragTrees/blob/master/README.md" office:target-frame-name="_blank" xlink:show="new"><text:span text:style-name="T2935">defragTrees</text:span></text:a><text:span text:style-name="T2936">, etc., that we can use to extract the Random Forest Algorithm rule.</text:span></text:p>
      <text:p text:style-name="P2937">Here we used the defragTrees method that generates rules that the system used to predict an output, as shown in Figure below. It also provides the performance attributes from which the user can analyze and track the algorithm's performance and rule to predict an output. It follows the model's behavior on a global scale, so they can inspect it and find out whether the model has picked up any undesired functioning.</text:p>
      <text:p text:style-name="P2938">The figure describes two rules on which the system is working. It provides the value of the parameters that help to reach the system at the output. As given in Rule 1, if the<text:s/><text:soft-page-break/>value of the Glucose &lt;= 100 and BMI &lt;= 30 and Age &lt;= 30 and Pregnancies &lt;= 4 and Skin thickness &lt;= 35 and Insulin &lt;= 35, then the system will say that a lady doesn't have diabetes. Whereas opposite of these values as given in Rule 2 if the values of the parameters are Glucose &gt; 100 and BMI &gt; 30 and Age &gt; 30 and Pregnancies &gt; 4 and Skin thickness &gt; 35 and Insulin&gt; 35, then it will say that the lady can have diabetes.</text:p>
      <text:p text:style-name="P2939">It also provides the Test Error, Test coverage, and the Overlap values to understand the system's performance.</text:p>
      <text:p text:style-name="P2940"><text:span text:style-name="T2941">AI can accelerate and advance the medical research, prevention, diagnosis, and treatment of diseases. Taken From Article, </text:span><text:a xlink:href="https://www.xenonstack.com/blog/responsible-ai-in-healthcare" office:target-frame-name="_top" xlink:show="replace"><text:span text:style-name="T2942">Responsible AI in Healthcare Industry</text:span></text:a></text:p>
      <text:p text:style-name="P2943">COMPLICATIONS OF DIABETES</text:p>
      <text:list text:style-name="LFO8" text:continue-numbering="true">
        <text:list-item>
          <text:p text:style-name="P2944">Eye problems (retinopathy)<text:s/></text:p>
        </text:list-item>
        <text:list-item>
          <text:p text:style-name="P2945">Diabetes foot problems are serious and can lead to amputation if untreated.</text:p>
        </text:list-item>
        <text:list-item>
          <text:p text:style-name="P2946">Heart attack and stroke.<text:s/></text:p>
        </text:list-item>
        <text:list-item>
          <text:p text:style-name="P2947">Kidney problems (nephropathy)<text:s/></text:p>
        </text:list-item>
        <text:list-item>
          <text:p text:style-name="P2948">Nerve damage (neuropathy)<text:s/></text:p>
        </text:list-item>
        <text:list-item>
          <text:p text:style-name="P2949">Gum disease and other mouth problems.<text:s/></text:p>
        </text:list-item>
        <text:list-item>
          <text:p text:style-name="P2950">Related conditions, like cancer.</text:p>
        </text:list-item>
      </text:list>
      <text:p text:style-name="P2951">These problems can stop by diabetes prediction system using AI technology</text:p>
      <text:p text:style-name="P2952">BY DIABETES PREDICTION SYSTEM USING AI TECHNOLOGY<text:s/></text:p>
      <text:p text:style-name="P2953"><text:s text:c="5"/>AI in Healthcare is an industry that always makes it necessary to make a precise decision, whether it is a treatment, test, or discharge. Diabetes is common due to modern food intake, and it is necessary to keep track of the body. AI in Diabetes helps to predict or Detect Diabetes. Any neglect in health can have a high cost for the patients and the medical practitioner. It becomes challenging for the patient to trust that this decision is taken by the machine that does not explain how it reaches a particular conclusion.</text:p>
      <text:p text:style-name="P2954"><text:span text:style-name="T2955"><text:s/>AI USED IN DIABETES CARE</text:span><text:span text:style-name="T2956">:</text:span></text:p>
      <text:p text:style-name="P2957">There are three primary objectives for using AI in diabetes care.</text:p>
      <text:soft-page-break/>
      <text:list text:style-name="LFO11" text:continue-numbering="true">
        <text:list-item>
          <text:p text:style-name="P2958">AI can see patterns in behavior and build its own logic</text:p>
        </text:list-item>
        <text:list-item>
          <text:p text:style-name="P2959">AI can help with the early diagnosis of diabetes</text:p>
        </text:list-item>
        <text:list-item>
          <text:p text:style-name="P2960">AI can provide personalized healthcare recommendations</text:p>
        </text:list-item>
      </text:list>
      <text:p text:style-name="P2961">We will look at each of these separately to show why breakthroughs in AI could be life-changing for so many people.</text:p>
      <text:p text:style-name="P2962">AI is used to spot patterns in behavior that lead to either high or low blood sugar levels in diabetes patients. Continuous glucose monitors used by those with diabetes collect a huge amount of data that has previously not been used efficiently.</text:p>
      <text:p text:style-name="P2963">Those with Type 1 diabetes need to test blood sugar levels multiple times a day to determine how much insulin they should inject. Until recently, the only way of doing this was by using a finger stick needle to obtain a blood sample.</text:p>
      <text:p text:style-name="P2964">The continuous glucose monitor doesn’t require finger sticks. It is a small device under the skin that can simply be scanned using a smartphone app.</text:p>
      <text:p text:style-name="P2965">The device can change patients’ lives and enables healthcare providers the opportunity to analyze real-time data. The monitor automatically tells patients which direction their levels are trending to ensure they act appropriately. It can even predict the likely outcome of meals on their sugar levels.</text:p>
      <text:p text:style-name="P2966">COMPONENTS:</text:p>
      <text:p text:style-name="P2967"><text:s text:c="7"/>An AI-based diabetes prediction system leverages advanced machine learning algorithms and patient data to accurately assess an individual's risk of developing diabetes. This system typically includes the following components:<text:s/></text:p>
      <text:list text:style-name="LFO9" text:continue-numbering="true">
        <text:list-item>
          <text:p text:style-name="P2968">Data Collection</text:p>
        </text:list-item>
        <text:list-item>
          <text:p text:style-name="P2969">Data Preprocessing</text:p>
        </text:list-item>
        <text:list-item>
          <text:p text:style-name="P2970">Feature Extraction</text:p>
        </text:list-item>
        <text:list-item>
          <text:p text:style-name="P2971">Machine Learning Models</text:p>
        </text:list-item>
        <text:list-item>
          <text:p text:style-name="P2972">Training</text:p>
        </text:list-item>
        <text:list-item>
          <text:p text:style-name="P2973">Validation</text:p>
        </text:list-item>
        <text:list-item>
          <text:p text:style-name="P2974">Predictive Capability</text:p>
        </text:list-item>
        <text:list-item>
          <text:p text:style-name="P2975">User Interface</text:p>
        </text:list-item>
        <text:list-item>
          <text:p text:style-name="P2976">Continuous Improvement</text:p>
        </text:list-item>
        <text:list-item>
          <text:p text:style-name="P2977">Alerts and Recommendations</text:p>
        </text:list-item>
        <text:list-item>
          <text:p text:style-name="P2978">Privacy and Security</text:p>
        </text:list-item>
      </text:list>
      <text:soft-page-break/>
      <text:list text:style-name="LFO10" text:continue-numbering="true">
        <text:list-item>
          <text:p text:style-name="P2979">Data Collection</text:p>
        </text:list-item>
      </text:list>
      <text:p text:style-name="P2980"><text:s text:c="5"/>It gathers relevant health data from patients, which may include medical history, family history, lifestyle factors (such as diet and physical activity), and biomarkers like blood glucose levels.</text:p>
      <text:list text:style-name="LFO10" text:continue-numbering="true">
        <text:list-item>
          <text:p text:style-name="P2981">Data Preprocessing</text:p>
        </text:list-item>
      </text:list>
      <text:p text:style-name="P2982">The collected data is cleaned, normalized, and structured to ensure its compatibility with machine learning models.</text:p>
      <text:list text:style-name="LFO10" text:continue-numbering="true">
        <text:list-item>
          <text:p text:style-name="P2983">Feature Extraction</text:p>
        </text:list-item>
      </text:list>
      <text:p text:style-name="P2984">Relevant features or variables are selected from the data to build predictive models. These may include age, BMI, genetic predisposition, and more.</text:p>
      <text:list text:style-name="LFO10" text:continue-numbering="true">
        <text:list-item>
          <text:p text:style-name="P2985"><text:span text:style-name="T2986">Machine Learning Models:</text:span><text:span text:style-name="T2987"><text:s/></text:span></text:p>
        </text:list-item>
      </text:list>
      <text:p text:style-name="P2988">Various machine learning algorithms like logistic regression, decision trees, random forests, support vector machines, or neural networks are employed to analyze the data and make predictions.</text:p>
      <text:list text:style-name="LFO10" text:continue-numbering="true">
        <text:list-item>
          <text:p text:style-name="P2989">Training:</text:p>
        </text:list-item>
      </text:list>
      <text:p text:style-name="P2990"><text:span text:style-name="T2991"><text:s/></text:span><text:span text:style-name="T2992">The model is trained on historical data with known outcomes (diabetes or non-diabetes) to learn patterns and relationships within the data.</text:span></text:p>
      <text:list text:style-name="LFO10" text:continue-numbering="true">
        <text:list-item>
          <text:p text:style-name="P2993">Validation:<text:s/></text:p>
        </text:list-item>
      </text:list>
      <text:p text:style-name="P2994"><text:span text:style-name="T2995">The model's performance is evaluated using validation datasets to assess its accuracy, precision, recall, and other relevant metrics.</text:span></text:p>
      <text:list text:style-name="LFO10" text:continue-numbering="true">
        <text:list-item>
          <text:p text:style-name="P2996"><text:span text:style-name="T2997">Predictive Capability:</text:span></text:p>
        </text:list-item>
      </text:list>
      <text:p text:style-name="P2998">Once trained and validated, the system can predict an individual's risk of developing</text:p>
      <text:list text:style-name="LFO10" text:continue-numbering="true">
        <text:list-item>
          <text:p text:style-name="P2999"><text:span text:style-name="T3000">User Interface:</text:span><text:span text:style-name="T3001"><text:s/></text:span></text:p>
        </text:list-item>
      </text:list>
      <text:p text:style-name="P3002">An intuitive and user-friendly interface allows healthcare professionals or individuals to input data and receive predictions.</text:p>
      <text:list text:style-name="LFO10" text:continue-numbering="true">
        <text:list-item>
          <text:p text:style-name="P3003"><text:span text:style-name="T3004">Continuous Improvement:</text:span></text:p>
        </text:list-item>
      </text:list>
      <text:p text:style-name="P3005"><text:s/>The system may incorporate feedback and additional data to continually improve its accuracy and predictive capabilities.</text:p>
      <text:p text:style-name="P3006"><text:span text:style-name="T3007">10)</text:span><text:span text:style-name="T3008">Alerts and Recommendations:</text:span></text:p>
      <text:p text:style-name="P3009">Depending on the predicted risk level, the system can provide recommendations for lifestyle changes, regular monitoring, or medical intervention.</text:p>
      <text:p text:style-name="P3010"><text:span text:style-name="T3011"><text:s text:c="5"/></text:span><text:span text:style-name="T3012">11)Privacy and Security:</text:span></text:p>
      <text:soft-page-break/>
      <text:p text:style-name="P3013">Robust data security measures and adherence to privacy regulations are essential to protect patient information.</text:p>
      <text:p text:style-name="P3014"><text:span text:style-name="T3015">APPLICATIONS:</text:span></text:p>
      <text:p text:style-name="P3016"><text:s text:c="5"/>AI-based diabetes prediction systems have a wide range of applications in healthcare and beyond. Here are some key applications:</text:p>
      <text:p text:style-name="P3017">1. Early Diabetes Detection</text:p>
      <text:p text:style-name="P3018">2. Personalized Treatment Plans</text:p>
      <text:p text:style-name="P3019">3. Remote Monitoring</text:p>
      <text:p text:style-name="P3020">4. Clinical Decision Support</text:p>
      <text:p text:style-name="P3021">6. Pharmaceutical Research</text:p>
      <text:p text:style-name="P3022">7. Lifestyle Coaching</text:p>
      <text:p text:style-name="P3023">8. Telemedicine Support</text:p>
      <text:p text:style-name="P3024">9. Mobile Health (mHealth) Apps</text:p>
      <text:p text:style-name="P3025">10. Wearable Device Integration</text:p>
      <text:p text:style-name="P3026">11. Personal Health Assistants</text:p>
      <text:p text:style-name="P3027">12. Emergency Response Support</text:p>
      <text:p text:style-name="P3028"/>
      <text:p text:style-name="P3029">MOBILE HEALTH (MHEALTH) APPS</text:p>
      <text:p text:style-name="P3030"><text:span text:style-name="T3031">Diabetes is a group of metabolic disorders characterized by elevated levels of blood glucose which leads over time to serious complications and significant morbidity and mortality worldwide. Self-management tasks in diabetes may be quite challenging because of lack of training, difficulties in sustaining lifestyle modifications, and limited access to specialized healthcare.<text:s/></text:span><text:span text:style-name="T3032">Nowadays,</text:span><text:span text:style-name="T3033"><text:s/>the evolution of mobile technology provides a large number of health-related smartphone applications (apps), aiming to increase the self-management skills of the patient in chronic diseases, to facilitate the communication between the patient and healthcare providers, and to increase also the patient’s compliance with the treatment. In the field of diabetes there are also many diabetes-related mobile apps mainly focusing on self-management of diabetes, lifestyle modification, and medication adherence motivation. The aim of this paper is to review the most important diabetes-related mobile smartphone applications, including only those supported by prospective randomized controlled trials.</text:span></text:p>
      <text:p text:style-name="P3034"><text:span text:style-name="T3035">For Example:<text:s/></text:span><text:span text:style-name="T3036">MOBILE PHONE APPLICATION<text:s/></text:span></text:p>
      <text:list text:style-name="LFO12" text:continue-numbering="true">
        <text:list-item>
          <text:p text:style-name="P3037">Diabetes PA app</text:p>
        </text:list-item>
        <text:list-item>
          <text:p text:style-name="P3038">Accu-Chek mySugr App</text:p>
        </text:list-item>
        <text:list-item>
          <text:p text:style-name="P3039"><text:span text:style-name="T3040">BlueStar Diabetes</text:span><text:span text:style-name="T3041"><text:s text:c="10"/></text:span></text:p>
        </text:list-item>
      </text:list>
      <text:p text:style-name="P3042">DIABETES PA APP</text:p>
      <text:p text:style-name="P3043">The Diabetes PA app is now available to download on Google Play Store and offers a new approach to diabetes management. Diabetes PA, which is free to download, serves as a personal diabetes assistant. It was created with the help of 20,000 members of the Diabetes.co.uk community and allows users to assess various aspects of their health. A key element of Diabetes PA is the vast range of levels that users can track and keep a record.</text:p>
      <text:p text:style-name="P3044">Blood glucose levels, medication, exercise, HbA1c, BMI, cholesterol and food intake can all be monitored. Having all this information available can improve your long-term control.</text:p>
      <text:p text:style-name="P3045">Diabetes PA is also one of the only diabetes management apps where you can track your blood glucose levels in comparison to your mood.</text:p>
      <text:p text:style-name="P3046">By looking at the app’s master graph, you can view your progress and tell the app what management aspects you want to compare.</text:p>
      <text:p text:style-name="P3047">This can also save you time with your doctor. By creating reports of your diabetes management, these can be downloaded and sent to your doctor or saved to a PDF and printed.</text:p>
      <text:p text:style-name="P3048">To stay motivated and achieve your goals, you can set yourself targets and share results with your friends and family. This can be done on Facebook and Twitter.</text:p>
      <text:p text:style-name="P3049">Diabetes PA is easy to use and completely customisable. Wherever you are in the world, you can select the units to suit what you are doing.</text:p>
      <text:p text:style-name="P3050">Diabetes PA is currently being updated for the latest version of iOS.</text:p>
      <text:p text:style-name="P3051"><text:span text:style-name="T3052">BLUESTAR</text:span><text:span text:style-name="T3053"><text:line-break/></text:span><text:span text:style-name="T3054">BlueStar is an FDA-cleared digital health solution that provides people with type 1 or type 2 diabetes automated, real-time, tailored, coaching and support. BlueStar tracks and analyzes BG, BP, food, activity, sleep, weight, and medications. With a prescription, BlueStar also includes an insulin dose calculator.  BlueStar includes coaching for multiple chronic conditions.</text:span></text:p>
      <text:p text:style-name="P3055"><text:span text:style-name="T3056">About this app,</text:span><text:span text:style-name="T3057"><text:s/></text:span><text:span text:style-name="T3058">We know that living with diabetes can be tough. That’s why we’re making diabetes self-care easier. BlueStar® provides daily digital coaching unique to you; to help you learn about your condition, build better habits, and live your best life.</text:span><text:span text:style-name="T3059"><text:s/></text:span><text:span text:style-name="T3060">Our diabetes app is award-winning**,<text:s/></text:span><text:soft-page-break/><text:span text:style-name="T3061">FDA-cleared* and fits easily into your everyday life — while giving you useful tips and advice along the way. It’s easy-to-use, hassle-free, and secure.</text:span></text:p>
      <text:p text:style-name="P3062">HOW IT WORKS:</text:p>
      <text:p text:style-name="P3063">BlueStar® and BlueStar Rx® Systems include:</text:p>
      <text:list text:style-name="LFO13" text:continue-numbering="true">
        <text:list-item>
          <text:p text:style-name="P3064">A mobile app (also available via web) for individuals living with Type 1 (T1) and Type 2 (T2) diabetes, which connects to multiple health devices and data sources and provides tailored digital coaching and insights.</text:p>
        </text:list-item>
        <text:list-item>
          <text:p text:style-name="P3065">Data and insights shared with care team members via a SmartVisit™ report which provides health trends and summaries, as well as through multiple integration options offered by Welldoc.</text:p>
        </text:list-item>
        <text:list-item>
          <text:p text:style-name="P3066">BlueStar Care Management Portal for population health management, provides the ability to monitor weekly and monthly health trends</text:p>
        </text:list-item>
      </text:list>
      <text:p text:style-name="P3067">IMPACT:</text:p>
      <text:p text:style-name="P3068">Patients using BlueStar typically achieve a 1.7 to 2 points average decrease in HbA1c in the first 3 to 6 months of usage.<text:s/></text:p>
      <text:h text:style-name="P3069" text:outline-level="2">PRODUCT OVERVIEW</text:h>
      <text:p text:style-name="P3070">MEDICAL CONDITION:</text:p>
      <text:p text:style-name="P3071">BlueStar® and BlueStar Rx® Systems are intended to help individuals with diabetes and their care teams manage diabetes and support better health with AI-driven digital coaching and insights. This supports connected experiences, self-management, and care team interventions.</text:p>
      <text:p text:style-name="P3072"><text:span text:style-name="T3073"> Welldoc Diabetes Rx/OTC is an FDA-cleared medical device (“BlueStar”), intended for use by health care providers and their adult patients with type 1 or type 2 diabetes. For full labeling information, visit</text:span><text:span text:style-name="T3074"> </text:span><text:a xlink:href="http://www.welldoc.com/" office:target-frame-name="_top" xlink:show="replace"><text:span text:style-name="T3075">www.welldoc.com</text:span></text:a><text:span text:style-name="T3076">.</text:span></text:p>
      <text:p text:style-name="P3077">TARGET PATIENT POPULATION:</text:p>
      <text:soft-page-break/>
      <text:p text:style-name="P3078">BlueStar is intended for individuals 18 years and older, living with T1 and T2 diabetes.</text:p>
      <text:p text:style-name="P3079">WHAT TO EXPECT:</text:p>
      <text:p text:style-name="P3080">BlueStar is a total health approach to diabetes, by helping individuals manage health measures, like blood glucose monitoring and blood pressure, medication, activity, weight, psycho-social factors, and other health data. BlueStar utilizes this vital health data to provide an AI-driven solution, informing evidence based, real-time digital coaching and education. The digital coaching and insights provide real-time feedback based on blood glucose values and trends to help support lower blood glucose levels and better overall health for adults living with T1 and T2 diabetes. </text:p>
      <text:p text:style-name="P3081">In addition, BlueStar Rx will analyze your blood glucose entries and determine if you need insulin dose adjustments based on your healthcare provider’s instructions to help support A1C reduction. </text:p>
      <text:h text:style-name="P3082" text:outline-level="2">CLINICAL OVERVIEW</text:h>
      <text:h text:style-name="P3083" text:outline-level="2"><text:span text:style-name="T3084">INDICATIONS FOR USE:</text:span></text:h>
      <text:p text:style-name="P3085"><text:span text:style-name="T3086">BlueStar® and BlueStar Rx® Systems are indicated for use by healthcare providers and their patients – aged 18 years and older – to aid in their diabetes self-management. Please go </text:span><text:a xlink:href="http://www.welldoc.com/" office:target-frame-name="_blank" xlink:show="new"><text:span text:style-name="T3087">here</text:span></text:a><text:span text:style-name="T3088"> for complete Indication information.</text:span></text:p>
      <text:p text:style-name="P3089">OUTCOMES:</text:p>
      <text:p text:style-name="P3090">Welldoc’s research consists of 50+ peer-reviewed, clinical publications, studies and posters—including 3 multi-site, randomized controlled studies. Within this extensive research, Welldoc has studied the impact of BlueStar on health measures such as HbA1c, medication adherence, and better blood glucose control.</text:p>
      <text:p text:style-name="P3091"><text:span text:style-name="T3092">DIRECTIONS:</text:span></text:p>
      <text:soft-page-break/>
      <text:p text:style-name="P3093">Patients can either use the mobile app or the web version of BlueStar. The mobile app uniquely works on or off-line.</text:p>
      <text:p text:style-name="P3094">BlueStar includes an extensive library of over 40,000 digital coaching messages, which are based on clinical guidelines. With over 20 patents, Welldoc’s advanced AI leverages the power of an individual’s data to provide unique, personalized, real-time coaching messages. This allows BlueStar users to receive the right guidance at the right time and take real-time actions, including– daily medication administration, physical activity, smart food choices, and psycho-social well-being – based on recommendations provided by the program that are driven by clinical guidelines.</text:p>
      <text:p text:style-name="P3095">RISKS &amp; WARNINGS:</text:p>
      <text:p text:style-name="P3096">BlueStar is not currently indicated for individuals who are under the age of 18, or who are currently pregnant, or who use a continuous glucose monitor. BlueStar is not intended to replace the care provided by a licensed healthcare professional, including prescriptions, diagnosis, or treatment.</text:p>
      <text:p text:style-name="P3097"><text:span text:style-name="T3098">PLACE IN THERAPY:</text:span><text:span text:style-name="T3099"><text:line-break/></text:span><text:span text:style-name="T3100">Complementary to current therapies including pharmacologic-related, diet-related, exercise-related, or knowledge-related therapy pathways</text:span><text:span text:style-name="T3101">.</text:span></text:p>
      <text:h text:style-name="P3102" text:outline-level="2">PRODUCT ACCESS</text:h>
      <text:p text:style-name="P3103">PRODUCT DESCRIPTION:</text:p>
      <text:p text:style-name="P3104">BlueStar® and BlueStar Rx® Systems include:</text:p>
      <text:list text:style-name="LFO14" text:continue-numbering="true">
        <text:list-item>
          <text:p text:style-name="P3105">A mobile app (also available via web) for individuals living with Type 1 (T1) and Type 2 (T2) diabetes, which connects to multiple health devices and data sources and provides tailored digital coaching and insights.</text:p>
        </text:list-item>
        <text:list-item>
          <text:p text:style-name="P3106">Data and insights shared with care team members via a SmartVisit™ report which provides health trends and summaries, as well as through multiple integration options offered by Welldoc.</text:p>
        </text:list-item>
        <text:list-item>
          <text:p text:style-name="P3107">BlueStar Care Management Portal for population health management, provides the ability to monitor weekly and monthly health trends</text:p>
        </text:list-item>
      </text:list>
      <text:p text:style-name="P3108"><text:span text:style-name="T3109">PRESCRIPTION STATUS:</text:span></text:p>
      <text:p text:style-name="P3110">BlueStar is available over-the-counter (OTC) and does not require a prescription. However, BlueStar Rx requires a prescription for additional insulin management support.</text:p>
      <text:p text:style-name="P3111">PATIENT ACCESS:</text:p>
      <text:p text:style-name="P3112">Users download the BlueStar Program through an app on the Apple or Google App Store. An enrollment code is required, typically provided through their health plan, employer, or provider system.</text:p>
      <text:p text:style-name="P3113">USE OF THIS PRODUCT REQUIRES ACCESS TO:</text:p>
      <text:list text:style-name="LFO15" text:continue-numbering="true">
        <text:list-item>
          <text:p text:style-name="P3114">Internet or wifi – only for initial download and periodic syncing</text:p>
        </text:list-item>
        <text:list-item>
          <text:p text:style-name="P3115">A mobile phone, tablet, or computer</text:p>
        </text:list-item>
      </text:list>
      <text:p text:style-name="P3116">PROVIDER ACCESS:</text:p>
      <text:p text:style-name="P3117">Welldoc provides multiple options, such as the SmartVisit report and EMR integration, to enable secure access to individual data and insights, while also supporting care team/management workflows and clinical decisions.</text:p>
      <text:p text:style-name="P3118">COVERAGE OPTIONS:</text:p>
      <text:p text:style-name="P3119"><text:span text:style-name="T3120">BlueStar can be paid for by health plans or employers</text:span><text:span text:style-name="T3121">.</text:span></text:p>
      <text:soft-page-break/>
      <text:p text:style-name="P3122">PRODUCT AVAILABILITY:</text:p>
      <text:p text:style-name="P3123">BlueStar is available in:</text:p>
      <text:list text:style-name="LFO16" text:continue-numbering="true">
        <text:list-item>
          <text:p text:style-name="P3124">USA: FDA-cleared Class II Medical Device</text:p>
        </text:list-item>
        <text:list-item>
          <text:p text:style-name="P3125">Canada: Health Canada-licensed Class II Medical Device</text:p>
        </text:list-item>
        <text:list-item>
          <text:p text:style-name="P3126">Japan, UK &amp; Australia: (coming soon)</text:p>
        </text:list-item>
      </text:list>
      <text:p text:style-name="P3127">ACCU-CHEK MYSUGR APP</text:p>
      <text:p text:style-name="P3128">With a smart diabetes companion that's there for you anytime, anywhere and for free*, you can face the challenges of diabetes with confidence. Sync with your Accu-Chek Instant blood glucose meter to track blood glucose results wirelessly on your Apple or Android mobile device.</text:p>
      <text:p text:style-name="P3129">ACCU-CHEK ® ACTIVE BLOOD GLUCOSE METER</text:p>
      <text:p text:style-name="P3130">Testing your blood glucose is an essential part of managing diabetes. The Accu-Chek Active blood glucose meter can help to make it convenient by giving you fast, hassle-free, and accurate results in simple steps....</text:p>
      <text:p text:style-name="P3131">This simple paper tool helps you see changes in your blood glucose before and after a specific meal, exercise or other event. Use it for seven days to see how one thing in your daily routine affects your blood glucose.</text:p>
      <text:p text:style-name="P3132">If you wish to have your blood glucose result automatically sync to mySugr App, on your meter, select Wireless then Auto-Send. Make sure you activate the Bluetooth on your smartphone before you perform a blood glucose test. Your blood glucose result will be synced automatically to mySugr App after the test.</text:p>
      <text:p text:style-name="P3133">ITEM DESCRIPTION</text:p>
      <text:p text:style-name="P3134">With a smart diabetes companion that's there for you anytime, anywhere and for free*, you can face the challenges of diabetes with confidence. Sync with your Accu-Chek Instant blood<text:s/><text:soft-page-break/>glucose meter to track blood glucose results wirelessly on your Apple or Android mobile device.</text:p>
      <text:p text:style-name="P3135">BENEFITS AND FEATURES<text:s/></text:p>
      <text:list text:style-name="LFO18" text:continue-numbering="true">
        <text:list-item>
          <text:p text:style-name="P3136"><text:span text:style-name="T3137">Quick and easy logging of meals, diet, medications, carbohydrates, blood glucose levels and more</text:span></text:p>
        </text:list-item>
      </text:list>
      <text:list text:style-name="LFO17" text:continue-numbering="true">
        <text:list-item>
          <text:p text:style-name="P3138">Personalized logging screen—add, remove and reorder fields</text:p>
        </text:list-item>
        <text:list-item>
          <text:p text:style-name="P3139">Smart, clear blood glucose graphs</text:p>
        </text:list-item>
        <text:list-item>
          <text:p text:style-name="P3140">Estimated A1C level at a glance</text:p>
        </text:list-item>
        <text:list-item>
          <text:p text:style-name="P3141">Daily, weekly and monthly analysis</text:p>
        </text:list-item>
        <text:list-item>
          <text:p text:style-name="P3142">Exciting challenges to achieve personal therapy goals</text:p>
        </text:list-item>
        <text:list-item>
          <text:p text:style-name="P3143">Motivating feedback to keep you going</text:p>
        </text:list-item>
        <text:list-item>
          <text:p text:style-name="P3144">Secure tracker data backup</text:p>
        </text:list-item>
        <text:list-item>
          <text:p text:style-name="P3145">Insightful data analysis</text:p>
        </text:list-item>
      </text:list>
      <text:p text:style-name="P3146"/>
      <text:p text:style-name="P3147"/>
      <text:p text:style-name="P3148"/>
      <text:p text:style-name="P3149">SOURCE CODE</text:p>
      <text:p text:style-name="P3150">Creating an AI-based diabetes prediction system involves multiple steps and would typically require a significant amount of code and resources. Below is a simplified Python code snippet to give you an idea of how you can start building such a system using a machine learning library like Scikit-Learn:</text:p>
      <text:p text:style-name="P3151"/>
      <text:p text:style-name="P3152">Python</text:p>
      <text:p text:style-name="P3153"># Import necessary libraries</text:p>
      <text:p text:style-name="P3154">import pandas as pd</text:p>
      <text:p text:style-name="P3155">from sklearn.model_selection import train_test_split</text:p>
      <text:p text:style-name="P3156">from sklearn.ensemble import RandomForestClassifier</text:p>
      <text:soft-page-break/>
      <text:p text:style-name="P3157">from sklearn.metrics import accuracy_score</text:p>
      <text:p text:style-name="P3158"/>
      <text:p text:style-name="P3159"># Load your dataset (you would need diabetes-related data)</text:p>
      <text:p text:style-name="P3160">data = pd.read_csv('diabetes_dataset.csv')</text:p>
      <text:p text:style-name="P3161"># Define features and target variable</text:p>
      <text:p text:style-name="P3162">X = data.drop('diabetes_label', axis=1)</text:p>
      <text:p text:style-name="P3163">y = data['diabetes_label']</text:p>
      <text:p text:style-name="P3164"># Split the dataset into training and testing sets</text:p>
      <text:p text:style-name="P3165">X_train, X_test, y_train, y_test = train_test_split(X, y, test_size=0.2, random_state=42)</text:p>
      <text:p text:style-name="P3166"># Create and train a machine learning model (Random Forest in this example)</text:p>
      <text:p text:style-name="P3167">model = RandomForestClassifier()</text:p>
      <text:p text:style-name="P3168">model.fit(X_train, y_train)</text:p>
      <text:p text:style-name="P3169"/>
      <text:p text:style-name="P3170"># Make predictions on the test set</text:p>
      <text:p text:style-name="P3171">y_pred = model.predict(X_test)</text:p>
      <text:p text:style-name="P3172"># Calculate the accuracy of the model</text:p>
      <text:p text:style-name="P3173">accuracy = accuracy_score(y_test, y_pred)</text:p>
      <text:p text:style-name="P3174">print(f'Accuracy: {accuracy * 100:.2f}%')</text:p>
      <text:p text:style-name="P3175">Please note that this is a simplified example, and in a real-world scenario, you'd need to preprocess your data, perform feature engineering, and potentially try different machine learning algorithms and hyperparameter tuning for better results. You would also need a large and representative dataset related to diabetes for training the model.</text:p>
      <text:p text:style-name="P3176">Additionally, creating a complete AI-based system would involve building a user interface, integrating the model, and ensuring data privacy and security compliance. It's a complex project that may require collaboration with data scientists, machine learning engineers, and software developers.</text:p>
      <text:p text:style-name="P3177"><text:span text:style-name="T3178">Conclusion</text:span></text:p>
      <text:soft-page-break/>
      <text:p text:style-name="P3179">Contribution of the Explainable AI in Diabetes Prediction system makes it easy for the end-user to understand the AI systems' complex working. It provides a human-centered interface to the user. Explainability is a key to producing a transparent, proficient, and accurate AI system that can help the healthcare practitioner, patients, and researcher understand and use the system.</text:p>
      <text:list text:style-name="LFO7" text:continue-numbering="true">
        <text:list-item>
          <text:p text:style-name="P3180"><text:span text:style-name="T3181">Explore here about </text:span><text:a xlink:href="https://www.xenonstack.com/use-cases/big-data-analytics-healthcare" office:target-frame-name="_top" xlink:show="replace"><text:span text:style-name="T3182">Data Analytics in Healthcare Industry</text:span></text:a></text:p>
        </text:list-item>
        <text:list-item>
          <text:p text:style-name="P3183"><text:span text:style-name="T3184">Read here about </text:span><text:a xlink:href="https://www.xenonstack.com/blog/explainable-ai-health-care" office:target-frame-name="_top" xlink:show="replace"><text:span text:style-name="T3185">Explanable AI in Healthcare</text:span></text:a></text:p>
        </text:list-item>
      </text:list>
      <text:p text:style-name="P3186">Kavin kumar .T <text:s text:c="70"/>12.11.2023</text:p>
      <text:p text:style-name="P3187">Nandha College of Technology</text:p>
      <text:p text:style-name="P31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675in" text:min-label-width="0.25in" text:list-level-position-and-space-mode="label-alignment">
          <style:list-level-label-alignment text:label-followed-by="listtab" fo:margin-left="0.925in" fo:text-indent="-0.25in"/>
        </style:list-level-properties>
        <style:text-properties style:font-name="Symbol"/>
      </text:list-level-style-bullet>
      <text:list-level-style-bullet text:level="2" text:style-name="WW_CharLFO12LVL2" text:bullet-char="o">
        <style:list-level-properties text:space-before="1.175in" text:min-label-width="0.25in" text:list-level-position-and-space-mode="label-alignment">
          <style:list-level-label-alignment text:label-followed-by="listtab" fo:margin-left="1.425in" fo:text-indent="-0.25in"/>
        </style:list-level-properties>
        <style:text-properties style:font-name="Courier New"/>
      </text:list-level-style-bullet>
      <text:list-level-style-bullet text:level="3" text:style-name="WW_CharLFO12LVL3"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Wingdings"/>
      </text:list-level-style-bullet>
      <text:list-level-style-bullet text:level="4" text:style-name="WW_CharLFO12LVL4" text:bullet-char="">
        <style:list-level-properties text:space-before="2.175in" text:min-label-width="0.25in" text:list-level-position-and-space-mode="label-alignment">
          <style:list-level-label-alignment text:label-followed-by="listtab" fo:margin-left="2.425in" fo:text-indent="-0.25in"/>
        </style:list-level-properties>
        <style:text-properties style:font-name="Symbol"/>
      </text:list-level-style-bullet>
      <text:list-level-style-bullet text:level="5" text:style-name="WW_CharLFO12LVL5" text:bullet-char="o">
        <style:list-level-properties text:space-before="2.675in" text:min-label-width="0.25in" text:list-level-position-and-space-mode="label-alignment">
          <style:list-level-label-alignment text:label-followed-by="listtab" fo:margin-left="2.925in" fo:text-indent="-0.25in"/>
        </style:list-level-properties>
        <style:text-properties style:font-name="Courier New"/>
      </text:list-level-style-bullet>
      <text:list-level-style-bullet text:level="6" text:style-name="WW_CharLFO12LVL6"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Wingdings"/>
      </text:list-level-style-bullet>
      <text:list-level-style-bullet text:level="7" text:style-name="WW_CharLFO12LVL7" text:bullet-char="">
        <style:list-level-properties text:space-before="3.675in" text:min-label-width="0.25in" text:list-level-position-and-space-mode="label-alignment">
          <style:list-level-label-alignment text:label-followed-by="listtab" fo:margin-left="3.925in" fo:text-indent="-0.25in"/>
        </style:list-level-properties>
        <style:text-properties style:font-name="Symbol"/>
      </text:list-level-style-bullet>
      <text:list-level-style-bullet text:level="8" text:style-name="WW_CharLFO12LVL8" text:bullet-char="o">
        <style:list-level-properties text:space-before="4.175in" text:min-label-width="0.25in" text:list-level-position-and-space-mode="label-alignment">
          <style:list-level-label-alignment text:label-followed-by="listtab" fo:margin-left="4.425in" fo:text-indent="-0.25in"/>
        </style:list-level-properties>
        <style:text-properties style:font-name="Courier New"/>
      </text:list-level-style-bullet>
      <text:list-level-style-bullet text:level="9" text:style-name="WW_CharLFO12LVL9" text:bullet-char="">
        <style:list-level-properties text:space-before="4.675in" text:min-label-width="0.25in" text:list-level-position-and-space-mode="label-alignment">
          <style:list-level-label-alignment text:label-followed-by="listtab" fo:margin-left="4.9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958in" fo:margin-left="0.2958in" fo:margin-bottom="0in" fo:margin-right="0.195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vin kavin</meta:initial-creator>
    <dc:creator>kavin kavin</dc:creator>
    <meta:creation-date>2023-11-12T15:29:00Z</meta:creation-date>
    <dc:date>2023-11-12T16:01:00Z</dc:date>
    <meta:template xlink:href="Normal" xlink:type="simple"/>
    <meta:editing-cycles>2</meta:editing-cycles>
    <meta:editing-duration>PT1320S</meta:editing-duration>
    <meta:document-statistic meta:page-count="78" meta:paragraph-count="289" meta:word-count="21631" meta:character-count="144639" meta:row-count="1027" meta:non-whitespace-character-count="123297"/>
  </office:meta>
</office:document-meta>
</file>